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3827in"/>
    </style:style>
    <style:style style:name="co6" style:family="table-column">
      <style:table-column-properties fo:break-before="auto" style:column-width="0.9555in"/>
    </style:style>
    <style:style style:name="co7" style:family="table-column">
      <style:table-column-properties fo:break-before="auto" style:column-width="1.0283in"/>
    </style:style>
    <style:style style:name="ro1" style:family="table-row">
      <style:table-row-properties style:row-height="0.1583in" fo:break-before="auto" style:use-optimal-row-height="true"/>
    </style:style>
    <style:style style:name="ro2" style:family="table-row">
      <style:table-row-properties style:row-height="0.3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Best" table:style-name="ta1" table:print="false">
        <table:table-source xlink:type="simple" xlink:href="../ga/bin/Debug/_generation_best.txt" table:table-name="Sheet1" table:filter-name="Text - txt - csv (StarCalc)" table:filter-options="44/32/MRG,34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611226340379221">
            <text:p>0.6112263404</text:p>
          </table:table-cell>
          <table:table-cell>
            <draw:frame table:end-cell-address="GenBest.P68" table:end-x="0.8559in" table:end-y="0.1264in" draw:z-index="0" draw:style-name="gr1" draw:text-style-name="P1" svg:width="13.2618in" svg:height="10.6634in" svg:x="0.0406in" svg:y="0.0315in">
              <draw:object draw:notify-on-update-of-ranges="GenBest.A1:GenBest.A10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611226340379221">
            <text:p>0.6112263404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97051165819476">
            <text:p>0.5970511658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520344260267417">
            <text:p>0.5203442603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97379278228958">
            <text:p>0.4973792782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22885190383004">
            <text:p>0.4228851904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40562763451769">
            <text:p>0.4056276345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43937035185093">
            <text:p>0.3439370352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322445392809287">
            <text:p>0.3224453928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0.236892618502911">
            <text:p>0.2368926185</text:p>
          </table:table-cell>
          <table:table-cell/>
        </table:table-row>
      </table:table>
      <table:table table:name="GenAvgs" table:style-name="ta1" table:print="false">
        <table:table-source xlink:type="simple" xlink:href="../ga/bin/Debug/_generation_avgs.txt" table:table-name="Sheet1" table:filter-name="Text - txt - csv (StarCalc)" table:filter-options="44/32/MRG,34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70534501374256">
            <text:p>1.7053450137</text:p>
          </table:table-cell>
          <table:table-cell>
            <draw:frame table:end-cell-address="GenAvgs.P66" table:end-x="0.0618in" table:end-y="0.0315in" draw:z-index="0" draw:style-name="gr1" draw:text-style-name="P1" svg:width="12.4677in" svg:height="10.2531in" svg:x="0.0406in" svg:y="0.0315in">
              <draw:object draw:notify-on-update-of-ranges="GenAvgs.A1:GenAvgs.A10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.48223064285253">
            <text:p>1.4822306429</text:p>
          </table:table-cell>
          <table:table-cell/>
        </table:table-row>
        <table:table-row table:style-name="ro1">
          <table:table-cell office:value-type="float" office:value="1.49101119111686">
            <text:p>1.4910111911</text:p>
          </table:table-cell>
          <table:table-cell/>
        </table:table-row>
        <table:table-row table:style-name="ro1">
          <table:table-cell office:value-type="float" office:value="1.44226640950807">
            <text:p>1.4422664095</text:p>
          </table:table-cell>
          <table:table-cell/>
        </table:table-row>
        <table:table-row table:style-name="ro1">
          <table:table-cell office:value-type="float" office:value="1.41953010017726">
            <text:p>1.4195301002</text:p>
          </table:table-cell>
          <table:table-cell/>
        </table:table-row>
        <table:table-row table:style-name="ro1">
          <table:table-cell office:value-type="float" office:value="1.45675350855939">
            <text:p>1.4567535086</text:p>
          </table:table-cell>
          <table:table-cell/>
        </table:table-row>
        <table:table-row table:style-name="ro1">
          <table:table-cell office:value-type="float" office:value="1.63305623182501">
            <text:p>1.6330562318</text:p>
          </table:table-cell>
          <table:table-cell/>
        </table:table-row>
        <table:table-row table:style-name="ro1">
          <table:table-cell office:value-type="float" office:value="1.49653110194612">
            <text:p>1.4965311019</text:p>
          </table:table-cell>
          <table:table-cell/>
        </table:table-row>
        <table:table-row table:style-name="ro1">
          <table:table-cell office:value-type="float" office:value="1.45987793257191">
            <text:p>1.4598779326</text:p>
          </table:table-cell>
          <table:table-cell/>
        </table:table-row>
        <table:table-row table:style-name="ro1">
          <table:table-cell office:value-type="float" office:value="1.49232828293893">
            <text:p>1.4923282829</text:p>
          </table:table-cell>
          <table:table-cell/>
        </table:table-row>
        <table:table-row table:style-name="ro1">
          <table:table-cell office:value-type="float" office:value="1.36661999896524">
            <text:p>1.366619999</text:p>
          </table:table-cell>
          <table:table-cell/>
        </table:table-row>
        <table:table-row table:style-name="ro1">
          <table:table-cell office:value-type="float" office:value="1.54090273179114">
            <text:p>1.5409027318</text:p>
          </table:table-cell>
          <table:table-cell/>
        </table:table-row>
        <table:table-row table:style-name="ro1">
          <table:table-cell office:value-type="float" office:value="1.62357615111176">
            <text:p>1.6235761511</text:p>
          </table:table-cell>
          <table:table-cell/>
        </table:table-row>
        <table:table-row table:style-name="ro1">
          <table:table-cell office:value-type="float" office:value="1.57287138443583">
            <text:p>1.5728713844</text:p>
          </table:table-cell>
          <table:table-cell/>
        </table:table-row>
        <table:table-row table:style-name="ro1">
          <table:table-cell office:value-type="float" office:value="1.52660240977253">
            <text:p>1.5266024098</text:p>
          </table:table-cell>
          <table:table-cell/>
        </table:table-row>
        <table:table-row table:style-name="ro1">
          <table:table-cell office:value-type="float" office:value="1.50149457121082">
            <text:p>1.5014945712</text:p>
          </table:table-cell>
          <table:table-cell/>
        </table:table-row>
        <table:table-row table:style-name="ro1">
          <table:table-cell office:value-type="float" office:value="1.51828301671201">
            <text:p>1.5182830167</text:p>
          </table:table-cell>
          <table:table-cell/>
        </table:table-row>
        <table:table-row table:style-name="ro1">
          <table:table-cell office:value-type="float" office:value="1.37547895670038">
            <text:p>1.3754789567</text:p>
          </table:table-cell>
          <table:table-cell/>
        </table:table-row>
        <table:table-row table:style-name="ro1">
          <table:table-cell office:value-type="float" office:value="1.49648787623771">
            <text:p>1.4964878762</text:p>
          </table:table-cell>
          <table:table-cell/>
        </table:table-row>
        <table:table-row table:style-name="ro1">
          <table:table-cell office:value-type="float" office:value="1.50671857115493">
            <text:p>1.5067185712</text:p>
          </table:table-cell>
          <table:table-cell/>
        </table:table-row>
        <table:table-row table:style-name="ro1">
          <table:table-cell office:value-type="float" office:value="1.4960998243385">
            <text:p>1.4960998243</text:p>
          </table:table-cell>
          <table:table-cell/>
        </table:table-row>
        <table:table-row table:style-name="ro1">
          <table:table-cell office:value-type="float" office:value="1.46491398557593">
            <text:p>1.4649139856</text:p>
          </table:table-cell>
          <table:table-cell/>
        </table:table-row>
        <table:table-row table:style-name="ro1">
          <table:table-cell office:value-type="float" office:value="1.57551740342362">
            <text:p>1.5755174034</text:p>
          </table:table-cell>
          <table:table-cell/>
        </table:table-row>
        <table:table-row table:style-name="ro1">
          <table:table-cell office:value-type="float" office:value="1.45680176139438">
            <text:p>1.4568017614</text:p>
          </table:table-cell>
          <table:table-cell/>
        </table:table-row>
        <table:table-row table:style-name="ro1">
          <table:table-cell office:value-type="float" office:value="1.53656599092169">
            <text:p>1.5365659909</text:p>
          </table:table-cell>
          <table:table-cell/>
        </table:table-row>
        <table:table-row table:style-name="ro1">
          <table:table-cell office:value-type="float" office:value="1.54056191624577">
            <text:p>1.5405619162</text:p>
          </table:table-cell>
          <table:table-cell/>
        </table:table-row>
        <table:table-row table:style-name="ro1">
          <table:table-cell office:value-type="float" office:value="1.38425633081264">
            <text:p>1.3842563308</text:p>
          </table:table-cell>
          <table:table-cell/>
        </table:table-row>
        <table:table-row table:style-name="ro1">
          <table:table-cell office:value-type="float" office:value="1.41849878416268">
            <text:p>1.4184987842</text:p>
          </table:table-cell>
          <table:table-cell/>
        </table:table-row>
        <table:table-row table:style-name="ro1">
          <table:table-cell office:value-type="float" office:value="1.54439316843695">
            <text:p>1.5443931684</text:p>
          </table:table-cell>
          <table:table-cell/>
        </table:table-row>
        <table:table-row table:style-name="ro1">
          <table:table-cell office:value-type="float" office:value="1.45483524579574">
            <text:p>1.4548352458</text:p>
          </table:table-cell>
          <table:table-cell/>
        </table:table-row>
        <table:table-row table:style-name="ro1">
          <table:table-cell office:value-type="float" office:value="1.44892508905382">
            <text:p>1.4489250891</text:p>
          </table:table-cell>
          <table:table-cell/>
        </table:table-row>
        <table:table-row table:style-name="ro1">
          <table:table-cell office:value-type="float" office:value="1.46013982409638">
            <text:p>1.4601398241</text:p>
          </table:table-cell>
          <table:table-cell/>
        </table:table-row>
        <table:table-row table:style-name="ro1">
          <table:table-cell office:value-type="float" office:value="1.4647194016737">
            <text:p>1.4647194017</text:p>
          </table:table-cell>
          <table:table-cell/>
        </table:table-row>
        <table:table-row table:style-name="ro1">
          <table:table-cell office:value-type="float" office:value="1.49507947893055">
            <text:p>1.4950794789</text:p>
          </table:table-cell>
          <table:table-cell/>
        </table:table-row>
        <table:table-row table:style-name="ro1">
          <table:table-cell office:value-type="float" office:value="1.4272160588764">
            <text:p>1.4272160589</text:p>
          </table:table-cell>
          <table:table-cell/>
        </table:table-row>
        <table:table-row table:style-name="ro1">
          <table:table-cell office:value-type="float" office:value="1.54517320346127">
            <text:p>1.5451732035</text:p>
          </table:table-cell>
          <table:table-cell/>
        </table:table-row>
        <table:table-row table:style-name="ro1">
          <table:table-cell office:value-type="float" office:value="1.43655424873364">
            <text:p>1.4365542487</text:p>
          </table:table-cell>
          <table:table-cell/>
        </table:table-row>
        <table:table-row table:style-name="ro1">
          <table:table-cell office:value-type="float" office:value="1.48604362884246">
            <text:p>1.4860436288</text:p>
          </table:table-cell>
          <table:table-cell/>
        </table:table-row>
        <table:table-row table:style-name="ro1">
          <table:table-cell office:value-type="float" office:value="1.62044491725279">
            <text:p>1.6204449173</text:p>
          </table:table-cell>
          <table:table-cell/>
        </table:table-row>
        <table:table-row table:style-name="ro1">
          <table:table-cell office:value-type="float" office:value="1.5464842588843">
            <text:p>1.5464842589</text:p>
          </table:table-cell>
          <table:table-cell/>
        </table:table-row>
        <table:table-row table:style-name="ro1">
          <table:table-cell office:value-type="float" office:value="1.55295025643464">
            <text:p>1.5529502564</text:p>
          </table:table-cell>
          <table:table-cell/>
        </table:table-row>
        <table:table-row table:style-name="ro1">
          <table:table-cell office:value-type="float" office:value="1.49935493183808">
            <text:p>1.4993549318</text:p>
          </table:table-cell>
          <table:table-cell/>
        </table:table-row>
        <table:table-row table:style-name="ro1">
          <table:table-cell office:value-type="float" office:value="1.49057080878412">
            <text:p>1.4905708088</text:p>
          </table:table-cell>
          <table:table-cell/>
        </table:table-row>
        <table:table-row table:style-name="ro1">
          <table:table-cell office:value-type="float" office:value="1.54775400324636">
            <text:p>1.5477540032</text:p>
          </table:table-cell>
          <table:table-cell/>
        </table:table-row>
        <table:table-row table:style-name="ro1">
          <table:table-cell office:value-type="float" office:value="1.48983773152335">
            <text:p>1.4898377315</text:p>
          </table:table-cell>
          <table:table-cell/>
        </table:table-row>
        <table:table-row table:style-name="ro1">
          <table:table-cell office:value-type="float" office:value="1.53384500946515">
            <text:p>1.5338450095</text:p>
          </table:table-cell>
          <table:table-cell/>
        </table:table-row>
        <table:table-row table:style-name="ro1">
          <table:table-cell office:value-type="float" office:value="1.48665370555374">
            <text:p>1.4866537056</text:p>
          </table:table-cell>
          <table:table-cell/>
        </table:table-row>
        <table:table-row table:style-name="ro1">
          <table:table-cell office:value-type="float" office:value="1.60367940908643">
            <text:p>1.6036794091</text:p>
          </table:table-cell>
          <table:table-cell/>
        </table:table-row>
        <table:table-row table:style-name="ro1">
          <table:table-cell office:value-type="float" office:value="1.53073530317204">
            <text:p>1.5307353032</text:p>
          </table:table-cell>
          <table:table-cell/>
        </table:table-row>
        <table:table-row table:style-name="ro1">
          <table:table-cell office:value-type="float" office:value="1.4299475800559">
            <text:p>1.4299475801</text:p>
          </table:table-cell>
          <table:table-cell/>
        </table:table-row>
        <table:table-row table:style-name="ro1">
          <table:table-cell office:value-type="float" office:value="1.38003640072566">
            <text:p>1.3800364007</text:p>
          </table:table-cell>
          <table:table-cell/>
        </table:table-row>
        <table:table-row table:style-name="ro1">
          <table:table-cell office:value-type="float" office:value="1.5044798532205">
            <text:p>1.5044798532</text:p>
          </table:table-cell>
          <table:table-cell/>
        </table:table-row>
        <table:table-row table:style-name="ro1">
          <table:table-cell office:value-type="float" office:value="1.43870180842688">
            <text:p>1.4387018084</text:p>
          </table:table-cell>
          <table:table-cell/>
        </table:table-row>
        <table:table-row table:style-name="ro1">
          <table:table-cell office:value-type="float" office:value="1.61429195048281">
            <text:p>1.6142919505</text:p>
          </table:table-cell>
          <table:table-cell/>
        </table:table-row>
        <table:table-row table:style-name="ro1">
          <table:table-cell office:value-type="float" office:value="1.43025235575615">
            <text:p>1.4302523558</text:p>
          </table:table-cell>
          <table:table-cell/>
        </table:table-row>
        <table:table-row table:style-name="ro1">
          <table:table-cell office:value-type="float" office:value="1.47468253860946">
            <text:p>1.4746825386</text:p>
          </table:table-cell>
          <table:table-cell/>
        </table:table-row>
        <table:table-row table:style-name="ro1">
          <table:table-cell office:value-type="float" office:value="1.45537661335702">
            <text:p>1.4553766134</text:p>
          </table:table-cell>
          <table:table-cell/>
        </table:table-row>
        <table:table-row table:style-name="ro1">
          <table:table-cell office:value-type="float" office:value="1.30211011251317">
            <text:p>1.3021101125</text:p>
          </table:table-cell>
          <table:table-cell/>
        </table:table-row>
        <table:table-row table:style-name="ro1">
          <table:table-cell office:value-type="float" office:value="1.48309407098433">
            <text:p>1.483094071</text:p>
          </table:table-cell>
          <table:table-cell/>
        </table:table-row>
        <table:table-row table:style-name="ro1">
          <table:table-cell office:value-type="float" office:value="1.4703070215382">
            <text:p>1.4703070215</text:p>
          </table:table-cell>
          <table:table-cell/>
        </table:table-row>
        <table:table-row table:style-name="ro1">
          <table:table-cell office:value-type="float" office:value="1.5474846559744">
            <text:p>1.547484656</text:p>
          </table:table-cell>
          <table:table-cell/>
        </table:table-row>
        <table:table-row table:style-name="ro1">
          <table:table-cell office:value-type="float" office:value="1.44671616332779">
            <text:p>1.4467161633</text:p>
          </table:table-cell>
          <table:table-cell/>
        </table:table-row>
        <table:table-row table:style-name="ro1">
          <table:table-cell office:value-type="float" office:value="1.53027525282381">
            <text:p>1.5302752528</text:p>
          </table:table-cell>
          <table:table-cell/>
        </table:table-row>
        <table:table-row table:style-name="ro1">
          <table:table-cell office:value-type="float" office:value="1.37370004104051">
            <text:p>1.373700041</text:p>
          </table:table-cell>
          <table:table-cell/>
        </table:table-row>
        <table:table-row table:style-name="ro1">
          <table:table-cell office:value-type="float" office:value="1.50112952990716">
            <text:p>1.5011295299</text:p>
          </table:table-cell>
          <table:table-cell/>
        </table:table-row>
        <table:table-row table:style-name="ro1">
          <table:table-cell office:value-type="float" office:value="1.48728366925403">
            <text:p>1.4872836693</text:p>
          </table:table-cell>
          <table:table-cell/>
        </table:table-row>
        <table:table-row table:style-name="ro1">
          <table:table-cell office:value-type="float" office:value="1.38943637451605">
            <text:p>1.3894363745</text:p>
          </table:table-cell>
          <table:table-cell/>
        </table:table-row>
        <table:table-row table:style-name="ro1">
          <table:table-cell office:value-type="float" office:value="1.45959426495898">
            <text:p>1.459594265</text:p>
          </table:table-cell>
          <table:table-cell/>
        </table:table-row>
        <table:table-row table:style-name="ro1">
          <table:table-cell office:value-type="float" office:value="1.50868365125297">
            <text:p>1.5086836513</text:p>
          </table:table-cell>
          <table:table-cell/>
        </table:table-row>
        <table:table-row table:style-name="ro1">
          <table:table-cell office:value-type="float" office:value="1.44742844542792">
            <text:p>1.4474284454</text:p>
          </table:table-cell>
          <table:table-cell/>
        </table:table-row>
        <table:table-row table:style-name="ro1">
          <table:table-cell office:value-type="float" office:value="1.45876259264596">
            <text:p>1.4587625926</text:p>
          </table:table-cell>
          <table:table-cell/>
        </table:table-row>
        <table:table-row table:style-name="ro1">
          <table:table-cell office:value-type="float" office:value="1.58661283346046">
            <text:p>1.5866128335</text:p>
          </table:table-cell>
          <table:table-cell/>
        </table:table-row>
        <table:table-row table:style-name="ro1">
          <table:table-cell office:value-type="float" office:value="1.48265572487017">
            <text:p>1.4826557249</text:p>
          </table:table-cell>
          <table:table-cell/>
        </table:table-row>
        <table:table-row table:style-name="ro1">
          <table:table-cell office:value-type="float" office:value="1.53377542173208">
            <text:p>1.5337754217</text:p>
          </table:table-cell>
          <table:table-cell/>
        </table:table-row>
        <table:table-row table:style-name="ro1">
          <table:table-cell office:value-type="float" office:value="1.56436684199105">
            <text:p>1.564366842</text:p>
          </table:table-cell>
          <table:table-cell/>
        </table:table-row>
        <table:table-row table:style-name="ro1">
          <table:table-cell office:value-type="float" office:value="1.48722730471897">
            <text:p>1.4872273047</text:p>
          </table:table-cell>
          <table:table-cell/>
        </table:table-row>
        <table:table-row table:style-name="ro1">
          <table:table-cell office:value-type="float" office:value="1.63918738249868">
            <text:p>1.6391873825</text:p>
          </table:table-cell>
          <table:table-cell/>
        </table:table-row>
        <table:table-row table:style-name="ro1">
          <table:table-cell office:value-type="float" office:value="1.39596573213026">
            <text:p>1.3959657321</text:p>
          </table:table-cell>
          <table:table-cell/>
        </table:table-row>
        <table:table-row table:style-name="ro1">
          <table:table-cell office:value-type="float" office:value="1.61679449951307">
            <text:p>1.6167944995</text:p>
          </table:table-cell>
          <table:table-cell/>
        </table:table-row>
        <table:table-row table:style-name="ro1">
          <table:table-cell office:value-type="float" office:value="1.51071924833966">
            <text:p>1.5107192483</text:p>
          </table:table-cell>
          <table:table-cell/>
        </table:table-row>
        <table:table-row table:style-name="ro1">
          <table:table-cell office:value-type="float" office:value="1.5002724991351">
            <text:p>1.5002724991</text:p>
          </table:table-cell>
          <table:table-cell/>
        </table:table-row>
        <table:table-row table:style-name="ro1">
          <table:table-cell office:value-type="float" office:value="1.515419300379">
            <text:p>1.5154193004</text:p>
          </table:table-cell>
          <table:table-cell/>
        </table:table-row>
        <table:table-row table:style-name="ro1">
          <table:table-cell office:value-type="float" office:value="1.58829544405668">
            <text:p>1.5882954441</text:p>
          </table:table-cell>
          <table:table-cell/>
        </table:table-row>
        <table:table-row table:style-name="ro1">
          <table:table-cell office:value-type="float" office:value="1.50098842408952">
            <text:p>1.5009884241</text:p>
          </table:table-cell>
          <table:table-cell/>
        </table:table-row>
        <table:table-row table:style-name="ro1">
          <table:table-cell office:value-type="float" office:value="1.49745852461294">
            <text:p>1.4974585246</text:p>
          </table:table-cell>
          <table:table-cell/>
        </table:table-row>
        <table:table-row table:style-name="ro1">
          <table:table-cell office:value-type="float" office:value="1.54373806998366">
            <text:p>1.54373807</text:p>
          </table:table-cell>
          <table:table-cell/>
        </table:table-row>
        <table:table-row table:style-name="ro1">
          <table:table-cell office:value-type="float" office:value="1.44029726213369">
            <text:p>1.4402972621</text:p>
          </table:table-cell>
          <table:table-cell/>
        </table:table-row>
        <table:table-row table:style-name="ro1">
          <table:table-cell office:value-type="float" office:value="1.50528119732615">
            <text:p>1.5052811973</text:p>
          </table:table-cell>
          <table:table-cell/>
        </table:table-row>
        <table:table-row table:style-name="ro1">
          <table:table-cell office:value-type="float" office:value="1.40256977425031">
            <text:p>1.4025697743</text:p>
          </table:table-cell>
          <table:table-cell/>
        </table:table-row>
        <table:table-row table:style-name="ro1">
          <table:table-cell office:value-type="float" office:value="1.57263983805084">
            <text:p>1.5726398381</text:p>
          </table:table-cell>
          <table:table-cell/>
        </table:table-row>
        <table:table-row table:style-name="ro1">
          <table:table-cell office:value-type="float" office:value="1.57362968723514">
            <text:p>1.5736296872</text:p>
          </table:table-cell>
          <table:table-cell/>
        </table:table-row>
        <table:table-row table:style-name="ro1">
          <table:table-cell office:value-type="float" office:value="1.45736063367933">
            <text:p>1.4573606337</text:p>
          </table:table-cell>
          <table:table-cell/>
        </table:table-row>
        <table:table-row table:style-name="ro1">
          <table:table-cell office:value-type="float" office:value="1.50433895088178">
            <text:p>1.5043389509</text:p>
          </table:table-cell>
          <table:table-cell/>
        </table:table-row>
        <table:table-row table:style-name="ro1">
          <table:table-cell office:value-type="float" office:value="1.50396407300078">
            <text:p>1.503964073</text:p>
          </table:table-cell>
          <table:table-cell/>
        </table:table-row>
        <table:table-row table:style-name="ro1">
          <table:table-cell office:value-type="float" office:value="1.5471787965534">
            <text:p>1.5471787966</text:p>
          </table:table-cell>
          <table:table-cell/>
        </table:table-row>
        <table:table-row table:style-name="ro1">
          <table:table-cell office:value-type="float" office:value="1.42688308171001">
            <text:p>1.4268830817</text:p>
          </table:table-cell>
          <table:table-cell/>
        </table:table-row>
        <table:table-row table:style-name="ro1">
          <table:table-cell office:value-type="float" office:value="1.42039707616958">
            <text:p>1.4203970762</text:p>
          </table:table-cell>
          <table:table-cell/>
        </table:table-row>
        <table:table-row table:style-name="ro1">
          <table:table-cell office:value-type="float" office:value="1.48282824937959">
            <text:p>1.4828282494</text:p>
          </table:table-cell>
          <table:table-cell/>
        </table:table-row>
        <table:table-row table:style-name="ro1">
          <table:table-cell office:value-type="float" office:value="1.58709467153965">
            <text:p>1.5870946715</text:p>
          </table:table-cell>
          <table:table-cell/>
        </table:table-row>
        <table:table-row table:style-name="ro1">
          <table:table-cell office:value-type="float" office:value="1.50466267492396">
            <text:p>1.5046626749</text:p>
          </table:table-cell>
          <table:table-cell/>
        </table:table-row>
        <table:table-row table:style-name="ro1">
          <table:table-cell office:value-type="float" office:value="1.5419636813378">
            <text:p>1.5419636813</text:p>
          </table:table-cell>
          <table:table-cell/>
        </table:table-row>
        <table:table-row table:style-name="ro1">
          <table:table-cell office:value-type="float" office:value="1.39518044943458">
            <text:p>1.3951804494</text:p>
          </table:table-cell>
          <table:table-cell/>
        </table:table-row>
        <table:table-row table:style-name="ro1">
          <table:table-cell office:value-type="float" office:value="1.46285220284434">
            <text:p>1.4628522028</text:p>
          </table:table-cell>
          <table:table-cell/>
        </table:table-row>
        <table:table-row table:style-name="ro1">
          <table:table-cell office:value-type="float" office:value="1.54455978190712">
            <text:p>1.5445597819</text:p>
          </table:table-cell>
          <table:table-cell/>
        </table:table-row>
        <table:table-row table:style-name="ro1">
          <table:table-cell office:value-type="float" office:value="1.51618058192434">
            <text:p>1.5161805819</text:p>
          </table:table-cell>
          <table:table-cell/>
        </table:table-row>
        <table:table-row table:style-name="ro1">
          <table:table-cell office:value-type="float" office:value="1.5593969320592">
            <text:p>1.5593969321</text:p>
          </table:table-cell>
          <table:table-cell/>
        </table:table-row>
        <table:table-row table:style-name="ro1">
          <table:table-cell office:value-type="float" office:value="1.47292602453138">
            <text:p>1.4729260245</text:p>
          </table:table-cell>
          <table:table-cell/>
        </table:table-row>
        <table:table-row table:style-name="ro1">
          <table:table-cell office:value-type="float" office:value="1.52703100294228">
            <text:p>1.5270310029</text:p>
          </table:table-cell>
          <table:table-cell/>
        </table:table-row>
        <table:table-row table:style-name="ro1">
          <table:table-cell office:value-type="float" office:value="1.57923600503662">
            <text:p>1.579236005</text:p>
          </table:table-cell>
          <table:table-cell/>
        </table:table-row>
        <table:table-row table:style-name="ro1">
          <table:table-cell office:value-type="float" office:value="1.47485890442877">
            <text:p>1.4748589044</text:p>
          </table:table-cell>
          <table:table-cell/>
        </table:table-row>
        <table:table-row table:style-name="ro1">
          <table:table-cell office:value-type="float" office:value="1.4672376049406">
            <text:p>1.4672376049</text:p>
          </table:table-cell>
          <table:table-cell/>
        </table:table-row>
        <table:table-row table:style-name="ro1">
          <table:table-cell office:value-type="float" office:value="1.4843137096759">
            <text:p>1.4843137097</text:p>
          </table:table-cell>
          <table:table-cell/>
        </table:table-row>
        <table:table-row table:style-name="ro1">
          <table:table-cell office:value-type="float" office:value="1.57103566284363">
            <text:p>1.5710356628</text:p>
          </table:table-cell>
          <table:table-cell/>
        </table:table-row>
        <table:table-row table:style-name="ro1">
          <table:table-cell office:value-type="float" office:value="1.50012630221652">
            <text:p>1.5001263022</text:p>
          </table:table-cell>
          <table:table-cell/>
        </table:table-row>
        <table:table-row table:style-name="ro1">
          <table:table-cell office:value-type="float" office:value="1.48449437470297">
            <text:p>1.4844943747</text:p>
          </table:table-cell>
          <table:table-cell/>
        </table:table-row>
        <table:table-row table:style-name="ro1">
          <table:table-cell office:value-type="float" office:value="1.44409436807837">
            <text:p>1.4440943681</text:p>
          </table:table-cell>
          <table:table-cell/>
        </table:table-row>
        <table:table-row table:style-name="ro1">
          <table:table-cell office:value-type="float" office:value="1.56878506725566">
            <text:p>1.5687850673</text:p>
          </table:table-cell>
          <table:table-cell/>
        </table:table-row>
        <table:table-row table:style-name="ro1">
          <table:table-cell office:value-type="float" office:value="1.46974498664122">
            <text:p>1.4697449866</text:p>
          </table:table-cell>
          <table:table-cell/>
        </table:table-row>
        <table:table-row table:style-name="ro1">
          <table:table-cell office:value-type="float" office:value="1.38064543551586">
            <text:p>1.3806454355</text:p>
          </table:table-cell>
          <table:table-cell/>
        </table:table-row>
        <table:table-row table:style-name="ro1">
          <table:table-cell office:value-type="float" office:value="1.66895260657516">
            <text:p>1.6689526066</text:p>
          </table:table-cell>
          <table:table-cell/>
        </table:table-row>
        <table:table-row table:style-name="ro1">
          <table:table-cell office:value-type="float" office:value="1.44624974110136">
            <text:p>1.4462497411</text:p>
          </table:table-cell>
          <table:table-cell/>
        </table:table-row>
        <table:table-row table:style-name="ro1">
          <table:table-cell office:value-type="float" office:value="1.50461245419906">
            <text:p>1.5046124542</text:p>
          </table:table-cell>
          <table:table-cell/>
        </table:table-row>
        <table:table-row table:style-name="ro1">
          <table:table-cell office:value-type="float" office:value="1.4227815485477">
            <text:p>1.4227815485</text:p>
          </table:table-cell>
          <table:table-cell/>
        </table:table-row>
        <table:table-row table:style-name="ro1">
          <table:table-cell office:value-type="float" office:value="1.41075166246161">
            <text:p>1.4107516625</text:p>
          </table:table-cell>
          <table:table-cell/>
        </table:table-row>
        <table:table-row table:style-name="ro1">
          <table:table-cell office:value-type="float" office:value="1.52249802222702">
            <text:p>1.5224980222</text:p>
          </table:table-cell>
          <table:table-cell/>
        </table:table-row>
        <table:table-row table:style-name="ro1">
          <table:table-cell office:value-type="float" office:value="1.47364942459895">
            <text:p>1.4736494246</text:p>
          </table:table-cell>
          <table:table-cell/>
        </table:table-row>
        <table:table-row table:style-name="ro1">
          <table:table-cell office:value-type="float" office:value="1.44904210041218">
            <text:p>1.4490421004</text:p>
          </table:table-cell>
          <table:table-cell/>
        </table:table-row>
        <table:table-row table:style-name="ro1">
          <table:table-cell office:value-type="float" office:value="1.46911625556327">
            <text:p>1.4691162556</text:p>
          </table:table-cell>
          <table:table-cell/>
        </table:table-row>
        <table:table-row table:style-name="ro1">
          <table:table-cell office:value-type="float" office:value="1.50476323269373">
            <text:p>1.5047632327</text:p>
          </table:table-cell>
          <table:table-cell/>
        </table:table-row>
        <table:table-row table:style-name="ro1">
          <table:table-cell office:value-type="float" office:value="1.41644633594606">
            <text:p>1.4164463359</text:p>
          </table:table-cell>
          <table:table-cell/>
        </table:table-row>
        <table:table-row table:style-name="ro1">
          <table:table-cell office:value-type="float" office:value="1.5225074757736">
            <text:p>1.5225074758</text:p>
          </table:table-cell>
          <table:table-cell/>
        </table:table-row>
        <table:table-row table:style-name="ro1">
          <table:table-cell office:value-type="float" office:value="1.57946317542153">
            <text:p>1.5794631754</text:p>
          </table:table-cell>
          <table:table-cell/>
        </table:table-row>
        <table:table-row table:style-name="ro1">
          <table:table-cell office:value-type="float" office:value="1.47340625649784">
            <text:p>1.4734062565</text:p>
          </table:table-cell>
          <table:table-cell/>
        </table:table-row>
        <table:table-row table:style-name="ro1">
          <table:table-cell office:value-type="float" office:value="1.4692968822985">
            <text:p>1.4692968823</text:p>
          </table:table-cell>
          <table:table-cell/>
        </table:table-row>
        <table:table-row table:style-name="ro1">
          <table:table-cell office:value-type="float" office:value="1.50991727876645">
            <text:p>1.5099172788</text:p>
          </table:table-cell>
          <table:table-cell/>
        </table:table-row>
        <table:table-row table:style-name="ro1">
          <table:table-cell office:value-type="float" office:value="1.46068080655488">
            <text:p>1.4606808066</text:p>
          </table:table-cell>
          <table:table-cell/>
        </table:table-row>
        <table:table-row table:style-name="ro1">
          <table:table-cell office:value-type="float" office:value="1.38990581229591">
            <text:p>1.3899058123</text:p>
          </table:table-cell>
          <table:table-cell/>
        </table:table-row>
        <table:table-row table:style-name="ro1">
          <table:table-cell office:value-type="float" office:value="1.48073149845928">
            <text:p>1.4807314985</text:p>
          </table:table-cell>
          <table:table-cell/>
        </table:table-row>
        <table:table-row table:style-name="ro1">
          <table:table-cell office:value-type="float" office:value="1.4690598581125">
            <text:p>1.4690598581</text:p>
          </table:table-cell>
          <table:table-cell/>
        </table:table-row>
        <table:table-row table:style-name="ro1">
          <table:table-cell office:value-type="float" office:value="1.42275998069512">
            <text:p>1.4227599807</text:p>
          </table:table-cell>
          <table:table-cell/>
        </table:table-row>
        <table:table-row table:style-name="ro1">
          <table:table-cell office:value-type="float" office:value="1.56316984444607">
            <text:p>1.5631698444</text:p>
          </table:table-cell>
          <table:table-cell/>
        </table:table-row>
        <table:table-row table:style-name="ro1">
          <table:table-cell office:value-type="float" office:value="1.55067396870876">
            <text:p>1.5506739687</text:p>
          </table:table-cell>
          <table:table-cell/>
        </table:table-row>
        <table:table-row table:style-name="ro1">
          <table:table-cell office:value-type="float" office:value="1.43626363377988">
            <text:p>1.4362636338</text:p>
          </table:table-cell>
          <table:table-cell/>
        </table:table-row>
        <table:table-row table:style-name="ro1">
          <table:table-cell office:value-type="float" office:value="1.53443664802935">
            <text:p>1.534436648</text:p>
          </table:table-cell>
          <table:table-cell/>
        </table:table-row>
        <table:table-row table:style-name="ro1">
          <table:table-cell office:value-type="float" office:value="1.43682194919151">
            <text:p>1.4368219492</text:p>
          </table:table-cell>
          <table:table-cell/>
        </table:table-row>
        <table:table-row table:style-name="ro1">
          <table:table-cell office:value-type="float" office:value="1.56344490653271">
            <text:p>1.5634449065</text:p>
          </table:table-cell>
          <table:table-cell/>
        </table:table-row>
        <table:table-row table:style-name="ro1">
          <table:table-cell office:value-type="float" office:value="1.41857926197278">
            <text:p>1.418579262</text:p>
          </table:table-cell>
          <table:table-cell/>
        </table:table-row>
        <table:table-row table:style-name="ro1">
          <table:table-cell office:value-type="float" office:value="1.34967055613311">
            <text:p>1.3496705561</text:p>
          </table:table-cell>
          <table:table-cell/>
        </table:table-row>
        <table:table-row table:style-name="ro1">
          <table:table-cell office:value-type="float" office:value="1.5202608682516">
            <text:p>1.5202608683</text:p>
          </table:table-cell>
          <table:table-cell/>
        </table:table-row>
        <table:table-row table:style-name="ro1">
          <table:table-cell office:value-type="float" office:value="1.52981800031639">
            <text:p>1.5298180003</text:p>
          </table:table-cell>
          <table:table-cell/>
        </table:table-row>
        <table:table-row table:style-name="ro1">
          <table:table-cell office:value-type="float" office:value="1.45335995170083">
            <text:p>1.4533599517</text:p>
          </table:table-cell>
          <table:table-cell/>
        </table:table-row>
        <table:table-row table:style-name="ro1">
          <table:table-cell office:value-type="float" office:value="1.58156972135248">
            <text:p>1.5815697214</text:p>
          </table:table-cell>
          <table:table-cell/>
        </table:table-row>
        <table:table-row table:style-name="ro1">
          <table:table-cell office:value-type="float" office:value="1.41353614434376">
            <text:p>1.4135361443</text:p>
          </table:table-cell>
          <table:table-cell/>
        </table:table-row>
        <table:table-row table:style-name="ro1">
          <table:table-cell office:value-type="float" office:value="1.63204046661133">
            <text:p>1.6320404666</text:p>
          </table:table-cell>
          <table:table-cell/>
        </table:table-row>
        <table:table-row table:style-name="ro1">
          <table:table-cell office:value-type="float" office:value="1.45892845031192">
            <text:p>1.4589284503</text:p>
          </table:table-cell>
          <table:table-cell/>
        </table:table-row>
        <table:table-row table:style-name="ro1">
          <table:table-cell office:value-type="float" office:value="1.48092437796852">
            <text:p>1.480924378</text:p>
          </table:table-cell>
          <table:table-cell/>
        </table:table-row>
        <table:table-row table:style-name="ro1">
          <table:table-cell office:value-type="float" office:value="1.50896838838319">
            <text:p>1.5089683884</text:p>
          </table:table-cell>
          <table:table-cell/>
        </table:table-row>
        <table:table-row table:style-name="ro1">
          <table:table-cell office:value-type="float" office:value="1.49196462049855">
            <text:p>1.4919646205</text:p>
          </table:table-cell>
          <table:table-cell/>
        </table:table-row>
        <table:table-row table:style-name="ro1">
          <table:table-cell office:value-type="float" office:value="1.46820382593245">
            <text:p>1.4682038259</text:p>
          </table:table-cell>
          <table:table-cell/>
        </table:table-row>
        <table:table-row table:style-name="ro1">
          <table:table-cell office:value-type="float" office:value="1.52828379639601">
            <text:p>1.5282837964</text:p>
          </table:table-cell>
          <table:table-cell/>
        </table:table-row>
        <table:table-row table:style-name="ro1">
          <table:table-cell office:value-type="float" office:value="1.4641028030753">
            <text:p>1.4641028031</text:p>
          </table:table-cell>
          <table:table-cell/>
        </table:table-row>
        <table:table-row table:style-name="ro1">
          <table:table-cell office:value-type="float" office:value="1.50850736156448">
            <text:p>1.5085073616</text:p>
          </table:table-cell>
          <table:table-cell/>
        </table:table-row>
        <table:table-row table:style-name="ro1">
          <table:table-cell office:value-type="float" office:value="1.38896170427872">
            <text:p>1.3889617043</text:p>
          </table:table-cell>
          <table:table-cell/>
        </table:table-row>
        <table:table-row table:style-name="ro1">
          <table:table-cell office:value-type="float" office:value="1.49779966808613">
            <text:p>1.4977996681</text:p>
          </table:table-cell>
          <table:table-cell/>
        </table:table-row>
        <table:table-row table:style-name="ro1">
          <table:table-cell office:value-type="float" office:value="1.46239729577041">
            <text:p>1.4623972958</text:p>
          </table:table-cell>
          <table:table-cell/>
        </table:table-row>
        <table:table-row table:style-name="ro1">
          <table:table-cell office:value-type="float" office:value="1.48572147235673">
            <text:p>1.4857214724</text:p>
          </table:table-cell>
          <table:table-cell/>
        </table:table-row>
        <table:table-row table:style-name="ro1">
          <table:table-cell office:value-type="float" office:value="1.65091190736522">
            <text:p>1.6509119074</text:p>
          </table:table-cell>
          <table:table-cell/>
        </table:table-row>
        <table:table-row table:style-name="ro1">
          <table:table-cell office:value-type="float" office:value="1.43761334884081">
            <text:p>1.4376133488</text:p>
          </table:table-cell>
          <table:table-cell/>
        </table:table-row>
        <table:table-row table:style-name="ro1">
          <table:table-cell office:value-type="float" office:value="1.41031679421884">
            <text:p>1.4103167942</text:p>
          </table:table-cell>
          <table:table-cell/>
        </table:table-row>
        <table:table-row table:style-name="ro1">
          <table:table-cell office:value-type="float" office:value="1.42695597337711">
            <text:p>1.4269559734</text:p>
          </table:table-cell>
          <table:table-cell/>
        </table:table-row>
        <table:table-row table:style-name="ro1">
          <table:table-cell office:value-type="float" office:value="1.55642904082029">
            <text:p>1.5564290408</text:p>
          </table:table-cell>
          <table:table-cell/>
        </table:table-row>
        <table:table-row table:style-name="ro1">
          <table:table-cell office:value-type="float" office:value="1.41010202912238">
            <text:p>1.4101020291</text:p>
          </table:table-cell>
          <table:table-cell/>
        </table:table-row>
        <table:table-row table:style-name="ro1">
          <table:table-cell office:value-type="float" office:value="1.43954713770748">
            <text:p>1.4395471377</text:p>
          </table:table-cell>
          <table:table-cell/>
        </table:table-row>
        <table:table-row table:style-name="ro1">
          <table:table-cell office:value-type="float" office:value="1.39325838282041">
            <text:p>1.3932583828</text:p>
          </table:table-cell>
          <table:table-cell/>
        </table:table-row>
        <table:table-row table:style-name="ro1">
          <table:table-cell office:value-type="float" office:value="1.5439664233002">
            <text:p>1.5439664233</text:p>
          </table:table-cell>
          <table:table-cell/>
        </table:table-row>
        <table:table-row table:style-name="ro1">
          <table:table-cell office:value-type="float" office:value="1.68217051179885">
            <text:p>1.6821705118</text:p>
          </table:table-cell>
          <table:table-cell/>
        </table:table-row>
        <table:table-row table:style-name="ro1">
          <table:table-cell office:value-type="float" office:value="1.50854405123388">
            <text:p>1.5085440512</text:p>
          </table:table-cell>
          <table:table-cell/>
        </table:table-row>
        <table:table-row table:style-name="ro1">
          <table:table-cell office:value-type="float" office:value="1.37365274145378">
            <text:p>1.3736527415</text:p>
          </table:table-cell>
          <table:table-cell/>
        </table:table-row>
        <table:table-row table:style-name="ro1">
          <table:table-cell office:value-type="float" office:value="1.4370607886047">
            <text:p>1.4370607886</text:p>
          </table:table-cell>
          <table:table-cell/>
        </table:table-row>
        <table:table-row table:style-name="ro1">
          <table:table-cell office:value-type="float" office:value="1.50611785585617">
            <text:p>1.5061178559</text:p>
          </table:table-cell>
          <table:table-cell/>
        </table:table-row>
        <table:table-row table:style-name="ro1">
          <table:table-cell office:value-type="float" office:value="1.42692020039029">
            <text:p>1.4269202004</text:p>
          </table:table-cell>
          <table:table-cell/>
        </table:table-row>
        <table:table-row table:style-name="ro1">
          <table:table-cell office:value-type="float" office:value="1.53576634354261">
            <text:p>1.5357663435</text:p>
          </table:table-cell>
          <table:table-cell/>
        </table:table-row>
        <table:table-row table:style-name="ro1">
          <table:table-cell office:value-type="float" office:value="1.50369029391251">
            <text:p>1.5036902939</text:p>
          </table:table-cell>
          <table:table-cell/>
        </table:table-row>
        <table:table-row table:style-name="ro1">
          <table:table-cell office:value-type="float" office:value="1.4400042462379">
            <text:p>1.4400042462</text:p>
          </table:table-cell>
          <table:table-cell/>
        </table:table-row>
        <table:table-row table:style-name="ro1">
          <table:table-cell office:value-type="float" office:value="1.40044176002776">
            <text:p>1.40044176</text:p>
          </table:table-cell>
          <table:table-cell/>
        </table:table-row>
        <table:table-row table:style-name="ro1">
          <table:table-cell office:value-type="float" office:value="1.60724280775369">
            <text:p>1.6072428078</text:p>
          </table:table-cell>
          <table:table-cell/>
        </table:table-row>
        <table:table-row table:style-name="ro1">
          <table:table-cell office:value-type="float" office:value="1.46219278092013">
            <text:p>1.4621927809</text:p>
          </table:table-cell>
          <table:table-cell/>
        </table:table-row>
        <table:table-row table:style-name="ro1">
          <table:table-cell office:value-type="float" office:value="1.47531062010651">
            <text:p>1.4753106201</text:p>
          </table:table-cell>
          <table:table-cell/>
        </table:table-row>
        <table:table-row table:style-name="ro1">
          <table:table-cell office:value-type="float" office:value="1.39313128913009">
            <text:p>1.3931312891</text:p>
          </table:table-cell>
          <table:table-cell/>
        </table:table-row>
        <table:table-row table:style-name="ro1">
          <table:table-cell office:value-type="float" office:value="1.47181564440092">
            <text:p>1.4718156444</text:p>
          </table:table-cell>
          <table:table-cell/>
        </table:table-row>
        <table:table-row table:style-name="ro1">
          <table:table-cell office:value-type="float" office:value="1.46922117767661">
            <text:p>1.4692211777</text:p>
          </table:table-cell>
          <table:table-cell/>
        </table:table-row>
        <table:table-row table:style-name="ro1">
          <table:table-cell office:value-type="float" office:value="1.45811863870194">
            <text:p>1.4581186387</text:p>
          </table:table-cell>
          <table:table-cell/>
        </table:table-row>
        <table:table-row table:style-name="ro1">
          <table:table-cell office:value-type="float" office:value="1.50405444740507">
            <text:p>1.5040544474</text:p>
          </table:table-cell>
          <table:table-cell/>
        </table:table-row>
        <table:table-row table:style-name="ro1">
          <table:table-cell office:value-type="float" office:value="1.55143151512205">
            <text:p>1.5514315151</text:p>
          </table:table-cell>
          <table:table-cell/>
        </table:table-row>
        <table:table-row table:style-name="ro1">
          <table:table-cell office:value-type="float" office:value="1.50519183029038">
            <text:p>1.5051918303</text:p>
          </table:table-cell>
          <table:table-cell/>
        </table:table-row>
        <table:table-row table:style-name="ro1">
          <table:table-cell office:value-type="float" office:value="1.46483762576478">
            <text:p>1.4648376258</text:p>
          </table:table-cell>
          <table:table-cell/>
        </table:table-row>
        <table:table-row table:style-name="ro1">
          <table:table-cell office:value-type="float" office:value="1.47488962265255">
            <text:p>1.4748896227</text:p>
          </table:table-cell>
          <table:table-cell/>
        </table:table-row>
        <table:table-row table:style-name="ro1">
          <table:table-cell office:value-type="float" office:value="1.3862570785458">
            <text:p>1.3862570785</text:p>
          </table:table-cell>
          <table:table-cell/>
        </table:table-row>
        <table:table-row table:style-name="ro1">
          <table:table-cell office:value-type="float" office:value="1.61916940890648">
            <text:p>1.6191694089</text:p>
          </table:table-cell>
          <table:table-cell/>
        </table:table-row>
        <table:table-row table:style-name="ro1">
          <table:table-cell office:value-type="float" office:value="1.49428221009117">
            <text:p>1.4942822101</text:p>
          </table:table-cell>
          <table:table-cell/>
        </table:table-row>
        <table:table-row table:style-name="ro1">
          <table:table-cell office:value-type="float" office:value="1.44212170463663">
            <text:p>1.4421217046</text:p>
          </table:table-cell>
          <table:table-cell/>
        </table:table-row>
        <table:table-row table:style-name="ro1">
          <table:table-cell office:value-type="float" office:value="1.45413669281828">
            <text:p>1.4541366928</text:p>
          </table:table-cell>
          <table:table-cell/>
        </table:table-row>
        <table:table-row table:style-name="ro1">
          <table:table-cell office:value-type="float" office:value="1.57058083903683">
            <text:p>1.570580839</text:p>
          </table:table-cell>
          <table:table-cell/>
        </table:table-row>
        <table:table-row table:style-name="ro1">
          <table:table-cell office:value-type="float" office:value="1.5906137714717">
            <text:p>1.5906137715</text:p>
          </table:table-cell>
          <table:table-cell/>
        </table:table-row>
        <table:table-row table:style-name="ro1">
          <table:table-cell office:value-type="float" office:value="1.52054201880051">
            <text:p>1.5205420188</text:p>
          </table:table-cell>
          <table:table-cell/>
        </table:table-row>
        <table:table-row table:style-name="ro1">
          <table:table-cell office:value-type="float" office:value="1.49722518024167">
            <text:p>1.4972251802</text:p>
          </table:table-cell>
          <table:table-cell/>
        </table:table-row>
        <table:table-row table:style-name="ro1">
          <table:table-cell office:value-type="float" office:value="1.46650478612886">
            <text:p>1.4665047861</text:p>
          </table:table-cell>
          <table:table-cell/>
        </table:table-row>
        <table:table-row table:style-name="ro1">
          <table:table-cell office:value-type="float" office:value="1.54550180038411">
            <text:p>1.5455018004</text:p>
          </table:table-cell>
          <table:table-cell/>
        </table:table-row>
        <table:table-row table:style-name="ro1">
          <table:table-cell office:value-type="float" office:value="1.43552127035252">
            <text:p>1.4355212704</text:p>
          </table:table-cell>
          <table:table-cell/>
        </table:table-row>
        <table:table-row table:style-name="ro1">
          <table:table-cell office:value-type="float" office:value="1.49037118840142">
            <text:p>1.4903711884</text:p>
          </table:table-cell>
          <table:table-cell/>
        </table:table-row>
        <table:table-row table:style-name="ro1">
          <table:table-cell office:value-type="float" office:value="1.54059418486811">
            <text:p>1.5405941849</text:p>
          </table:table-cell>
          <table:table-cell/>
        </table:table-row>
        <table:table-row table:style-name="ro1">
          <table:table-cell office:value-type="float" office:value="1.55038622193965">
            <text:p>1.5503862219</text:p>
          </table:table-cell>
          <table:table-cell/>
        </table:table-row>
        <table:table-row table:style-name="ro1">
          <table:table-cell office:value-type="float" office:value="1.52951896829686">
            <text:p>1.5295189683</text:p>
          </table:table-cell>
          <table:table-cell/>
        </table:table-row>
        <table:table-row table:style-name="ro1">
          <table:table-cell office:value-type="float" office:value="1.52419195811901">
            <text:p>1.5241919581</text:p>
          </table:table-cell>
          <table:table-cell/>
        </table:table-row>
        <table:table-row table:style-name="ro1">
          <table:table-cell office:value-type="float" office:value="1.4736122058619">
            <text:p>1.4736122059</text:p>
          </table:table-cell>
          <table:table-cell/>
        </table:table-row>
        <table:table-row table:style-name="ro1">
          <table:table-cell office:value-type="float" office:value="1.5710220093688">
            <text:p>1.5710220094</text:p>
          </table:table-cell>
          <table:table-cell/>
        </table:table-row>
        <table:table-row table:style-name="ro1">
          <table:table-cell office:value-type="float" office:value="1.46457089393247">
            <text:p>1.4645708939</text:p>
          </table:table-cell>
          <table:table-cell/>
        </table:table-row>
        <table:table-row table:style-name="ro1">
          <table:table-cell office:value-type="float" office:value="1.49109579864329">
            <text:p>1.4910957986</text:p>
          </table:table-cell>
          <table:table-cell/>
        </table:table-row>
        <table:table-row table:style-name="ro1">
          <table:table-cell office:value-type="float" office:value="1.55260779679417">
            <text:p>1.5526077968</text:p>
          </table:table-cell>
          <table:table-cell/>
        </table:table-row>
        <table:table-row table:style-name="ro1">
          <table:table-cell office:value-type="float" office:value="1.42762996259332">
            <text:p>1.4276299626</text:p>
          </table:table-cell>
          <table:table-cell/>
        </table:table-row>
        <table:table-row table:style-name="ro1">
          <table:table-cell office:value-type="float" office:value="1.53050120433133">
            <text:p>1.5305012043</text:p>
          </table:table-cell>
          <table:table-cell/>
        </table:table-row>
        <table:table-row table:style-name="ro1">
          <table:table-cell office:value-type="float" office:value="1.44363586966933">
            <text:p>1.4436358697</text:p>
          </table:table-cell>
          <table:table-cell/>
        </table:table-row>
        <table:table-row table:style-name="ro1">
          <table:table-cell office:value-type="float" office:value="1.48179413980769">
            <text:p>1.4817941398</text:p>
          </table:table-cell>
          <table:table-cell/>
        </table:table-row>
        <table:table-row table:style-name="ro1">
          <table:table-cell office:value-type="float" office:value="1.44195637927513">
            <text:p>1.4419563793</text:p>
          </table:table-cell>
          <table:table-cell/>
        </table:table-row>
        <table:table-row table:style-name="ro1">
          <table:table-cell office:value-type="float" office:value="1.48146847158074">
            <text:p>1.4814684716</text:p>
          </table:table-cell>
          <table:table-cell/>
        </table:table-row>
        <table:table-row table:style-name="ro1">
          <table:table-cell office:value-type="float" office:value="1.59258652643536">
            <text:p>1.5925865264</text:p>
          </table:table-cell>
          <table:table-cell/>
        </table:table-row>
        <table:table-row table:style-name="ro1">
          <table:table-cell office:value-type="float" office:value="1.41142067372008">
            <text:p>1.4114206737</text:p>
          </table:table-cell>
          <table:table-cell/>
        </table:table-row>
        <table:table-row table:style-name="ro1">
          <table:table-cell office:value-type="float" office:value="1.4200513582073">
            <text:p>1.4200513582</text:p>
          </table:table-cell>
          <table:table-cell/>
        </table:table-row>
        <table:table-row table:style-name="ro1">
          <table:table-cell office:value-type="float" office:value="1.58384767182401">
            <text:p>1.5838476718</text:p>
          </table:table-cell>
          <table:table-cell/>
        </table:table-row>
        <table:table-row table:style-name="ro1">
          <table:table-cell office:value-type="float" office:value="1.49140057456344">
            <text:p>1.4914005746</text:p>
          </table:table-cell>
          <table:table-cell/>
        </table:table-row>
        <table:table-row table:style-name="ro1">
          <table:table-cell office:value-type="float" office:value="1.39555296688788">
            <text:p>1.3955529669</text:p>
          </table:table-cell>
          <table:table-cell/>
        </table:table-row>
        <table:table-row table:style-name="ro1">
          <table:table-cell office:value-type="float" office:value="1.53617506073148">
            <text:p>1.5361750607</text:p>
          </table:table-cell>
          <table:table-cell/>
        </table:table-row>
        <table:table-row table:style-name="ro1">
          <table:table-cell office:value-type="float" office:value="1.59785348835453">
            <text:p>1.5978534884</text:p>
          </table:table-cell>
          <table:table-cell/>
        </table:table-row>
        <table:table-row table:style-name="ro1">
          <table:table-cell office:value-type="float" office:value="1.53124959944317">
            <text:p>1.5312495994</text:p>
          </table:table-cell>
          <table:table-cell/>
        </table:table-row>
        <table:table-row table:style-name="ro1">
          <table:table-cell office:value-type="float" office:value="1.27540452959167">
            <text:p>1.2754045296</text:p>
          </table:table-cell>
          <table:table-cell/>
        </table:table-row>
        <table:table-row table:style-name="ro1">
          <table:table-cell office:value-type="float" office:value="1.37075788067983">
            <text:p>1.3707578807</text:p>
          </table:table-cell>
          <table:table-cell/>
        </table:table-row>
        <table:table-row table:style-name="ro1">
          <table:table-cell office:value-type="float" office:value="1.44898245019551">
            <text:p>1.4489824502</text:p>
          </table:table-cell>
          <table:table-cell/>
        </table:table-row>
        <table:table-row table:style-name="ro1">
          <table:table-cell office:value-type="float" office:value="1.60027523209498">
            <text:p>1.6002752321</text:p>
          </table:table-cell>
          <table:table-cell/>
        </table:table-row>
        <table:table-row table:style-name="ro1">
          <table:table-cell office:value-type="float" office:value="1.54530236803135">
            <text:p>1.545302368</text:p>
          </table:table-cell>
          <table:table-cell/>
        </table:table-row>
        <table:table-row table:style-name="ro1">
          <table:table-cell office:value-type="float" office:value="1.51124524805373">
            <text:p>1.5112452481</text:p>
          </table:table-cell>
          <table:table-cell/>
        </table:table-row>
        <table:table-row table:style-name="ro1">
          <table:table-cell office:value-type="float" office:value="1.37265474610118">
            <text:p>1.3726547461</text:p>
          </table:table-cell>
          <table:table-cell/>
        </table:table-row>
        <table:table-row table:style-name="ro1">
          <table:table-cell office:value-type="float" office:value="1.54900500542489">
            <text:p>1.5490050054</text:p>
          </table:table-cell>
          <table:table-cell/>
        </table:table-row>
        <table:table-row table:style-name="ro1">
          <table:table-cell office:value-type="float" office:value="1.63553644833037">
            <text:p>1.6355364483</text:p>
          </table:table-cell>
          <table:table-cell/>
        </table:table-row>
        <table:table-row table:style-name="ro1">
          <table:table-cell office:value-type="float" office:value="1.37712961548479">
            <text:p>1.3771296155</text:p>
          </table:table-cell>
          <table:table-cell/>
        </table:table-row>
        <table:table-row table:style-name="ro1">
          <table:table-cell office:value-type="float" office:value="1.54220589312552">
            <text:p>1.5422058931</text:p>
          </table:table-cell>
          <table:table-cell/>
        </table:table-row>
        <table:table-row table:style-name="ro1">
          <table:table-cell office:value-type="float" office:value="1.42764345815595">
            <text:p>1.4276434582</text:p>
          </table:table-cell>
          <table:table-cell/>
        </table:table-row>
        <table:table-row table:style-name="ro1">
          <table:table-cell office:value-type="float" office:value="1.43504224286162">
            <text:p>1.4350422429</text:p>
          </table:table-cell>
          <table:table-cell/>
        </table:table-row>
        <table:table-row table:style-name="ro1">
          <table:table-cell office:value-type="float" office:value="1.495962266012">
            <text:p>1.495962266</text:p>
          </table:table-cell>
          <table:table-cell/>
        </table:table-row>
        <table:table-row table:style-name="ro1">
          <table:table-cell office:value-type="float" office:value="1.50554701362951">
            <text:p>1.5055470136</text:p>
          </table:table-cell>
          <table:table-cell/>
        </table:table-row>
        <table:table-row table:style-name="ro1">
          <table:table-cell office:value-type="float" office:value="1.44338202308262">
            <text:p>1.4433820231</text:p>
          </table:table-cell>
          <table:table-cell/>
        </table:table-row>
        <table:table-row table:style-name="ro1">
          <table:table-cell office:value-type="float" office:value="1.47471715858739">
            <text:p>1.4747171586</text:p>
          </table:table-cell>
          <table:table-cell/>
        </table:table-row>
        <table:table-row table:style-name="ro1">
          <table:table-cell office:value-type="float" office:value="1.47705408895513">
            <text:p>1.477054089</text:p>
          </table:table-cell>
          <table:table-cell/>
        </table:table-row>
        <table:table-row table:style-name="ro1">
          <table:table-cell office:value-type="float" office:value="1.45244330554263">
            <text:p>1.4524433055</text:p>
          </table:table-cell>
          <table:table-cell/>
        </table:table-row>
        <table:table-row table:style-name="ro1">
          <table:table-cell office:value-type="float" office:value="1.46920118309359">
            <text:p>1.4692011831</text:p>
          </table:table-cell>
          <table:table-cell/>
        </table:table-row>
        <table:table-row table:style-name="ro1">
          <table:table-cell office:value-type="float" office:value="1.50510552299597">
            <text:p>1.505105523</text:p>
          </table:table-cell>
          <table:table-cell/>
        </table:table-row>
        <table:table-row table:style-name="ro1">
          <table:table-cell office:value-type="float" office:value="1.46611913201407">
            <text:p>1.466119132</text:p>
          </table:table-cell>
          <table:table-cell/>
        </table:table-row>
        <table:table-row table:style-name="ro1">
          <table:table-cell office:value-type="float" office:value="1.4821699185731">
            <text:p>1.4821699186</text:p>
          </table:table-cell>
          <table:table-cell/>
        </table:table-row>
        <table:table-row table:style-name="ro1">
          <table:table-cell office:value-type="float" office:value="1.40267827245025">
            <text:p>1.4026782725</text:p>
          </table:table-cell>
          <table:table-cell/>
        </table:table-row>
        <table:table-row table:style-name="ro1">
          <table:table-cell office:value-type="float" office:value="1.47985825501683">
            <text:p>1.479858255</text:p>
          </table:table-cell>
          <table:table-cell/>
        </table:table-row>
        <table:table-row table:style-name="ro1">
          <table:table-cell office:value-type="float" office:value="1.47065008987624">
            <text:p>1.4706500899</text:p>
          </table:table-cell>
          <table:table-cell/>
        </table:table-row>
        <table:table-row table:style-name="ro1">
          <table:table-cell office:value-type="float" office:value="1.55493743535293">
            <text:p>1.5549374354</text:p>
          </table:table-cell>
          <table:table-cell/>
        </table:table-row>
        <table:table-row table:style-name="ro1">
          <table:table-cell office:value-type="float" office:value="1.45199119807076">
            <text:p>1.4519911981</text:p>
          </table:table-cell>
          <table:table-cell/>
        </table:table-row>
        <table:table-row table:style-name="ro1">
          <table:table-cell office:value-type="float" office:value="1.50433453679867">
            <text:p>1.5043345368</text:p>
          </table:table-cell>
          <table:table-cell/>
        </table:table-row>
        <table:table-row table:style-name="ro1">
          <table:table-cell office:value-type="float" office:value="1.39396474704807">
            <text:p>1.393964747</text:p>
          </table:table-cell>
          <table:table-cell/>
        </table:table-row>
        <table:table-row table:style-name="ro1">
          <table:table-cell office:value-type="float" office:value="1.41943819933307">
            <text:p>1.4194381993</text:p>
          </table:table-cell>
          <table:table-cell/>
        </table:table-row>
        <table:table-row table:style-name="ro1">
          <table:table-cell office:value-type="float" office:value="1.53353122079335">
            <text:p>1.5335312208</text:p>
          </table:table-cell>
          <table:table-cell/>
        </table:table-row>
        <table:table-row table:style-name="ro1">
          <table:table-cell office:value-type="float" office:value="1.57024662747096">
            <text:p>1.5702466275</text:p>
          </table:table-cell>
          <table:table-cell/>
        </table:table-row>
        <table:table-row table:style-name="ro1">
          <table:table-cell office:value-type="float" office:value="1.42956041330382">
            <text:p>1.4295604133</text:p>
          </table:table-cell>
          <table:table-cell/>
        </table:table-row>
        <table:table-row table:style-name="ro1">
          <table:table-cell office:value-type="float" office:value="1.46256948758699">
            <text:p>1.4625694876</text:p>
          </table:table-cell>
          <table:table-cell/>
        </table:table-row>
        <table:table-row table:style-name="ro1">
          <table:table-cell office:value-type="float" office:value="1.54341515132989">
            <text:p>1.5434151513</text:p>
          </table:table-cell>
          <table:table-cell/>
        </table:table-row>
        <table:table-row table:style-name="ro1">
          <table:table-cell office:value-type="float" office:value="1.47527445445832">
            <text:p>1.4752744545</text:p>
          </table:table-cell>
          <table:table-cell/>
        </table:table-row>
        <table:table-row table:style-name="ro1">
          <table:table-cell office:value-type="float" office:value="1.52864264561665">
            <text:p>1.5286426456</text:p>
          </table:table-cell>
          <table:table-cell/>
        </table:table-row>
        <table:table-row table:style-name="ro1">
          <table:table-cell office:value-type="float" office:value="1.46885824097901">
            <text:p>1.468858241</text:p>
          </table:table-cell>
          <table:table-cell/>
        </table:table-row>
        <table:table-row table:style-name="ro1">
          <table:table-cell office:value-type="float" office:value="1.46991741739695">
            <text:p>1.4699174174</text:p>
          </table:table-cell>
          <table:table-cell/>
        </table:table-row>
        <table:table-row table:style-name="ro1">
          <table:table-cell office:value-type="float" office:value="1.53792411238736">
            <text:p>1.5379241124</text:p>
          </table:table-cell>
          <table:table-cell/>
        </table:table-row>
        <table:table-row table:style-name="ro1">
          <table:table-cell office:value-type="float" office:value="1.56029731749159">
            <text:p>1.5602973175</text:p>
          </table:table-cell>
          <table:table-cell/>
        </table:table-row>
        <table:table-row table:style-name="ro1">
          <table:table-cell office:value-type="float" office:value="1.42735174451156">
            <text:p>1.4273517445</text:p>
          </table:table-cell>
          <table:table-cell/>
        </table:table-row>
        <table:table-row table:style-name="ro1">
          <table:table-cell office:value-type="float" office:value="1.57492597107539">
            <text:p>1.5749259711</text:p>
          </table:table-cell>
          <table:table-cell/>
        </table:table-row>
        <table:table-row table:style-name="ro1">
          <table:table-cell office:value-type="float" office:value="1.51667588472637">
            <text:p>1.5166758847</text:p>
          </table:table-cell>
          <table:table-cell/>
        </table:table-row>
        <table:table-row table:style-name="ro1">
          <table:table-cell office:value-type="float" office:value="1.4581202059557">
            <text:p>1.458120206</text:p>
          </table:table-cell>
          <table:table-cell/>
        </table:table-row>
        <table:table-row table:style-name="ro1">
          <table:table-cell office:value-type="float" office:value="1.41117648372613">
            <text:p>1.4111764837</text:p>
          </table:table-cell>
          <table:table-cell/>
        </table:table-row>
        <table:table-row table:style-name="ro1">
          <table:table-cell office:value-type="float" office:value="1.56953685769434">
            <text:p>1.5695368577</text:p>
          </table:table-cell>
          <table:table-cell/>
        </table:table-row>
        <table:table-row table:style-name="ro1">
          <table:table-cell office:value-type="float" office:value="1.54314626106648">
            <text:p>1.5431462611</text:p>
          </table:table-cell>
          <table:table-cell/>
        </table:table-row>
        <table:table-row table:style-name="ro1">
          <table:table-cell office:value-type="float" office:value="1.33819961600383">
            <text:p>1.338199616</text:p>
          </table:table-cell>
          <table:table-cell/>
        </table:table-row>
        <table:table-row table:style-name="ro1">
          <table:table-cell office:value-type="float" office:value="1.38125296291018">
            <text:p>1.3812529629</text:p>
          </table:table-cell>
          <table:table-cell/>
        </table:table-row>
        <table:table-row table:style-name="ro1">
          <table:table-cell office:value-type="float" office:value="1.5525496294829">
            <text:p>1.5525496295</text:p>
          </table:table-cell>
          <table:table-cell/>
        </table:table-row>
        <table:table-row table:style-name="ro1">
          <table:table-cell office:value-type="float" office:value="1.45426214875507">
            <text:p>1.4542621488</text:p>
          </table:table-cell>
          <table:table-cell/>
        </table:table-row>
        <table:table-row table:style-name="ro1">
          <table:table-cell office:value-type="float" office:value="1.55792575371948">
            <text:p>1.5579257537</text:p>
          </table:table-cell>
          <table:table-cell/>
        </table:table-row>
        <table:table-row table:style-name="ro1">
          <table:table-cell office:value-type="float" office:value="1.57382532306609">
            <text:p>1.5738253231</text:p>
          </table:table-cell>
          <table:table-cell/>
        </table:table-row>
        <table:table-row table:style-name="ro1">
          <table:table-cell office:value-type="float" office:value="1.42036752631819">
            <text:p>1.4203675263</text:p>
          </table:table-cell>
          <table:table-cell/>
        </table:table-row>
        <table:table-row table:style-name="ro1">
          <table:table-cell office:value-type="float" office:value="1.50893044357168">
            <text:p>1.5089304436</text:p>
          </table:table-cell>
          <table:table-cell/>
        </table:table-row>
        <table:table-row table:style-name="ro1">
          <table:table-cell office:value-type="float" office:value="1.4618030987676">
            <text:p>1.4618030988</text:p>
          </table:table-cell>
          <table:table-cell/>
        </table:table-row>
        <table:table-row table:style-name="ro1">
          <table:table-cell office:value-type="float" office:value="1.47599309191648">
            <text:p>1.4759930919</text:p>
          </table:table-cell>
          <table:table-cell/>
        </table:table-row>
        <table:table-row table:style-name="ro1">
          <table:table-cell office:value-type="float" office:value="1.47152624202318">
            <text:p>1.471526242</text:p>
          </table:table-cell>
          <table:table-cell/>
        </table:table-row>
        <table:table-row table:style-name="ro1">
          <table:table-cell office:value-type="float" office:value="1.61348258330492">
            <text:p>1.6134825833</text:p>
          </table:table-cell>
          <table:table-cell/>
        </table:table-row>
        <table:table-row table:style-name="ro1">
          <table:table-cell office:value-type="float" office:value="1.46601495750887">
            <text:p>1.4660149575</text:p>
          </table:table-cell>
          <table:table-cell/>
        </table:table-row>
        <table:table-row table:style-name="ro1">
          <table:table-cell office:value-type="float" office:value="1.40608874738261">
            <text:p>1.4060887474</text:p>
          </table:table-cell>
          <table:table-cell/>
        </table:table-row>
        <table:table-row table:style-name="ro1">
          <table:table-cell office:value-type="float" office:value="1.46360545943577">
            <text:p>1.4636054594</text:p>
          </table:table-cell>
          <table:table-cell/>
        </table:table-row>
        <table:table-row table:style-name="ro1">
          <table:table-cell office:value-type="float" office:value="1.48169150699514">
            <text:p>1.481691507</text:p>
          </table:table-cell>
          <table:table-cell/>
        </table:table-row>
        <table:table-row table:style-name="ro1">
          <table:table-cell office:value-type="float" office:value="1.39175576778371">
            <text:p>1.3917557678</text:p>
          </table:table-cell>
          <table:table-cell/>
        </table:table-row>
        <table:table-row table:style-name="ro1">
          <table:table-cell office:value-type="float" office:value="1.53929453849237">
            <text:p>1.5392945385</text:p>
          </table:table-cell>
          <table:table-cell/>
        </table:table-row>
        <table:table-row table:style-name="ro1">
          <table:table-cell office:value-type="float" office:value="1.50916331872911">
            <text:p>1.5091633187</text:p>
          </table:table-cell>
          <table:table-cell/>
        </table:table-row>
        <table:table-row table:style-name="ro1">
          <table:table-cell office:value-type="float" office:value="1.51502257461045">
            <text:p>1.5150225746</text:p>
          </table:table-cell>
          <table:table-cell/>
        </table:table-row>
        <table:table-row table:style-name="ro1">
          <table:table-cell office:value-type="float" office:value="1.61438946268022">
            <text:p>1.6143894627</text:p>
          </table:table-cell>
          <table:table-cell/>
        </table:table-row>
        <table:table-row table:style-name="ro1">
          <table:table-cell office:value-type="float" office:value="1.54723752706626">
            <text:p>1.5472375271</text:p>
          </table:table-cell>
          <table:table-cell/>
        </table:table-row>
        <table:table-row table:style-name="ro1">
          <table:table-cell office:value-type="float" office:value="1.50793023101812">
            <text:p>1.507930231</text:p>
          </table:table-cell>
          <table:table-cell/>
        </table:table-row>
        <table:table-row table:style-name="ro1">
          <table:table-cell office:value-type="float" office:value="1.55575675958049">
            <text:p>1.5557567596</text:p>
          </table:table-cell>
          <table:table-cell/>
        </table:table-row>
        <table:table-row table:style-name="ro1">
          <table:table-cell office:value-type="float" office:value="1.59175227359779">
            <text:p>1.5917522736</text:p>
          </table:table-cell>
          <table:table-cell/>
        </table:table-row>
        <table:table-row table:style-name="ro1">
          <table:table-cell office:value-type="float" office:value="1.61279868783713">
            <text:p>1.6127986878</text:p>
          </table:table-cell>
          <table:table-cell/>
        </table:table-row>
        <table:table-row table:style-name="ro1">
          <table:table-cell office:value-type="float" office:value="1.49311065818352">
            <text:p>1.4931106582</text:p>
          </table:table-cell>
          <table:table-cell/>
        </table:table-row>
        <table:table-row table:style-name="ro1">
          <table:table-cell office:value-type="float" office:value="1.54190405896995">
            <text:p>1.541904059</text:p>
          </table:table-cell>
          <table:table-cell/>
        </table:table-row>
        <table:table-row table:style-name="ro1">
          <table:table-cell office:value-type="float" office:value="1.55618612493697">
            <text:p>1.5561861249</text:p>
          </table:table-cell>
          <table:table-cell/>
        </table:table-row>
        <table:table-row table:style-name="ro1">
          <table:table-cell office:value-type="float" office:value="1.61498624766585">
            <text:p>1.6149862477</text:p>
          </table:table-cell>
          <table:table-cell/>
        </table:table-row>
        <table:table-row table:style-name="ro1">
          <table:table-cell office:value-type="float" office:value="1.5166516110266">
            <text:p>1.516651611</text:p>
          </table:table-cell>
          <table:table-cell/>
        </table:table-row>
        <table:table-row table:style-name="ro1">
          <table:table-cell office:value-type="float" office:value="1.3866271015048">
            <text:p>1.3866271015</text:p>
          </table:table-cell>
          <table:table-cell/>
        </table:table-row>
        <table:table-row table:style-name="ro1">
          <table:table-cell office:value-type="float" office:value="1.49019572602037">
            <text:p>1.490195726</text:p>
          </table:table-cell>
          <table:table-cell/>
        </table:table-row>
        <table:table-row table:style-name="ro1">
          <table:table-cell office:value-type="float" office:value="1.38842632321334">
            <text:p>1.3884263232</text:p>
          </table:table-cell>
          <table:table-cell/>
        </table:table-row>
        <table:table-row table:style-name="ro1">
          <table:table-cell office:value-type="float" office:value="1.45738908288166">
            <text:p>1.4573890829</text:p>
          </table:table-cell>
          <table:table-cell/>
        </table:table-row>
        <table:table-row table:style-name="ro1">
          <table:table-cell office:value-type="float" office:value="1.5492202828368">
            <text:p>1.5492202828</text:p>
          </table:table-cell>
          <table:table-cell/>
        </table:table-row>
        <table:table-row table:style-name="ro1">
          <table:table-cell office:value-type="float" office:value="1.45610220521264">
            <text:p>1.4561022052</text:p>
          </table:table-cell>
          <table:table-cell/>
        </table:table-row>
        <table:table-row table:style-name="ro1">
          <table:table-cell office:value-type="float" office:value="1.47716067882094">
            <text:p>1.4771606788</text:p>
          </table:table-cell>
          <table:table-cell/>
        </table:table-row>
        <table:table-row table:style-name="ro1">
          <table:table-cell office:value-type="float" office:value="1.42677430756872">
            <text:p>1.4267743076</text:p>
          </table:table-cell>
          <table:table-cell/>
        </table:table-row>
        <table:table-row table:style-name="ro1">
          <table:table-cell office:value-type="float" office:value="1.54728105769028">
            <text:p>1.5472810577</text:p>
          </table:table-cell>
          <table:table-cell/>
        </table:table-row>
        <table:table-row table:style-name="ro1">
          <table:table-cell office:value-type="float" office:value="1.52582748220704">
            <text:p>1.5258274822</text:p>
          </table:table-cell>
          <table:table-cell/>
        </table:table-row>
        <table:table-row table:style-name="ro1">
          <table:table-cell office:value-type="float" office:value="1.47643537905061">
            <text:p>1.4764353791</text:p>
          </table:table-cell>
          <table:table-cell/>
        </table:table-row>
        <table:table-row table:style-name="ro1">
          <table:table-cell office:value-type="float" office:value="1.40458811382294">
            <text:p>1.4045881138</text:p>
          </table:table-cell>
          <table:table-cell/>
        </table:table-row>
        <table:table-row table:style-name="ro1">
          <table:table-cell office:value-type="float" office:value="1.5086494931149">
            <text:p>1.5086494931</text:p>
          </table:table-cell>
          <table:table-cell/>
        </table:table-row>
        <table:table-row table:style-name="ro1">
          <table:table-cell office:value-type="float" office:value="1.48579433273217">
            <text:p>1.4857943327</text:p>
          </table:table-cell>
          <table:table-cell/>
        </table:table-row>
        <table:table-row table:style-name="ro1">
          <table:table-cell office:value-type="float" office:value="1.47566921929428">
            <text:p>1.4756692193</text:p>
          </table:table-cell>
          <table:table-cell/>
        </table:table-row>
        <table:table-row table:style-name="ro1">
          <table:table-cell office:value-type="float" office:value="1.47601075905251">
            <text:p>1.4760107591</text:p>
          </table:table-cell>
          <table:table-cell/>
        </table:table-row>
        <table:table-row table:style-name="ro1">
          <table:table-cell office:value-type="float" office:value="1.46190625948692">
            <text:p>1.4619062595</text:p>
          </table:table-cell>
          <table:table-cell/>
        </table:table-row>
        <table:table-row table:style-name="ro1">
          <table:table-cell office:value-type="float" office:value="1.40483664117069">
            <text:p>1.4048366412</text:p>
          </table:table-cell>
          <table:table-cell/>
        </table:table-row>
        <table:table-row table:style-name="ro1">
          <table:table-cell office:value-type="float" office:value="1.46058815851946">
            <text:p>1.4605881585</text:p>
          </table:table-cell>
          <table:table-cell/>
        </table:table-row>
        <table:table-row table:style-name="ro1">
          <table:table-cell office:value-type="float" office:value="1.51300020466444">
            <text:p>1.5130002047</text:p>
          </table:table-cell>
          <table:table-cell/>
        </table:table-row>
        <table:table-row table:style-name="ro1">
          <table:table-cell office:value-type="float" office:value="1.46310373865215">
            <text:p>1.4631037387</text:p>
          </table:table-cell>
          <table:table-cell/>
        </table:table-row>
        <table:table-row table:style-name="ro1">
          <table:table-cell office:value-type="float" office:value="1.44769658128693">
            <text:p>1.4476965813</text:p>
          </table:table-cell>
          <table:table-cell/>
        </table:table-row>
        <table:table-row table:style-name="ro1">
          <table:table-cell office:value-type="float" office:value="1.38873424187656">
            <text:p>1.3887342419</text:p>
          </table:table-cell>
          <table:table-cell/>
        </table:table-row>
        <table:table-row table:style-name="ro1">
          <table:table-cell office:value-type="float" office:value="1.3926745711075">
            <text:p>1.3926745711</text:p>
          </table:table-cell>
          <table:table-cell/>
        </table:table-row>
        <table:table-row table:style-name="ro1">
          <table:table-cell office:value-type="float" office:value="1.52210133766849">
            <text:p>1.5221013377</text:p>
          </table:table-cell>
          <table:table-cell/>
        </table:table-row>
        <table:table-row table:style-name="ro1">
          <table:table-cell office:value-type="float" office:value="1.40519446034964">
            <text:p>1.4051944603</text:p>
          </table:table-cell>
          <table:table-cell/>
        </table:table-row>
        <table:table-row table:style-name="ro1">
          <table:table-cell office:value-type="float" office:value="1.39721765786613">
            <text:p>1.3972176579</text:p>
          </table:table-cell>
          <table:table-cell/>
        </table:table-row>
        <table:table-row table:style-name="ro1">
          <table:table-cell office:value-type="float" office:value="1.42843360651766">
            <text:p>1.4284336065</text:p>
          </table:table-cell>
          <table:table-cell/>
        </table:table-row>
        <table:table-row table:style-name="ro1">
          <table:table-cell office:value-type="float" office:value="1.47275894952122">
            <text:p>1.4727589495</text:p>
          </table:table-cell>
          <table:table-cell/>
        </table:table-row>
        <table:table-row table:style-name="ro1">
          <table:table-cell office:value-type="float" office:value="1.49475377162181">
            <text:p>1.4947537716</text:p>
          </table:table-cell>
          <table:table-cell/>
        </table:table-row>
        <table:table-row table:style-name="ro1">
          <table:table-cell office:value-type="float" office:value="1.47481063701602">
            <text:p>1.474810637</text:p>
          </table:table-cell>
          <table:table-cell/>
        </table:table-row>
        <table:table-row table:style-name="ro1">
          <table:table-cell office:value-type="float" office:value="1.39944349970424">
            <text:p>1.3994434997</text:p>
          </table:table-cell>
          <table:table-cell/>
        </table:table-row>
        <table:table-row table:style-name="ro1">
          <table:table-cell office:value-type="float" office:value="1.48242215935591">
            <text:p>1.4824221594</text:p>
          </table:table-cell>
          <table:table-cell/>
        </table:table-row>
        <table:table-row table:style-name="ro1">
          <table:table-cell office:value-type="float" office:value="1.51566772391033">
            <text:p>1.5156677239</text:p>
          </table:table-cell>
          <table:table-cell/>
        </table:table-row>
        <table:table-row table:style-name="ro1">
          <table:table-cell office:value-type="float" office:value="1.49756432567539">
            <text:p>1.4975643257</text:p>
          </table:table-cell>
          <table:table-cell/>
        </table:table-row>
        <table:table-row table:style-name="ro1">
          <table:table-cell office:value-type="float" office:value="1.49427950883481">
            <text:p>1.4942795088</text:p>
          </table:table-cell>
          <table:table-cell/>
        </table:table-row>
        <table:table-row table:style-name="ro1">
          <table:table-cell office:value-type="float" office:value="1.52409748538311">
            <text:p>1.5240974854</text:p>
          </table:table-cell>
          <table:table-cell/>
        </table:table-row>
        <table:table-row table:style-name="ro1">
          <table:table-cell office:value-type="float" office:value="1.33675615849581">
            <text:p>1.3367561585</text:p>
          </table:table-cell>
          <table:table-cell/>
        </table:table-row>
        <table:table-row table:style-name="ro1">
          <table:table-cell office:value-type="float" office:value="1.48407668373359">
            <text:p>1.4840766837</text:p>
          </table:table-cell>
          <table:table-cell/>
        </table:table-row>
        <table:table-row table:style-name="ro1">
          <table:table-cell office:value-type="float" office:value="1.38696277523405">
            <text:p>1.3869627752</text:p>
          </table:table-cell>
          <table:table-cell/>
        </table:table-row>
        <table:table-row table:style-name="ro1">
          <table:table-cell office:value-type="float" office:value="1.48027165544671">
            <text:p>1.4802716554</text:p>
          </table:table-cell>
          <table:table-cell/>
        </table:table-row>
        <table:table-row table:style-name="ro1">
          <table:table-cell office:value-type="float" office:value="1.50841953139717">
            <text:p>1.5084195314</text:p>
          </table:table-cell>
          <table:table-cell/>
        </table:table-row>
        <table:table-row table:style-name="ro1">
          <table:table-cell office:value-type="float" office:value="1.41285849751833">
            <text:p>1.4128584975</text:p>
          </table:table-cell>
          <table:table-cell/>
        </table:table-row>
        <table:table-row table:style-name="ro1">
          <table:table-cell office:value-type="float" office:value="1.44385437312714">
            <text:p>1.4438543731</text:p>
          </table:table-cell>
          <table:table-cell/>
        </table:table-row>
        <table:table-row table:style-name="ro1">
          <table:table-cell office:value-type="float" office:value="1.50768064198004">
            <text:p>1.507680642</text:p>
          </table:table-cell>
          <table:table-cell/>
        </table:table-row>
        <table:table-row table:style-name="ro1">
          <table:table-cell office:value-type="float" office:value="1.42262644434333">
            <text:p>1.4226264443</text:p>
          </table:table-cell>
          <table:table-cell/>
        </table:table-row>
        <table:table-row table:style-name="ro1">
          <table:table-cell office:value-type="float" office:value="1.58310599765942">
            <text:p>1.5831059977</text:p>
          </table:table-cell>
          <table:table-cell/>
        </table:table-row>
        <table:table-row table:style-name="ro1">
          <table:table-cell office:value-type="float" office:value="1.4637257416902">
            <text:p>1.4637257417</text:p>
          </table:table-cell>
          <table:table-cell/>
        </table:table-row>
        <table:table-row table:style-name="ro1">
          <table:table-cell office:value-type="float" office:value="1.49407793163579">
            <text:p>1.4940779316</text:p>
          </table:table-cell>
          <table:table-cell/>
        </table:table-row>
        <table:table-row table:style-name="ro1">
          <table:table-cell office:value-type="float" office:value="1.40784591992707">
            <text:p>1.4078459199</text:p>
          </table:table-cell>
          <table:table-cell/>
        </table:table-row>
        <table:table-row table:style-name="ro1">
          <table:table-cell office:value-type="float" office:value="1.55973023409376">
            <text:p>1.5597302341</text:p>
          </table:table-cell>
          <table:table-cell/>
        </table:table-row>
        <table:table-row table:style-name="ro1">
          <table:table-cell office:value-type="float" office:value="1.46420535444379">
            <text:p>1.4642053544</text:p>
          </table:table-cell>
          <table:table-cell/>
        </table:table-row>
        <table:table-row table:style-name="ro1">
          <table:table-cell office:value-type="float" office:value="1.62157754026106">
            <text:p>1.6215775403</text:p>
          </table:table-cell>
          <table:table-cell/>
        </table:table-row>
        <table:table-row table:style-name="ro1">
          <table:table-cell office:value-type="float" office:value="1.45604641013429">
            <text:p>1.4560464101</text:p>
          </table:table-cell>
          <table:table-cell/>
        </table:table-row>
        <table:table-row table:style-name="ro1">
          <table:table-cell office:value-type="float" office:value="1.57436769105544">
            <text:p>1.5743676911</text:p>
          </table:table-cell>
          <table:table-cell/>
        </table:table-row>
        <table:table-row table:style-name="ro1">
          <table:table-cell office:value-type="float" office:value="1.53050321805935">
            <text:p>1.5305032181</text:p>
          </table:table-cell>
          <table:table-cell/>
        </table:table-row>
        <table:table-row table:style-name="ro1">
          <table:table-cell office:value-type="float" office:value="1.48846500039646">
            <text:p>1.4884650004</text:p>
          </table:table-cell>
          <table:table-cell/>
        </table:table-row>
        <table:table-row table:style-name="ro1">
          <table:table-cell office:value-type="float" office:value="1.45439047241968">
            <text:p>1.4543904724</text:p>
          </table:table-cell>
          <table:table-cell/>
        </table:table-row>
        <table:table-row table:style-name="ro1">
          <table:table-cell office:value-type="float" office:value="1.55461500539124">
            <text:p>1.5546150054</text:p>
          </table:table-cell>
          <table:table-cell/>
        </table:table-row>
        <table:table-row table:style-name="ro1">
          <table:table-cell office:value-type="float" office:value="1.51195519081486">
            <text:p>1.5119551908</text:p>
          </table:table-cell>
          <table:table-cell/>
        </table:table-row>
        <table:table-row table:style-name="ro1">
          <table:table-cell office:value-type="float" office:value="1.44196213770448">
            <text:p>1.4419621377</text:p>
          </table:table-cell>
          <table:table-cell/>
        </table:table-row>
        <table:table-row table:style-name="ro1">
          <table:table-cell office:value-type="float" office:value="1.35140123075066">
            <text:p>1.3514012308</text:p>
          </table:table-cell>
          <table:table-cell/>
        </table:table-row>
        <table:table-row table:style-name="ro1">
          <table:table-cell office:value-type="float" office:value="1.52394347532777">
            <text:p>1.5239434753</text:p>
          </table:table-cell>
          <table:table-cell/>
        </table:table-row>
        <table:table-row table:style-name="ro1">
          <table:table-cell office:value-type="float" office:value="1.60112655060154">
            <text:p>1.6011265506</text:p>
          </table:table-cell>
          <table:table-cell/>
        </table:table-row>
        <table:table-row table:style-name="ro1">
          <table:table-cell office:value-type="float" office:value="1.56267494398263">
            <text:p>1.562674944</text:p>
          </table:table-cell>
          <table:table-cell/>
        </table:table-row>
        <table:table-row table:style-name="ro1">
          <table:table-cell office:value-type="float" office:value="1.59722292077718">
            <text:p>1.5972229208</text:p>
          </table:table-cell>
          <table:table-cell/>
        </table:table-row>
        <table:table-row table:style-name="ro1">
          <table:table-cell office:value-type="float" office:value="1.43560765937942">
            <text:p>1.4356076594</text:p>
          </table:table-cell>
          <table:table-cell/>
        </table:table-row>
        <table:table-row table:style-name="ro1">
          <table:table-cell office:value-type="float" office:value="1.42014048564022">
            <text:p>1.4201404856</text:p>
          </table:table-cell>
          <table:table-cell/>
        </table:table-row>
        <table:table-row table:style-name="ro1">
          <table:table-cell office:value-type="float" office:value="1.3391047540972">
            <text:p>1.3391047541</text:p>
          </table:table-cell>
          <table:table-cell/>
        </table:table-row>
        <table:table-row table:style-name="ro1">
          <table:table-cell office:value-type="float" office:value="1.45909601375877">
            <text:p>1.4590960138</text:p>
          </table:table-cell>
          <table:table-cell/>
        </table:table-row>
        <table:table-row table:style-name="ro1">
          <table:table-cell office:value-type="float" office:value="1.44456671020052">
            <text:p>1.4445667102</text:p>
          </table:table-cell>
          <table:table-cell/>
        </table:table-row>
        <table:table-row table:style-name="ro1">
          <table:table-cell office:value-type="float" office:value="1.46994142569447">
            <text:p>1.4699414257</text:p>
          </table:table-cell>
          <table:table-cell/>
        </table:table-row>
        <table:table-row table:style-name="ro1">
          <table:table-cell office:value-type="float" office:value="1.45783991011802">
            <text:p>1.4578399101</text:p>
          </table:table-cell>
          <table:table-cell/>
        </table:table-row>
        <table:table-row table:style-name="ro1">
          <table:table-cell office:value-type="float" office:value="1.48688490207881">
            <text:p>1.4868849021</text:p>
          </table:table-cell>
          <table:table-cell/>
        </table:table-row>
        <table:table-row table:style-name="ro1">
          <table:table-cell office:value-type="float" office:value="1.46863758089579">
            <text:p>1.4686375809</text:p>
          </table:table-cell>
          <table:table-cell/>
        </table:table-row>
        <table:table-row table:style-name="ro1">
          <table:table-cell office:value-type="float" office:value="1.48850760265616">
            <text:p>1.4885076027</text:p>
          </table:table-cell>
          <table:table-cell/>
        </table:table-row>
        <table:table-row table:style-name="ro1">
          <table:table-cell office:value-type="float" office:value="1.46314924136712">
            <text:p>1.4631492414</text:p>
          </table:table-cell>
          <table:table-cell/>
        </table:table-row>
        <table:table-row table:style-name="ro1">
          <table:table-cell office:value-type="float" office:value="1.39341789230178">
            <text:p>1.3934178923</text:p>
          </table:table-cell>
          <table:table-cell/>
        </table:table-row>
        <table:table-row table:style-name="ro1">
          <table:table-cell office:value-type="float" office:value="1.44088345508964">
            <text:p>1.4408834551</text:p>
          </table:table-cell>
          <table:table-cell/>
        </table:table-row>
        <table:table-row table:style-name="ro1">
          <table:table-cell office:value-type="float" office:value="1.34180497894026">
            <text:p>1.3418049789</text:p>
          </table:table-cell>
          <table:table-cell/>
        </table:table-row>
        <table:table-row table:style-name="ro1">
          <table:table-cell office:value-type="float" office:value="1.44781500712037">
            <text:p>1.4478150071</text:p>
          </table:table-cell>
          <table:table-cell/>
        </table:table-row>
        <table:table-row table:style-name="ro1">
          <table:table-cell office:value-type="float" office:value="1.5132520381082">
            <text:p>1.5132520381</text:p>
          </table:table-cell>
          <table:table-cell/>
        </table:table-row>
        <table:table-row table:style-name="ro1">
          <table:table-cell office:value-type="float" office:value="1.49873543730662">
            <text:p>1.4987354373</text:p>
          </table:table-cell>
          <table:table-cell/>
        </table:table-row>
        <table:table-row table:style-name="ro1">
          <table:table-cell office:value-type="float" office:value="1.51407640875499">
            <text:p>1.5140764088</text:p>
          </table:table-cell>
          <table:table-cell/>
        </table:table-row>
        <table:table-row table:style-name="ro1">
          <table:table-cell office:value-type="float" office:value="1.45804730269615">
            <text:p>1.4580473027</text:p>
          </table:table-cell>
          <table:table-cell/>
        </table:table-row>
        <table:table-row table:style-name="ro1">
          <table:table-cell office:value-type="float" office:value="1.50772255983907">
            <text:p>1.5077225598</text:p>
          </table:table-cell>
          <table:table-cell/>
        </table:table-row>
        <table:table-row table:style-name="ro1">
          <table:table-cell office:value-type="float" office:value="1.49503437632932">
            <text:p>1.4950343763</text:p>
          </table:table-cell>
          <table:table-cell/>
        </table:table-row>
        <table:table-row table:style-name="ro1">
          <table:table-cell office:value-type="float" office:value="1.43125815225058">
            <text:p>1.4312581523</text:p>
          </table:table-cell>
          <table:table-cell/>
        </table:table-row>
        <table:table-row table:style-name="ro1">
          <table:table-cell office:value-type="float" office:value="1.41525678558372">
            <text:p>1.4152567856</text:p>
          </table:table-cell>
          <table:table-cell/>
        </table:table-row>
        <table:table-row table:style-name="ro1">
          <table:table-cell office:value-type="float" office:value="1.55153334035635">
            <text:p>1.5515333404</text:p>
          </table:table-cell>
          <table:table-cell/>
        </table:table-row>
        <table:table-row table:style-name="ro1">
          <table:table-cell office:value-type="float" office:value="1.62042122594523">
            <text:p>1.6204212259</text:p>
          </table:table-cell>
          <table:table-cell/>
        </table:table-row>
        <table:table-row table:style-name="ro1">
          <table:table-cell office:value-type="float" office:value="1.52560902952435">
            <text:p>1.5256090295</text:p>
          </table:table-cell>
          <table:table-cell/>
        </table:table-row>
        <table:table-row table:style-name="ro1">
          <table:table-cell office:value-type="float" office:value="1.36571509083615">
            <text:p>1.3657150908</text:p>
          </table:table-cell>
          <table:table-cell/>
        </table:table-row>
        <table:table-row table:style-name="ro1">
          <table:table-cell office:value-type="float" office:value="1.36549740359283">
            <text:p>1.3654974036</text:p>
          </table:table-cell>
          <table:table-cell/>
        </table:table-row>
        <table:table-row table:style-name="ro1">
          <table:table-cell office:value-type="float" office:value="1.48047256248502">
            <text:p>1.4804725625</text:p>
          </table:table-cell>
          <table:table-cell/>
        </table:table-row>
        <table:table-row table:style-name="ro1">
          <table:table-cell office:value-type="float" office:value="1.51693768372894">
            <text:p>1.5169376837</text:p>
          </table:table-cell>
          <table:table-cell/>
        </table:table-row>
        <table:table-row table:style-name="ro1">
          <table:table-cell office:value-type="float" office:value="1.56323434346071">
            <text:p>1.5632343435</text:p>
          </table:table-cell>
          <table:table-cell/>
        </table:table-row>
        <table:table-row table:style-name="ro1">
          <table:table-cell office:value-type="float" office:value="1.52483727337773">
            <text:p>1.5248372734</text:p>
          </table:table-cell>
          <table:table-cell/>
        </table:table-row>
        <table:table-row table:style-name="ro1">
          <table:table-cell office:value-type="float" office:value="1.51975502250664">
            <text:p>1.5197550225</text:p>
          </table:table-cell>
          <table:table-cell/>
        </table:table-row>
        <table:table-row table:style-name="ro1">
          <table:table-cell office:value-type="float" office:value="1.51965614221443">
            <text:p>1.5196561422</text:p>
          </table:table-cell>
          <table:table-cell/>
        </table:table-row>
        <table:table-row table:style-name="ro1">
          <table:table-cell office:value-type="float" office:value="1.51487995061231">
            <text:p>1.5148799506</text:p>
          </table:table-cell>
          <table:table-cell/>
        </table:table-row>
        <table:table-row table:style-name="ro1">
          <table:table-cell office:value-type="float" office:value="1.37559204094358">
            <text:p>1.3755920409</text:p>
          </table:table-cell>
          <table:table-cell/>
        </table:table-row>
        <table:table-row table:style-name="ro1">
          <table:table-cell office:value-type="float" office:value="1.46992341110148">
            <text:p>1.4699234111</text:p>
          </table:table-cell>
          <table:table-cell/>
        </table:table-row>
        <table:table-row table:style-name="ro1">
          <table:table-cell office:value-type="float" office:value="1.45591949106617">
            <text:p>1.4559194911</text:p>
          </table:table-cell>
          <table:table-cell/>
        </table:table-row>
        <table:table-row table:style-name="ro1">
          <table:table-cell office:value-type="float" office:value="1.47756651432887">
            <text:p>1.4775665143</text:p>
          </table:table-cell>
          <table:table-cell/>
        </table:table-row>
        <table:table-row table:style-name="ro1">
          <table:table-cell office:value-type="float" office:value="1.38206522847836">
            <text:p>1.3820652285</text:p>
          </table:table-cell>
          <table:table-cell/>
        </table:table-row>
        <table:table-row table:style-name="ro1">
          <table:table-cell office:value-type="float" office:value="1.45438482831562">
            <text:p>1.4543848283</text:p>
          </table:table-cell>
          <table:table-cell/>
        </table:table-row>
        <table:table-row table:style-name="ro1">
          <table:table-cell office:value-type="float" office:value="1.5085705809189">
            <text:p>1.5085705809</text:p>
          </table:table-cell>
          <table:table-cell/>
        </table:table-row>
        <table:table-row table:style-name="ro1">
          <table:table-cell office:value-type="float" office:value="1.51766661916103">
            <text:p>1.5176666192</text:p>
          </table:table-cell>
          <table:table-cell/>
        </table:table-row>
        <table:table-row table:style-name="ro1">
          <table:table-cell office:value-type="float" office:value="1.46824838416503">
            <text:p>1.4682483842</text:p>
          </table:table-cell>
          <table:table-cell/>
        </table:table-row>
        <table:table-row table:style-name="ro1">
          <table:table-cell office:value-type="float" office:value="1.5113032494135">
            <text:p>1.5113032494</text:p>
          </table:table-cell>
          <table:table-cell/>
        </table:table-row>
        <table:table-row table:style-name="ro1">
          <table:table-cell office:value-type="float" office:value="1.47454816551225">
            <text:p>1.4745481655</text:p>
          </table:table-cell>
          <table:table-cell/>
        </table:table-row>
        <table:table-row table:style-name="ro1">
          <table:table-cell office:value-type="float" office:value="1.36792667854421">
            <text:p>1.3679266785</text:p>
          </table:table-cell>
          <table:table-cell/>
        </table:table-row>
        <table:table-row table:style-name="ro1">
          <table:table-cell office:value-type="float" office:value="1.53712892206123">
            <text:p>1.5371289221</text:p>
          </table:table-cell>
          <table:table-cell/>
        </table:table-row>
        <table:table-row table:style-name="ro1">
          <table:table-cell office:value-type="float" office:value="1.37397568861792">
            <text:p>1.3739756886</text:p>
          </table:table-cell>
          <table:table-cell/>
        </table:table-row>
        <table:table-row table:style-name="ro1">
          <table:table-cell office:value-type="float" office:value="1.50454808250099">
            <text:p>1.5045480825</text:p>
          </table:table-cell>
          <table:table-cell/>
        </table:table-row>
        <table:table-row table:style-name="ro1">
          <table:table-cell office:value-type="float" office:value="1.53005610842158">
            <text:p>1.5300561084</text:p>
          </table:table-cell>
          <table:table-cell/>
        </table:table-row>
        <table:table-row table:style-name="ro1">
          <table:table-cell office:value-type="float" office:value="1.43810493665051">
            <text:p>1.4381049367</text:p>
          </table:table-cell>
          <table:table-cell/>
        </table:table-row>
        <table:table-row table:style-name="ro1">
          <table:table-cell office:value-type="float" office:value="1.4713482457287">
            <text:p>1.4713482457</text:p>
          </table:table-cell>
          <table:table-cell/>
        </table:table-row>
        <table:table-row table:style-name="ro1">
          <table:table-cell office:value-type="float" office:value="1.45801659961086">
            <text:p>1.4580165996</text:p>
          </table:table-cell>
          <table:table-cell/>
        </table:table-row>
        <table:table-row table:style-name="ro1">
          <table:table-cell office:value-type="float" office:value="1.45619090110921">
            <text:p>1.4561909011</text:p>
          </table:table-cell>
          <table:table-cell/>
        </table:table-row>
        <table:table-row table:style-name="ro1">
          <table:table-cell office:value-type="float" office:value="1.52833530951393">
            <text:p>1.5283353095</text:p>
          </table:table-cell>
          <table:table-cell/>
        </table:table-row>
        <table:table-row table:style-name="ro1">
          <table:table-cell office:value-type="float" office:value="1.46656665401298">
            <text:p>1.466566654</text:p>
          </table:table-cell>
          <table:table-cell/>
        </table:table-row>
        <table:table-row table:style-name="ro1">
          <table:table-cell office:value-type="float" office:value="1.56309493376627">
            <text:p>1.5630949338</text:p>
          </table:table-cell>
          <table:table-cell/>
        </table:table-row>
        <table:table-row table:style-name="ro1">
          <table:table-cell office:value-type="float" office:value="1.45100724399331">
            <text:p>1.451007244</text:p>
          </table:table-cell>
          <table:table-cell/>
        </table:table-row>
        <table:table-row table:style-name="ro1">
          <table:table-cell office:value-type="float" office:value="1.45778924116626">
            <text:p>1.4577892412</text:p>
          </table:table-cell>
          <table:table-cell/>
        </table:table-row>
        <table:table-row table:style-name="ro1">
          <table:table-cell office:value-type="float" office:value="1.35893164853544">
            <text:p>1.3589316485</text:p>
          </table:table-cell>
          <table:table-cell/>
        </table:table-row>
        <table:table-row table:style-name="ro1">
          <table:table-cell office:value-type="float" office:value="1.44602244483676">
            <text:p>1.4460224448</text:p>
          </table:table-cell>
          <table:table-cell/>
        </table:table-row>
        <table:table-row table:style-name="ro1">
          <table:table-cell office:value-type="float" office:value="1.43931267870869">
            <text:p>1.4393126787</text:p>
          </table:table-cell>
          <table:table-cell/>
        </table:table-row>
        <table:table-row table:style-name="ro1">
          <table:table-cell office:value-type="float" office:value="1.46138339702907">
            <text:p>1.461383397</text:p>
          </table:table-cell>
          <table:table-cell/>
        </table:table-row>
        <table:table-row table:style-name="ro1">
          <table:table-cell office:value-type="float" office:value="1.51183605526201">
            <text:p>1.5118360553</text:p>
          </table:table-cell>
          <table:table-cell/>
        </table:table-row>
        <table:table-row table:style-name="ro1">
          <table:table-cell office:value-type="float" office:value="1.47894931842398">
            <text:p>1.4789493184</text:p>
          </table:table-cell>
          <table:table-cell/>
        </table:table-row>
        <table:table-row table:style-name="ro1">
          <table:table-cell office:value-type="float" office:value="1.49916965220281">
            <text:p>1.4991696522</text:p>
          </table:table-cell>
          <table:table-cell/>
        </table:table-row>
        <table:table-row table:style-name="ro1">
          <table:table-cell office:value-type="float" office:value="1.39056490330033">
            <text:p>1.3905649033</text:p>
          </table:table-cell>
          <table:table-cell/>
        </table:table-row>
        <table:table-row table:style-name="ro1">
          <table:table-cell office:value-type="float" office:value="1.50696881470066">
            <text:p>1.5069688147</text:p>
          </table:table-cell>
          <table:table-cell/>
        </table:table-row>
        <table:table-row table:style-name="ro1">
          <table:table-cell office:value-type="float" office:value="1.37153694382831">
            <text:p>1.3715369438</text:p>
          </table:table-cell>
          <table:table-cell/>
        </table:table-row>
        <table:table-row table:style-name="ro1">
          <table:table-cell office:value-type="float" office:value="1.45572415298636">
            <text:p>1.455724153</text:p>
          </table:table-cell>
          <table:table-cell/>
        </table:table-row>
        <table:table-row table:style-name="ro1">
          <table:table-cell office:value-type="float" office:value="1.47604567095928">
            <text:p>1.476045671</text:p>
          </table:table-cell>
          <table:table-cell/>
        </table:table-row>
        <table:table-row table:style-name="ro1">
          <table:table-cell office:value-type="float" office:value="1.55054050038693">
            <text:p>1.5505405004</text:p>
          </table:table-cell>
          <table:table-cell/>
        </table:table-row>
        <table:table-row table:style-name="ro1">
          <table:table-cell office:value-type="float" office:value="1.4482329175166">
            <text:p>1.4482329175</text:p>
          </table:table-cell>
          <table:table-cell/>
        </table:table-row>
        <table:table-row table:style-name="ro1">
          <table:table-cell office:value-type="float" office:value="1.39642262642078">
            <text:p>1.3964226264</text:p>
          </table:table-cell>
          <table:table-cell/>
        </table:table-row>
        <table:table-row table:style-name="ro1">
          <table:table-cell office:value-type="float" office:value="1.45704430477367">
            <text:p>1.4570443048</text:p>
          </table:table-cell>
          <table:table-cell/>
        </table:table-row>
        <table:table-row table:style-name="ro1">
          <table:table-cell office:value-type="float" office:value="1.42539025619402">
            <text:p>1.4253902562</text:p>
          </table:table-cell>
          <table:table-cell/>
        </table:table-row>
        <table:table-row table:style-name="ro1">
          <table:table-cell office:value-type="float" office:value="1.46529039407697">
            <text:p>1.4652903941</text:p>
          </table:table-cell>
          <table:table-cell/>
        </table:table-row>
        <table:table-row table:style-name="ro1">
          <table:table-cell office:value-type="float" office:value="1.38765864897575">
            <text:p>1.387658649</text:p>
          </table:table-cell>
          <table:table-cell/>
        </table:table-row>
        <table:table-row table:style-name="ro1">
          <table:table-cell office:value-type="float" office:value="1.40371947536134">
            <text:p>1.4037194754</text:p>
          </table:table-cell>
          <table:table-cell/>
        </table:table-row>
        <table:table-row table:style-name="ro1">
          <table:table-cell office:value-type="float" office:value="1.5114395570831">
            <text:p>1.5114395571</text:p>
          </table:table-cell>
          <table:table-cell/>
        </table:table-row>
        <table:table-row table:style-name="ro1">
          <table:table-cell office:value-type="float" office:value="1.40020341524715">
            <text:p>1.4002034152</text:p>
          </table:table-cell>
          <table:table-cell/>
        </table:table-row>
        <table:table-row table:style-name="ro1">
          <table:table-cell office:value-type="float" office:value="1.53744932614114">
            <text:p>1.5374493261</text:p>
          </table:table-cell>
          <table:table-cell/>
        </table:table-row>
        <table:table-row table:style-name="ro1">
          <table:table-cell office:value-type="float" office:value="1.52867971489975">
            <text:p>1.5286797149</text:p>
          </table:table-cell>
          <table:table-cell/>
        </table:table-row>
        <table:table-row table:style-name="ro1">
          <table:table-cell office:value-type="float" office:value="1.35179232597532">
            <text:p>1.351792326</text:p>
          </table:table-cell>
          <table:table-cell/>
        </table:table-row>
        <table:table-row table:style-name="ro1">
          <table:table-cell office:value-type="float" office:value="1.4630813277493">
            <text:p>1.4630813277</text:p>
          </table:table-cell>
          <table:table-cell/>
        </table:table-row>
        <table:table-row table:style-name="ro1">
          <table:table-cell office:value-type="float" office:value="1.57383582163968">
            <text:p>1.5738358216</text:p>
          </table:table-cell>
          <table:table-cell/>
        </table:table-row>
        <table:table-row table:style-name="ro1">
          <table:table-cell office:value-type="float" office:value="1.58380119427942">
            <text:p>1.5838011943</text:p>
          </table:table-cell>
          <table:table-cell/>
        </table:table-row>
        <table:table-row table:style-name="ro1">
          <table:table-cell office:value-type="float" office:value="1.46733380080851">
            <text:p>1.4673338008</text:p>
          </table:table-cell>
          <table:table-cell/>
        </table:table-row>
        <table:table-row table:style-name="ro1">
          <table:table-cell office:value-type="float" office:value="1.5041984332014">
            <text:p>1.5041984332</text:p>
          </table:table-cell>
          <table:table-cell/>
        </table:table-row>
        <table:table-row table:style-name="ro1">
          <table:table-cell office:value-type="float" office:value="1.47420937362788">
            <text:p>1.4742093736</text:p>
          </table:table-cell>
          <table:table-cell/>
        </table:table-row>
        <table:table-row table:style-name="ro1">
          <table:table-cell office:value-type="float" office:value="1.49549363127772">
            <text:p>1.4954936313</text:p>
          </table:table-cell>
          <table:table-cell/>
        </table:table-row>
        <table:table-row table:style-name="ro1">
          <table:table-cell office:value-type="float" office:value="1.4026148388554">
            <text:p>1.4026148389</text:p>
          </table:table-cell>
          <table:table-cell/>
        </table:table-row>
        <table:table-row table:style-name="ro1">
          <table:table-cell office:value-type="float" office:value="1.45182812431924">
            <text:p>1.4518281243</text:p>
          </table:table-cell>
          <table:table-cell/>
        </table:table-row>
        <table:table-row table:style-name="ro1">
          <table:table-cell office:value-type="float" office:value="1.45322986750605">
            <text:p>1.4532298675</text:p>
          </table:table-cell>
          <table:table-cell/>
        </table:table-row>
        <table:table-row table:style-name="ro1">
          <table:table-cell office:value-type="float" office:value="1.42972733987224">
            <text:p>1.4297273399</text:p>
          </table:table-cell>
          <table:table-cell/>
        </table:table-row>
        <table:table-row table:style-name="ro1">
          <table:table-cell office:value-type="float" office:value="1.55055858319739">
            <text:p>1.5505585832</text:p>
          </table:table-cell>
          <table:table-cell/>
        </table:table-row>
        <table:table-row table:style-name="ro1">
          <table:table-cell office:value-type="float" office:value="1.44478330869225">
            <text:p>1.4447833087</text:p>
          </table:table-cell>
          <table:table-cell/>
        </table:table-row>
        <table:table-row table:style-name="ro1">
          <table:table-cell office:value-type="float" office:value="1.52965933696643">
            <text:p>1.529659337</text:p>
          </table:table-cell>
          <table:table-cell/>
        </table:table-row>
        <table:table-row table:style-name="ro1">
          <table:table-cell office:value-type="float" office:value="1.51635029946563">
            <text:p>1.5163502995</text:p>
          </table:table-cell>
          <table:table-cell/>
        </table:table-row>
        <table:table-row table:style-name="ro1">
          <table:table-cell office:value-type="float" office:value="1.42460822100724">
            <text:p>1.424608221</text:p>
          </table:table-cell>
          <table:table-cell/>
        </table:table-row>
        <table:table-row table:style-name="ro1">
          <table:table-cell office:value-type="float" office:value="1.42994151644831">
            <text:p>1.4299415164</text:p>
          </table:table-cell>
          <table:table-cell/>
        </table:table-row>
        <table:table-row table:style-name="ro1">
          <table:table-cell office:value-type="float" office:value="1.51144650312443">
            <text:p>1.5114465031</text:p>
          </table:table-cell>
          <table:table-cell/>
        </table:table-row>
        <table:table-row table:style-name="ro1">
          <table:table-cell office:value-type="float" office:value="1.40474177832835">
            <text:p>1.4047417783</text:p>
          </table:table-cell>
          <table:table-cell/>
        </table:table-row>
        <table:table-row table:style-name="ro1">
          <table:table-cell office:value-type="float" office:value="1.41631577440215">
            <text:p>1.4163157744</text:p>
          </table:table-cell>
          <table:table-cell/>
        </table:table-row>
        <table:table-row table:style-name="ro1">
          <table:table-cell office:value-type="float" office:value="1.49995923080088">
            <text:p>1.4999592308</text:p>
          </table:table-cell>
          <table:table-cell/>
        </table:table-row>
        <table:table-row table:style-name="ro1">
          <table:table-cell office:value-type="float" office:value="1.50571209388903">
            <text:p>1.5057120939</text:p>
          </table:table-cell>
          <table:table-cell/>
        </table:table-row>
        <table:table-row table:style-name="ro1">
          <table:table-cell office:value-type="float" office:value="1.4954471214795">
            <text:p>1.4954471215</text:p>
          </table:table-cell>
          <table:table-cell/>
        </table:table-row>
        <table:table-row table:style-name="ro1">
          <table:table-cell office:value-type="float" office:value="1.47574978079239">
            <text:p>1.4757497808</text:p>
          </table:table-cell>
          <table:table-cell/>
        </table:table-row>
        <table:table-row table:style-name="ro1">
          <table:table-cell office:value-type="float" office:value="1.4166653559181">
            <text:p>1.4166653559</text:p>
          </table:table-cell>
          <table:table-cell/>
        </table:table-row>
        <table:table-row table:style-name="ro1">
          <table:table-cell office:value-type="float" office:value="1.47926089491438">
            <text:p>1.4792608949</text:p>
          </table:table-cell>
          <table:table-cell/>
        </table:table-row>
        <table:table-row table:style-name="ro1">
          <table:table-cell office:value-type="float" office:value="1.42627976017116">
            <text:p>1.4262797602</text:p>
          </table:table-cell>
          <table:table-cell/>
        </table:table-row>
        <table:table-row table:style-name="ro1">
          <table:table-cell office:value-type="float" office:value="1.53885505892578">
            <text:p>1.5388550589</text:p>
          </table:table-cell>
          <table:table-cell/>
        </table:table-row>
        <table:table-row table:style-name="ro1">
          <table:table-cell office:value-type="float" office:value="1.40534620212163">
            <text:p>1.4053462021</text:p>
          </table:table-cell>
          <table:table-cell/>
        </table:table-row>
        <table:table-row table:style-name="ro1">
          <table:table-cell office:value-type="float" office:value="1.55734106846131">
            <text:p>1.5573410685</text:p>
          </table:table-cell>
          <table:table-cell/>
        </table:table-row>
        <table:table-row table:style-name="ro1">
          <table:table-cell office:value-type="float" office:value="1.56624997773979">
            <text:p>1.5662499777</text:p>
          </table:table-cell>
          <table:table-cell/>
        </table:table-row>
        <table:table-row table:style-name="ro1">
          <table:table-cell office:value-type="float" office:value="1.53664730844542">
            <text:p>1.5366473084</text:p>
          </table:table-cell>
          <table:table-cell/>
        </table:table-row>
        <table:table-row table:style-name="ro1">
          <table:table-cell office:value-type="float" office:value="1.47175662625754">
            <text:p>1.4717566263</text:p>
          </table:table-cell>
          <table:table-cell/>
        </table:table-row>
        <table:table-row table:style-name="ro1">
          <table:table-cell office:value-type="float" office:value="1.52930212879294">
            <text:p>1.5293021288</text:p>
          </table:table-cell>
          <table:table-cell/>
        </table:table-row>
        <table:table-row table:style-name="ro1">
          <table:table-cell office:value-type="float" office:value="1.46729091955996">
            <text:p>1.4672909196</text:p>
          </table:table-cell>
          <table:table-cell/>
        </table:table-row>
        <table:table-row table:style-name="ro1">
          <table:table-cell office:value-type="float" office:value="1.31839363153912">
            <text:p>1.3183936315</text:p>
          </table:table-cell>
          <table:table-cell/>
        </table:table-row>
        <table:table-row table:style-name="ro1">
          <table:table-cell office:value-type="float" office:value="1.44013121600957">
            <text:p>1.440131216</text:p>
          </table:table-cell>
          <table:table-cell/>
        </table:table-row>
        <table:table-row table:style-name="ro1">
          <table:table-cell office:value-type="float" office:value="1.41148815006767">
            <text:p>1.4114881501</text:p>
          </table:table-cell>
          <table:table-cell/>
        </table:table-row>
        <table:table-row table:style-name="ro1">
          <table:table-cell office:value-type="float" office:value="1.44004206717878">
            <text:p>1.4400420672</text:p>
          </table:table-cell>
          <table:table-cell/>
        </table:table-row>
        <table:table-row table:style-name="ro1">
          <table:table-cell office:value-type="float" office:value="1.44115817123593">
            <text:p>1.4411581712</text:p>
          </table:table-cell>
          <table:table-cell/>
        </table:table-row>
        <table:table-row table:style-name="ro1">
          <table:table-cell office:value-type="float" office:value="1.57216908081641">
            <text:p>1.5721690808</text:p>
          </table:table-cell>
          <table:table-cell/>
        </table:table-row>
        <table:table-row table:style-name="ro1">
          <table:table-cell office:value-type="float" office:value="1.61043642301082">
            <text:p>1.610436423</text:p>
          </table:table-cell>
          <table:table-cell/>
        </table:table-row>
        <table:table-row table:style-name="ro1">
          <table:table-cell office:value-type="float" office:value="1.54103334203749">
            <text:p>1.541033342</text:p>
          </table:table-cell>
          <table:table-cell/>
        </table:table-row>
        <table:table-row table:style-name="ro1">
          <table:table-cell office:value-type="float" office:value="1.45934888087883">
            <text:p>1.4593488809</text:p>
          </table:table-cell>
          <table:table-cell/>
        </table:table-row>
        <table:table-row table:style-name="ro1">
          <table:table-cell office:value-type="float" office:value="1.54371629079637">
            <text:p>1.5437162908</text:p>
          </table:table-cell>
          <table:table-cell/>
        </table:table-row>
        <table:table-row table:style-name="ro1">
          <table:table-cell office:value-type="float" office:value="1.44348593085769">
            <text:p>1.4434859309</text:p>
          </table:table-cell>
          <table:table-cell/>
        </table:table-row>
        <table:table-row table:style-name="ro1">
          <table:table-cell office:value-type="float" office:value="1.50875877988473">
            <text:p>1.5087587799</text:p>
          </table:table-cell>
          <table:table-cell/>
        </table:table-row>
        <table:table-row table:style-name="ro1">
          <table:table-cell office:value-type="float" office:value="1.59915384753738">
            <text:p>1.5991538475</text:p>
          </table:table-cell>
          <table:table-cell/>
        </table:table-row>
        <table:table-row table:style-name="ro1">
          <table:table-cell office:value-type="float" office:value="1.42787523849759">
            <text:p>1.4278752385</text:p>
          </table:table-cell>
          <table:table-cell/>
        </table:table-row>
        <table:table-row table:style-name="ro1">
          <table:table-cell office:value-type="float" office:value="1.38862545807337">
            <text:p>1.3886254581</text:p>
          </table:table-cell>
          <table:table-cell/>
        </table:table-row>
        <table:table-row table:style-name="ro1">
          <table:table-cell office:value-type="float" office:value="1.40991934413621">
            <text:p>1.4099193441</text:p>
          </table:table-cell>
          <table:table-cell/>
        </table:table-row>
        <table:table-row table:style-name="ro1">
          <table:table-cell office:value-type="float" office:value="1.48372746771313">
            <text:p>1.4837274677</text:p>
          </table:table-cell>
          <table:table-cell/>
        </table:table-row>
        <table:table-row table:style-name="ro1">
          <table:table-cell office:value-type="float" office:value="1.35179040457579">
            <text:p>1.3517904046</text:p>
          </table:table-cell>
          <table:table-cell/>
        </table:table-row>
        <table:table-row table:style-name="ro1">
          <table:table-cell office:value-type="float" office:value="1.50034054941618">
            <text:p>1.5003405494</text:p>
          </table:table-cell>
          <table:table-cell/>
        </table:table-row>
        <table:table-row table:style-name="ro1">
          <table:table-cell office:value-type="float" office:value="1.55088546244892">
            <text:p>1.5508854624</text:p>
          </table:table-cell>
          <table:table-cell/>
        </table:table-row>
        <table:table-row table:style-name="ro1">
          <table:table-cell office:value-type="float" office:value="1.4859374570014">
            <text:p>1.485937457</text:p>
          </table:table-cell>
          <table:table-cell/>
        </table:table-row>
        <table:table-row table:style-name="ro1">
          <table:table-cell office:value-type="float" office:value="1.45267472896638">
            <text:p>1.452674729</text:p>
          </table:table-cell>
          <table:table-cell/>
        </table:table-row>
        <table:table-row table:style-name="ro1">
          <table:table-cell office:value-type="float" office:value="1.5055986536216">
            <text:p>1.5055986536</text:p>
          </table:table-cell>
          <table:table-cell/>
        </table:table-row>
        <table:table-row table:style-name="ro1">
          <table:table-cell office:value-type="float" office:value="1.45496798889348">
            <text:p>1.4549679889</text:p>
          </table:table-cell>
          <table:table-cell/>
        </table:table-row>
        <table:table-row table:style-name="ro1">
          <table:table-cell office:value-type="float" office:value="1.41729463671785">
            <text:p>1.4172946367</text:p>
          </table:table-cell>
          <table:table-cell/>
        </table:table-row>
        <table:table-row table:style-name="ro1">
          <table:table-cell office:value-type="float" office:value="1.63211745343656">
            <text:p>1.6321174534</text:p>
          </table:table-cell>
          <table:table-cell/>
        </table:table-row>
        <table:table-row table:style-name="ro1">
          <table:table-cell office:value-type="float" office:value="1.54497781226236">
            <text:p>1.5449778123</text:p>
          </table:table-cell>
          <table:table-cell/>
        </table:table-row>
        <table:table-row table:style-name="ro1">
          <table:table-cell office:value-type="float" office:value="1.45959291071074">
            <text:p>1.4595929107</text:p>
          </table:table-cell>
          <table:table-cell/>
        </table:table-row>
        <table:table-row table:style-name="ro1">
          <table:table-cell office:value-type="float" office:value="1.34503310170723">
            <text:p>1.3450331017</text:p>
          </table:table-cell>
          <table:table-cell/>
        </table:table-row>
        <table:table-row table:style-name="ro1">
          <table:table-cell office:value-type="float" office:value="1.37964365465334">
            <text:p>1.3796436547</text:p>
          </table:table-cell>
          <table:table-cell/>
        </table:table-row>
        <table:table-row table:style-name="ro1">
          <table:table-cell office:value-type="float" office:value="1.56296805811402">
            <text:p>1.5629680581</text:p>
          </table:table-cell>
          <table:table-cell/>
        </table:table-row>
        <table:table-row table:style-name="ro1">
          <table:table-cell office:value-type="float" office:value="1.56558500042972">
            <text:p>1.5655850004</text:p>
          </table:table-cell>
          <table:table-cell/>
        </table:table-row>
        <table:table-row table:style-name="ro1">
          <table:table-cell office:value-type="float" office:value="1.43369719243193">
            <text:p>1.4336971924</text:p>
          </table:table-cell>
          <table:table-cell/>
        </table:table-row>
        <table:table-row table:style-name="ro1">
          <table:table-cell office:value-type="float" office:value="1.43316050589753">
            <text:p>1.4331605059</text:p>
          </table:table-cell>
          <table:table-cell/>
        </table:table-row>
        <table:table-row table:style-name="ro1">
          <table:table-cell office:value-type="float" office:value="1.49679173056692">
            <text:p>1.4967917306</text:p>
          </table:table-cell>
          <table:table-cell/>
        </table:table-row>
        <table:table-row table:style-name="ro1">
          <table:table-cell office:value-type="float" office:value="1.50412997728689">
            <text:p>1.5041299773</text:p>
          </table:table-cell>
          <table:table-cell/>
        </table:table-row>
        <table:table-row table:style-name="ro1">
          <table:table-cell office:value-type="float" office:value="1.53834464337641">
            <text:p>1.5383446434</text:p>
          </table:table-cell>
          <table:table-cell/>
        </table:table-row>
        <table:table-row table:style-name="ro1">
          <table:table-cell office:value-type="float" office:value="1.49371602185824">
            <text:p>1.4937160219</text:p>
          </table:table-cell>
          <table:table-cell/>
        </table:table-row>
        <table:table-row table:style-name="ro1">
          <table:table-cell office:value-type="float" office:value="1.49619674186447">
            <text:p>1.4961967419</text:p>
          </table:table-cell>
          <table:table-cell/>
        </table:table-row>
        <table:table-row table:style-name="ro1">
          <table:table-cell office:value-type="float" office:value="1.41905745101151">
            <text:p>1.419057451</text:p>
          </table:table-cell>
          <table:table-cell/>
        </table:table-row>
        <table:table-row table:style-name="ro1">
          <table:table-cell office:value-type="float" office:value="1.48941915391926">
            <text:p>1.4894191539</text:p>
          </table:table-cell>
          <table:table-cell/>
        </table:table-row>
        <table:table-row table:style-name="ro1">
          <table:table-cell office:value-type="float" office:value="1.32324069625414">
            <text:p>1.3232406963</text:p>
          </table:table-cell>
          <table:table-cell/>
        </table:table-row>
        <table:table-row table:style-name="ro1">
          <table:table-cell office:value-type="float" office:value="1.45703981774719">
            <text:p>1.4570398177</text:p>
          </table:table-cell>
          <table:table-cell/>
        </table:table-row>
        <table:table-row table:style-name="ro1">
          <table:table-cell office:value-type="float" office:value="1.53217278679672">
            <text:p>1.5321727868</text:p>
          </table:table-cell>
          <table:table-cell/>
        </table:table-row>
        <table:table-row table:style-name="ro1">
          <table:table-cell office:value-type="float" office:value="1.49721194039589">
            <text:p>1.4972119404</text:p>
          </table:table-cell>
          <table:table-cell/>
        </table:table-row>
        <table:table-row table:style-name="ro1">
          <table:table-cell office:value-type="float" office:value="1.4924009942068">
            <text:p>1.4924009942</text:p>
          </table:table-cell>
          <table:table-cell/>
        </table:table-row>
        <table:table-row table:style-name="ro1">
          <table:table-cell office:value-type="float" office:value="1.48202536716249">
            <text:p>1.4820253672</text:p>
          </table:table-cell>
          <table:table-cell/>
        </table:table-row>
        <table:table-row table:style-name="ro1">
          <table:table-cell office:value-type="float" office:value="1.52509732054951">
            <text:p>1.5250973205</text:p>
          </table:table-cell>
          <table:table-cell/>
        </table:table-row>
        <table:table-row table:style-name="ro1">
          <table:table-cell office:value-type="float" office:value="1.44675815013117">
            <text:p>1.4467581501</text:p>
          </table:table-cell>
          <table:table-cell/>
        </table:table-row>
        <table:table-row table:style-name="ro1">
          <table:table-cell office:value-type="float" office:value="1.31722382301818">
            <text:p>1.317223823</text:p>
          </table:table-cell>
          <table:table-cell/>
        </table:table-row>
        <table:table-row table:style-name="ro1">
          <table:table-cell office:value-type="float" office:value="1.46911206369952">
            <text:p>1.4691120637</text:p>
          </table:table-cell>
          <table:table-cell/>
        </table:table-row>
        <table:table-row table:style-name="ro1">
          <table:table-cell office:value-type="float" office:value="1.45439566984008">
            <text:p>1.4543956698</text:p>
          </table:table-cell>
          <table:table-cell/>
        </table:table-row>
        <table:table-row table:style-name="ro1">
          <table:table-cell office:value-type="float" office:value="1.44737105499109">
            <text:p>1.447371055</text:p>
          </table:table-cell>
          <table:table-cell/>
        </table:table-row>
        <table:table-row table:style-name="ro1">
          <table:table-cell office:value-type="float" office:value="1.45262515481956">
            <text:p>1.4526251548</text:p>
          </table:table-cell>
          <table:table-cell/>
        </table:table-row>
        <table:table-row table:style-name="ro1">
          <table:table-cell office:value-type="float" office:value="1.53864403961635">
            <text:p>1.5386440396</text:p>
          </table:table-cell>
          <table:table-cell/>
        </table:table-row>
        <table:table-row table:style-name="ro1">
          <table:table-cell office:value-type="float" office:value="1.47653036999292">
            <text:p>1.47653037</text:p>
          </table:table-cell>
          <table:table-cell/>
        </table:table-row>
        <table:table-row table:style-name="ro1">
          <table:table-cell office:value-type="float" office:value="1.5009420461682">
            <text:p>1.5009420462</text:p>
          </table:table-cell>
          <table:table-cell/>
        </table:table-row>
        <table:table-row table:style-name="ro1">
          <table:table-cell office:value-type="float" office:value="1.448816604047">
            <text:p>1.448816604</text:p>
          </table:table-cell>
          <table:table-cell/>
        </table:table-row>
        <table:table-row table:style-name="ro1">
          <table:table-cell office:value-type="float" office:value="1.42345329831326">
            <text:p>1.4234532983</text:p>
          </table:table-cell>
          <table:table-cell/>
        </table:table-row>
        <table:table-row table:style-name="ro1">
          <table:table-cell office:value-type="float" office:value="1.42362298893681">
            <text:p>1.4236229889</text:p>
          </table:table-cell>
          <table:table-cell/>
        </table:table-row>
        <table:table-row table:style-name="ro1">
          <table:table-cell office:value-type="float" office:value="1.55209237464102">
            <text:p>1.5520923746</text:p>
          </table:table-cell>
          <table:table-cell/>
        </table:table-row>
        <table:table-row table:style-name="ro1">
          <table:table-cell office:value-type="float" office:value="1.5597945189281">
            <text:p>1.5597945189</text:p>
          </table:table-cell>
          <table:table-cell/>
        </table:table-row>
        <table:table-row table:style-name="ro1">
          <table:table-cell office:value-type="float" office:value="1.43894637637828">
            <text:p>1.4389463764</text:p>
          </table:table-cell>
          <table:table-cell/>
        </table:table-row>
        <table:table-row table:style-name="ro1">
          <table:table-cell office:value-type="float" office:value="1.4311399211855">
            <text:p>1.4311399212</text:p>
          </table:table-cell>
          <table:table-cell/>
        </table:table-row>
        <table:table-row table:style-name="ro1">
          <table:table-cell office:value-type="float" office:value="1.43678755292093">
            <text:p>1.4367875529</text:p>
          </table:table-cell>
          <table:table-cell/>
        </table:table-row>
        <table:table-row table:style-name="ro1">
          <table:table-cell office:value-type="float" office:value="1.41937319442928">
            <text:p>1.4193731944</text:p>
          </table:table-cell>
          <table:table-cell/>
        </table:table-row>
        <table:table-row table:style-name="ro1">
          <table:table-cell office:value-type="float" office:value="1.43161004626132">
            <text:p>1.4316100463</text:p>
          </table:table-cell>
          <table:table-cell/>
        </table:table-row>
        <table:table-row table:style-name="ro1">
          <table:table-cell office:value-type="float" office:value="1.47834486727963">
            <text:p>1.4783448673</text:p>
          </table:table-cell>
          <table:table-cell/>
        </table:table-row>
        <table:table-row table:style-name="ro1">
          <table:table-cell office:value-type="float" office:value="1.48407983855272">
            <text:p>1.4840798386</text:p>
          </table:table-cell>
          <table:table-cell/>
        </table:table-row>
        <table:table-row table:style-name="ro1">
          <table:table-cell office:value-type="float" office:value="1.53556725020218">
            <text:p>1.5355672502</text:p>
          </table:table-cell>
          <table:table-cell/>
        </table:table-row>
        <table:table-row table:style-name="ro1">
          <table:table-cell office:value-type="float" office:value="1.4876258771292">
            <text:p>1.4876258771</text:p>
          </table:table-cell>
          <table:table-cell/>
        </table:table-row>
        <table:table-row table:style-name="ro1">
          <table:table-cell office:value-type="float" office:value="1.46166678767547">
            <text:p>1.4616667877</text:p>
          </table:table-cell>
          <table:table-cell/>
        </table:table-row>
        <table:table-row table:style-name="ro1">
          <table:table-cell office:value-type="float" office:value="1.57330318226916">
            <text:p>1.5733031823</text:p>
          </table:table-cell>
          <table:table-cell/>
        </table:table-row>
        <table:table-row table:style-name="ro1">
          <table:table-cell office:value-type="float" office:value="1.41467548801448">
            <text:p>1.414675488</text:p>
          </table:table-cell>
          <table:table-cell/>
        </table:table-row>
        <table:table-row table:style-name="ro1">
          <table:table-cell office:value-type="float" office:value="1.4313067465092">
            <text:p>1.4313067465</text:p>
          </table:table-cell>
          <table:table-cell/>
        </table:table-row>
        <table:table-row table:style-name="ro1">
          <table:table-cell office:value-type="float" office:value="1.51849243242614">
            <text:p>1.5184924324</text:p>
          </table:table-cell>
          <table:table-cell/>
        </table:table-row>
        <table:table-row table:style-name="ro1">
          <table:table-cell office:value-type="float" office:value="1.35227967401915">
            <text:p>1.352279674</text:p>
          </table:table-cell>
          <table:table-cell/>
        </table:table-row>
        <table:table-row table:style-name="ro1">
          <table:table-cell office:value-type="float" office:value="1.44245050996471">
            <text:p>1.44245051</text:p>
          </table:table-cell>
          <table:table-cell/>
        </table:table-row>
        <table:table-row table:style-name="ro1">
          <table:table-cell office:value-type="float" office:value="1.46066397248537">
            <text:p>1.4606639725</text:p>
          </table:table-cell>
          <table:table-cell/>
        </table:table-row>
        <table:table-row table:style-name="ro1">
          <table:table-cell office:value-type="float" office:value="1.28425883633885">
            <text:p>1.2842588363</text:p>
          </table:table-cell>
          <table:table-cell/>
        </table:table-row>
        <table:table-row table:style-name="ro1">
          <table:table-cell office:value-type="float" office:value="1.494014493609">
            <text:p>1.4940144936</text:p>
          </table:table-cell>
          <table:table-cell/>
        </table:table-row>
        <table:table-row table:style-name="ro1">
          <table:table-cell office:value-type="float" office:value="1.41253121836602">
            <text:p>1.4125312184</text:p>
          </table:table-cell>
          <table:table-cell/>
        </table:table-row>
        <table:table-row table:style-name="ro1">
          <table:table-cell office:value-type="float" office:value="1.38843597479243">
            <text:p>1.3884359748</text:p>
          </table:table-cell>
          <table:table-cell/>
        </table:table-row>
        <table:table-row table:style-name="ro1">
          <table:table-cell office:value-type="float" office:value="1.55762444854303">
            <text:p>1.5576244485</text:p>
          </table:table-cell>
          <table:table-cell/>
        </table:table-row>
        <table:table-row table:style-name="ro1">
          <table:table-cell office:value-type="float" office:value="1.50123384336639">
            <text:p>1.5012338434</text:p>
          </table:table-cell>
          <table:table-cell/>
        </table:table-row>
        <table:table-row table:style-name="ro1">
          <table:table-cell office:value-type="float" office:value="1.38807204757645">
            <text:p>1.3880720476</text:p>
          </table:table-cell>
          <table:table-cell/>
        </table:table-row>
        <table:table-row table:style-name="ro1">
          <table:table-cell office:value-type="float" office:value="1.53077242166215">
            <text:p>1.5307724217</text:p>
          </table:table-cell>
          <table:table-cell/>
        </table:table-row>
        <table:table-row table:style-name="ro1">
          <table:table-cell office:value-type="float" office:value="1.51009902109975">
            <text:p>1.5100990211</text:p>
          </table:table-cell>
          <table:table-cell/>
        </table:table-row>
        <table:table-row table:style-name="ro1">
          <table:table-cell office:value-type="float" office:value="1.52036801876879">
            <text:p>1.5203680188</text:p>
          </table:table-cell>
          <table:table-cell/>
        </table:table-row>
        <table:table-row table:style-name="ro1">
          <table:table-cell office:value-type="float" office:value="1.5648611942129">
            <text:p>1.5648611942</text:p>
          </table:table-cell>
          <table:table-cell/>
        </table:table-row>
        <table:table-row table:style-name="ro1">
          <table:table-cell office:value-type="float" office:value="1.38973297448705">
            <text:p>1.3897329745</text:p>
          </table:table-cell>
          <table:table-cell/>
        </table:table-row>
        <table:table-row table:style-name="ro1">
          <table:table-cell office:value-type="float" office:value="1.43511289093724">
            <text:p>1.4351128909</text:p>
          </table:table-cell>
          <table:table-cell/>
        </table:table-row>
        <table:table-row table:style-name="ro1">
          <table:table-cell office:value-type="float" office:value="1.47072626604509">
            <text:p>1.470726266</text:p>
          </table:table-cell>
          <table:table-cell/>
        </table:table-row>
        <table:table-row table:style-name="ro1">
          <table:table-cell office:value-type="float" office:value="1.54587887551642">
            <text:p>1.5458788755</text:p>
          </table:table-cell>
          <table:table-cell/>
        </table:table-row>
        <table:table-row table:style-name="ro1">
          <table:table-cell office:value-type="float" office:value="1.4855347735433">
            <text:p>1.4855347735</text:p>
          </table:table-cell>
          <table:table-cell/>
        </table:table-row>
        <table:table-row table:style-name="ro1">
          <table:table-cell office:value-type="float" office:value="1.45896182483887">
            <text:p>1.4589618248</text:p>
          </table:table-cell>
          <table:table-cell/>
        </table:table-row>
        <table:table-row table:style-name="ro1">
          <table:table-cell office:value-type="float" office:value="1.46868341579303">
            <text:p>1.4686834158</text:p>
          </table:table-cell>
          <table:table-cell/>
        </table:table-row>
        <table:table-row table:style-name="ro1">
          <table:table-cell office:value-type="float" office:value="1.43366147869583">
            <text:p>1.4336614787</text:p>
          </table:table-cell>
          <table:table-cell/>
        </table:table-row>
        <table:table-row table:style-name="ro1">
          <table:table-cell office:value-type="float" office:value="1.37485711961088">
            <text:p>1.3748571196</text:p>
          </table:table-cell>
          <table:table-cell/>
        </table:table-row>
        <table:table-row table:style-name="ro1">
          <table:table-cell office:value-type="float" office:value="1.43474090835677">
            <text:p>1.4347409084</text:p>
          </table:table-cell>
          <table:table-cell/>
        </table:table-row>
        <table:table-row table:style-name="ro1">
          <table:table-cell office:value-type="float" office:value="1.56875343568005">
            <text:p>1.5687534357</text:p>
          </table:table-cell>
          <table:table-cell/>
        </table:table-row>
        <table:table-row table:style-name="ro1">
          <table:table-cell office:value-type="float" office:value="1.49527259155774">
            <text:p>1.4952725916</text:p>
          </table:table-cell>
          <table:table-cell/>
        </table:table-row>
        <table:table-row table:style-name="ro1">
          <table:table-cell office:value-type="float" office:value="1.48444990862546">
            <text:p>1.4844499086</text:p>
          </table:table-cell>
          <table:table-cell/>
        </table:table-row>
        <table:table-row table:style-name="ro1">
          <table:table-cell office:value-type="float" office:value="1.4083097474597">
            <text:p>1.4083097475</text:p>
          </table:table-cell>
          <table:table-cell/>
        </table:table-row>
        <table:table-row table:style-name="ro1">
          <table:table-cell office:value-type="float" office:value="1.41830126163588">
            <text:p>1.4183012616</text:p>
          </table:table-cell>
          <table:table-cell/>
        </table:table-row>
        <table:table-row table:style-name="ro1">
          <table:table-cell office:value-type="float" office:value="1.49238767453125">
            <text:p>1.4923876745</text:p>
          </table:table-cell>
          <table:table-cell/>
        </table:table-row>
        <table:table-row table:style-name="ro1">
          <table:table-cell office:value-type="float" office:value="1.4623087771395">
            <text:p>1.4623087771</text:p>
          </table:table-cell>
          <table:table-cell/>
        </table:table-row>
        <table:table-row table:style-name="ro1">
          <table:table-cell office:value-type="float" office:value="1.42534589140774">
            <text:p>1.4253458914</text:p>
          </table:table-cell>
          <table:table-cell/>
        </table:table-row>
        <table:table-row table:style-name="ro1">
          <table:table-cell office:value-type="float" office:value="1.45004884970518">
            <text:p>1.4500488497</text:p>
          </table:table-cell>
          <table:table-cell/>
        </table:table-row>
        <table:table-row table:style-name="ro1">
          <table:table-cell office:value-type="float" office:value="1.37058361333703">
            <text:p>1.3705836133</text:p>
          </table:table-cell>
          <table:table-cell/>
        </table:table-row>
        <table:table-row table:style-name="ro1">
          <table:table-cell office:value-type="float" office:value="1.42495536712477">
            <text:p>1.4249553671</text:p>
          </table:table-cell>
          <table:table-cell/>
        </table:table-row>
        <table:table-row table:style-name="ro1">
          <table:table-cell office:value-type="float" office:value="1.43304617062507">
            <text:p>1.4330461706</text:p>
          </table:table-cell>
          <table:table-cell/>
        </table:table-row>
        <table:table-row table:style-name="ro1">
          <table:table-cell office:value-type="float" office:value="1.41947197959452">
            <text:p>1.4194719796</text:p>
          </table:table-cell>
          <table:table-cell/>
        </table:table-row>
        <table:table-row table:style-name="ro1">
          <table:table-cell office:value-type="float" office:value="1.53512751907164">
            <text:p>1.5351275191</text:p>
          </table:table-cell>
          <table:table-cell/>
        </table:table-row>
        <table:table-row table:style-name="ro1">
          <table:table-cell office:value-type="float" office:value="1.6164295762768">
            <text:p>1.6164295763</text:p>
          </table:table-cell>
          <table:table-cell/>
        </table:table-row>
        <table:table-row table:style-name="ro1">
          <table:table-cell office:value-type="float" office:value="1.37549314152506">
            <text:p>1.3754931415</text:p>
          </table:table-cell>
          <table:table-cell/>
        </table:table-row>
        <table:table-row table:style-name="ro1">
          <table:table-cell office:value-type="float" office:value="1.48628715177235">
            <text:p>1.4862871518</text:p>
          </table:table-cell>
          <table:table-cell/>
        </table:table-row>
        <table:table-row table:style-name="ro1">
          <table:table-cell office:value-type="float" office:value="1.32348857170006">
            <text:p>1.3234885717</text:p>
          </table:table-cell>
          <table:table-cell/>
        </table:table-row>
        <table:table-row table:style-name="ro1">
          <table:table-cell office:value-type="float" office:value="1.40476573727025">
            <text:p>1.4047657373</text:p>
          </table:table-cell>
          <table:table-cell/>
        </table:table-row>
        <table:table-row table:style-name="ro1">
          <table:table-cell office:value-type="float" office:value="1.52273817261188">
            <text:p>1.5227381726</text:p>
          </table:table-cell>
          <table:table-cell/>
        </table:table-row>
        <table:table-row table:style-name="ro1">
          <table:table-cell office:value-type="float" office:value="1.54160280244686">
            <text:p>1.5416028024</text:p>
          </table:table-cell>
          <table:table-cell/>
        </table:table-row>
        <table:table-row table:style-name="ro1">
          <table:table-cell office:value-type="float" office:value="1.52891789026892">
            <text:p>1.5289178903</text:p>
          </table:table-cell>
          <table:table-cell/>
        </table:table-row>
        <table:table-row table:style-name="ro1">
          <table:table-cell office:value-type="float" office:value="1.45796823749047">
            <text:p>1.4579682375</text:p>
          </table:table-cell>
          <table:table-cell/>
        </table:table-row>
        <table:table-row table:style-name="ro1">
          <table:table-cell office:value-type="float" office:value="1.37545290725082">
            <text:p>1.3754529073</text:p>
          </table:table-cell>
          <table:table-cell/>
        </table:table-row>
        <table:table-row table:style-name="ro1">
          <table:table-cell office:value-type="float" office:value="1.46341234233074">
            <text:p>1.4634123423</text:p>
          </table:table-cell>
          <table:table-cell/>
        </table:table-row>
        <table:table-row table:style-name="ro1">
          <table:table-cell office:value-type="float" office:value="1.46151799773076">
            <text:p>1.4615179977</text:p>
          </table:table-cell>
          <table:table-cell/>
        </table:table-row>
        <table:table-row table:style-name="ro1">
          <table:table-cell office:value-type="float" office:value="1.50851899399873">
            <text:p>1.508518994</text:p>
          </table:table-cell>
          <table:table-cell/>
        </table:table-row>
        <table:table-row table:style-name="ro1">
          <table:table-cell office:value-type="float" office:value="1.52414195488139">
            <text:p>1.5241419549</text:p>
          </table:table-cell>
          <table:table-cell/>
        </table:table-row>
        <table:table-row table:style-name="ro1">
          <table:table-cell office:value-type="float" office:value="1.45969062262543">
            <text:p>1.4596906226</text:p>
          </table:table-cell>
          <table:table-cell/>
        </table:table-row>
        <table:table-row table:style-name="ro1">
          <table:table-cell office:value-type="float" office:value="1.36731169479696">
            <text:p>1.3673116948</text:p>
          </table:table-cell>
          <table:table-cell/>
        </table:table-row>
        <table:table-row table:style-name="ro1">
          <table:table-cell office:value-type="float" office:value="1.39923841256481">
            <text:p>1.3992384126</text:p>
          </table:table-cell>
          <table:table-cell/>
        </table:table-row>
        <table:table-row table:style-name="ro1">
          <table:table-cell office:value-type="float" office:value="1.38701869367234">
            <text:p>1.3870186937</text:p>
          </table:table-cell>
          <table:table-cell/>
        </table:table-row>
        <table:table-row table:style-name="ro1">
          <table:table-cell office:value-type="float" office:value="1.43843133200304">
            <text:p>1.438431332</text:p>
          </table:table-cell>
          <table:table-cell/>
        </table:table-row>
        <table:table-row table:style-name="ro1">
          <table:table-cell office:value-type="float" office:value="1.3607100029057">
            <text:p>1.3607100029</text:p>
          </table:table-cell>
          <table:table-cell/>
        </table:table-row>
        <table:table-row table:style-name="ro1">
          <table:table-cell office:value-type="float" office:value="1.36709468534301">
            <text:p>1.3670946853</text:p>
          </table:table-cell>
          <table:table-cell/>
        </table:table-row>
        <table:table-row table:style-name="ro1">
          <table:table-cell office:value-type="float" office:value="1.53490120165979">
            <text:p>1.5349012017</text:p>
          </table:table-cell>
          <table:table-cell/>
        </table:table-row>
        <table:table-row table:style-name="ro1">
          <table:table-cell office:value-type="float" office:value="1.50032306278297">
            <text:p>1.5003230628</text:p>
          </table:table-cell>
          <table:table-cell/>
        </table:table-row>
        <table:table-row table:style-name="ro1">
          <table:table-cell office:value-type="float" office:value="1.42869872439009">
            <text:p>1.4286987244</text:p>
          </table:table-cell>
          <table:table-cell/>
        </table:table-row>
        <table:table-row table:style-name="ro1">
          <table:table-cell office:value-type="float" office:value="1.50414395318337">
            <text:p>1.5041439532</text:p>
          </table:table-cell>
          <table:table-cell/>
        </table:table-row>
        <table:table-row table:style-name="ro1">
          <table:table-cell office:value-type="float" office:value="1.4062219417611">
            <text:p>1.4062219418</text:p>
          </table:table-cell>
          <table:table-cell/>
        </table:table-row>
        <table:table-row table:style-name="ro1">
          <table:table-cell office:value-type="float" office:value="1.47019487638313">
            <text:p>1.4701948764</text:p>
          </table:table-cell>
          <table:table-cell/>
        </table:table-row>
        <table:table-row table:style-name="ro1">
          <table:table-cell office:value-type="float" office:value="1.35535384697887">
            <text:p>1.355353847</text:p>
          </table:table-cell>
          <table:table-cell/>
        </table:table-row>
        <table:table-row table:style-name="ro1">
          <table:table-cell office:value-type="float" office:value="1.45600394194167">
            <text:p>1.4560039419</text:p>
          </table:table-cell>
          <table:table-cell/>
        </table:table-row>
        <table:table-row table:style-name="ro1">
          <table:table-cell office:value-type="float" office:value="1.51357977710084">
            <text:p>1.5135797771</text:p>
          </table:table-cell>
          <table:table-cell/>
        </table:table-row>
        <table:table-row table:style-name="ro1">
          <table:table-cell office:value-type="float" office:value="1.59996073737322">
            <text:p>1.5999607374</text:p>
          </table:table-cell>
          <table:table-cell/>
        </table:table-row>
        <table:table-row table:style-name="ro1">
          <table:table-cell office:value-type="float" office:value="1.38385612650873">
            <text:p>1.3838561265</text:p>
          </table:table-cell>
          <table:table-cell/>
        </table:table-row>
        <table:table-row table:style-name="ro1">
          <table:table-cell office:value-type="float" office:value="1.53896056163847">
            <text:p>1.5389605616</text:p>
          </table:table-cell>
          <table:table-cell/>
        </table:table-row>
        <table:table-row table:style-name="ro1">
          <table:table-cell office:value-type="float" office:value="1.4178410125807">
            <text:p>1.4178410126</text:p>
          </table:table-cell>
          <table:table-cell/>
        </table:table-row>
        <table:table-row table:style-name="ro1">
          <table:table-cell office:value-type="float" office:value="1.52865948879066">
            <text:p>1.5286594888</text:p>
          </table:table-cell>
          <table:table-cell/>
        </table:table-row>
        <table:table-row table:style-name="ro1">
          <table:table-cell office:value-type="float" office:value="1.43939243118872">
            <text:p>1.4393924312</text:p>
          </table:table-cell>
          <table:table-cell/>
        </table:table-row>
        <table:table-row table:style-name="ro1">
          <table:table-cell office:value-type="float" office:value="1.475211033524">
            <text:p>1.4752110335</text:p>
          </table:table-cell>
          <table:table-cell/>
        </table:table-row>
        <table:table-row table:style-name="ro1">
          <table:table-cell office:value-type="float" office:value="1.45399188810395">
            <text:p>1.4539918881</text:p>
          </table:table-cell>
          <table:table-cell/>
        </table:table-row>
        <table:table-row table:style-name="ro1">
          <table:table-cell office:value-type="float" office:value="1.3997746613856">
            <text:p>1.3997746614</text:p>
          </table:table-cell>
          <table:table-cell/>
        </table:table-row>
        <table:table-row table:style-name="ro1">
          <table:table-cell office:value-type="float" office:value="1.5020239537929">
            <text:p>1.5020239538</text:p>
          </table:table-cell>
          <table:table-cell/>
        </table:table-row>
        <table:table-row table:style-name="ro1">
          <table:table-cell office:value-type="float" office:value="1.4606129772241">
            <text:p>1.4606129772</text:p>
          </table:table-cell>
          <table:table-cell/>
        </table:table-row>
        <table:table-row table:style-name="ro1">
          <table:table-cell office:value-type="float" office:value="1.42522246851328">
            <text:p>1.4252224685</text:p>
          </table:table-cell>
          <table:table-cell/>
        </table:table-row>
        <table:table-row table:style-name="ro1">
          <table:table-cell office:value-type="float" office:value="1.48749172044718">
            <text:p>1.4874917204</text:p>
          </table:table-cell>
          <table:table-cell/>
        </table:table-row>
        <table:table-row table:style-name="ro1">
          <table:table-cell office:value-type="float" office:value="1.55439738547246">
            <text:p>1.5543973855</text:p>
          </table:table-cell>
          <table:table-cell/>
        </table:table-row>
        <table:table-row table:style-name="ro1">
          <table:table-cell office:value-type="float" office:value="1.52716813963167">
            <text:p>1.5271681396</text:p>
          </table:table-cell>
          <table:table-cell/>
        </table:table-row>
        <table:table-row table:style-name="ro1">
          <table:table-cell office:value-type="float" office:value="1.49562784736088">
            <text:p>1.4956278474</text:p>
          </table:table-cell>
          <table:table-cell/>
        </table:table-row>
        <table:table-row table:style-name="ro1">
          <table:table-cell office:value-type="float" office:value="1.44019015484265">
            <text:p>1.4401901548</text:p>
          </table:table-cell>
          <table:table-cell/>
        </table:table-row>
        <table:table-row table:style-name="ro1">
          <table:table-cell office:value-type="float" office:value="1.52458482771579">
            <text:p>1.5245848277</text:p>
          </table:table-cell>
          <table:table-cell/>
        </table:table-row>
        <table:table-row table:style-name="ro1">
          <table:table-cell office:value-type="float" office:value="1.46765879989427">
            <text:p>1.4676587999</text:p>
          </table:table-cell>
          <table:table-cell/>
        </table:table-row>
        <table:table-row table:style-name="ro1">
          <table:table-cell office:value-type="float" office:value="1.60053336275766">
            <text:p>1.6005333628</text:p>
          </table:table-cell>
          <table:table-cell/>
        </table:table-row>
        <table:table-row table:style-name="ro1">
          <table:table-cell office:value-type="float" office:value="1.51011815971881">
            <text:p>1.5101181597</text:p>
          </table:table-cell>
          <table:table-cell/>
        </table:table-row>
        <table:table-row table:style-name="ro1">
          <table:table-cell office:value-type="float" office:value="1.34996078519026">
            <text:p>1.3499607852</text:p>
          </table:table-cell>
          <table:table-cell/>
        </table:table-row>
        <table:table-row table:style-name="ro1">
          <table:table-cell office:value-type="float" office:value="1.41932371207441">
            <text:p>1.4193237121</text:p>
          </table:table-cell>
          <table:table-cell/>
        </table:table-row>
        <table:table-row table:style-name="ro1">
          <table:table-cell office:value-type="float" office:value="1.30263803972223">
            <text:p>1.3026380397</text:p>
          </table:table-cell>
          <table:table-cell/>
        </table:table-row>
        <table:table-row table:style-name="ro1">
          <table:table-cell office:value-type="float" office:value="1.30434612947265">
            <text:p>1.3043461295</text:p>
          </table:table-cell>
          <table:table-cell/>
        </table:table-row>
        <table:table-row table:style-name="ro1">
          <table:table-cell office:value-type="float" office:value="1.40784417529333">
            <text:p>1.4078441753</text:p>
          </table:table-cell>
          <table:table-cell/>
        </table:table-row>
        <table:table-row table:style-name="ro1">
          <table:table-cell office:value-type="float" office:value="1.4928184007392">
            <text:p>1.4928184007</text:p>
          </table:table-cell>
          <table:table-cell/>
        </table:table-row>
        <table:table-row table:style-name="ro1">
          <table:table-cell office:value-type="float" office:value="1.42650496773697">
            <text:p>1.4265049677</text:p>
          </table:table-cell>
          <table:table-cell/>
        </table:table-row>
        <table:table-row table:style-name="ro1">
          <table:table-cell office:value-type="float" office:value="1.4051670602175">
            <text:p>1.4051670602</text:p>
          </table:table-cell>
          <table:table-cell/>
        </table:table-row>
        <table:table-row table:style-name="ro1">
          <table:table-cell office:value-type="float" office:value="1.36871929274848">
            <text:p>1.3687192927</text:p>
          </table:table-cell>
          <table:table-cell/>
        </table:table-row>
        <table:table-row table:style-name="ro1">
          <table:table-cell office:value-type="float" office:value="1.43332082352119">
            <text:p>1.4333208235</text:p>
          </table:table-cell>
          <table:table-cell/>
        </table:table-row>
        <table:table-row table:style-name="ro1">
          <table:table-cell office:value-type="float" office:value="1.4702703179802">
            <text:p>1.470270318</text:p>
          </table:table-cell>
          <table:table-cell/>
        </table:table-row>
        <table:table-row table:style-name="ro1">
          <table:table-cell office:value-type="float" office:value="1.52445728021384">
            <text:p>1.5244572802</text:p>
          </table:table-cell>
          <table:table-cell/>
        </table:table-row>
        <table:table-row table:style-name="ro1">
          <table:table-cell office:value-type="float" office:value="1.39216220129109">
            <text:p>1.3921622013</text:p>
          </table:table-cell>
          <table:table-cell/>
        </table:table-row>
        <table:table-row table:style-name="ro1">
          <table:table-cell office:value-type="float" office:value="1.48686659156593">
            <text:p>1.4868665916</text:p>
          </table:table-cell>
          <table:table-cell/>
        </table:table-row>
        <table:table-row table:style-name="ro1">
          <table:table-cell office:value-type="float" office:value="1.41230673041923">
            <text:p>1.4123067304</text:p>
          </table:table-cell>
          <table:table-cell/>
        </table:table-row>
        <table:table-row table:style-name="ro1">
          <table:table-cell office:value-type="float" office:value="1.4053438871396">
            <text:p>1.4053438871</text:p>
          </table:table-cell>
          <table:table-cell/>
        </table:table-row>
        <table:table-row table:style-name="ro1">
          <table:table-cell office:value-type="float" office:value="1.47603133042212">
            <text:p>1.4760313304</text:p>
          </table:table-cell>
          <table:table-cell/>
        </table:table-row>
        <table:table-row table:style-name="ro1">
          <table:table-cell office:value-type="float" office:value="1.44648319800196">
            <text:p>1.446483198</text:p>
          </table:table-cell>
          <table:table-cell/>
        </table:table-row>
        <table:table-row table:style-name="ro1">
          <table:table-cell office:value-type="float" office:value="1.3979125163587">
            <text:p>1.3979125164</text:p>
          </table:table-cell>
          <table:table-cell/>
        </table:table-row>
        <table:table-row table:style-name="ro1">
          <table:table-cell office:value-type="float" office:value="1.39408236782725">
            <text:p>1.3940823678</text:p>
          </table:table-cell>
          <table:table-cell/>
        </table:table-row>
        <table:table-row table:style-name="ro1">
          <table:table-cell office:value-type="float" office:value="1.27334038942295">
            <text:p>1.2733403894</text:p>
          </table:table-cell>
          <table:table-cell/>
        </table:table-row>
        <table:table-row table:style-name="ro1">
          <table:table-cell office:value-type="float" office:value="1.48941821263912">
            <text:p>1.4894182126</text:p>
          </table:table-cell>
          <table:table-cell/>
        </table:table-row>
        <table:table-row table:style-name="ro1">
          <table:table-cell office:value-type="float" office:value="1.44003818812956">
            <text:p>1.4400381881</text:p>
          </table:table-cell>
          <table:table-cell/>
        </table:table-row>
        <table:table-row table:style-name="ro1">
          <table:table-cell office:value-type="float" office:value="1.38031172297448">
            <text:p>1.380311723</text:p>
          </table:table-cell>
          <table:table-cell/>
        </table:table-row>
        <table:table-row table:style-name="ro1">
          <table:table-cell office:value-type="float" office:value="1.50164407363071">
            <text:p>1.5016440736</text:p>
          </table:table-cell>
          <table:table-cell/>
        </table:table-row>
        <table:table-row table:style-name="ro1">
          <table:table-cell office:value-type="float" office:value="1.47263489111224">
            <text:p>1.4726348911</text:p>
          </table:table-cell>
          <table:table-cell/>
        </table:table-row>
        <table:table-row table:style-name="ro1">
          <table:table-cell office:value-type="float" office:value="1.48690288274131">
            <text:p>1.4869028827</text:p>
          </table:table-cell>
          <table:table-cell/>
        </table:table-row>
        <table:table-row table:style-name="ro1">
          <table:table-cell office:value-type="float" office:value="1.37681806711995">
            <text:p>1.3768180671</text:p>
          </table:table-cell>
          <table:table-cell/>
        </table:table-row>
        <table:table-row table:style-name="ro1">
          <table:table-cell office:value-type="float" office:value="1.38027585382923">
            <text:p>1.3802758538</text:p>
          </table:table-cell>
          <table:table-cell/>
        </table:table-row>
        <table:table-row table:style-name="ro1">
          <table:table-cell office:value-type="float" office:value="1.47035201246924">
            <text:p>1.4703520125</text:p>
          </table:table-cell>
          <table:table-cell/>
        </table:table-row>
        <table:table-row table:style-name="ro1">
          <table:table-cell office:value-type="float" office:value="1.47124402101274">
            <text:p>1.471244021</text:p>
          </table:table-cell>
          <table:table-cell/>
        </table:table-row>
        <table:table-row table:style-name="ro1">
          <table:table-cell office:value-type="float" office:value="1.53809254459792">
            <text:p>1.5380925446</text:p>
          </table:table-cell>
          <table:table-cell/>
        </table:table-row>
        <table:table-row table:style-name="ro1">
          <table:table-cell office:value-type="float" office:value="1.39226544065014">
            <text:p>1.3922654407</text:p>
          </table:table-cell>
          <table:table-cell/>
        </table:table-row>
        <table:table-row table:style-name="ro1">
          <table:table-cell office:value-type="float" office:value="1.48828685312693">
            <text:p>1.4882868531</text:p>
          </table:table-cell>
          <table:table-cell/>
        </table:table-row>
        <table:table-row table:style-name="ro1">
          <table:table-cell office:value-type="float" office:value="1.43882884085234">
            <text:p>1.4388288409</text:p>
          </table:table-cell>
          <table:table-cell/>
        </table:table-row>
        <table:table-row table:style-name="ro1">
          <table:table-cell office:value-type="float" office:value="1.41818834777485">
            <text:p>1.4181883478</text:p>
          </table:table-cell>
          <table:table-cell/>
        </table:table-row>
        <table:table-row table:style-name="ro1">
          <table:table-cell office:value-type="float" office:value="1.35951898465205">
            <text:p>1.3595189847</text:p>
          </table:table-cell>
          <table:table-cell/>
        </table:table-row>
        <table:table-row table:style-name="ro1">
          <table:table-cell office:value-type="float" office:value="1.33415166634307">
            <text:p>1.3341516663</text:p>
          </table:table-cell>
          <table:table-cell/>
        </table:table-row>
        <table:table-row table:style-name="ro1">
          <table:table-cell office:value-type="float" office:value="1.42927314950889">
            <text:p>1.4292731495</text:p>
          </table:table-cell>
          <table:table-cell/>
        </table:table-row>
        <table:table-row table:style-name="ro1">
          <table:table-cell office:value-type="float" office:value="1.47667940614134">
            <text:p>1.4766794061</text:p>
          </table:table-cell>
          <table:table-cell/>
        </table:table-row>
        <table:table-row table:style-name="ro1">
          <table:table-cell office:value-type="float" office:value="1.45979286491047">
            <text:p>1.4597928649</text:p>
          </table:table-cell>
          <table:table-cell/>
        </table:table-row>
        <table:table-row table:style-name="ro1">
          <table:table-cell office:value-type="float" office:value="1.38406945316951">
            <text:p>1.3840694532</text:p>
          </table:table-cell>
          <table:table-cell/>
        </table:table-row>
        <table:table-row table:style-name="ro1">
          <table:table-cell office:value-type="float" office:value="1.29029498002631">
            <text:p>1.29029498</text:p>
          </table:table-cell>
          <table:table-cell/>
        </table:table-row>
        <table:table-row table:style-name="ro1">
          <table:table-cell office:value-type="float" office:value="1.57969849486887">
            <text:p>1.5796984949</text:p>
          </table:table-cell>
          <table:table-cell/>
        </table:table-row>
        <table:table-row table:style-name="ro1">
          <table:table-cell office:value-type="float" office:value="1.52945429635376">
            <text:p>1.5294542964</text:p>
          </table:table-cell>
          <table:table-cell/>
        </table:table-row>
        <table:table-row table:style-name="ro1">
          <table:table-cell office:value-type="float" office:value="1.52883585675556">
            <text:p>1.5288358568</text:p>
          </table:table-cell>
          <table:table-cell/>
        </table:table-row>
        <table:table-row table:style-name="ro1">
          <table:table-cell office:value-type="float" office:value="1.42825421998051">
            <text:p>1.42825422</text:p>
          </table:table-cell>
          <table:table-cell/>
        </table:table-row>
        <table:table-row table:style-name="ro1">
          <table:table-cell office:value-type="float" office:value="1.47305088413474">
            <text:p>1.4730508841</text:p>
          </table:table-cell>
          <table:table-cell/>
        </table:table-row>
        <table:table-row table:style-name="ro1">
          <table:table-cell office:value-type="float" office:value="1.36716736213891">
            <text:p>1.3671673621</text:p>
          </table:table-cell>
          <table:table-cell/>
        </table:table-row>
        <table:table-row table:style-name="ro1">
          <table:table-cell office:value-type="float" office:value="1.52978329457186">
            <text:p>1.5297832946</text:p>
          </table:table-cell>
          <table:table-cell/>
        </table:table-row>
        <table:table-row table:style-name="ro1">
          <table:table-cell office:value-type="float" office:value="1.52411492422597">
            <text:p>1.5241149242</text:p>
          </table:table-cell>
          <table:table-cell/>
        </table:table-row>
        <table:table-row table:style-name="ro1">
          <table:table-cell office:value-type="float" office:value="1.51827018100253">
            <text:p>1.518270181</text:p>
          </table:table-cell>
          <table:table-cell/>
        </table:table-row>
        <table:table-row table:style-name="ro1">
          <table:table-cell office:value-type="float" office:value="1.53363614028594">
            <text:p>1.5336361403</text:p>
          </table:table-cell>
          <table:table-cell/>
        </table:table-row>
        <table:table-row table:style-name="ro1">
          <table:table-cell office:value-type="float" office:value="1.39113344639118">
            <text:p>1.3911334464</text:p>
          </table:table-cell>
          <table:table-cell/>
        </table:table-row>
        <table:table-row table:style-name="ro1">
          <table:table-cell office:value-type="float" office:value="1.37938315422804">
            <text:p>1.3793831542</text:p>
          </table:table-cell>
          <table:table-cell/>
        </table:table-row>
        <table:table-row table:style-name="ro1">
          <table:table-cell office:value-type="float" office:value="1.45393419423204">
            <text:p>1.4539341942</text:p>
          </table:table-cell>
          <table:table-cell/>
        </table:table-row>
        <table:table-row table:style-name="ro1">
          <table:table-cell office:value-type="float" office:value="1.39425806071045">
            <text:p>1.3942580607</text:p>
          </table:table-cell>
          <table:table-cell/>
        </table:table-row>
        <table:table-row table:style-name="ro1">
          <table:table-cell office:value-type="float" office:value="1.5011068962107">
            <text:p>1.5011068962</text:p>
          </table:table-cell>
          <table:table-cell/>
        </table:table-row>
        <table:table-row table:style-name="ro1">
          <table:table-cell office:value-type="float" office:value="1.37963853770792">
            <text:p>1.3796385377</text:p>
          </table:table-cell>
          <table:table-cell/>
        </table:table-row>
        <table:table-row table:style-name="ro1">
          <table:table-cell office:value-type="float" office:value="1.40893856953886">
            <text:p>1.4089385695</text:p>
          </table:table-cell>
          <table:table-cell/>
        </table:table-row>
        <table:table-row table:style-name="ro1">
          <table:table-cell office:value-type="float" office:value="1.52471599242949">
            <text:p>1.5247159924</text:p>
          </table:table-cell>
          <table:table-cell/>
        </table:table-row>
        <table:table-row table:style-name="ro1">
          <table:table-cell office:value-type="float" office:value="1.44540401883411">
            <text:p>1.4454040188</text:p>
          </table:table-cell>
          <table:table-cell/>
        </table:table-row>
        <table:table-row table:style-name="ro1">
          <table:table-cell office:value-type="float" office:value="1.42756816130028">
            <text:p>1.4275681613</text:p>
          </table:table-cell>
          <table:table-cell/>
        </table:table-row>
        <table:table-row table:style-name="ro1">
          <table:table-cell office:value-type="float" office:value="1.44141680452869">
            <text:p>1.4414168045</text:p>
          </table:table-cell>
          <table:table-cell/>
        </table:table-row>
        <table:table-row table:style-name="ro1">
          <table:table-cell office:value-type="float" office:value="1.46655523712229">
            <text:p>1.4665552371</text:p>
          </table:table-cell>
          <table:table-cell/>
        </table:table-row>
        <table:table-row table:style-name="ro1">
          <table:table-cell office:value-type="float" office:value="1.5621599015999">
            <text:p>1.5621599016</text:p>
          </table:table-cell>
          <table:table-cell/>
        </table:table-row>
        <table:table-row table:style-name="ro1">
          <table:table-cell office:value-type="float" office:value="1.48637329679233">
            <text:p>1.4863732968</text:p>
          </table:table-cell>
          <table:table-cell/>
        </table:table-row>
        <table:table-row table:style-name="ro1">
          <table:table-cell office:value-type="float" office:value="1.3611651337631">
            <text:p>1.3611651338</text:p>
          </table:table-cell>
          <table:table-cell/>
        </table:table-row>
        <table:table-row table:style-name="ro1">
          <table:table-cell office:value-type="float" office:value="1.46540903824641">
            <text:p>1.4654090382</text:p>
          </table:table-cell>
          <table:table-cell/>
        </table:table-row>
        <table:table-row table:style-name="ro1">
          <table:table-cell office:value-type="float" office:value="1.30665974084354">
            <text:p>1.3066597408</text:p>
          </table:table-cell>
          <table:table-cell/>
        </table:table-row>
        <table:table-row table:style-name="ro1">
          <table:table-cell office:value-type="float" office:value="1.4684939799052">
            <text:p>1.4684939799</text:p>
          </table:table-cell>
          <table:table-cell/>
        </table:table-row>
        <table:table-row table:style-name="ro1">
          <table:table-cell office:value-type="float" office:value="1.48876452729631">
            <text:p>1.4887645273</text:p>
          </table:table-cell>
          <table:table-cell/>
        </table:table-row>
        <table:table-row table:style-name="ro1">
          <table:table-cell office:value-type="float" office:value="1.51196648714793">
            <text:p>1.5119664871</text:p>
          </table:table-cell>
          <table:table-cell/>
        </table:table-row>
        <table:table-row table:style-name="ro1">
          <table:table-cell office:value-type="float" office:value="1.43758889638654">
            <text:p>1.4375888964</text:p>
          </table:table-cell>
          <table:table-cell/>
        </table:table-row>
        <table:table-row table:style-name="ro1">
          <table:table-cell office:value-type="float" office:value="1.45034131420472">
            <text:p>1.4503413142</text:p>
          </table:table-cell>
          <table:table-cell/>
        </table:table-row>
        <table:table-row table:style-name="ro1">
          <table:table-cell office:value-type="float" office:value="1.45176205766391">
            <text:p>1.4517620577</text:p>
          </table:table-cell>
          <table:table-cell/>
        </table:table-row>
        <table:table-row table:style-name="ro1">
          <table:table-cell office:value-type="float" office:value="1.36242141546471">
            <text:p>1.3624214155</text:p>
          </table:table-cell>
          <table:table-cell/>
        </table:table-row>
        <table:table-row table:style-name="ro1">
          <table:table-cell office:value-type="float" office:value="1.48664898670027">
            <text:p>1.4866489867</text:p>
          </table:table-cell>
          <table:table-cell/>
        </table:table-row>
        <table:table-row table:style-name="ro1">
          <table:table-cell office:value-type="float" office:value="1.4732761060632">
            <text:p>1.4732761061</text:p>
          </table:table-cell>
          <table:table-cell/>
        </table:table-row>
        <table:table-row table:style-name="ro1">
          <table:table-cell office:value-type="float" office:value="1.31707255922543">
            <text:p>1.3170725592</text:p>
          </table:table-cell>
          <table:table-cell/>
        </table:table-row>
        <table:table-row table:style-name="ro1">
          <table:table-cell office:value-type="float" office:value="1.55325551493832">
            <text:p>1.5532555149</text:p>
          </table:table-cell>
          <table:table-cell/>
        </table:table-row>
        <table:table-row table:style-name="ro1">
          <table:table-cell office:value-type="float" office:value="1.50802221543372">
            <text:p>1.5080222154</text:p>
          </table:table-cell>
          <table:table-cell/>
        </table:table-row>
        <table:table-row table:style-name="ro1">
          <table:table-cell office:value-type="float" office:value="1.52530705023157">
            <text:p>1.5253070502</text:p>
          </table:table-cell>
          <table:table-cell/>
        </table:table-row>
        <table:table-row table:style-name="ro1">
          <table:table-cell office:value-type="float" office:value="1.4711844039886">
            <text:p>1.471184404</text:p>
          </table:table-cell>
          <table:table-cell/>
        </table:table-row>
        <table:table-row table:style-name="ro1">
          <table:table-cell office:value-type="float" office:value="1.3172497701527">
            <text:p>1.3172497702</text:p>
          </table:table-cell>
          <table:table-cell/>
        </table:table-row>
        <table:table-row table:style-name="ro1">
          <table:table-cell office:value-type="float" office:value="1.43433944232764">
            <text:p>1.4343394423</text:p>
          </table:table-cell>
          <table:table-cell/>
        </table:table-row>
        <table:table-row table:style-name="ro1">
          <table:table-cell office:value-type="float" office:value="1.42510237583212">
            <text:p>1.4251023758</text:p>
          </table:table-cell>
          <table:table-cell/>
        </table:table-row>
        <table:table-row table:style-name="ro1">
          <table:table-cell office:value-type="float" office:value="1.36938409436278">
            <text:p>1.3693840944</text:p>
          </table:table-cell>
          <table:table-cell/>
        </table:table-row>
        <table:table-row table:style-name="ro1">
          <table:table-cell office:value-type="float" office:value="1.43654978097072">
            <text:p>1.436549781</text:p>
          </table:table-cell>
          <table:table-cell/>
        </table:table-row>
        <table:table-row table:style-name="ro1">
          <table:table-cell office:value-type="float" office:value="1.39911805080844">
            <text:p>1.3991180508</text:p>
          </table:table-cell>
          <table:table-cell/>
        </table:table-row>
        <table:table-row table:style-name="ro1">
          <table:table-cell office:value-type="float" office:value="1.3745527908861">
            <text:p>1.3745527909</text:p>
          </table:table-cell>
          <table:table-cell/>
        </table:table-row>
        <table:table-row table:style-name="ro1">
          <table:table-cell office:value-type="float" office:value="1.55415185493209">
            <text:p>1.5541518549</text:p>
          </table:table-cell>
          <table:table-cell/>
        </table:table-row>
        <table:table-row table:style-name="ro1">
          <table:table-cell office:value-type="float" office:value="1.47555521608354">
            <text:p>1.4755552161</text:p>
          </table:table-cell>
          <table:table-cell/>
        </table:table-row>
        <table:table-row table:style-name="ro1">
          <table:table-cell office:value-type="float" office:value="1.46606860437743">
            <text:p>1.4660686044</text:p>
          </table:table-cell>
          <table:table-cell/>
        </table:table-row>
        <table:table-row table:style-name="ro1">
          <table:table-cell office:value-type="float" office:value="1.44464329568546">
            <text:p>1.4446432957</text:p>
          </table:table-cell>
          <table:table-cell/>
        </table:table-row>
        <table:table-row table:style-name="ro1">
          <table:table-cell office:value-type="float" office:value="1.50317255923228">
            <text:p>1.5031725592</text:p>
          </table:table-cell>
          <table:table-cell/>
        </table:table-row>
        <table:table-row table:style-name="ro1">
          <table:table-cell office:value-type="float" office:value="1.53165902273832">
            <text:p>1.5316590227</text:p>
          </table:table-cell>
          <table:table-cell/>
        </table:table-row>
        <table:table-row table:style-name="ro1">
          <table:table-cell office:value-type="float" office:value="1.47133378567511">
            <text:p>1.4713337857</text:p>
          </table:table-cell>
          <table:table-cell/>
        </table:table-row>
        <table:table-row table:style-name="ro1">
          <table:table-cell office:value-type="float" office:value="1.41288771337504">
            <text:p>1.4128877134</text:p>
          </table:table-cell>
          <table:table-cell/>
        </table:table-row>
        <table:table-row table:style-name="ro1">
          <table:table-cell office:value-type="float" office:value="1.38911673828695">
            <text:p>1.3891167383</text:p>
          </table:table-cell>
          <table:table-cell/>
        </table:table-row>
        <table:table-row table:style-name="ro1">
          <table:table-cell office:value-type="float" office:value="1.41514584719892">
            <text:p>1.4151458472</text:p>
          </table:table-cell>
          <table:table-cell/>
        </table:table-row>
        <table:table-row table:style-name="ro1">
          <table:table-cell office:value-type="float" office:value="1.42883511367401">
            <text:p>1.4288351137</text:p>
          </table:table-cell>
          <table:table-cell/>
        </table:table-row>
        <table:table-row table:style-name="ro1">
          <table:table-cell office:value-type="float" office:value="1.53389525495459">
            <text:p>1.533895255</text:p>
          </table:table-cell>
          <table:table-cell/>
        </table:table-row>
        <table:table-row table:style-name="ro1">
          <table:table-cell office:value-type="float" office:value="1.3760939029791">
            <text:p>1.376093903</text:p>
          </table:table-cell>
          <table:table-cell/>
        </table:table-row>
        <table:table-row table:style-name="ro1">
          <table:table-cell office:value-type="float" office:value="1.43878650881647">
            <text:p>1.4387865088</text:p>
          </table:table-cell>
          <table:table-cell/>
        </table:table-row>
        <table:table-row table:style-name="ro1">
          <table:table-cell office:value-type="float" office:value="1.4507067536985">
            <text:p>1.4507067537</text:p>
          </table:table-cell>
          <table:table-cell/>
        </table:table-row>
        <table:table-row table:style-name="ro1">
          <table:table-cell office:value-type="float" office:value="1.45287580655554">
            <text:p>1.4528758066</text:p>
          </table:table-cell>
          <table:table-cell/>
        </table:table-row>
        <table:table-row table:style-name="ro1">
          <table:table-cell office:value-type="float" office:value="1.55372195185199">
            <text:p>1.5537219519</text:p>
          </table:table-cell>
          <table:table-cell/>
        </table:table-row>
        <table:table-row table:style-name="ro1">
          <table:table-cell office:value-type="float" office:value="1.4101134609716">
            <text:p>1.410113461</text:p>
          </table:table-cell>
          <table:table-cell/>
        </table:table-row>
        <table:table-row table:style-name="ro1">
          <table:table-cell office:value-type="float" office:value="1.38569221795196">
            <text:p>1.385692218</text:p>
          </table:table-cell>
          <table:table-cell/>
        </table:table-row>
        <table:table-row table:style-name="ro1">
          <table:table-cell office:value-type="float" office:value="1.56296942955339">
            <text:p>1.5629694296</text:p>
          </table:table-cell>
          <table:table-cell/>
        </table:table-row>
        <table:table-row table:style-name="ro1">
          <table:table-cell office:value-type="float" office:value="1.47157777059908">
            <text:p>1.4715777706</text:p>
          </table:table-cell>
          <table:table-cell/>
        </table:table-row>
        <table:table-row table:style-name="ro1">
          <table:table-cell office:value-type="float" office:value="1.36754924775694">
            <text:p>1.3675492478</text:p>
          </table:table-cell>
          <table:table-cell/>
        </table:table-row>
        <table:table-row table:style-name="ro1">
          <table:table-cell office:value-type="float" office:value="1.27276628749098">
            <text:p>1.2727662875</text:p>
          </table:table-cell>
          <table:table-cell/>
        </table:table-row>
        <table:table-row table:style-name="ro1">
          <table:table-cell office:value-type="float" office:value="1.42079687406757">
            <text:p>1.4207968741</text:p>
          </table:table-cell>
          <table:table-cell/>
        </table:table-row>
        <table:table-row table:style-name="ro1">
          <table:table-cell office:value-type="float" office:value="1.45602757634736">
            <text:p>1.4560275763</text:p>
          </table:table-cell>
          <table:table-cell/>
        </table:table-row>
        <table:table-row table:style-name="ro1">
          <table:table-cell office:value-type="float" office:value="1.51846568193269">
            <text:p>1.5184656819</text:p>
          </table:table-cell>
          <table:table-cell/>
        </table:table-row>
        <table:table-row table:style-name="ro1">
          <table:table-cell office:value-type="float" office:value="1.34533982653164">
            <text:p>1.3453398265</text:p>
          </table:table-cell>
          <table:table-cell/>
        </table:table-row>
        <table:table-row table:style-name="ro1">
          <table:table-cell office:value-type="float" office:value="1.40236846055878">
            <text:p>1.4023684606</text:p>
          </table:table-cell>
          <table:table-cell/>
        </table:table-row>
        <table:table-row table:style-name="ro1">
          <table:table-cell office:value-type="float" office:value="1.44469901880421">
            <text:p>1.4446990188</text:p>
          </table:table-cell>
          <table:table-cell/>
        </table:table-row>
        <table:table-row table:style-name="ro1">
          <table:table-cell office:value-type="float" office:value="1.46293549307257">
            <text:p>1.4629354931</text:p>
          </table:table-cell>
          <table:table-cell/>
        </table:table-row>
        <table:table-row table:style-name="ro1">
          <table:table-cell office:value-type="float" office:value="1.38865261612569">
            <text:p>1.3886526161</text:p>
          </table:table-cell>
          <table:table-cell/>
        </table:table-row>
        <table:table-row table:style-name="ro1">
          <table:table-cell office:value-type="float" office:value="1.52764038351056">
            <text:p>1.5276403835</text:p>
          </table:table-cell>
          <table:table-cell/>
        </table:table-row>
        <table:table-row table:style-name="ro1">
          <table:table-cell office:value-type="float" office:value="1.55067700001561">
            <text:p>1.550677</text:p>
          </table:table-cell>
          <table:table-cell/>
        </table:table-row>
        <table:table-row table:style-name="ro1">
          <table:table-cell office:value-type="float" office:value="1.43470203613933">
            <text:p>1.4347020361</text:p>
          </table:table-cell>
          <table:table-cell/>
        </table:table-row>
        <table:table-row table:style-name="ro1">
          <table:table-cell office:value-type="float" office:value="1.5346116890253">
            <text:p>1.534611689</text:p>
          </table:table-cell>
          <table:table-cell/>
        </table:table-row>
        <table:table-row table:style-name="ro1">
          <table:table-cell office:value-type="float" office:value="1.45936664463509">
            <text:p>1.4593666446</text:p>
          </table:table-cell>
          <table:table-cell/>
        </table:table-row>
        <table:table-row table:style-name="ro1">
          <table:table-cell office:value-type="float" office:value="1.39653567363824">
            <text:p>1.3965356736</text:p>
          </table:table-cell>
          <table:table-cell/>
        </table:table-row>
        <table:table-row table:style-name="ro1">
          <table:table-cell office:value-type="float" office:value="1.50797815114406">
            <text:p>1.5079781511</text:p>
          </table:table-cell>
          <table:table-cell/>
        </table:table-row>
        <table:table-row table:style-name="ro1">
          <table:table-cell office:value-type="float" office:value="1.52878641544936">
            <text:p>1.5287864154</text:p>
          </table:table-cell>
          <table:table-cell/>
        </table:table-row>
        <table:table-row table:style-name="ro1">
          <table:table-cell office:value-type="float" office:value="1.45791085892644">
            <text:p>1.4579108589</text:p>
          </table:table-cell>
          <table:table-cell/>
        </table:table-row>
        <table:table-row table:style-name="ro1">
          <table:table-cell office:value-type="float" office:value="1.48140680841365">
            <text:p>1.4814068084</text:p>
          </table:table-cell>
          <table:table-cell/>
        </table:table-row>
        <table:table-row table:style-name="ro1">
          <table:table-cell office:value-type="float" office:value="1.46239774739693">
            <text:p>1.4623977474</text:p>
          </table:table-cell>
          <table:table-cell/>
        </table:table-row>
        <table:table-row table:style-name="ro1">
          <table:table-cell office:value-type="float" office:value="1.46013553986315">
            <text:p>1.4601355399</text:p>
          </table:table-cell>
          <table:table-cell/>
        </table:table-row>
        <table:table-row table:style-name="ro1">
          <table:table-cell office:value-type="float" office:value="1.30934882562567">
            <text:p>1.3093488256</text:p>
          </table:table-cell>
          <table:table-cell/>
        </table:table-row>
        <table:table-row table:style-name="ro1">
          <table:table-cell office:value-type="float" office:value="1.36250877319548">
            <text:p>1.3625087732</text:p>
          </table:table-cell>
          <table:table-cell/>
        </table:table-row>
        <table:table-row table:style-name="ro1">
          <table:table-cell office:value-type="float" office:value="1.44695076737114">
            <text:p>1.4469507674</text:p>
          </table:table-cell>
          <table:table-cell/>
        </table:table-row>
        <table:table-row table:style-name="ro1">
          <table:table-cell office:value-type="float" office:value="1.43378517955323">
            <text:p>1.4337851796</text:p>
          </table:table-cell>
          <table:table-cell/>
        </table:table-row>
        <table:table-row table:style-name="ro1">
          <table:table-cell office:value-type="float" office:value="1.39430415772473">
            <text:p>1.3943041577</text:p>
          </table:table-cell>
          <table:table-cell/>
        </table:table-row>
        <table:table-row table:style-name="ro1">
          <table:table-cell office:value-type="float" office:value="1.4947762471244">
            <text:p>1.4947762471</text:p>
          </table:table-cell>
          <table:table-cell/>
        </table:table-row>
        <table:table-row table:style-name="ro1">
          <table:table-cell office:value-type="float" office:value="1.41510934203207">
            <text:p>1.415109342</text:p>
          </table:table-cell>
          <table:table-cell/>
        </table:table-row>
        <table:table-row table:style-name="ro1">
          <table:table-cell office:value-type="float" office:value="1.46336988302343">
            <text:p>1.463369883</text:p>
          </table:table-cell>
          <table:table-cell/>
        </table:table-row>
        <table:table-row table:style-name="ro1">
          <table:table-cell office:value-type="float" office:value="1.34059437429195">
            <text:p>1.3405943743</text:p>
          </table:table-cell>
          <table:table-cell/>
        </table:table-row>
        <table:table-row table:style-name="ro1">
          <table:table-cell office:value-type="float" office:value="1.41209255396949">
            <text:p>1.412092554</text:p>
          </table:table-cell>
          <table:table-cell/>
        </table:table-row>
        <table:table-row table:style-name="ro1">
          <table:table-cell office:value-type="float" office:value="1.54720413412025">
            <text:p>1.5472041341</text:p>
          </table:table-cell>
          <table:table-cell/>
        </table:table-row>
        <table:table-row table:style-name="ro1">
          <table:table-cell office:value-type="float" office:value="1.55010865752792">
            <text:p>1.5501086575</text:p>
          </table:table-cell>
          <table:table-cell/>
        </table:table-row>
        <table:table-row table:style-name="ro1">
          <table:table-cell office:value-type="float" office:value="1.60386631784298">
            <text:p>1.6038663178</text:p>
          </table:table-cell>
          <table:table-cell/>
        </table:table-row>
        <table:table-row table:style-name="ro1">
          <table:table-cell office:value-type="float" office:value="1.43269541625212">
            <text:p>1.4326954163</text:p>
          </table:table-cell>
          <table:table-cell/>
        </table:table-row>
        <table:table-row table:style-name="ro1">
          <table:table-cell office:value-type="float" office:value="1.4962493812129">
            <text:p>1.4962493812</text:p>
          </table:table-cell>
          <table:table-cell/>
        </table:table-row>
        <table:table-row table:style-name="ro1">
          <table:table-cell office:value-type="float" office:value="1.39878329107229">
            <text:p>1.3987832911</text:p>
          </table:table-cell>
          <table:table-cell/>
        </table:table-row>
        <table:table-row table:style-name="ro1">
          <table:table-cell office:value-type="float" office:value="1.31720007290212">
            <text:p>1.3172000729</text:p>
          </table:table-cell>
          <table:table-cell/>
        </table:table-row>
        <table:table-row table:style-name="ro1">
          <table:table-cell office:value-type="float" office:value="1.41447306105605">
            <text:p>1.4144730611</text:p>
          </table:table-cell>
          <table:table-cell/>
        </table:table-row>
        <table:table-row table:style-name="ro1">
          <table:table-cell office:value-type="float" office:value="1.42842912576911">
            <text:p>1.4284291258</text:p>
          </table:table-cell>
          <table:table-cell/>
        </table:table-row>
        <table:table-row table:style-name="ro1">
          <table:table-cell office:value-type="float" office:value="1.48453623452886">
            <text:p>1.4845362345</text:p>
          </table:table-cell>
          <table:table-cell/>
        </table:table-row>
        <table:table-row table:style-name="ro1">
          <table:table-cell office:value-type="float" office:value="1.44144155578743">
            <text:p>1.4414415558</text:p>
          </table:table-cell>
          <table:table-cell/>
        </table:table-row>
        <table:table-row table:style-name="ro1">
          <table:table-cell office:value-type="float" office:value="1.45898707749018">
            <text:p>1.4589870775</text:p>
          </table:table-cell>
          <table:table-cell/>
        </table:table-row>
        <table:table-row table:style-name="ro1">
          <table:table-cell office:value-type="float" office:value="1.43829303204173">
            <text:p>1.438293032</text:p>
          </table:table-cell>
          <table:table-cell/>
        </table:table-row>
        <table:table-row table:style-name="ro1">
          <table:table-cell office:value-type="float" office:value="1.41846084781591">
            <text:p>1.4184608478</text:p>
          </table:table-cell>
          <table:table-cell/>
        </table:table-row>
        <table:table-row table:style-name="ro1">
          <table:table-cell office:value-type="float" office:value="1.45080192652416">
            <text:p>1.4508019265</text:p>
          </table:table-cell>
          <table:table-cell/>
        </table:table-row>
        <table:table-row table:style-name="ro1">
          <table:table-cell office:value-type="float" office:value="1.41848586881741">
            <text:p>1.4184858688</text:p>
          </table:table-cell>
          <table:table-cell/>
        </table:table-row>
        <table:table-row table:style-name="ro1">
          <table:table-cell office:value-type="float" office:value="1.48843758112071">
            <text:p>1.4884375811</text:p>
          </table:table-cell>
          <table:table-cell/>
        </table:table-row>
        <table:table-row table:style-name="ro1">
          <table:table-cell office:value-type="float" office:value="1.44732448840937">
            <text:p>1.4473244884</text:p>
          </table:table-cell>
          <table:table-cell/>
        </table:table-row>
        <table:table-row table:style-name="ro1">
          <table:table-cell office:value-type="float" office:value="1.33265819233083">
            <text:p>1.3326581923</text:p>
          </table:table-cell>
          <table:table-cell/>
        </table:table-row>
        <table:table-row table:style-name="ro1">
          <table:table-cell office:value-type="float" office:value="1.45430635756441">
            <text:p>1.4543063576</text:p>
          </table:table-cell>
          <table:table-cell/>
        </table:table-row>
        <table:table-row table:style-name="ro1">
          <table:table-cell office:value-type="float" office:value="1.39763270517584">
            <text:p>1.3976327052</text:p>
          </table:table-cell>
          <table:table-cell/>
        </table:table-row>
        <table:table-row table:style-name="ro1">
          <table:table-cell office:value-type="float" office:value="1.45880653149104">
            <text:p>1.4588065315</text:p>
          </table:table-cell>
          <table:table-cell/>
        </table:table-row>
        <table:table-row table:style-name="ro1">
          <table:table-cell office:value-type="float" office:value="1.44453276019057">
            <text:p>1.4445327602</text:p>
          </table:table-cell>
          <table:table-cell/>
        </table:table-row>
        <table:table-row table:style-name="ro1">
          <table:table-cell office:value-type="float" office:value="1.4535363060086">
            <text:p>1.453536306</text:p>
          </table:table-cell>
          <table:table-cell/>
        </table:table-row>
        <table:table-row table:style-name="ro1">
          <table:table-cell office:value-type="float" office:value="1.47949254864639">
            <text:p>1.4794925486</text:p>
          </table:table-cell>
          <table:table-cell/>
        </table:table-row>
        <table:table-row table:style-name="ro1">
          <table:table-cell office:value-type="float" office:value="1.40143910997135">
            <text:p>1.40143911</text:p>
          </table:table-cell>
          <table:table-cell/>
        </table:table-row>
        <table:table-row table:style-name="ro1">
          <table:table-cell office:value-type="float" office:value="1.39096932254222">
            <text:p>1.3909693225</text:p>
          </table:table-cell>
          <table:table-cell/>
        </table:table-row>
        <table:table-row table:style-name="ro1">
          <table:table-cell office:value-type="float" office:value="1.36407901596762">
            <text:p>1.364079016</text:p>
          </table:table-cell>
          <table:table-cell/>
        </table:table-row>
        <table:table-row table:style-name="ro1">
          <table:table-cell office:value-type="float" office:value="1.46485170864349">
            <text:p>1.4648517086</text:p>
          </table:table-cell>
          <table:table-cell/>
        </table:table-row>
        <table:table-row table:style-name="ro1">
          <table:table-cell office:value-type="float" office:value="1.46150372426296">
            <text:p>1.4615037243</text:p>
          </table:table-cell>
          <table:table-cell/>
        </table:table-row>
        <table:table-row table:style-name="ro1">
          <table:table-cell office:value-type="float" office:value="1.34524927652785">
            <text:p>1.3452492765</text:p>
          </table:table-cell>
          <table:table-cell/>
        </table:table-row>
        <table:table-row table:style-name="ro1">
          <table:table-cell office:value-type="float" office:value="1.45090693568921">
            <text:p>1.4509069357</text:p>
          </table:table-cell>
          <table:table-cell/>
        </table:table-row>
        <table:table-row table:style-name="ro1">
          <table:table-cell office:value-type="float" office:value="1.41895435111524">
            <text:p>1.4189543511</text:p>
          </table:table-cell>
          <table:table-cell/>
        </table:table-row>
        <table:table-row table:style-name="ro1">
          <table:table-cell office:value-type="float" office:value="1.38727049418197">
            <text:p>1.3872704942</text:p>
          </table:table-cell>
          <table:table-cell/>
        </table:table-row>
        <table:table-row table:style-name="ro1">
          <table:table-cell office:value-type="float" office:value="1.43995664732363">
            <text:p>1.4399566473</text:p>
          </table:table-cell>
          <table:table-cell/>
        </table:table-row>
        <table:table-row table:style-name="ro1">
          <table:table-cell office:value-type="float" office:value="1.48586144889934">
            <text:p>1.4858614489</text:p>
          </table:table-cell>
          <table:table-cell/>
        </table:table-row>
        <table:table-row table:style-name="ro1">
          <table:table-cell office:value-type="float" office:value="1.4918971631159">
            <text:p>1.4918971631</text:p>
          </table:table-cell>
          <table:table-cell/>
        </table:table-row>
        <table:table-row table:style-name="ro1">
          <table:table-cell office:value-type="float" office:value="1.41580488196781">
            <text:p>1.415804882</text:p>
          </table:table-cell>
          <table:table-cell/>
        </table:table-row>
        <table:table-row table:style-name="ro1">
          <table:table-cell office:value-type="float" office:value="1.36254854756407">
            <text:p>1.3625485476</text:p>
          </table:table-cell>
          <table:table-cell/>
        </table:table-row>
        <table:table-row table:style-name="ro1">
          <table:table-cell office:value-type="float" office:value="1.45527308156437">
            <text:p>1.4552730816</text:p>
          </table:table-cell>
          <table:table-cell/>
        </table:table-row>
        <table:table-row table:style-name="ro1">
          <table:table-cell office:value-type="float" office:value="1.35272548024817">
            <text:p>1.3527254802</text:p>
          </table:table-cell>
          <table:table-cell/>
        </table:table-row>
        <table:table-row table:style-name="ro1">
          <table:table-cell office:value-type="float" office:value="1.41508338663416">
            <text:p>1.4150833866</text:p>
          </table:table-cell>
          <table:table-cell/>
        </table:table-row>
        <table:table-row table:style-name="ro1">
          <table:table-cell office:value-type="float" office:value="1.39772477351431">
            <text:p>1.3977247735</text:p>
          </table:table-cell>
          <table:table-cell/>
        </table:table-row>
        <table:table-row table:style-name="ro1">
          <table:table-cell office:value-type="float" office:value="1.41608671053899">
            <text:p>1.4160867105</text:p>
          </table:table-cell>
          <table:table-cell/>
        </table:table-row>
        <table:table-row table:style-name="ro1">
          <table:table-cell office:value-type="float" office:value="1.42928068156522">
            <text:p>1.4292806816</text:p>
          </table:table-cell>
          <table:table-cell/>
        </table:table-row>
        <table:table-row table:style-name="ro1">
          <table:table-cell office:value-type="float" office:value="1.43089023634949">
            <text:p>1.4308902363</text:p>
          </table:table-cell>
          <table:table-cell/>
        </table:table-row>
        <table:table-row table:style-name="ro1">
          <table:table-cell office:value-type="float" office:value="1.40525044944738">
            <text:p>1.4052504494</text:p>
          </table:table-cell>
          <table:table-cell/>
        </table:table-row>
        <table:table-row table:style-name="ro1">
          <table:table-cell office:value-type="float" office:value="1.47643206886487">
            <text:p>1.4764320689</text:p>
          </table:table-cell>
          <table:table-cell/>
        </table:table-row>
        <table:table-row table:style-name="ro1">
          <table:table-cell office:value-type="float" office:value="1.46604305441087">
            <text:p>1.4660430544</text:p>
          </table:table-cell>
          <table:table-cell/>
        </table:table-row>
        <table:table-row table:style-name="ro1">
          <table:table-cell office:value-type="float" office:value="1.52579459831267">
            <text:p>1.5257945983</text:p>
          </table:table-cell>
          <table:table-cell/>
        </table:table-row>
        <table:table-row table:style-name="ro1">
          <table:table-cell office:value-type="float" office:value="1.49756746126334">
            <text:p>1.4975674613</text:p>
          </table:table-cell>
          <table:table-cell/>
        </table:table-row>
        <table:table-row table:style-name="ro1">
          <table:table-cell office:value-type="float" office:value="1.35633551683079">
            <text:p>1.3563355168</text:p>
          </table:table-cell>
          <table:table-cell/>
        </table:table-row>
        <table:table-row table:style-name="ro1">
          <table:table-cell office:value-type="float" office:value="1.54349973473733">
            <text:p>1.5434997347</text:p>
          </table:table-cell>
          <table:table-cell/>
        </table:table-row>
        <table:table-row table:style-name="ro1">
          <table:table-cell office:value-type="float" office:value="1.48764091815901">
            <text:p>1.4876409182</text:p>
          </table:table-cell>
          <table:table-cell/>
        </table:table-row>
        <table:table-row table:style-name="ro1">
          <table:table-cell office:value-type="float" office:value="1.4950409993894">
            <text:p>1.4950409994</text:p>
          </table:table-cell>
          <table:table-cell/>
        </table:table-row>
        <table:table-row table:style-name="ro1">
          <table:table-cell office:value-type="float" office:value="1.53958132414034">
            <text:p>1.5395813241</text:p>
          </table:table-cell>
          <table:table-cell/>
        </table:table-row>
        <table:table-row table:style-name="ro1">
          <table:table-cell office:value-type="float" office:value="1.4827080541721">
            <text:p>1.4827080542</text:p>
          </table:table-cell>
          <table:table-cell/>
        </table:table-row>
        <table:table-row table:style-name="ro1">
          <table:table-cell office:value-type="float" office:value="1.48565552873301">
            <text:p>1.4856555287</text:p>
          </table:table-cell>
          <table:table-cell/>
        </table:table-row>
        <table:table-row table:style-name="ro1">
          <table:table-cell office:value-type="float" office:value="1.34815088055152">
            <text:p>1.3481508806</text:p>
          </table:table-cell>
          <table:table-cell/>
        </table:table-row>
        <table:table-row table:style-name="ro1">
          <table:table-cell office:value-type="float" office:value="1.45400310267318">
            <text:p>1.4540031027</text:p>
          </table:table-cell>
          <table:table-cell/>
        </table:table-row>
        <table:table-row table:style-name="ro1">
          <table:table-cell office:value-type="float" office:value="1.39674828359393">
            <text:p>1.3967482836</text:p>
          </table:table-cell>
          <table:table-cell/>
        </table:table-row>
        <table:table-row table:style-name="ro1">
          <table:table-cell office:value-type="float" office:value="1.41509028436575">
            <text:p>1.4150902844</text:p>
          </table:table-cell>
          <table:table-cell/>
        </table:table-row>
        <table:table-row table:style-name="ro1">
          <table:table-cell office:value-type="float" office:value="1.40595012157028">
            <text:p>1.4059501216</text:p>
          </table:table-cell>
          <table:table-cell/>
        </table:table-row>
        <table:table-row table:style-name="ro1">
          <table:table-cell office:value-type="float" office:value="1.53837634470791">
            <text:p>1.5383763447</text:p>
          </table:table-cell>
          <table:table-cell/>
        </table:table-row>
        <table:table-row table:style-name="ro1">
          <table:table-cell office:value-type="float" office:value="1.46500635504492">
            <text:p>1.465006355</text:p>
          </table:table-cell>
          <table:table-cell/>
        </table:table-row>
        <table:table-row table:style-name="ro1">
          <table:table-cell office:value-type="float" office:value="1.45199000651344">
            <text:p>1.4519900065</text:p>
          </table:table-cell>
          <table:table-cell/>
        </table:table-row>
        <table:table-row table:style-name="ro1">
          <table:table-cell office:value-type="float" office:value="1.38347180027227">
            <text:p>1.3834718003</text:p>
          </table:table-cell>
          <table:table-cell/>
        </table:table-row>
        <table:table-row table:style-name="ro1">
          <table:table-cell office:value-type="float" office:value="1.50939330236409">
            <text:p>1.5093933024</text:p>
          </table:table-cell>
          <table:table-cell/>
        </table:table-row>
        <table:table-row table:style-name="ro1">
          <table:table-cell office:value-type="float" office:value="1.45011706296805">
            <text:p>1.450117063</text:p>
          </table:table-cell>
          <table:table-cell/>
        </table:table-row>
        <table:table-row table:style-name="ro1">
          <table:table-cell office:value-type="float" office:value="1.48838628899233">
            <text:p>1.488386289</text:p>
          </table:table-cell>
          <table:table-cell/>
        </table:table-row>
        <table:table-row table:style-name="ro1">
          <table:table-cell office:value-type="float" office:value="1.49353126422584">
            <text:p>1.4935312642</text:p>
          </table:table-cell>
          <table:table-cell/>
        </table:table-row>
        <table:table-row table:style-name="ro1">
          <table:table-cell office:value-type="float" office:value="1.38206879573443">
            <text:p>1.3820687957</text:p>
          </table:table-cell>
          <table:table-cell/>
        </table:table-row>
        <table:table-row table:style-name="ro1">
          <table:table-cell office:value-type="float" office:value="1.51602099931004">
            <text:p>1.5160209993</text:p>
          </table:table-cell>
          <table:table-cell/>
        </table:table-row>
        <table:table-row table:style-name="ro1">
          <table:table-cell office:value-type="float" office:value="1.45542132216942">
            <text:p>1.4554213222</text:p>
          </table:table-cell>
          <table:table-cell/>
        </table:table-row>
        <table:table-row table:style-name="ro1">
          <table:table-cell office:value-type="float" office:value="1.49168921309469">
            <text:p>1.4916892131</text:p>
          </table:table-cell>
          <table:table-cell/>
        </table:table-row>
        <table:table-row table:style-name="ro1">
          <table:table-cell office:value-type="float" office:value="1.36853049958763">
            <text:p>1.3685304996</text:p>
          </table:table-cell>
          <table:table-cell/>
        </table:table-row>
        <table:table-row table:style-name="ro1">
          <table:table-cell office:value-type="float" office:value="1.48348873558835">
            <text:p>1.4834887356</text:p>
          </table:table-cell>
          <table:table-cell/>
        </table:table-row>
        <table:table-row table:style-name="ro1">
          <table:table-cell office:value-type="float" office:value="1.44103782095732">
            <text:p>1.441037821</text:p>
          </table:table-cell>
          <table:table-cell/>
        </table:table-row>
        <table:table-row table:style-name="ro1">
          <table:table-cell office:value-type="float" office:value="1.44579955761003">
            <text:p>1.4457995576</text:p>
          </table:table-cell>
          <table:table-cell/>
        </table:table-row>
        <table:table-row table:style-name="ro1">
          <table:table-cell office:value-type="float" office:value="1.47292230284434">
            <text:p>1.4729223028</text:p>
          </table:table-cell>
          <table:table-cell/>
        </table:table-row>
        <table:table-row table:style-name="ro1">
          <table:table-cell office:value-type="float" office:value="1.50128801305743">
            <text:p>1.5012880131</text:p>
          </table:table-cell>
          <table:table-cell/>
        </table:table-row>
        <table:table-row table:style-name="ro1">
          <table:table-cell office:value-type="float" office:value="1.39846010001297">
            <text:p>1.3984601</text:p>
          </table:table-cell>
          <table:table-cell/>
        </table:table-row>
        <table:table-row table:style-name="ro1">
          <table:table-cell office:value-type="float" office:value="1.40124977996192">
            <text:p>1.40124978</text:p>
          </table:table-cell>
          <table:table-cell/>
        </table:table-row>
        <table:table-row table:style-name="ro1">
          <table:table-cell office:value-type="float" office:value="1.49040138030697">
            <text:p>1.4904013803</text:p>
          </table:table-cell>
          <table:table-cell/>
        </table:table-row>
        <table:table-row table:style-name="ro1">
          <table:table-cell office:value-type="float" office:value="1.61598587841574">
            <text:p>1.6159858784</text:p>
          </table:table-cell>
          <table:table-cell/>
        </table:table-row>
        <table:table-row table:style-name="ro1">
          <table:table-cell office:value-type="float" office:value="1.40310711161618">
            <text:p>1.4031071116</text:p>
          </table:table-cell>
          <table:table-cell/>
        </table:table-row>
        <table:table-row table:style-name="ro1">
          <table:table-cell office:value-type="float" office:value="1.52364028206808">
            <text:p>1.5236402821</text:p>
          </table:table-cell>
          <table:table-cell/>
        </table:table-row>
        <table:table-row table:style-name="ro1">
          <table:table-cell office:value-type="float" office:value="1.57054902872799">
            <text:p>1.5705490287</text:p>
          </table:table-cell>
          <table:table-cell/>
        </table:table-row>
        <table:table-row table:style-name="ro1">
          <table:table-cell office:value-type="float" office:value="1.46646425658568">
            <text:p>1.4664642566</text:p>
          </table:table-cell>
          <table:table-cell/>
        </table:table-row>
        <table:table-row table:style-name="ro1">
          <table:table-cell office:value-type="float" office:value="1.39428366457089">
            <text:p>1.3942836646</text:p>
          </table:table-cell>
          <table:table-cell/>
        </table:table-row>
        <table:table-row table:style-name="ro1">
          <table:table-cell office:value-type="float" office:value="1.39962660301994">
            <text:p>1.399626603</text:p>
          </table:table-cell>
          <table:table-cell/>
        </table:table-row>
        <table:table-row table:style-name="ro1">
          <table:table-cell office:value-type="float" office:value="1.39677602476086">
            <text:p>1.3967760248</text:p>
          </table:table-cell>
          <table:table-cell/>
        </table:table-row>
        <table:table-row table:style-name="ro1">
          <table:table-cell office:value-type="float" office:value="1.48957952297586">
            <text:p>1.489579523</text:p>
          </table:table-cell>
          <table:table-cell/>
        </table:table-row>
        <table:table-row table:style-name="ro1">
          <table:table-cell office:value-type="float" office:value="1.40302940058067">
            <text:p>1.4030294006</text:p>
          </table:table-cell>
          <table:table-cell/>
        </table:table-row>
        <table:table-row table:style-name="ro1">
          <table:table-cell office:value-type="float" office:value="1.48372047214064">
            <text:p>1.4837204721</text:p>
          </table:table-cell>
          <table:table-cell/>
        </table:table-row>
        <table:table-row table:style-name="ro1">
          <table:table-cell office:value-type="float" office:value="1.40853353742325">
            <text:p>1.4085335374</text:p>
          </table:table-cell>
          <table:table-cell/>
        </table:table-row>
        <table:table-row table:style-name="ro1">
          <table:table-cell office:value-type="float" office:value="1.426636583558">
            <text:p>1.4266365836</text:p>
          </table:table-cell>
          <table:table-cell/>
        </table:table-row>
        <table:table-row table:style-name="ro1">
          <table:table-cell office:value-type="float" office:value="1.51330825910647">
            <text:p>1.5133082591</text:p>
          </table:table-cell>
          <table:table-cell/>
        </table:table-row>
        <table:table-row table:style-name="ro1">
          <table:table-cell office:value-type="float" office:value="1.49675493054666">
            <text:p>1.4967549305</text:p>
          </table:table-cell>
          <table:table-cell/>
        </table:table-row>
        <table:table-row table:style-name="ro1">
          <table:table-cell office:value-type="float" office:value="1.47455637470803">
            <text:p>1.4745563747</text:p>
          </table:table-cell>
          <table:table-cell/>
        </table:table-row>
        <table:table-row table:style-name="ro1">
          <table:table-cell office:value-type="float" office:value="1.39824802463133">
            <text:p>1.3982480246</text:p>
          </table:table-cell>
          <table:table-cell/>
        </table:table-row>
        <table:table-row table:style-name="ro1">
          <table:table-cell office:value-type="float" office:value="1.44676396459404">
            <text:p>1.4467639646</text:p>
          </table:table-cell>
          <table:table-cell/>
        </table:table-row>
        <table:table-row table:style-name="ro1">
          <table:table-cell office:value-type="float" office:value="1.50364459160051">
            <text:p>1.5036445916</text:p>
          </table:table-cell>
          <table:table-cell/>
        </table:table-row>
        <table:table-row table:style-name="ro1">
          <table:table-cell office:value-type="float" office:value="1.41028254231408">
            <text:p>1.4102825423</text:p>
          </table:table-cell>
          <table:table-cell/>
        </table:table-row>
        <table:table-row table:style-name="ro1">
          <table:table-cell office:value-type="float" office:value="1.42947885346293">
            <text:p>1.4294788535</text:p>
          </table:table-cell>
          <table:table-cell/>
        </table:table-row>
        <table:table-row table:style-name="ro1">
          <table:table-cell office:value-type="float" office:value="1.4594114731579">
            <text:p>1.4594114732</text:p>
          </table:table-cell>
          <table:table-cell/>
        </table:table-row>
        <table:table-row table:style-name="ro1">
          <table:table-cell office:value-type="float" office:value="1.44188630939188">
            <text:p>1.4418863094</text:p>
          </table:table-cell>
          <table:table-cell/>
        </table:table-row>
        <table:table-row table:style-name="ro1">
          <table:table-cell office:value-type="float" office:value="1.37631494590021">
            <text:p>1.3763149459</text:p>
          </table:table-cell>
          <table:table-cell/>
        </table:table-row>
        <table:table-row table:style-name="ro1">
          <table:table-cell office:value-type="float" office:value="1.46250106978283">
            <text:p>1.4625010698</text:p>
          </table:table-cell>
          <table:table-cell/>
        </table:table-row>
        <table:table-row table:style-name="ro1">
          <table:table-cell office:value-type="float" office:value="1.46195627032591">
            <text:p>1.4619562703</text:p>
          </table:table-cell>
          <table:table-cell/>
        </table:table-row>
        <table:table-row table:style-name="ro1">
          <table:table-cell office:value-type="float" office:value="1.48297162006453">
            <text:p>1.4829716201</text:p>
          </table:table-cell>
          <table:table-cell/>
        </table:table-row>
        <table:table-row table:style-name="ro1">
          <table:table-cell office:value-type="float" office:value="1.41989835856598">
            <text:p>1.4198983586</text:p>
          </table:table-cell>
          <table:table-cell/>
        </table:table-row>
        <table:table-row table:style-name="ro1">
          <table:table-cell office:value-type="float" office:value="1.33443439919438">
            <text:p>1.3344343992</text:p>
          </table:table-cell>
          <table:table-cell/>
        </table:table-row>
        <table:table-row table:style-name="ro1">
          <table:table-cell office:value-type="float" office:value="1.439860979476">
            <text:p>1.4398609795</text:p>
          </table:table-cell>
          <table:table-cell/>
        </table:table-row>
        <table:table-row table:style-name="ro1">
          <table:table-cell office:value-type="float" office:value="1.44952646522843">
            <text:p>1.4495264652</text:p>
          </table:table-cell>
          <table:table-cell/>
        </table:table-row>
        <table:table-row table:style-name="ro1">
          <table:table-cell office:value-type="float" office:value="1.38897517360525">
            <text:p>1.3889751736</text:p>
          </table:table-cell>
          <table:table-cell/>
        </table:table-row>
        <table:table-row table:style-name="ro1">
          <table:table-cell office:value-type="float" office:value="1.44934672736011">
            <text:p>1.4493467274</text:p>
          </table:table-cell>
          <table:table-cell/>
        </table:table-row>
        <table:table-row table:style-name="ro1">
          <table:table-cell office:value-type="float" office:value="1.51031725995318">
            <text:p>1.51031726</text:p>
          </table:table-cell>
          <table:table-cell/>
        </table:table-row>
        <table:table-row table:style-name="ro1">
          <table:table-cell office:value-type="float" office:value="1.59819498050703">
            <text:p>1.5981949805</text:p>
          </table:table-cell>
          <table:table-cell/>
        </table:table-row>
        <table:table-row table:style-name="ro1">
          <table:table-cell office:value-type="float" office:value="1.42048334186877">
            <text:p>1.4204833419</text:p>
          </table:table-cell>
          <table:table-cell/>
        </table:table-row>
        <table:table-row table:style-name="ro1">
          <table:table-cell office:value-type="float" office:value="1.43730646630081">
            <text:p>1.4373064663</text:p>
          </table:table-cell>
          <table:table-cell/>
        </table:table-row>
        <table:table-row table:style-name="ro1">
          <table:table-cell office:value-type="float" office:value="1.4257873649459">
            <text:p>1.4257873649</text:p>
          </table:table-cell>
          <table:table-cell/>
        </table:table-row>
        <table:table-row table:style-name="ro1">
          <table:table-cell office:value-type="float" office:value="1.51542004264585">
            <text:p>1.5154200426</text:p>
          </table:table-cell>
          <table:table-cell/>
        </table:table-row>
        <table:table-row table:style-name="ro1">
          <table:table-cell office:value-type="float" office:value="1.34453703087844">
            <text:p>1.3445370309</text:p>
          </table:table-cell>
          <table:table-cell/>
        </table:table-row>
        <table:table-row table:style-name="ro1">
          <table:table-cell office:value-type="float" office:value="1.41418128718951">
            <text:p>1.4141812872</text:p>
          </table:table-cell>
          <table:table-cell/>
        </table:table-row>
        <table:table-row table:style-name="ro1">
          <table:table-cell office:value-type="float" office:value="1.43297719148242">
            <text:p>1.4329771915</text:p>
          </table:table-cell>
          <table:table-cell/>
        </table:table-row>
        <table:table-row table:style-name="ro1">
          <table:table-cell office:value-type="float" office:value="1.52656041728832">
            <text:p>1.5265604173</text:p>
          </table:table-cell>
          <table:table-cell/>
        </table:table-row>
        <table:table-row table:style-name="ro1">
          <table:table-cell office:value-type="float" office:value="1.47864557670782">
            <text:p>1.4786455767</text:p>
          </table:table-cell>
          <table:table-cell/>
        </table:table-row>
        <table:table-row table:style-name="ro1">
          <table:table-cell office:value-type="float" office:value="1.5250149885903">
            <text:p>1.5250149886</text:p>
          </table:table-cell>
          <table:table-cell/>
        </table:table-row>
        <table:table-row table:style-name="ro1">
          <table:table-cell office:value-type="float" office:value="1.38808950910792">
            <text:p>1.3880895091</text:p>
          </table:table-cell>
          <table:table-cell/>
        </table:table-row>
        <table:table-row table:style-name="ro1">
          <table:table-cell office:value-type="float" office:value="1.47704871488535">
            <text:p>1.4770487149</text:p>
          </table:table-cell>
          <table:table-cell/>
        </table:table-row>
        <table:table-row table:style-name="ro1">
          <table:table-cell office:value-type="float" office:value="1.45646302539919">
            <text:p>1.4564630254</text:p>
          </table:table-cell>
          <table:table-cell/>
        </table:table-row>
        <table:table-row table:style-name="ro1">
          <table:table-cell office:value-type="float" office:value="1.41699549655068">
            <text:p>1.4169954966</text:p>
          </table:table-cell>
          <table:table-cell/>
        </table:table-row>
        <table:table-row table:style-name="ro1">
          <table:table-cell office:value-type="float" office:value="1.30478801233936">
            <text:p>1.3047880123</text:p>
          </table:table-cell>
          <table:table-cell/>
        </table:table-row>
        <table:table-row table:style-name="ro1">
          <table:table-cell office:value-type="float" office:value="1.38469873855381">
            <text:p>1.3846987386</text:p>
          </table:table-cell>
          <table:table-cell/>
        </table:table-row>
        <table:table-row table:style-name="ro1">
          <table:table-cell office:value-type="float" office:value="1.38727358863184">
            <text:p>1.3872735886</text:p>
          </table:table-cell>
          <table:table-cell/>
        </table:table-row>
        <table:table-row table:style-name="ro1">
          <table:table-cell office:value-type="float" office:value="1.53570137292847">
            <text:p>1.5357013729</text:p>
          </table:table-cell>
          <table:table-cell/>
        </table:table-row>
        <table:table-row table:style-name="ro1">
          <table:table-cell office:value-type="float" office:value="1.42000302972178">
            <text:p>1.4200030297</text:p>
          </table:table-cell>
          <table:table-cell/>
        </table:table-row>
        <table:table-row table:style-name="ro1">
          <table:table-cell office:value-type="float" office:value="1.44663612417867">
            <text:p>1.4466361242</text:p>
          </table:table-cell>
          <table:table-cell/>
        </table:table-row>
        <table:table-row table:style-name="ro1">
          <table:table-cell office:value-type="float" office:value="1.49793675822605">
            <text:p>1.4979367582</text:p>
          </table:table-cell>
          <table:table-cell/>
        </table:table-row>
        <table:table-row table:style-name="ro1">
          <table:table-cell office:value-type="float" office:value="1.53243423192107">
            <text:p>1.5324342319</text:p>
          </table:table-cell>
          <table:table-cell/>
        </table:table-row>
        <table:table-row table:style-name="ro1">
          <table:table-cell office:value-type="float" office:value="1.47806352281295">
            <text:p>1.4780635228</text:p>
          </table:table-cell>
          <table:table-cell/>
        </table:table-row>
        <table:table-row table:style-name="ro1">
          <table:table-cell office:value-type="float" office:value="1.32940277793031">
            <text:p>1.3294027779</text:p>
          </table:table-cell>
          <table:table-cell/>
        </table:table-row>
        <table:table-row table:style-name="ro1">
          <table:table-cell office:value-type="float" office:value="1.41676259768823">
            <text:p>1.4167625977</text:p>
          </table:table-cell>
          <table:table-cell/>
        </table:table-row>
        <table:table-row table:style-name="ro1">
          <table:table-cell office:value-type="float" office:value="1.44413835907108">
            <text:p>1.4441383591</text:p>
          </table:table-cell>
          <table:table-cell/>
        </table:table-row>
        <table:table-row table:style-name="ro1">
          <table:table-cell office:value-type="float" office:value="1.4136715003295">
            <text:p>1.4136715003</text:p>
          </table:table-cell>
          <table:table-cell/>
        </table:table-row>
        <table:table-row table:style-name="ro1">
          <table:table-cell office:value-type="float" office:value="1.45631192574742">
            <text:p>1.4563119257</text:p>
          </table:table-cell>
          <table:table-cell/>
        </table:table-row>
        <table:table-row table:style-name="ro1">
          <table:table-cell office:value-type="float" office:value="1.46160356102671">
            <text:p>1.461603561</text:p>
          </table:table-cell>
          <table:table-cell/>
        </table:table-row>
        <table:table-row table:style-name="ro1">
          <table:table-cell office:value-type="float" office:value="1.45352615737995">
            <text:p>1.4535261574</text:p>
          </table:table-cell>
          <table:table-cell/>
        </table:table-row>
        <table:table-row table:style-name="ro1">
          <table:table-cell office:value-type="float" office:value="1.39955788584226">
            <text:p>1.3995578858</text:p>
          </table:table-cell>
          <table:table-cell/>
        </table:table-row>
        <table:table-row table:style-name="ro1">
          <table:table-cell office:value-type="float" office:value="1.34817724300073">
            <text:p>1.348177243</text:p>
          </table:table-cell>
          <table:table-cell/>
        </table:table-row>
        <table:table-row table:style-name="ro1">
          <table:table-cell office:value-type="float" office:value="1.3346054238192">
            <text:p>1.3346054238</text:p>
          </table:table-cell>
          <table:table-cell/>
        </table:table-row>
        <table:table-row table:style-name="ro1">
          <table:table-cell office:value-type="float" office:value="1.43412295868473">
            <text:p>1.4341229587</text:p>
          </table:table-cell>
          <table:table-cell/>
        </table:table-row>
        <table:table-row table:style-name="ro1">
          <table:table-cell office:value-type="float" office:value="1.44707893431378">
            <text:p>1.4470789343</text:p>
          </table:table-cell>
          <table:table-cell/>
        </table:table-row>
        <table:table-row table:style-name="ro1">
          <table:table-cell office:value-type="float" office:value="1.33274589422051">
            <text:p>1.3327458942</text:p>
          </table:table-cell>
          <table:table-cell/>
        </table:table-row>
        <table:table-row table:style-name="ro1">
          <table:table-cell office:value-type="float" office:value="1.61638103887256">
            <text:p>1.6163810389</text:p>
          </table:table-cell>
          <table:table-cell/>
        </table:table-row>
        <table:table-row table:style-name="ro1">
          <table:table-cell office:value-type="float" office:value="1.45676965347198">
            <text:p>1.4567696535</text:p>
          </table:table-cell>
          <table:table-cell/>
        </table:table-row>
        <table:table-row table:style-name="ro1">
          <table:table-cell office:value-type="float" office:value="1.49056214534304">
            <text:p>1.4905621453</text:p>
          </table:table-cell>
          <table:table-cell/>
        </table:table-row>
        <table:table-row table:style-name="ro1">
          <table:table-cell office:value-type="float" office:value="1.47325237486335">
            <text:p>1.4732523749</text:p>
          </table:table-cell>
          <table:table-cell/>
        </table:table-row>
        <table:table-row table:style-name="ro1">
          <table:table-cell office:value-type="float" office:value="1.45148081953448">
            <text:p>1.4514808195</text:p>
          </table:table-cell>
          <table:table-cell/>
        </table:table-row>
        <table:table-row table:style-name="ro1">
          <table:table-cell office:value-type="float" office:value="1.4019352451607">
            <text:p>1.4019352452</text:p>
          </table:table-cell>
          <table:table-cell/>
        </table:table-row>
        <table:table-row table:style-name="ro1">
          <table:table-cell office:value-type="float" office:value="1.35717118866184">
            <text:p>1.3571711887</text:p>
          </table:table-cell>
          <table:table-cell/>
        </table:table-row>
        <table:table-row table:style-name="ro1">
          <table:table-cell office:value-type="float" office:value="1.46649060608569">
            <text:p>1.4664906061</text:p>
          </table:table-cell>
          <table:table-cell/>
        </table:table-row>
        <table:table-row table:style-name="ro1">
          <table:table-cell office:value-type="float" office:value="1.46215084391867">
            <text:p>1.4621508439</text:p>
          </table:table-cell>
          <table:table-cell/>
        </table:table-row>
        <table:table-row table:style-name="ro1">
          <table:table-cell office:value-type="float" office:value="1.44080726446418">
            <text:p>1.4408072645</text:p>
          </table:table-cell>
          <table:table-cell/>
        </table:table-row>
        <table:table-row table:style-name="ro1">
          <table:table-cell office:value-type="float" office:value="1.43055059936609">
            <text:p>1.4305505994</text:p>
          </table:table-cell>
          <table:table-cell/>
        </table:table-row>
        <table:table-row table:style-name="ro1">
          <table:table-cell office:value-type="float" office:value="1.39288025248216">
            <text:p>1.3928802525</text:p>
          </table:table-cell>
          <table:table-cell/>
        </table:table-row>
        <table:table-row table:style-name="ro1">
          <table:table-cell office:value-type="float" office:value="1.41147657083464">
            <text:p>1.4114765708</text:p>
          </table:table-cell>
          <table:table-cell/>
        </table:table-row>
        <table:table-row table:style-name="ro1">
          <table:table-cell office:value-type="float" office:value="1.42992497361328">
            <text:p>1.4299249736</text:p>
          </table:table-cell>
          <table:table-cell/>
        </table:table-row>
        <table:table-row table:style-name="ro1">
          <table:table-cell office:value-type="float" office:value="1.45536760583732">
            <text:p>1.4553676058</text:p>
          </table:table-cell>
          <table:table-cell/>
        </table:table-row>
        <table:table-row table:style-name="ro1">
          <table:table-cell office:value-type="float" office:value="1.40690820032746">
            <text:p>1.4069082003</text:p>
          </table:table-cell>
          <table:table-cell/>
        </table:table-row>
        <table:table-row table:style-name="ro1">
          <table:table-cell office:value-type="float" office:value="1.5121209826367">
            <text:p>1.5121209826</text:p>
          </table:table-cell>
          <table:table-cell/>
        </table:table-row>
        <table:table-row table:style-name="ro1">
          <table:table-cell office:value-type="float" office:value="1.49016709954939">
            <text:p>1.4901670995</text:p>
          </table:table-cell>
          <table:table-cell/>
        </table:table-row>
        <table:table-row table:style-name="ro1">
          <table:table-cell office:value-type="float" office:value="1.40651597535632">
            <text:p>1.4065159754</text:p>
          </table:table-cell>
          <table:table-cell/>
        </table:table-row>
        <table:table-row table:style-name="ro1">
          <table:table-cell office:value-type="float" office:value="1.45457309372937">
            <text:p>1.4545730937</text:p>
          </table:table-cell>
          <table:table-cell/>
        </table:table-row>
        <table:table-row table:style-name="ro1">
          <table:table-cell office:value-type="float" office:value="1.38665701663485">
            <text:p>1.3866570166</text:p>
          </table:table-cell>
          <table:table-cell/>
        </table:table-row>
        <table:table-row table:style-name="ro1">
          <table:table-cell office:value-type="float" office:value="1.42325285629316">
            <text:p>1.4232528563</text:p>
          </table:table-cell>
          <table:table-cell/>
        </table:table-row>
        <table:table-row table:style-name="ro1">
          <table:table-cell office:value-type="float" office:value="1.38957892465779">
            <text:p>1.3895789247</text:p>
          </table:table-cell>
          <table:table-cell/>
        </table:table-row>
        <table:table-row table:style-name="ro1">
          <table:table-cell office:value-type="float" office:value="1.43117916257005">
            <text:p>1.4311791626</text:p>
          </table:table-cell>
          <table:table-cell/>
        </table:table-row>
        <table:table-row table:style-name="ro1">
          <table:table-cell office:value-type="float" office:value="1.49500253935328">
            <text:p>1.4950025394</text:p>
          </table:table-cell>
          <table:table-cell/>
        </table:table-row>
        <table:table-row table:style-name="ro1">
          <table:table-cell office:value-type="float" office:value="1.35338866158963">
            <text:p>1.3533886616</text:p>
          </table:table-cell>
          <table:table-cell/>
        </table:table-row>
        <table:table-row table:style-name="ro1">
          <table:table-cell office:value-type="float" office:value="1.45144423899803">
            <text:p>1.451444239</text:p>
          </table:table-cell>
          <table:table-cell/>
        </table:table-row>
        <table:table-row table:style-name="ro1">
          <table:table-cell office:value-type="float" office:value="1.43008063782082">
            <text:p>1.4300806378</text:p>
          </table:table-cell>
          <table:table-cell/>
        </table:table-row>
        <table:table-row table:style-name="ro1">
          <table:table-cell office:value-type="float" office:value="1.46834557414461">
            <text:p>1.4683455741</text:p>
          </table:table-cell>
          <table:table-cell/>
        </table:table-row>
        <table:table-row table:style-name="ro1">
          <table:table-cell office:value-type="float" office:value="1.51255328551077">
            <text:p>1.5125532855</text:p>
          </table:table-cell>
          <table:table-cell/>
        </table:table-row>
        <table:table-row table:style-name="ro1">
          <table:table-cell office:value-type="float" office:value="1.5048392464526">
            <text:p>1.5048392465</text:p>
          </table:table-cell>
          <table:table-cell/>
        </table:table-row>
        <table:table-row table:style-name="ro1">
          <table:table-cell office:value-type="float" office:value="1.48600219970364">
            <text:p>1.4860021997</text:p>
          </table:table-cell>
          <table:table-cell/>
        </table:table-row>
        <table:table-row table:style-name="ro1">
          <table:table-cell office:value-type="float" office:value="1.41698332416994">
            <text:p>1.4169833242</text:p>
          </table:table-cell>
          <table:table-cell/>
        </table:table-row>
        <table:table-row table:style-name="ro1">
          <table:table-cell office:value-type="float" office:value="1.46862361667471">
            <text:p>1.4686236167</text:p>
          </table:table-cell>
          <table:table-cell/>
        </table:table-row>
        <table:table-row table:style-name="ro1">
          <table:table-cell office:value-type="float" office:value="1.54080196221024">
            <text:p>1.5408019622</text:p>
          </table:table-cell>
          <table:table-cell/>
        </table:table-row>
        <table:table-row table:style-name="ro1">
          <table:table-cell office:value-type="float" office:value="1.39324514538347">
            <text:p>1.3932451454</text:p>
          </table:table-cell>
          <table:table-cell/>
        </table:table-row>
        <table:table-row table:style-name="ro1">
          <table:table-cell office:value-type="float" office:value="1.43601968315202">
            <text:p>1.4360196832</text:p>
          </table:table-cell>
          <table:table-cell/>
        </table:table-row>
      </table:table>
      <table:table table:name="Settings" table:style-name="ta1" table:print="false">
        <table:table-column table:style-name="co3" table:default-cell-style-name="ce1"/>
        <table:table-column table:style-name="co4" table:default-cell-style-name="ce1"/>
        <table:table-row table:style-name="ro2">
          <table:table-cell table:number-columns-repeated="2"/>
        </table:table-row>
        <table:table-row table:style-name="ro2">
          <table:table-cell office:value-type="string">
            <text:p>******** Genetic Algorithm Results *********</text:p>
          </table:table-cell>
          <table:table-cell/>
        </table:table-row>
        <table:table-row table:style-name="ro2">
          <table:table-cell office:value-type="string">
            <text:p>Population Ca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Generation Cap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Mutation Rate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Mutation Range</text:p>
          </table:table-cell>
          <table:table-cell office:value-type="string">
            <text:p><text:s/>+/-0.0025</text:p>
          </table:table-cell>
        </table:table-row>
        <table:table-row table:style-name="ro2">
          <table:table-cell office:value-type="string">
            <text:p>Breeder Percent</text:p>
          </table:table-cell>
          <table:table-cell office:value-type="string">
            <text:p><text:s/>+/-0.2</text:p>
          </table:table-cell>
        </table:table-row>
        <table:table-row table:style-name="ro2">
          <table:table-cell office:value-type="string">
            <text:p>Total children</text:p>
          </table:table-cell>
          <table:table-cell office:value-type="float" office:value="41001">
            <text:p>41001</text:p>
          </table:table-cell>
        </table:table-row>
        <table:table-row table:style-name="ro2">
          <table:table-cell office:value-type="string">
            <text:p>Recorded Generations</text:p>
          </table:table-cell>
          <table:table-cell office:value-type="float" office:value="1001">
            <text:p>1001</text:p>
          </table:table-cell>
        </table:table-row>
        <table:table-row table:style-name="ro2">
          <table:table-cell office:value-type="string">
            <text:p>Total Mutations</text:p>
          </table:table-cell>
          <table:table-cell office:value-type="float" office:value="4067">
            <text:p>4067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nownData" table:style-name="ta1" table:print="false">
        <table:table-source xlink:type="simple" xlink:href="../ga/bin/Debug/ConcErlangData.csv" table:table-name="Sheet1" table:filter-name="Text - txt - csv (StarCalc)" table:filter-options="44/32/MRG,34,76,1,,0,false,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59611098">
            <text:p>0.15961109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318409739">
            <text:p>0.318409739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47558897">
            <text:p>0.4755889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630352808">
            <text:p>0.63035280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78192162">
            <text:p>0.7819216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929537384">
            <text:p>0.92953738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072468783">
            <text:p>1.07246878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210016108">
            <text:p>1.21001610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.341515918">
            <text:p>1.34151591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466345428">
            <text:p>1.46634542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.583926602">
            <text:p>1.583926602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.693729903">
            <text:p>1.69372990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.795277688">
            <text:p>1.79527768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.888147217">
            <text:p>1.88814721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.971973249">
            <text:p>1.971973249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.046450217">
            <text:p>2.046450217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.111333963">
            <text:p>2.11133396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.16644301">
            <text:p>2.16644301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2.211659386">
            <text:p>2.21165938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246928969">
            <text:p>2.246928969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.27226137">
            <text:p>2.27226137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.287729355">
            <text:p>2.28772935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2.293467795">
            <text:p>2.29346779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.289672181">
            <text:p>2.28967218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276596692">
            <text:p>2.276596692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.254551845">
            <text:p>2.25455184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2.223901749">
            <text:p>2.223901749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.18506097">
            <text:p>2.18506097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.138491059">
            <text:p>2.138491059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.084696738">
            <text:p>2.084696738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2.024221806">
            <text:p>2.024221806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1.957644775">
            <text:p>1.957644775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.885574284">
            <text:p>1.885574284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1.808644323">
            <text:p>1.80864432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.727509296">
            <text:p>1.727509296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1.642838987">
            <text:p>1.642838987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1.555313435">
            <text:p>1.555313435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1.465617784">
            <text:p>1.465617784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.374437138">
            <text:p>1.37443713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.282451458">
            <text:p>1.282451458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1.190330549">
            <text:p>1.190330549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1.098729169">
            <text:p>1.098729169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.008282298">
            <text:p>1.008282298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919600604">
            <text:p>0.91960060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833266145">
            <text:p>0.833266145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749828328">
            <text:p>0.749828328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669800171">
            <text:p>0.669800171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593654877">
            <text:p>0.593654877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521822761">
            <text:p>0.52182276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54688547">
            <text:p>0.454688547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392589047">
            <text:p>0.392589047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335811252">
            <text:p>0.33581125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284590831">
            <text:p>0.284590831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239111063">
            <text:p>0.23911106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99502197">
            <text:p>0.199502197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165841249">
            <text:p>0.165841249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138152227">
            <text:p>0.138152227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116406792">
            <text:p>0.116406792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100525329">
            <text:p>0.10052532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90378438">
            <text:p>0.090378438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85788807">
            <text:p>0.085788807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86533475">
            <text:p>0.086533475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92346437">
            <text:p>0.092346437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102921588">
            <text:p>0.10292158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17915975">
            <text:p>0.11791597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136953318">
            <text:p>0.136953318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159627785">
            <text:p>0.159627785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185507975">
            <text:p>0.185507975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214141086">
            <text:p>0.21414108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45057221">
            <text:p>0.24505722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277773807">
            <text:p>0.277773807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311800079">
            <text:p>0.311800079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346641601">
            <text:p>0.34664160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381804777">
            <text:p>0.38180477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41680132">
            <text:p>0.41680132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451152642">
            <text:p>0.451152642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484394125">
            <text:p>0.484394125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516079239">
            <text:p>0.516079239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545783477">
            <text:p>0.54578347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73108067">
            <text:p>0.573108067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597683435">
            <text:p>0.597683435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619172394">
            <text:p>0.619172394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63727303">
            <text:p>0.63727303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651721253">
            <text:p>0.6517212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662293011">
            <text:p>0.66229301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668806136">
            <text:p>0.668806136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671121806">
            <text:p>0.671121806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669145626">
            <text:p>0.669145626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662828301">
            <text:p>0.66282830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52165914">
            <text:p>0.652165914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637199792">
            <text:p>0.637199792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61801598">
            <text:p>0.61801598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594744308">
            <text:p>0.594744308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567557074">
            <text:p>0.56755707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53666736">
            <text:p>0.53666736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50232697">
            <text:p>0.50232697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464824042">
            <text:p>0.46482404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424480331">
            <text:p>0.42448033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381648196">
            <text:p>0.381648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6707316">
            <text:p>0.336707316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29006116">
            <text:p>0.29006116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242133256">
            <text:p>0.24213325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93363261">
            <text:p>0.193363261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144202908">
            <text:p>0.14420290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5111818">
            <text:p>0.09511181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46553257">
            <text:p>0.04655325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01010156">
            <text:p>-0.00101015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047120743">
            <text:p>-0.047120743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91330023">
            <text:p>-0.09133002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133202893">
            <text:p>-0.133202893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172321711">
            <text:p>-0.17232171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208290225">
            <text:p>-0.208290225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-0.240737329">
            <text:p>-0.240737329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269320616">
            <text:p>-0.26932061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0.293729678">
            <text:p>-0.293729678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-0.313689147">
            <text:p>-0.313689147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-0.328961435">
            <text:p>-0.328961435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0.339349158">
            <text:p>-0.339349158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-0.34469721">
            <text:p>-0.3446972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0.34489449">
            <text:p>-0.34489449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-0.33987524">
            <text:p>-0.33987524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-0.329620003">
            <text:p>-0.329620003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-0.314156181">
            <text:p>-0.314156181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0.293558186">
            <text:p>-0.29355818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-0.267947186">
            <text:p>-0.267947186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0.237490453">
            <text:p>-0.237490453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-0.202400293">
            <text:p>-0.202400293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-0.162932597">
            <text:p>-0.162932597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-0.119385">
            <text:p>-0.11938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0.072094673">
            <text:p>-0.072094673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-0.021435765">
            <text:p>-0.021435765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32183496">
            <text:p>0.032183496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88323999">
            <text:p>0.088323999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146519242">
            <text:p>0.14651924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20627907">
            <text:p>0.20627907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26709365">
            <text:p>0.26709365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328437627">
            <text:p>0.328437627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389774448">
            <text:p>0.389774448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450560814">
            <text:p>0.45056081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510251208">
            <text:p>0.510251208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568302489">
            <text:p>0.568302489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624178487">
            <text:p>0.624178487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677354582">
            <text:p>0.677354582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727322212">
            <text:p>0.72732221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773593292">
            <text:p>0.773593292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815704486">
            <text:p>0.815704486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853221309">
            <text:p>0.853221309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885742025">
            <text:p>0.88574202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912901297">
            <text:p>0.91290129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934373577">
            <text:p>0.934373577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949876181">
            <text:p>0.949876181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959172046">
            <text:p>0.959172046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962072133">
            <text:p>0.962072133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958437458">
            <text:p>0.958437458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948180725">
            <text:p>0.948180725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93126756">
            <text:p>0.93126756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907717319">
            <text:p>0.907717319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877603476">
            <text:p>0.877603476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841053569">
            <text:p>0.841053569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798248715">
            <text:p>0.798248715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74942269">
            <text:p>0.74942269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694860582">
            <text:p>0.694860582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634897024">
            <text:p>0.634897024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569914014">
            <text:p>0.56991401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500338349">
            <text:p>0.500338349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426638679">
            <text:p>0.426638679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349322211">
            <text:p>0.349322211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268931082">
            <text:p>0.268931082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186038437">
            <text:p>0.18603843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101244224">
            <text:p>0.101244224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1517076">
            <text:p>0.01517076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-0.071541916">
            <text:p>-0.071541916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-0.158240855">
            <text:p>-0.158240855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-0.244265151">
            <text:p>-0.24426515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-0.328950977">
            <text:p>-0.328950977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-0.411636691">
            <text:p>-0.411636691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-0.491667944">
            <text:p>-0.491667944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-0.568402777">
            <text:p>-0.568402777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-0.641216642">
            <text:p>-0.64121664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0.709507326">
            <text:p>-0.709507326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-0.772699733">
            <text:p>-0.772699733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-0.830250485">
            <text:p>-0.830250485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-0.8816523">
            <text:p>-0.8816523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-0.926438127">
            <text:p>-0.926438127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-0.964184993">
            <text:p>-0.964184993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-0.99451753">
            <text:p>-0.99451753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-1.01711116">
            <text:p>-1.01711116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-1.031694915">
            <text:p>-1.031694915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-1.038053852">
            <text:p>-1.038053852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1.036031066">
            <text:p>-1.036031066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-1.025529264">
            <text:p>-1.025529264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1.006511898">
            <text:p>-1.006511898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-0.979003846">
            <text:p>-0.979003846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-0.943091625">
            <text:p>-0.94309162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-0.898923151">
            <text:p>-0.898923151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-0.84670702">
            <text:p>-0.84670702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-0.786711347">
            <text:p>-0.786711347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-0.719262137">
            <text:p>-0.719262137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-0.644741231">
            <text:p>-0.644741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563583809">
            <text:p>-0.563583809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-0.476275501">
            <text:p>-0.476275501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-0.383349104">
            <text:p>-0.383349104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-0.285380934">
            <text:p>-0.285380934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-0.182986846">
            <text:p>-0.182986846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-0.076817951">
            <text:p>-0.076817951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32443947">
            <text:p>0.032443947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14409115">
            <text:p>0.14409115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257395069">
            <text:p>0.257395069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37161139">
            <text:p>0.37161139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485985375">
            <text:p>0.485985375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599757239">
            <text:p>0.599757239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712167583">
            <text:p>0.712167583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822462822">
            <text:p>0.822462822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929900587">
            <text:p>0.929900587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1.033755042">
            <text:p>1.033755042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1.13332209">
            <text:p>1.13332209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1.227924415">
            <text:p>1.227924415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1.316916337">
            <text:p>1.316916337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1.399688432">
            <text:p>1.399688432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475671883">
            <text:p>1.475671883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1.544342536">
            <text:p>1.544342536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1.605224629">
            <text:p>1.605224629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1.657894153">
            <text:p>1.657894153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1.701981842">
            <text:p>1.701981842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.73717575">
            <text:p>1.73717575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1.763223413">
            <text:p>1.763223413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1.779933557">
            <text:p>1.779933557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1.787177373">
            <text:p>1.787177373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1.784889313">
            <text:p>1.78488931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.773067434">
            <text:p>1.773067434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1.751773264">
            <text:p>1.751773264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1.721131212">
            <text:p>1.721131212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1.681327508">
            <text:p>1.681327508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1.632608698">
            <text:p>1.632608698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1.575279699">
            <text:p>1.575279699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1.509701432">
            <text:p>1.509701432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1.436288049">
            <text:p>1.436288049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1.35550378">
            <text:p>1.35550378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1.267859427">
            <text:p>1.26785942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.173908523">
            <text:p>1.173908523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1.0742432">
            <text:p>1.0742432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969489784">
            <text:p>0.969489784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860304168">
            <text:p>0.860304168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747366981">
            <text:p>0.747366981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631378609">
            <text:p>0.631378609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513054088">
            <text:p>0.513054088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393117925">
            <text:p>0.393117925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27229888">
            <text:p>0.27229888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151324746">
            <text:p>0.1513247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30917171">
            <text:p>0.030917171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-0.088213436">
            <text:p>-0.088213436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0.205372879">
            <text:p>-0.205372879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-0.319887999">
            <text:p>-0.319887999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-0.431111291">
            <text:p>-0.431111291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-0.538425305">
            <text:p>-0.538425305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-0.641246775">
            <text:p>-0.641246775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-0.739030461">
            <text:p>-0.739030461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-0.831272673">
            <text:p>-0.831272673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-0.917514442">
            <text:p>-0.917514442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0.997344325">
            <text:p>-0.997344325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-1.070400826">
            <text:p>-1.070400826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-1.136374407">
            <text:p>-1.136374407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-1.195009077">
            <text:p>-1.195009077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-1.246103565">
            <text:p>-1.24610356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-1.289512047">
            <text:p>-1.289512047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-1.325144438">
            <text:p>-1.325144438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-1.352966249">
            <text:p>-1.352966249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1.372998012">
            <text:p>-1.372998012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-1.385314272">
            <text:p>-1.38531427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1.390042177">
            <text:p>-1.390042177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-1.38735965">
            <text:p>-1.38735965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-1.377493198">
            <text:p>-1.377493198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-1.360715337">
            <text:p>-1.360715337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-1.337341696">
            <text:p>-1.337341696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-1.307727792">
            <text:p>-1.307727792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-1.272265527">
            <text:p>-1.272265527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-1.231379431">
            <text:p>-1.231379431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-1.185522672">
            <text:p>-1.185522672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-1.135172891">
            <text:p>-1.13517289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1.080827869">
            <text:p>-1.080827869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-1.023001085">
            <text:p>-1.023001085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0.962217196">
            <text:p>-0.962217196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-0.899007467">
            <text:p>-0.899007467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-0.833905202">
            <text:p>-0.833905202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-0.767441208">
            <text:p>-0.767441208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-0.700139332">
            <text:p>-0.700139332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-0.632512099">
            <text:p>-0.632512099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-0.565056505">
            <text:p>-0.565056505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-0.498249974">
            <text:p>-0.498249974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0.432546538">
            <text:p>-0.432546538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-0.368373253">
            <text:p>-0.368373253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-0.306126883">
            <text:p>-0.306126883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-0.246170887">
            <text:p>-0.246170887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-0.188832718">
            <text:p>-0.188832718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-0.134401476">
            <text:p>-0.134401476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-0.083125908">
            <text:p>-0.083125908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-0.035212788">
            <text:p>-0.035212788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09174308">
            <text:p>0.009174308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49915847">
            <text:p>0.049915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6936768">
            <text:p>0.086936768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120206519">
            <text:p>0.120206519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149738686">
            <text:p>0.149738686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175590223">
            <text:p>0.175590223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197860305">
            <text:p>0.197860305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216688789">
            <text:p>0.216688789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232254321">
            <text:p>0.232254321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244772097">
            <text:p>0.244772097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254491293">
            <text:p>0.254491293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261692205">
            <text:p>0.26169220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266683097">
            <text:p>0.266683097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269796816">
            <text:p>0.269796816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271387182">
            <text:p>0.271387182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271825186">
            <text:p>0.271825186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271495049">
            <text:p>0.271495049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270790149">
            <text:p>0.270790149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270108875">
            <text:p>0.270108875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26985043">
            <text:p>0.26985043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270410624">
            <text:p>0.270410624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2721777">
            <text:p>0.2721777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275528215">
            <text:p>0.275528215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280823029">
            <text:p>0.280823029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288403427">
            <text:p>0.288403427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298587407">
            <text:p>0.298587407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311666172">
            <text:p>0.311666172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327900859">
            <text:p>0.327900859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347519524">
            <text:p>0.347519524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37071442">
            <text:p>0.37071442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397639585">
            <text:p>0.397639585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428408771">
            <text:p>0.42840877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463093722">
            <text:p>0.463093722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501722828">
            <text:p>0.501722828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544280155">
            <text:p>0.544280155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590704878">
            <text:p>0.590704878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640891109">
            <text:p>0.640891109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694688126">
            <text:p>0.694688126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751901013">
            <text:p>0.751901013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81229169">
            <text:p>0.81229169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875580346">
            <text:p>0.875580346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941447243">
            <text:p>0.941447243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.009534903">
            <text:p>1.009534903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.079450632">
            <text:p>1.079450632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1.15076939">
            <text:p>1.15076939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1.223036964">
            <text:p>1.223036964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1.295773429">
            <text:p>1.295773429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1.368476864">
            <text:p>1.368476864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1.440627303">
            <text:p>1.440627303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1.511690872">
            <text:p>1.511690872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.5811241">
            <text:p>1.5811241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1.648378344">
            <text:p>1.6483783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712904322">
            <text:p>1.712904322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1.774156685">
            <text:p>1.774156685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1.831598617">
            <text:p>1.831598617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1.884706405">
            <text:p>1.884706405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1.932973957">
            <text:p>1.932973957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.975917218">
            <text:p>1.975917218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2.013078456">
            <text:p>2.013078456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2.044030375">
            <text:p>2.044030375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2.068380022">
            <text:p>2.068380022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2.085772464">
            <text:p>2.085772464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095894186">
            <text:p>2.095894186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2.098476194">
            <text:p>2.098476194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2.093296794">
            <text:p>2.093296794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2.080184016">
            <text:p>2.080184016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2.05901767">
            <text:p>2.05901767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029731007">
            <text:p>2.029731007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1.992311974">
            <text:p>1.992311974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1.946804049">
            <text:p>1.946804049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1.893306647">
            <text:p>1.893306647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1.831975091">
            <text:p>1.831975091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.763020143">
            <text:p>1.763020143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1.686707101">
            <text:p>1.686707101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1.603354466">
            <text:p>1.603354466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1.513332178">
            <text:p>1.513332178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1.417059443">
            <text:p>1.417059443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.315002169">
            <text:p>1.315002169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1.207670009">
            <text:p>1.207670009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1.095613057">
            <text:p>1.095613057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979418201">
            <text:p>0.979418201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859705175">
            <text:p>0.85970517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737122328">
            <text:p>0.737122328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612342146">
            <text:p>0.612342146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486056561">
            <text:p>0.486056561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358972088">
            <text:p>0.358972088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231804809">
            <text:p>0.231804809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105275269">
            <text:p>0.105275269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-0.019896704">
            <text:p>-0.019896704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-0.142997197">
            <text:p>-0.142997197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-0.263323389">
            <text:p>-0.263323389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-0.380188683">
            <text:p>-0.38018868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0.49292773">
            <text:p>-0.49292773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-0.600901322">
            <text:p>-0.600901322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-0.703501114">
            <text:p>-0.703501114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-0.800154134">
            <text:p>-0.800154134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-0.890327038">
            <text:p>-0.890327038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-0.973530103">
            <text:p>-0.973530103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-1.04932089">
            <text:p>-1.04932089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-1.117307581">
            <text:p>-1.117307581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-1.177151943">
            <text:p>-1.177151943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-1.2285719">
            <text:p>-1.2285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.271343695">
            <text:p>-1.271343695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-1.30530363">
            <text:p>-1.30530363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-1.330349351">
            <text:p>-1.330349351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-1.346440686">
            <text:p>-1.346440686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-1.353600022">
            <text:p>-1.353600022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-1.351912212">
            <text:p>-1.351912212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-1.341524024">
            <text:p>-1.341524024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-1.322643117">
            <text:p>-1.322643117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-1.295536575">
            <text:p>-1.295536575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-1.260528985">
            <text:p>-1.260528985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1.21800009">
            <text:p>-1.21800009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-1.16838203">
            <text:p>-1.16838203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-1.112156183">
            <text:p>-1.112156183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-1.049849648">
            <text:p>-1.049849648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-0.982031373">
            <text:p>-0.982031373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-0.909307978">
            <text:p>-0.909307978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-0.832319294">
            <text:p>-0.832319294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-0.751733652">
            <text:p>-0.751733652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-0.668242959">
            <text:p>-0.668242959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-0.582557605">
            <text:p>-0.58255760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0.495401224">
            <text:p>-0.495401224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-0.407505363">
            <text:p>-0.407505363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-0.3196041">
            <text:p>-0.3196041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-0.232428639">
            <text:p>-0.232428639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-0.146701931">
            <text:p>-0.146701931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-0.063133372">
            <text:p>-0.063133372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17586407">
            <text:p>0.017586407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94790591">
            <text:p>0.094790591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16784105">
            <text:p>0.16784105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236132991">
            <text:p>0.23613299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299099347">
            <text:p>0.299099347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356214878">
            <text:p>0.356214878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406999952">
            <text:p>0.406999952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451023974">
            <text:p>0.451023974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48790844">
            <text:p>0.48790844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517329597">
            <text:p>0.517329597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539020678">
            <text:p>0.539020678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552773714">
            <text:p>0.552773714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558440886">
            <text:p>0.558440886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555935434">
            <text:p>0.55593543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545232091">
            <text:p>0.545232091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526367065">
            <text:p>0.526367065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499437546">
            <text:p>0.499437546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464600766">
            <text:p>0.464600766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422072595">
            <text:p>0.422072595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372125717">
            <text:p>0.372125717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315087364">
            <text:p>0.31508736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25133666">
            <text:p>0.25133666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181301575">
            <text:p>0.181301575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105455525">
            <text:p>0.1054555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24313637">
            <text:p>0.024313637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-0.061571282">
            <text:p>-0.061571282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0.15161305">
            <text:p>-0.15161305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-0.245196647">
            <text:p>-0.245196647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0.34168295">
            <text:p>-0.34168295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-0.440413629">
            <text:p>-0.440413629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0.540716174">
            <text:p>-0.540716174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-0.641908993">
            <text:p>-0.641908993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0.743306562">
            <text:p>-0.743306562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-0.84422458">
            <text:p>-0.84422458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0.943985082">
            <text:p>-0.943985082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-1.041921479">
            <text:p>-1.041921479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1.137383486">
            <text:p>-1.137383486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-1.22974189">
            <text:p>-1.22974189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1.318393138">
            <text:p>-1.318393138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-1.402763692">
            <text:p>-1.402763692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1.482314132">
            <text:p>-1.482314132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-1.556542974">
            <text:p>-1.556542974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1.624990159">
            <text:p>-1.624990159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-1.687240216">
            <text:p>-1.68724021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1.742925044">
            <text:p>-1.74292504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-1.79172632">
            <text:p>-1.79172632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1.833377496">
            <text:p>-1.833377496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-1.867665383">
            <text:p>-1.867665383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1.894431311">
            <text:p>-1.894431311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-1.913571845">
            <text:p>-1.913571845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1.925039079">
            <text:p>-1.925039079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-1.928840474">
            <text:p>-1.92884047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1.925038282">
            <text:p>-1.925038282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-1.913748527">
            <text:p>-1.913748527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1.895139579">
            <text:p>-1.89513957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-1.869430322">
            <text:p>-1.869430322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1.836887935">
            <text:p>-1.836887935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-1.797825311">
            <text:p>-1.797825311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1.75259813">
            <text:p>-1.75259813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1.701601616">
            <text:p>-1.701601616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.645266999">
            <text:p>-1.645266999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-1.584057729">
            <text:p>-1.584057729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.518465448">
            <text:p>-1.518465448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-1.449005781">
            <text:p>-1.44900578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1.376213959">
            <text:p>-1.376213959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-1.30064033">
            <text:p>-1.30064033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1.222845776">
            <text:p>-1.222845776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-1.143397088">
            <text:p>-1.143397088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1.062862333">
            <text:p>-1.062862333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-0.98180625">
            <text:p>-0.98180625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00785711">
            <text:p>-0.900785711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-0.820345287">
            <text:p>-0.820345287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-0.741012959">
            <text:p>-0.741012959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-0.663295993">
            <text:p>-0.6632959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87677033">
            <text:p>-0.587677033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-0.51461043">
            <text:p>-0.51461043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44518835">
            <text:p>-0.444518835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-0.377790095">
            <text:p>-0.377790095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0.314774464">
            <text:p>-0.31477446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-0.255782154">
            <text:p>-0.25578215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0.201081252">
            <text:p>-0.201081252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-0.150896005">
            <text:p>-0.150896005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0.105405503">
            <text:p>-0.105405503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-0.064742752">
            <text:p>-0.064742752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028994153">
            <text:p>-0.02899415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00180061">
            <text:p>0.00180061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027648278">
            <text:p>0.027648278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048601326">
            <text:p>0.048601326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064756873">
            <text:p>0.064756873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076255213">
            <text:p>0.076255213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083277976">
            <text:p>0.083277976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086045932">
            <text:p>0.086045932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084816472">
            <text:p>0.084816472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079880771">
            <text:p>0.07988077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71560668">
            <text:p>0.071560668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060205298">
            <text:p>0.060205298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046187479">
            <text:p>0.046187479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029899926">
            <text:p>0.029899926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011751283">
            <text:p>0.011751283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-0.007837962">
            <text:p>-0.007837962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0.028439655">
            <text:p>-0.028439655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-0.049622214">
            <text:p>-0.049622214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0.070954882">
            <text:p>-0.070954882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-0.092011967">
            <text:p>-0.09201196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112377021">
            <text:p>-0.112377021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-0.131646932">
            <text:p>-0.131646932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0.149435893">
            <text:p>-0.14943589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-0.165379204">
            <text:p>-0.16537920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0.179136883">
            <text:p>-0.179136883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-0.190397052">
            <text:p>-0.190397052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0.198879072">
            <text:p>-0.198879072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-0.204336385">
            <text:p>-0.204336385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0.206559063">
            <text:p>-0.206559063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-0.205376014">
            <text:p>-0.20537601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0.20065685">
            <text:p>-0.20065685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-0.192313378">
            <text:p>-0.192313378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0.180300723">
            <text:p>-0.180300723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-0.164618045">
            <text:p>-0.164618045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0.145308876">
            <text:p>-0.145308876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-0.122461039">
            <text:p>-0.122461039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0.096206176">
            <text:p>-0.096206176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-0.066718871">
            <text:p>-0.066718871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0.03421538">
            <text:p>-0.03421538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001048019">
            <text:p>0.00104801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038777056">
            <text:p>0.038777056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07864184">
            <text:p>0.07864184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120279582">
            <text:p>0.120279582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163297622">
            <text:p>0.163297622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207276746">
            <text:p>0.207276746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251774775">
            <text:p>0.251774775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296330376">
            <text:p>0.296330376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340467088">
            <text:p>0.340467088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383697502">
            <text:p>0.383697502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425527592">
            <text:p>0.42552759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465461133">
            <text:p>0.465461133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503004186">
            <text:p>0.503004186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537669607">
            <text:p>0.537669607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568981544">
            <text:p>0.568981544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59647988">
            <text:p>0.59647988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619724588">
            <text:p>0.619724588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638299964">
            <text:p>0.638299964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651818693">
            <text:p>0.651818693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659925723">
            <text:p>0.659925723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662301905">
            <text:p>0.662301905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658667374">
            <text:p>0.658667374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648784636">
            <text:p>0.648784636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63246134">
            <text:p>0.63246134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609552702">
            <text:p>0.609552702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579963564">
            <text:p>0.579963564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543650069">
            <text:p>0.543650069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500620931">
            <text:p>0.500620931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450938295">
            <text:p>0.450938295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394718167">
            <text:p>0.39471816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332130416">
            <text:p>0.33213041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263398338">
            <text:p>0.263398338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188797791">
            <text:p>0.188797791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108655901">
            <text:p>0.108655901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023349336">
            <text:p>0.023349336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0.06669782">
            <text:p>-0.06669782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-0.161016595">
            <text:p>-0.161016595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0.259096038">
            <text:p>-0.259096038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-0.360386484">
            <text:p>-0.360386484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0.464303157">
            <text:p>-0.464303157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-0.57023008">
            <text:p>-0.57023008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0.677524268">
            <text:p>-0.677524268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-0.785520168">
            <text:p>-0.785520168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0.893534315">
            <text:p>-0.893534315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-1.000870168">
            <text:p>-1.000870168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1.106823093">
            <text:p>-1.106823093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-1.210685447">
            <text:p>-1.210685447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1.311751732">
            <text:p>-1.311751732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-1.409323776">
            <text:p>-1.409323776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1.502715899">
            <text:p>-1.502715899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-1.591260028">
            <text:p>-1.5912600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674310717">
            <text:p>-1.674310717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-1.751250037">
            <text:p>-1.751250037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1.821492295">
            <text:p>-1.821492295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-1.884488542">
            <text:p>-1.884488542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1.939730844">
            <text:p>-1.939730844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-1.986756273">
            <text:p>-1.986756273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2.025150585">
            <text:p>-2.025150585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-2.054551565">
            <text:p>-2.054551565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2.074652007">
            <text:p>-2.074652007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-2.0852023">
            <text:p>-2.0852023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2.086012606">
            <text:p>-2.086012606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-2.076954613">
            <text:p>-2.076954613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2.057962836">
            <text:p>-2.057962836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-2.02903547">
            <text:p>-2.02903547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1.990234778">
            <text:p>-1.990234778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-1.941687011">
            <text:p>-1.941687011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1.883581862">
            <text:p>-1.883581862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-1.816171454">
            <text:p>-1.816171454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.739768867">
            <text:p>-1.739768867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-1.654746223">
            <text:p>-1.65474622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.561532327">
            <text:p>-1.561532327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-1.460609898">
            <text:p>-1.460609898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1.352512397">
            <text:p>-1.352512397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-1.23782048">
            <text:p>-1.23782048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1.117158109">
            <text:p>-1.117158109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-0.99118833">
            <text:p>-0.99118833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0.860608778">
            <text:p>-0.860608778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-0.726146911">
            <text:p>-0.726146911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588555038">
            <text:p>-0.588555038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-0.448605158">
            <text:p>-0.44860515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-0.307083653">
            <text:p>-0.307083653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-0.164785882">
            <text:p>-0.164785882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-0.02251071">
            <text:p>-0.02251071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118944986">
            <text:p>0.118944986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258791793">
            <text:p>0.258791793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396253178">
            <text:p>0.396253178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530570798">
            <text:p>0.530570798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661009678">
            <text:p>0.661009678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786863207">
            <text:p>0.786863207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907457914">
            <text:p>0.90745791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022157993">
            <text:p>1.022157993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1.130369552">
            <text:p>1.130369552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1.231544527">
            <text:p>1.231544527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1.325184267">
            <text:p>1.325184267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1.410842739">
            <text:p>1.410842739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1.488129334">
            <text:p>1.488129334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1.556711264">
            <text:p>1.556711264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1.616315523">
            <text:p>1.616315523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1.666730404">
            <text:p>1.666730404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1.707806549">
            <text:p>1.707806549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.739457553">
            <text:p>1.739457553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1.761660082">
            <text:p>1.76166008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1.774453544">
            <text:p>1.774453544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1.77793928">
            <text:p>1.77793928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1.772279316">
            <text:p>1.772279316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1.757694659">
            <text:p>1.757694659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1.734463179">
            <text:p>1.734463179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1.702917064">
            <text:p>1.702917064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1.663439902">
            <text:p>1.663439902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1.616463383">
            <text:p>1.616463383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.562463673">
            <text:p>1.562463673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1.501957474">
            <text:p>1.501957474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1.435497803">
            <text:p>1.435497803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1.363669539">
            <text:p>1.363669539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1.287084745">
            <text:p>1.287084745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1.206377831">
            <text:p>1.206377831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1.122200582">
            <text:p>1.122200582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1.035217086">
            <text:p>1.035217086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946098614">
            <text:p>0.946098614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855518483">
            <text:p>0.855518483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764146947">
            <text:p>0.764146947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672646151">
            <text:p>0.672646151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581665191">
            <text:p>0.581665191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491835318">
            <text:p>0.491835318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403765319">
            <text:p>0.403765319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318037116">
            <text:p>0.318037116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23520161">
            <text:p>0.23520161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155774804">
            <text:p>0.155774804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080234242">
            <text:p>0.080234242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00901577">
            <text:p>0.0090157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0.057489328">
            <text:p>-0.057489328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-0.118936835">
            <text:p>-0.118936835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0.175031685">
            <text:p>-0.175031685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-0.225529661">
            <text:p>-0.225529661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0.270238647">
            <text:p>-0.270238647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-0.309019471">
            <text:p>-0.309019471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0.341786297">
            <text:p>-0.341786297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-0.368506595">
            <text:p>-0.368506595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0.389200668">
            <text:p>-0.389200668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-0.403940767">
            <text:p>-0.40394076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0.412849776">
            <text:p>-0.412849776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-0.416099504">
            <text:p>-0.416099504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0.413908588">
            <text:p>-0.413908588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-0.40654003">
            <text:p>-0.40654003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-0.394298383">
            <text:p>-0.394298383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-0.377526627">
            <text:p>-0.377526627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-0.356602743">
            <text:p>-0.356602743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-0.331936033">
            <text:p>-0.331936033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-0.303963199">
            <text:p>-0.303963199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-0.273144236">
            <text:p>-0.2731442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39958149">
            <text:p>-0.239958149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-0.204898556">
            <text:p>-0.204898556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-0.168469193">
            <text:p>-0.168469193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-0.131179374">
            <text:p>-0.131179374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-0.093539428">
            <text:p>-0.093539428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-0.05605617">
            <text:p>-0.05605617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-0.019228429">
            <text:p>-0.019228429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016457325">
            <text:p>0.016457325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050531219">
            <text:p>0.050531219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082544044">
            <text:p>0.082544044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112071124">
            <text:p>0.112071124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13871594">
            <text:p>0.13871594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162113501">
            <text:p>0.162113501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181933417">
            <text:p>0.181933417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197882662">
            <text:p>0.197882662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209707989">
            <text:p>0.209707989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217197998">
            <text:p>0.217197998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220184826">
            <text:p>0.220184826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218545449">
            <text:p>0.218545449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21220259">
            <text:p>0.21220259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201125225">
            <text:p>0.201125225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185328681">
            <text:p>0.185328681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164874329">
            <text:p>0.164874329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139868879">
            <text:p>0.139868879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11046327">
            <text:p>0.11046327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076851188">
            <text:p>0.076851188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039267206">
            <text:p>0.039267206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-0.002015428">
            <text:p>-0.002015428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-0.046687344">
            <text:p>-0.046687344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-0.094405901">
            <text:p>-0.094405901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144798344">
            <text:p>-0.144798344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-0.197465207">
            <text:p>-0.197465207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-0.251983951">
            <text:p>-0.251983951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0.307912806">
            <text:p>-0.307912806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-0.364794772">
            <text:p>-0.364794772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-0.422161759">
            <text:p>-0.422161759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-0.479538814">
            <text:p>-0.479538814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-0.536448422">
            <text:p>-0.536448422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-0.592414816">
            <text:p>-0.592414816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-0.646968283">
            <text:p>-0.646968283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699649417">
            <text:p>-0.699649417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-0.750013281">
            <text:p>-0.750013281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-0.797633455">
            <text:p>-0.797633455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-0.842105919">
            <text:p>-0.842105919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-0.883052744">
            <text:p>-0.883052744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-0.920125573">
            <text:p>-0.920125573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-0.953008833">
            <text:p>-0.953008833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-0.981422677">
            <text:p>-0.981422677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-1.005125618">
            <text:p>-1.005125618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-1.023916832">
            <text:p>-1.02391683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037638113">
            <text:p>-1.037638113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-1.046175462">
            <text:p>-1.046175462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-1.049460294">
            <text:p>-1.049460294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-1.047470253">
            <text:p>-1.047470253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-1.040229626">
            <text:p>-1.040229626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-1.027809353">
            <text:p>-1.027809353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-1.010326635">
            <text:p>-1.010326635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-0.987944131">
            <text:p>-0.987944131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-0.960868761">
            <text:p>-0.960868761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-0.929350122">
            <text:p>-0.929350122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-0.893678524">
            <text:p>-0.893678524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-0.854182661">
            <text:p>-0.854182661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-0.811226949">
            <text:p>-0.811226949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-0.765208531">
            <text:p>-0.765208531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-0.716553993">
            <text:p>-0.716553993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-0.665715801">
            <text:p>-0.665715801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-0.613168501">
            <text:p>-0.613168501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-0.559404704">
            <text:p>-0.559404704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-0.504930899">
            <text:p>-0.504930899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-0.450263113">
            <text:p>-0.450263113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-0.395922465">
            <text:p>-0.395922465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-0.342430656">
            <text:p>-0.342430656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-0.290305413">
            <text:p>-0.290305413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-0.240055944">
            <text:p>-0.240055944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-0.192178434">
            <text:p>-0.192178434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-0.147151615">
            <text:p>-0.147151615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-0.105432462">
            <text:p>-0.105432462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-0.067452028">
            <text:p>-0.067452028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-0.03361148">
            <text:p>-0.03361148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-0.004278351">
            <text:p>-0.004278351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020216956">
            <text:p>0.020216956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039584376">
            <text:p>0.039584376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05357708">
            <text:p>0.05357708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061994036">
            <text:p>0.061994036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064682207">
            <text:p>0.064682207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061538373">
            <text:p>0.061538373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052510549">
            <text:p>0.052510549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037599003">
            <text:p>0.037599003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016856835">
            <text:p>0.016856835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-0.009609852">
            <text:p>-0.009609852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-0.041642232">
            <text:p>-0.041642232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-0.07902946">
            <text:p>-0.07902946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-0.121509802">
            <text:p>-0.121509802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-0.168772201">
            <text:p>-0.168772201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-0.220458239">
            <text:p>-0.220458239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-0.276164512">
            <text:p>-0.276164512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-0.335445381">
            <text:p>-0.335445381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-0.397816086">
            <text:p>-0.397816086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-0.4627562">
            <text:p>-0.4627562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-0.529713398">
            <text:p>-0.5297133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59810751">
            <text:p>-0.59810751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-0.667334828">
            <text:p>-0.667334828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-0.736772642">
            <text:p>-0.736772642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-0.80578395">
            <text:p>-0.80578395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-0.873722334">
            <text:p>-0.873722334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-0.939936939">
            <text:p>-0.939936939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-1.003777528">
            <text:p>-1.003777528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-1.064599578">
            <text:p>-1.064599578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-1.121769363">
            <text:p>-1.121769363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-1.174668999">
            <text:p>-1.174668999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-1.2227014">
            <text:p>-1.2227014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-1.265295112">
            <text:p>-1.265295112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-1.301908988">
            <text:p>-1.301908988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-1.332036654">
            <text:p>-1.332036654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-1.355210754">
            <text:p>-1.355210754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-1.371006912">
            <text:p>-1.371006912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-1.379047402">
            <text:p>-1.379047402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-1.379004482">
            <text:p>-1.379004482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-1.370603373">
            <text:p>-1.370603373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-1.353624854">
            <text:p>-1.353624854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-1.327907449">
            <text:p>-1.327907449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-1.293349198">
            <text:p>-1.293349198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-1.249908983">
            <text:p>-1.249908983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-1.197607407">
            <text:p>-1.197607407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-1.136527213">
            <text:p>-1.136527213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-1.066813243">
            <text:p>-1.066813243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-0.988671925">
            <text:p>-0.988671925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-0.902370306">
            <text:p>-0.902370306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-0.808234619">
            <text:p>-0.808234619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-0.706648412">
            <text:p>-0.706648412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-0.598050238">
            <text:p>-0.598050238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-0.482930925">
            <text:p>-0.482930925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-0.36183045">
            <text:p>-0.36183045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-0.235334442">
            <text:p>-0.235334442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-0.104070326">
            <text:p>-0.104070326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031296852">
            <text:p>0.031296852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0.170068881">
            <text:p>0.170068881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0.311519118">
            <text:p>0.311519118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0.454897421">
            <text:p>0.454897421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0.599435287">
            <text:p>0.59943528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744351125">
            <text:p>0.744351125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0.888855638">
            <text:p>0.888855638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1.03215728">
            <text:p>1.03215728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1.173467727">
            <text:p>1.173467727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1.312007344">
            <text:p>1.312007344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1.447010585">
            <text:p>1.447010585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1.57773131">
            <text:p>1.57773131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1.703447947">
            <text:p>1.703447947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1.823468498">
            <text:p>1.823468498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1.937135315">
            <text:p>1.93713531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2.043829636">
            <text:p>2.043829636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2.142975839">
            <text:p>2.142975839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2.234045371">
            <text:p>2.234045371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2.316560347">
            <text:p>2.316560347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2.390096767">
            <text:p>2.390096767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2.454287342">
            <text:p>2.454287342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2.508823905">
            <text:p>2.508823905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2.553459392">
            <text:p>2.553459392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2.588009367">
            <text:p>2.588009367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2.612353101">
            <text:p>2.612353101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2.626434176">
            <text:p>2.626434176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2.630260625">
            <text:p>2.630260625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2.623904604">
            <text:p>2.623904604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2.607501598">
            <text:p>2.607501598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2.581249167">
            <text:p>2.581249167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2.545405247">
            <text:p>2.545405247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2.500286021">
            <text:p>2.500286021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2.446263371">
            <text:p>2.446263371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2.383761933">
            <text:p>2.383761933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2.313255786">
            <text:p>2.313255786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2.235264794">
            <text:p>2.235264794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2.150350632">
            <text:p>2.150350632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2.059112528">
            <text:p>2.059112528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1.962182755">
            <text:p>1.962182755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1.860221905">
            <text:p>1.860221905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.753913989">
            <text:p>1.753913989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1.643961391">
            <text:p>1.643961391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1.531079727">
            <text:p>1.531079727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1.41599264">
            <text:p>1.41599264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1.299426572">
            <text:p>1.299426572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1.182105558">
            <text:p>1.182105558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1.064746079">
            <text:p>1.064746079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0.948052012">
            <text:p>0.948052012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0.832709718">
            <text:p>0.832709718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0.719383305">
            <text:p>0.719383305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0.608710097">
            <text:p>0.608710097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0.50129635">
            <text:p>0.50129635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0.397713245">
            <text:p>0.397713245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0.298493178">
            <text:p>0.298493178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0.204126394">
            <text:p>0.204126394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115057967">
            <text:p>0.115057967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0.031685163">
            <text:p>0.031685163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-0.045644801">
            <text:p>-0.045644801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-0.116636594">
            <text:p>-0.116636594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-0.18104817">
            <text:p>-0.18104817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-0.238691756">
            <text:p>-0.238691756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-0.289434385">
            <text:p>-0.289434385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-0.333198004">
            <text:p>-0.333198004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-0.369959144">
            <text:p>-0.369959144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-0.399748158">
            <text:p>-0.3997481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422648039">
            <text:p>-0.422648039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-0.438792835">
            <text:p>-0.438792835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-0.448365664">
            <text:p>-0.448365664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-0.451596361">
            <text:p>-0.451596361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-0.44875877">
            <text:p>-0.44875877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-0.440167711">
            <text:p>-0.440167711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-0.426175641">
            <text:p>-0.426175641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-0.40716905">
            <text:p>-0.40716905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-0.383564615">
            <text:p>-0.383564615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-0.355805141">
            <text:p>-0.355805141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0.324355339">
            <text:p>-0.324355339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-0.289697463">
            <text:p>-0.289697463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-0.252326844">
            <text:p>-0.252326844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-0.21274737">
            <text:p>-0.21274737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-0.171466935">
            <text:p>-0.171466935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-0.128992907">
            <text:p>-0.128992907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-0.085827646">
            <text:p>-0.085827646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-0.042464107">
            <text:p>-0.042464107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0.000618424">
            <text:p>0.000618424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0.04295844">
            <text:p>0.04295844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084116127">
            <text:p>0.084116127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0.123677054">
            <text:p>0.123677054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0.161255605">
            <text:p>0.161255605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0.196498127">
            <text:p>0.196498127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0.229085774">
            <text:p>0.229085774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0.258737015">
            <text:p>0.258737015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0.285209794">
            <text:p>0.285209794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0.308303321">
            <text:p>0.308303321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0.327859482">
            <text:p>0.327859482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0.343763858">
            <text:p>0.343763858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0.355946343">
            <text:p>0.355946343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0.364381363">
            <text:p>0.364381363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0.369087686">
            <text:p>0.369087686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0.37012784">
            <text:p>0.37012784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0.36760713">
            <text:p>0.36760713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0.361672278">
            <text:p>0.361672278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0.352509681">
            <text:p>0.352509681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0.340343329">
            <text:p>0.340343329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0.325432374">
            <text:p>0.325432374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0.308068388">
            <text:p>0.308068388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288572339">
            <text:p>0.288572339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0.267291288">
            <text:p>0.267291288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0.244594869">
            <text:p>0.244594869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0.22087155">
            <text:p>0.22087155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0.196524738">
            <text:p>0.196524738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0.171968733">
            <text:p>0.171968733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0.147624595">
            <text:p>0.147624595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0.123915931">
            <text:p>0.123915931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0.101264665">
            <text:p>0.101264665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0.080086812">
            <text:p>0.080086812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060788294">
            <text:p>0.060788294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0.043760841">
            <text:p>0.043760841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0.029378009">
            <text:p>0.029378009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0.017991347">
            <text:p>0.017991347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0.009926752">
            <text:p>0.009926752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0.00548104">
            <text:p>0.00548104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0.004918768">
            <text:p>0.004918768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0.008469324">
            <text:p>0.008469324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0.016324327">
            <text:p>0.016324327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0.028635347">
            <text:p>0.02863534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045511973">
            <text:p>0.045511973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0.067020241">
            <text:p>0.067020241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0.093181448">
            <text:p>0.093181448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0.123971343">
            <text:p>0.123971343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0.159319729">
            <text:p>0.159319729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0.199110461">
            <text:p>0.199110461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0.24318185">
            <text:p>0.24318185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0.291327471">
            <text:p>0.291327471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0.343297368">
            <text:p>0.343297368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0.398799651">
            <text:p>0.39879965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0.457502469">
            <text:p>0.457502469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0.519036343">
            <text:p>0.519036343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0.582996852">
            <text:p>0.582996852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0.648947634">
            <text:p>0.648947634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0.716423695">
            <text:p>0.716423695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784934987">
            <text:p>0.784934987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0.853970234">
            <text:p>0.853970234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0.923000974">
            <text:p>0.923000974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0.991485779">
            <text:p>0.991485779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1.058874627">
            <text:p>1.05887462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.124613388">
            <text:p>1.124613388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1.188148379">
            <text:p>1.188148379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.248930963">
            <text:p>1.248930963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.306422148">
            <text:p>1.306422148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1.360097146">
            <text:p>1.360097146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1.409449861">
            <text:p>1.409449861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1.453997259">
            <text:p>1.453997259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1.493283595">
            <text:p>1.493283595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1.526884446">
            <text:p>1.526884446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1.55441054">
            <text:p>1.55441054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.575511315">
            <text:p>1.575511315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1.589878213">
            <text:p>1.589878213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1.597247653">
            <text:p>1.597247653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1.597403675">
            <text:p>1.597403675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1.590180215">
            <text:p>1.590180215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1.575463009">
            <text:p>1.575463009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1.553191095">
            <text:p>1.553191095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1.523357906">
            <text:p>1.523357906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1.486011931">
            <text:p>1.486011931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1.441256957">
            <text:p>1.4412569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89251867">
            <text:p>1.389251867</text:p>
          </table:table-cell>
        </table:table-row>
      </table:table>
      <table:table table:name="TopRecord" table:style-name="ta1" table:print="false">
        <table:table-source xlink:type="simple" xlink:href="../ga/bin/Debug/_best_record.txt" table:table-name="Sheet1" table:filter-name="Text - txt - csv (StarCalc)" table:filter-options="44/32/MRG,34,76,1,,0,false,false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float" office:value="0.236892618502911">
            <text:p>0.2368926185</text:p>
          </table:table-cell>
          <table:table-cell/>
        </table:table-row>
        <table:table-row table:style-name="ro1">
          <table:table-cell office:value-type="float" office:value="30898">
            <text:p>30898</text:p>
          </table:table-cell>
          <table:table-cell/>
        </table:table-row>
        <table:table-row table:style-name="ro1">
          <table:table-cell office:value-type="float" office:value="1.71885973853937">
            <text:p>1.7188597385</text:p>
          </table:table-cell>
          <table:table-cell/>
        </table:table-row>
        <table:table-row table:style-name="ro1">
          <table:table-cell office:value-type="float" office:value="2.3926785878803">
            <text:p>2.3926785879</text:p>
          </table:table-cell>
          <table:table-cell/>
        </table:table-row>
        <table:table-row table:style-name="ro1">
          <table:table-cell office:value-type="float" office:value="7.53764533788788">
            <text:p>7.5376453379</text:p>
          </table:table-cell>
          <table:table-cell/>
        </table:table-row>
        <table:table-row table:style-name="ro1">
          <table:table-cell office:value-type="float" office:value="8.09147559017477">
            <text:p>8.0914755902</text:p>
          </table:table-cell>
          <table:table-cell/>
        </table:table-row>
        <table:table-row table:style-name="ro1">
          <table:table-cell office:value-type="float" office:value="9.02761586896499">
            <text:p>9.027615869</text:p>
          </table:table-cell>
          <table:table-cell/>
        </table:table-row>
        <table:table-row table:style-name="ro1">
          <table:table-cell office:value-type="float" office:value="0.175392564467803">
            <text:p>0.1753925645</text:p>
          </table:table-cell>
          <table:table-cell/>
        </table:table-row>
        <table:table-row table:style-name="ro1">
          <table:table-cell office:value-type="float" office:value="0.405826228394092">
            <text:p>0.4058262284</text:p>
          </table:table-cell>
          <table:table-cell/>
        </table:table-row>
        <table:table-row table:style-name="ro1">
          <table:table-cell office:value-type="float" office:value="0.463899171195877">
            <text:p>0.4638991712</text:p>
          </table:table-cell>
          <table:table-cell/>
        </table:table-row>
        <table:table-row table:style-name="ro1">
          <table:table-cell office:value-type="float" office:value="0.507906778952063">
            <text:p>0.507906779</text:p>
          </table:table-cell>
          <table:table-cell/>
        </table:table-row>
        <table:table-row table:style-name="ro1">
          <table:table-cell office:value-type="float" office:value="0.508705926364616">
            <text:p>0.5087059264</text:p>
          </table:table-cell>
          <table:table-cell/>
        </table:table-row>
        <table:table-row table:style-name="ro1">
          <table:table-cell office:value-type="string">
            <text:p>Est. F(X)</text:p>
          </table:table-cell>
          <table:table-cell>
            <draw:frame table:end-cell-address="TopRecord.N57" table:end-x="0.0445in" table:end-y="0.0949in" draw:z-index="0" draw:style-name="gr1" draw:text-style-name="P1" svg:width="10.6098in" svg:height="6.9724in" svg:x="0.1031in" svg:y="0.0634in">
              <draw:object draw:notify-on-update-of-ranges="KnownData.A1:KnownData.A1 KnownData.A2:KnownData.A1001 KnownData.B1:KnownData.B1 KnownData.B2:KnownData.B1001 KnownData.A1:KnownData.A1 KnownData.A2:KnownData.A1001 TopRecord.A13:TopRecord.A13 TopRecord.A14:TopRecord.A10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34571753034544">
            <text:p>0.134571753</text:p>
          </table:table-cell>
          <table:table-cell/>
        </table:table-row>
        <table:table-row table:style-name="ro1">
          <table:table-cell office:value-type="float" office:value="0.268296530053355">
            <text:p>0.2682965301</text:p>
          </table:table-cell>
          <table:table-cell/>
        </table:table-row>
        <table:table-row table:style-name="ro1">
          <table:table-cell office:value-type="float" office:value="0.400333284882805">
            <text:p>0.4003332849</text:p>
          </table:table-cell>
          <table:table-cell/>
        </table:table-row>
        <table:table-row table:style-name="ro1">
          <table:table-cell office:value-type="float" office:value="0.529852788356633">
            <text:p>0.5298527884</text:p>
          </table:table-cell>
          <table:table-cell/>
        </table:table-row>
        <table:table-row table:style-name="ro1">
          <table:table-cell office:value-type="float" office:value="0.65604343044087">
            <text:p>0.6560434304</text:p>
          </table:table-cell>
          <table:table-cell/>
        </table:table-row>
        <table:table-row table:style-name="ro1">
          <table:table-cell office:value-type="float" office:value="0.778116895579363">
            <text:p>0.7781168956</text:p>
          </table:table-cell>
          <table:table-cell/>
        </table:table-row>
        <table:table-row table:style-name="ro1">
          <table:table-cell office:value-type="float" office:value="0.895313670451589">
            <text:p>0.8953136705</text:p>
          </table:table-cell>
          <table:table-cell/>
        </table:table-row>
        <table:table-row table:style-name="ro1">
          <table:table-cell office:value-type="float" office:value="1.00690834456462">
            <text:p>1.0069083446</text:p>
          </table:table-cell>
          <table:table-cell/>
        </table:table-row>
        <table:table-row table:style-name="ro1">
          <table:table-cell office:value-type="float" office:value="1.11221466562146">
            <text:p>1.1122146656</text:p>
          </table:table-cell>
          <table:table-cell/>
        </table:table-row>
        <table:table-row table:style-name="ro1">
          <table:table-cell office:value-type="float" office:value="1.21059031340738">
            <text:p>1.2105903134</text:p>
          </table:table-cell>
          <table:table-cell/>
        </table:table-row>
        <table:table-row table:style-name="ro1">
          <table:table-cell office:value-type="float" office:value="1.30144135800017">
            <text:p>1.301441358</text:p>
          </table:table-cell>
          <table:table-cell/>
        </table:table-row>
        <table:table-row table:style-name="ro1">
          <table:table-cell office:value-type="float" office:value="1.38422637042554">
            <text:p>1.3842263704</text:p>
          </table:table-cell>
          <table:table-cell/>
        </table:table-row>
        <table:table-row table:style-name="ro1">
          <table:table-cell office:value-type="float" office:value="1.45846015642545">
            <text:p>1.4584601564</text:p>
          </table:table-cell>
          <table:table-cell/>
        </table:table-row>
        <table:table-row table:style-name="ro1">
          <table:table-cell office:value-type="float" office:value="1.52371708676922">
            <text:p>1.5237170868</text:p>
          </table:table-cell>
          <table:table-cell/>
        </table:table-row>
        <table:table-row table:style-name="ro1">
          <table:table-cell office:value-type="float" office:value="1.57963400049057">
            <text:p>1.5796340005</text:p>
          </table:table-cell>
          <table:table-cell/>
        </table:table-row>
        <table:table-row table:style-name="ro1">
          <table:table-cell office:value-type="float" office:value="1.62591266055996">
            <text:p>1.6259126606</text:p>
          </table:table-cell>
          <table:table-cell/>
        </table:table-row>
        <table:table-row table:style-name="ro1">
          <table:table-cell office:value-type="float" office:value="1.66232174477399">
            <text:p>1.6623217448</text:p>
          </table:table-cell>
          <table:table-cell/>
        </table:table-row>
        <table:table-row table:style-name="ro1">
          <table:table-cell office:value-type="float" office:value="1.68869835804072">
            <text:p>1.688698358</text:p>
          </table:table-cell>
          <table:table-cell/>
        </table:table-row>
        <table:table-row table:style-name="ro1">
          <table:table-cell office:value-type="float" office:value="1.70494905573444">
            <text:p>1.7049490557</text:p>
          </table:table-cell>
          <table:table-cell/>
        </table:table-row>
        <table:table-row table:style-name="ro1">
          <table:table-cell office:value-type="float" office:value="1.71105037135998">
            <text:p>1.7110503714</text:p>
          </table:table-cell>
          <table:table-cell/>
        </table:table-row>
        <table:table-row table:style-name="ro1">
          <table:table-cell office:value-type="float" office:value="1.70704884537977">
            <text:p>1.7070488454</text:p>
          </table:table-cell>
          <table:table-cell/>
        </table:table-row>
        <table:table-row table:style-name="ro1">
          <table:table-cell office:value-type="float" office:value="1.69306055568786">
            <text:p>1.6930605557</text:p>
          </table:table-cell>
          <table:table-cell/>
        </table:table-row>
        <table:table-row table:style-name="ro1">
          <table:table-cell office:value-type="float" office:value="1.66927015383862">
            <text:p>1.6692701538</text:p>
          </table:table-cell>
          <table:table-cell/>
        </table:table-row>
        <table:table-row table:style-name="ro1">
          <table:table-cell office:value-type="float" office:value="1.63592941472636">
            <text:p>1.6359294147</text:p>
          </table:table-cell>
          <table:table-cell/>
        </table:table-row>
        <table:table-row table:style-name="ro1">
          <table:table-cell office:value-type="float" office:value="1.59335531093871">
            <text:p>1.5933553109</text:p>
          </table:table-cell>
          <table:table-cell/>
        </table:table-row>
        <table:table-row table:style-name="ro1">
          <table:table-cell office:value-type="float" office:value="1.54192762644643">
            <text:p>1.5419276264</text:p>
          </table:table-cell>
          <table:table-cell/>
        </table:table-row>
        <table:table-row table:style-name="ro1">
          <table:table-cell office:value-type="float" office:value="1.48208612761844">
            <text:p>1.4820861276</text:p>
          </table:table-cell>
          <table:table-cell/>
        </table:table-row>
        <table:table-row table:style-name="ro1">
          <table:table-cell office:value-type="float" office:value="1.41432731274027">
            <text:p>1.4143273127</text:p>
          </table:table-cell>
          <table:table-cell/>
        </table:table-row>
        <table:table-row table:style-name="ro1">
          <table:table-cell office:value-type="float" office:value="1.33920076424211">
            <text:p>1.3392007642</text:p>
          </table:table-cell>
          <table:table-cell/>
        </table:table-row>
        <table:table-row table:style-name="ro1">
          <table:table-cell office:value-type="float" office:value="1.25730513068831">
            <text:p>1.2573051307</text:p>
          </table:table-cell>
          <table:table-cell/>
        </table:table-row>
        <table:table-row table:style-name="ro1">
          <table:table-cell office:value-type="float" office:value="1.16928376822124">
            <text:p>1.1692837682</text:p>
          </table:table-cell>
          <table:table-cell/>
        </table:table-row>
        <table:table-row table:style-name="ro1">
          <table:table-cell office:value-type="float" office:value="1.07582007357121">
            <text:p>1.0758200736</text:p>
          </table:table-cell>
          <table:table-cell/>
        </table:table-row>
        <table:table-row table:style-name="ro1">
          <table:table-cell office:value-type="float" office:value="0.977632542921861">
            <text:p>0.9776325429</text:p>
          </table:table-cell>
          <table:table-cell/>
        </table:table-row>
        <table:table-row table:style-name="ro1">
          <table:table-cell office:value-type="float" office:value="0.875469592842109">
            <text:p>0.8754695928</text:p>
          </table:table-cell>
          <table:table-cell/>
        </table:table-row>
        <table:table-row table:style-name="ro1">
          <table:table-cell office:value-type="float" office:value="0.770104181147403">
            <text:p>0.7701041811</text:p>
          </table:table-cell>
          <table:table-cell/>
        </table:table-row>
        <table:table-row table:style-name="ro1">
          <table:table-cell office:value-type="float" office:value="0.662328266922845">
            <text:p>0.6623282669</text:p>
          </table:table-cell>
          <table:table-cell/>
        </table:table-row>
        <table:table-row table:style-name="ro1">
          <table:table-cell office:value-type="float" office:value="0.552947150019376">
            <text:p>0.55294715</text:p>
          </table:table-cell>
          <table:table-cell/>
        </table:table-row>
        <table:table-row table:style-name="ro1">
          <table:table-cell office:value-type="float" office:value="0.442773731114058">
            <text:p>0.4427737311</text:p>
          </table:table-cell>
          <table:table-cell/>
        </table:table-row>
        <table:table-row table:style-name="ro1">
          <table:table-cell office:value-type="float" office:value="0.332622733901589">
            <text:p>0.3326227339</text:p>
          </table:table-cell>
          <table:table-cell/>
        </table:table-row>
        <table:table-row table:style-name="ro1">
          <table:table-cell office:value-type="float" office:value="0.223304931153508">
            <text:p>0.2233049312</text:p>
          </table:table-cell>
          <table:table-cell/>
        </table:table-row>
        <table:table-row table:style-name="ro1">
          <table:table-cell office:value-type="float" office:value="0.115621416243756">
            <text:p>0.1156214162</text:p>
          </table:table-cell>
          <table:table-cell/>
        </table:table-row>
        <table:table-row table:style-name="ro1">
          <table:table-cell office:value-type="float" office:value="0.0103579612958986">
            <text:p>0.0103579613</text:p>
          </table:table-cell>
          <table:table-cell/>
        </table:table-row>
        <table:table-row table:style-name="ro1">
          <table:table-cell office:value-type="float" office:value="-0.091720497637405">
            <text:p>-0.0917204976</text:p>
          </table:table-cell>
          <table:table-cell/>
        </table:table-row>
        <table:table-row table:style-name="ro1">
          <table:table-cell office:value-type="float" office:value="-0.189875208992019">
            <text:p>-0.189875209</text:p>
          </table:table-cell>
          <table:table-cell/>
        </table:table-row>
        <table:table-row table:style-name="ro1">
          <table:table-cell office:value-type="float" office:value="-0.283398749662945">
            <text:p>-0.2833987497</text:p>
          </table:table-cell>
          <table:table-cell/>
        </table:table-row>
        <table:table-row table:style-name="ro1">
          <table:table-cell office:value-type="float" office:value="-0.37161992808647">
            <text:p>-0.3716199281</text:p>
          </table:table-cell>
          <table:table-cell/>
        </table:table-row>
        <table:table-row table:style-name="ro1">
          <table:table-cell office:value-type="float" office:value="-0.453908411858488">
            <text:p>-0.4539084119</text:p>
          </table:table-cell>
          <table:table-cell/>
        </table:table-row>
        <table:table-row table:style-name="ro1">
          <table:table-cell office:value-type="float" office:value="-0.529679047428491">
            <text:p>-0.5296790474</text:p>
          </table:table-cell>
          <table:table-cell/>
        </table:table-row>
        <table:table-row table:style-name="ro1">
          <table:table-cell office:value-type="float" office:value="-0.598395841756117">
            <text:p>-0.5983958418</text:p>
          </table:table-cell>
          <table:table-cell/>
        </table:table-row>
        <table:table-row table:style-name="ro1">
          <table:table-cell office:value-type="float" office:value="-0.659575578378744">
            <text:p>-0.6595755784</text:p>
          </table:table-cell>
          <table:table-cell/>
        </table:table-row>
        <table:table-row table:style-name="ro1">
          <table:table-cell office:value-type="float" office:value="-0.71279104309495">
            <text:p>-0.7127910431</text:p>
          </table:table-cell>
          <table:table-cell/>
        </table:table-row>
        <table:table-row table:style-name="ro1">
          <table:table-cell office:value-type="float" office:value="-0.757673837398533">
            <text:p>-0.7576738374</text:p>
          </table:table-cell>
          <table:table-cell/>
        </table:table-row>
        <table:table-row table:style-name="ro1">
          <table:table-cell office:value-type="float" office:value="-0.793916760878958">
            <text:p>-0.7939167609</text:p>
          </table:table-cell>
          <table:table-cell/>
        </table:table-row>
        <table:table-row table:style-name="ro1">
          <table:table-cell office:value-type="float" office:value="-0.821275747013146">
            <text:p>-0.821275747</text:p>
          </table:table-cell>
          <table:table-cell/>
        </table:table-row>
        <table:table-row table:style-name="ro1">
          <table:table-cell office:value-type="float" office:value="-0.839571340086226">
            <text:p>-0.8395713401</text:p>
          </table:table-cell>
          <table:table-cell/>
        </table:table-row>
        <table:table-row table:style-name="ro1">
          <table:table-cell office:value-type="float" office:value="-0.84868970437021">
            <text:p>-0.8486897044</text:p>
          </table:table-cell>
          <table:table-cell/>
        </table:table-row>
        <table:table-row table:style-name="ro1">
          <table:table-cell office:value-type="float" office:value="-0.84858316013411">
            <text:p>-0.8485831601</text:p>
          </table:table-cell>
          <table:table-cell/>
        </table:table-row>
        <table:table-row table:style-name="ro1">
          <table:table-cell office:value-type="float" office:value="-0.839270244530907">
            <text:p>-0.8392702445</text:p>
          </table:table-cell>
          <table:table-cell/>
        </table:table-row>
        <table:table-row table:style-name="ro1">
          <table:table-cell office:value-type="float" office:value="-0.820835298880204">
            <text:p>-0.8208352989</text:p>
          </table:table-cell>
          <table:table-cell/>
        </table:table-row>
        <table:table-row table:style-name="ro1">
          <table:table-cell office:value-type="float" office:value="-0.793427587314346">
            <text:p>-0.7934275873</text:p>
          </table:table-cell>
          <table:table-cell/>
        </table:table-row>
        <table:table-row table:style-name="ro1">
          <table:table-cell office:value-type="float" office:value="-0.757259955154895">
            <text:p>-0.7572599552</text:p>
          </table:table-cell>
          <table:table-cell/>
        </table:table-row>
        <table:table-row table:style-name="ro1">
          <table:table-cell office:value-type="float" office:value="-0.712607038710262">
            <text:p>-0.7126070387</text:p>
          </table:table-cell>
          <table:table-cell/>
        </table:table-row>
        <table:table-row table:style-name="ro1">
          <table:table-cell office:value-type="float" office:value="-0.659803041409794">
            <text:p>-0.6598030414</text:p>
          </table:table-cell>
          <table:table-cell/>
        </table:table-row>
        <table:table-row table:style-name="ro1">
          <table:table-cell office:value-type="float" office:value="-0.599239094290879">
            <text:p>-0.5992390943</text:p>
          </table:table-cell>
          <table:table-cell/>
        </table:table-row>
        <table:table-row table:style-name="ro1">
          <table:table-cell office:value-type="float" office:value="-0.53136022181116">
            <text:p>-0.5313602218</text:p>
          </table:table-cell>
          <table:table-cell/>
        </table:table-row>
        <table:table-row table:style-name="ro1">
          <table:table-cell office:value-type="float" office:value="-0.456661936746282">
            <text:p>-0.4566619367</text:p>
          </table:table-cell>
          <table:table-cell/>
        </table:table-row>
        <table:table-row table:style-name="ro1">
          <table:table-cell office:value-type="float" office:value="-0.375686490534577">
            <text:p>-0.3756864905</text:p>
          </table:table-cell>
          <table:table-cell/>
        </table:table-row>
        <table:table-row table:style-name="ro1">
          <table:table-cell office:value-type="float" office:value="-0.289018807825249">
            <text:p>-0.2890188078</text:p>
          </table:table-cell>
          <table:table-cell/>
        </table:table-row>
        <table:table-row table:style-name="ro1">
          <table:table-cell office:value-type="float" office:value="-0.197282136158741">
            <text:p>-0.1972821362</text:p>
          </table:table-cell>
          <table:table-cell/>
        </table:table-row>
        <table:table-row table:style-name="ro1">
          <table:table-cell office:value-type="float" office:value="-0.101133443642055">
            <text:p>-0.1011334436</text:p>
          </table:table-cell>
          <table:table-cell/>
        </table:table-row>
        <table:table-row table:style-name="ro1">
          <table:table-cell office:value-type="float" office:value="-0.00125859916423701">
            <text:p>-0.0012585992</text:p>
          </table:table-cell>
          <table:table-cell/>
        </table:table-row>
        <table:table-row table:style-name="ro1">
          <table:table-cell office:value-type="float" office:value="0.101632628883269">
            <text:p>0.1016326289</text:p>
          </table:table-cell>
          <table:table-cell/>
        </table:table-row>
        <table:table-row table:style-name="ro1">
          <table:table-cell office:value-type="float" office:value="0.206811718269687">
            <text:p>0.2068117183</text:p>
          </table:table-cell>
          <table:table-cell/>
        </table:table-row>
        <table:table-row table:style-name="ro1">
          <table:table-cell office:value-type="float" office:value="0.313536644992342">
            <text:p>0.313536645</text:p>
          </table:table-cell>
          <table:table-cell/>
        </table:table-row>
        <table:table-row table:style-name="ro1">
          <table:table-cell office:value-type="float" office:value="0.42105720318714">
            <text:p>0.4210572032</text:p>
          </table:table-cell>
          <table:table-cell/>
        </table:table-row>
        <table:table-row table:style-name="ro1">
          <table:table-cell office:value-type="float" office:value="0.528620354026359">
            <text:p>0.528620354</text:p>
          </table:table-cell>
          <table:table-cell/>
        </table:table-row>
        <table:table-row table:style-name="ro1">
          <table:table-cell office:value-type="float" office:value="0.635475564742528">
            <text:p>0.6354755647</text:p>
          </table:table-cell>
          <table:table-cell/>
        </table:table-row>
        <table:table-row table:style-name="ro1">
          <table:table-cell office:value-type="float" office:value="0.740880099199071">
            <text:p>0.7408800992</text:p>
          </table:table-cell>
          <table:table-cell/>
        </table:table-row>
        <table:table-row table:style-name="ro1">
          <table:table-cell office:value-type="float" office:value="0.844104221994323">
            <text:p>0.844104222</text:p>
          </table:table-cell>
          <table:table-cell/>
        </table:table-row>
        <table:table-row table:style-name="ro1">
          <table:table-cell office:value-type="float" office:value="0.944436278929801">
            <text:p>0.9444362789</text:p>
          </table:table-cell>
          <table:table-cell/>
        </table:table-row>
        <table:table-row table:style-name="ro1">
          <table:table-cell office:value-type="float" office:value="1.04118761778851">
            <text:p>1.0411876178</text:p>
          </table:table-cell>
          <table:table-cell/>
        </table:table-row>
        <table:table-row table:style-name="ro1">
          <table:table-cell office:value-type="float" office:value="1.13369731474494">
            <text:p>1.1336973147</text:p>
          </table:table-cell>
          <table:table-cell/>
        </table:table-row>
        <table:table-row table:style-name="ro1">
          <table:table-cell office:value-type="float" office:value="1.22133667335356">
            <text:p>1.2213366734</text:p>
          </table:table-cell>
          <table:table-cell/>
        </table:table-row>
        <table:table-row table:style-name="ro1">
          <table:table-cell office:value-type="float" office:value="1.30351346492364">
            <text:p>1.3035134649</text:p>
          </table:table-cell>
          <table:table-cell/>
        </table:table-row>
        <table:table-row table:style-name="ro1">
          <table:table-cell office:value-type="float" office:value="1.37967588116996">
            <text:p>1.3796758812</text:p>
          </table:table-cell>
          <table:table-cell/>
        </table:table-row>
        <table:table-row table:style-name="ro1">
          <table:table-cell office:value-type="float" office:value="1.44931617231463">
            <text:p>1.4493161723</text:p>
          </table:table-cell>
          <table:table-cell/>
        </table:table-row>
        <table:table-row table:style-name="ro1">
          <table:table-cell office:value-type="float" office:value="1.51197394628641">
            <text:p>1.5119739463</text:p>
          </table:table-cell>
          <table:table-cell/>
        </table:table-row>
        <table:table-row table:style-name="ro1">
          <table:table-cell office:value-type="float" office:value="1.56723910730155">
            <text:p>1.5672391073</text:p>
          </table:table-cell>
          <table:table-cell/>
        </table:table-row>
        <table:table-row table:style-name="ro1">
          <table:table-cell office:value-type="float" office:value="1.61475441489316">
            <text:p>1.6147544149</text:p>
          </table:table-cell>
          <table:table-cell/>
        </table:table-row>
        <table:table-row table:style-name="ro1">
          <table:table-cell office:value-type="float" office:value="1.65421764736266">
            <text:p>1.6542176474</text:p>
          </table:table-cell>
          <table:table-cell/>
        </table:table-row>
        <table:table-row table:style-name="ro1">
          <table:table-cell office:value-type="float" office:value="1.68538335663505">
            <text:p>1.6853833566</text:p>
          </table:table-cell>
          <table:table-cell/>
        </table:table-row>
        <table:table-row table:style-name="ro1">
          <table:table-cell office:value-type="float" office:value="1.70806420458589">
            <text:p>1.7080642046</text:p>
          </table:table-cell>
          <table:table-cell/>
        </table:table-row>
        <table:table-row table:style-name="ro1">
          <table:table-cell office:value-type="float" office:value="1.7221318740485">
            <text:p>1.722131874</text:p>
          </table:table-cell>
          <table:table-cell/>
        </table:table-row>
        <table:table-row table:style-name="ro1">
          <table:table-cell office:value-type="float" office:value="1.72751755088111">
            <text:p>1.7275175509</text:p>
          </table:table-cell>
          <table:table-cell/>
        </table:table-row>
        <table:table-row table:style-name="ro1">
          <table:table-cell office:value-type="float" office:value="1.7242119766517">
            <text:p>1.7242119767</text:p>
          </table:table-cell>
          <table:table-cell/>
        </table:table-row>
        <table:table-row table:style-name="ro1">
          <table:table-cell office:value-type="float" office:value="1.71226507465885">
            <text:p>1.7122650747</text:p>
          </table:table-cell>
          <table:table-cell/>
        </table:table-row>
        <table:table-row table:style-name="ro1">
          <table:table-cell office:value-type="float" office:value="1.69178515512626">
            <text:p>1.6917851551</text:p>
          </table:table-cell>
          <table:table-cell/>
        </table:table-row>
        <table:table-row table:style-name="ro1">
          <table:table-cell office:value-type="float" office:value="1.66293770846446">
            <text:p>1.6629377085</text:p>
          </table:table-cell>
          <table:table-cell/>
        </table:table-row>
        <table:table-row table:style-name="ro1">
          <table:table-cell office:value-type="float" office:value="1.62594379846148">
            <text:p>1.6259437985</text:p>
          </table:table-cell>
          <table:table-cell/>
        </table:table-row>
        <table:table-row table:style-name="ro1">
          <table:table-cell office:value-type="float" office:value="1.58107807012473">
            <text:p>1.5810780701</text:p>
          </table:table-cell>
          <table:table-cell/>
        </table:table-row>
        <table:table-row table:style-name="ro1">
          <table:table-cell office:value-type="float" office:value="1.5286663896269">
            <text:p>1.5286663896</text:p>
          </table:table-cell>
          <table:table-cell/>
        </table:table-row>
        <table:table-row table:style-name="ro1">
          <table:table-cell office:value-type="float" office:value="1.46908313639034">
            <text:p>1.4690831364</text:p>
          </table:table-cell>
          <table:table-cell/>
        </table:table-row>
        <table:table-row table:style-name="ro1">
          <table:table-cell office:value-type="float" office:value="1.40274816975849">
            <text:p>1.4027481698</text:p>
          </table:table-cell>
          <table:table-cell/>
        </table:table-row>
        <table:table-row table:style-name="ro1">
          <table:table-cell office:value-type="float" office:value="1.3301234949322">
            <text:p>1.3301234949</text:p>
          </table:table-cell>
          <table:table-cell/>
        </table:table-row>
        <table:table-row table:style-name="ro1">
          <table:table-cell office:value-type="float" office:value="1.25170965487805">
            <text:p>1.2517096549</text:p>
          </table:table-cell>
          <table:table-cell/>
        </table:table-row>
        <table:table-row table:style-name="ro1">
          <table:table-cell office:value-type="float" office:value="1.16804187673036">
            <text:p>1.1680418767</text:p>
          </table:table-cell>
          <table:table-cell/>
        </table:table-row>
        <table:table-row table:style-name="ro1">
          <table:table-cell office:value-type="float" office:value="1.07968600279742">
            <text:p>1.0796860028</text:p>
          </table:table-cell>
          <table:table-cell/>
        </table:table-row>
        <table:table-row table:style-name="ro1">
          <table:table-cell office:value-type="float" office:value="0.98723423763362">
            <text:p>0.9872342376</text:p>
          </table:table-cell>
          <table:table-cell/>
        </table:table-row>
        <table:table-row table:style-name="ro1">
          <table:table-cell office:value-type="float" office:value="0.891300743745673">
            <text:p>0.8913007437</text:p>
          </table:table-cell>
          <table:table-cell/>
        </table:table-row>
        <table:table-row table:style-name="ro1">
          <table:table-cell office:value-type="float" office:value="0.792517119354934">
            <text:p>0.7925171194</text:p>
          </table:table-cell>
          <table:table-cell/>
        </table:table-row>
        <table:table-row table:style-name="ro1">
          <table:table-cell office:value-type="float" office:value="0.691527792235238">
            <text:p>0.6915277922</text:p>
          </table:table-cell>
          <table:table-cell/>
        </table:table-row>
        <table:table-row table:style-name="ro1">
          <table:table-cell office:value-type="float" office:value="0.588985363983718">
            <text:p>0.588985364</text:p>
          </table:table-cell>
          <table:table-cell/>
        </table:table-row>
        <table:table-row table:style-name="ro1">
          <table:table-cell office:value-type="float" office:value="0.485545939159884">
            <text:p>0.4855459392</text:p>
          </table:table-cell>
          <table:table-cell/>
        </table:table-row>
        <table:table-row table:style-name="ro1">
          <table:table-cell office:value-type="float" office:value="0.381864473547464">
            <text:p>0.3818644735</text:p>
          </table:table-cell>
          <table:table-cell/>
        </table:table-row>
        <table:table-row table:style-name="ro1">
          <table:table-cell office:value-type="float" office:value="0.278590175357281">
            <text:p>0.2785901754</text:p>
          </table:table-cell>
          <table:table-cell/>
        </table:table-row>
        <table:table-row table:style-name="ro1">
          <table:table-cell office:value-type="float" office:value="0.176361992502923">
            <text:p>0.1763619925</text:p>
          </table:table-cell>
          <table:table-cell/>
        </table:table-row>
        <table:table-row table:style-name="ro1">
          <table:table-cell office:value-type="float" office:value="0.0758042181514998">
            <text:p>0.0758042182</text:p>
          </table:table-cell>
          <table:table-cell/>
        </table:table-row>
        <table:table-row table:style-name="ro1">
          <table:table-cell office:value-type="float" office:value="-0.0224777544120321">
            <text:p>-0.0224777544</text:p>
          </table:table-cell>
          <table:table-cell/>
        </table:table-row>
        <table:table-row table:style-name="ro1">
          <table:table-cell office:value-type="float" office:value="-0.117901497955635">
            <text:p>-0.117901498</text:p>
          </table:table-cell>
          <table:table-cell/>
        </table:table-row>
        <table:table-row table:style-name="ro1">
          <table:table-cell office:value-type="float" office:value="-0.209911410453266">
            <text:p>-0.2099114105</text:p>
          </table:table-cell>
          <table:table-cell/>
        </table:table-row>
        <table:table-row table:style-name="ro1">
          <table:table-cell office:value-type="float" office:value="-0.297982340963267">
            <text:p>-0.297982341</text:p>
          </table:table-cell>
          <table:table-cell/>
        </table:table-row>
        <table:table-row table:style-name="ro1">
          <table:table-cell office:value-type="float" office:value="-0.381622957953169">
            <text:p>-0.381622958</text:p>
          </table:table-cell>
          <table:table-cell/>
        </table:table-row>
        <table:table-row table:style-name="ro1">
          <table:table-cell office:value-type="float" office:value="-0.460378837935614">
            <text:p>-0.4603788379</text:p>
          </table:table-cell>
          <table:table-cell/>
        </table:table-row>
        <table:table-row table:style-name="ro1">
          <table:table-cell office:value-type="float" office:value="-0.533835254571768">
            <text:p>-0.5338352546</text:p>
          </table:table-cell>
          <table:table-cell/>
        </table:table-row>
        <table:table-row table:style-name="ro1">
          <table:table-cell office:value-type="float" office:value="-0.601619650819415">
            <text:p>-0.6016196508</text:p>
          </table:table-cell>
          <table:table-cell/>
        </table:table-row>
        <table:table-row table:style-name="ro1">
          <table:table-cell office:value-type="float" office:value="-0.663403779233608">
            <text:p>-0.6634037792</text:p>
          </table:table-cell>
          <table:table-cell/>
        </table:table-row>
        <table:table-row table:style-name="ro1">
          <table:table-cell office:value-type="float" office:value="-0.71890549814779">
            <text:p>-0.7189054981</text:p>
          </table:table-cell>
          <table:table-cell/>
        </table:table-row>
        <table:table-row table:style-name="ro1">
          <table:table-cell office:value-type="float" office:value="-0.767890214152175">
            <text:p>-0.7678902142</text:p>
          </table:table-cell>
          <table:table-cell/>
        </table:table-row>
        <table:table-row table:style-name="ro1">
          <table:table-cell office:value-type="float" office:value="-0.810171964022564">
            <text:p>-0.810171964</text:p>
          </table:table-cell>
          <table:table-cell/>
        </table:table-row>
        <table:table-row table:style-name="ro1">
          <table:table-cell office:value-type="float" office:value="-0.845614132015429">
            <text:p>-0.845614132</text:p>
          </table:table-cell>
          <table:table-cell/>
        </table:table-row>
        <table:table-row table:style-name="ro1">
          <table:table-cell office:value-type="float" office:value="-0.874129801212628">
            <text:p>-0.8741298012</text:p>
          </table:table-cell>
          <table:table-cell/>
        </table:table-row>
        <table:table-row table:style-name="ro1">
          <table:table-cell office:value-type="float" office:value="-0.895681740350264">
            <text:p>-0.8956817404</text:p>
          </table:table-cell>
          <table:table-cell/>
        </table:table-row>
        <table:table-row table:style-name="ro1">
          <table:table-cell office:value-type="float" office:value="-0.910282030280002">
            <text:p>-0.9102820303</text:p>
          </table:table-cell>
          <table:table-cell/>
        </table:table-row>
        <table:table-row table:style-name="ro1">
          <table:table-cell office:value-type="float" office:value="-0.917991336867212">
            <text:p>-0.9179913369</text:p>
          </table:table-cell>
          <table:table-cell/>
        </table:table-row>
        <table:table-row table:style-name="ro1">
          <table:table-cell office:value-type="float" office:value="-0.918917839708613">
            <text:p>-0.9189178397</text:p>
          </table:table-cell>
          <table:table-cell/>
        </table:table-row>
        <table:table-row table:style-name="ro1">
          <table:table-cell office:value-type="float" office:value="-0.913215828533664">
            <text:p>-0.9132158285</text:p>
          </table:table-cell>
          <table:table-cell/>
        </table:table-row>
        <table:table-row table:style-name="ro1">
          <table:table-cell office:value-type="float" office:value="-0.901083981520509">
            <text:p>-0.9010839815</text:p>
          </table:table-cell>
          <table:table-cell/>
        </table:table-row>
        <table:table-row table:style-name="ro1">
          <table:table-cell office:value-type="float" office:value="-0.88276334199171">
            <text:p>-0.882763342</text:p>
          </table:table-cell>
          <table:table-cell/>
        </table:table-row>
        <table:table-row table:style-name="ro1">
          <table:table-cell office:value-type="float" office:value="-0.858535012041328">
            <text:p>-0.858535012</text:p>
          </table:table-cell>
          <table:table-cell/>
        </table:table-row>
        <table:table-row table:style-name="ro1">
          <table:table-cell office:value-type="float" office:value="-0.828717583568415">
            <text:p>-0.8287175836</text:p>
          </table:table-cell>
          <table:table-cell/>
        </table:table-row>
        <table:table-row table:style-name="ro1">
          <table:table-cell office:value-type="float" office:value="-0.793664328939362">
            <text:p>-0.7936643289</text:p>
          </table:table-cell>
          <table:table-cell/>
        </table:table-row>
        <table:table-row table:style-name="ro1">
          <table:table-cell office:value-type="float" office:value="-0.753760175061069">
            <text:p>-0.7537601751</text:p>
          </table:table-cell>
          <table:table-cell/>
        </table:table-row>
        <table:table-row table:style-name="ro1">
          <table:table-cell office:value-type="float" office:value="-0.709418486008137">
            <text:p>-0.709418486</text:p>
          </table:table-cell>
          <table:table-cell/>
        </table:table-row>
        <table:table-row table:style-name="ro1">
          <table:table-cell office:value-type="float" office:value="-0.66107768050187">
            <text:p>-0.6610776805</text:p>
          </table:table-cell>
          <table:table-cell/>
        </table:table-row>
        <table:table-row table:style-name="ro1">
          <table:table-cell office:value-type="float" office:value="-0.609197711479686">
            <text:p>-0.6091977115</text:p>
          </table:table-cell>
          <table:table-cell/>
        </table:table-row>
        <table:table-row table:style-name="ro1">
          <table:table-cell office:value-type="float" office:value="-0.554256435715456">
            <text:p>-0.5542564357</text:p>
          </table:table-cell>
          <table:table-cell/>
        </table:table-row>
        <table:table-row table:style-name="ro1">
          <table:table-cell office:value-type="float" office:value="-0.496745901950962">
            <text:p>-0.496745902</text:p>
          </table:table-cell>
          <table:table-cell/>
        </table:table-row>
        <table:table-row table:style-name="ro1">
          <table:table-cell office:value-type="float" office:value="-0.437168586274297">
            <text:p>-0.4371685863</text:p>
          </table:table-cell>
          <table:table-cell/>
        </table:table-row>
        <table:table-row table:style-name="ro1">
          <table:table-cell office:value-type="float" office:value="-0.376033603532825">
            <text:p>-0.3760336035</text:p>
          </table:table-cell>
          <table:table-cell/>
        </table:table-row>
        <table:table-row table:style-name="ro1">
          <table:table-cell office:value-type="float" office:value="-0.313852923398202">
            <text:p>-0.3138529234</text:p>
          </table:table-cell>
          <table:table-cell/>
        </table:table-row>
        <table:table-row table:style-name="ro1">
          <table:table-cell office:value-type="float" office:value="-0.251137619312271">
            <text:p>-0.2511376193</text:p>
          </table:table-cell>
          <table:table-cell/>
        </table:table-row>
        <table:table-row table:style-name="ro1">
          <table:table-cell office:value-type="float" office:value="-0.188394177941073">
            <text:p>-0.1883941779</text:p>
          </table:table-cell>
          <table:table-cell/>
        </table:table-row>
        <table:table-row table:style-name="ro1">
          <table:table-cell office:value-type="float" office:value="-0.126120895956229">
            <text:p>-0.126120896</text:p>
          </table:table-cell>
          <table:table-cell/>
        </table:table-row>
        <table:table-row table:style-name="ro1">
          <table:table-cell office:value-type="float" office:value="-0.0648043899573364">
            <text:p>-0.06480439</text:p>
          </table:table-cell>
          <table:table-cell/>
        </table:table-row>
        <table:table-row table:style-name="ro1">
          <table:table-cell office:value-type="float" office:value="-0.00491624415558467">
            <text:p>-0.0049162442</text:p>
          </table:table-cell>
          <table:table-cell/>
        </table:table-row>
        <table:table-row table:style-name="ro1">
          <table:table-cell office:value-type="float" office:value="0.0530901809311586">
            <text:p>0.0530901809</text:p>
          </table:table-cell>
          <table:table-cell/>
        </table:table-row>
        <table:table-row table:style-name="ro1">
          <table:table-cell office:value-type="float" office:value="0.10878275705528">
            <text:p>0.1087827571</text:p>
          </table:table-cell>
          <table:table-cell/>
        </table:table-row>
        <table:table-row table:style-name="ro1">
          <table:table-cell office:value-type="float" office:value="0.161753394055745">
            <text:p>0.1617533941</text:p>
          </table:table-cell>
          <table:table-cell/>
        </table:table-row>
        <table:table-row table:style-name="ro1">
          <table:table-cell office:value-type="float" office:value="0.211620624700192">
            <text:p>0.2116206247</text:p>
          </table:table-cell>
          <table:table-cell/>
        </table:table-row>
        <table:table-row table:style-name="ro1">
          <table:table-cell office:value-type="float" office:value="0.258031952277781">
            <text:p>0.2580319523</text:p>
          </table:table-cell>
          <table:table-cell/>
        </table:table-row>
        <table:table-row table:style-name="ro1">
          <table:table-cell office:value-type="float" office:value="0.300665946709075">
            <text:p>0.3006659467</text:p>
          </table:table-cell>
          <table:table-cell/>
        </table:table-row>
        <table:table-row table:style-name="ro1">
          <table:table-cell office:value-type="float" office:value="0.339234077066434">
            <text:p>0.3392340771</text:p>
          </table:table-cell>
          <table:table-cell/>
        </table:table-row>
        <table:table-row table:style-name="ro1">
          <table:table-cell office:value-type="float" office:value="0.373482270593273">
            <text:p>0.3734822706</text:p>
          </table:table-cell>
          <table:table-cell/>
        </table:table-row>
        <table:table-row table:style-name="ro1">
          <table:table-cell office:value-type="float" office:value="0.403192190555572">
            <text:p>0.4031921906</text:p>
          </table:table-cell>
          <table:table-cell/>
        </table:table-row>
        <table:table-row table:style-name="ro1">
          <table:table-cell office:value-type="float" office:value="0.428182227535278">
            <text:p>0.4281822275</text:p>
          </table:table-cell>
          <table:table-cell/>
        </table:table-row>
        <table:table-row table:style-name="ro1">
          <table:table-cell office:value-type="float" office:value="0.448308201064959">
            <text:p>0.4483082011</text:p>
          </table:table-cell>
          <table:table-cell/>
        </table:table-row>
        <table:table-row table:style-name="ro1">
          <table:table-cell office:value-type="float" office:value="0.463463770787447">
            <text:p>0.4634637708</text:p>
          </table:table-cell>
          <table:table-cell/>
        </table:table-row>
        <table:table-row table:style-name="ro1">
          <table:table-cell office:value-type="float" office:value="0.473580558585546">
            <text:p>0.4735805586</text:p>
          </table:table-cell>
          <table:table-cell/>
        </table:table-row>
        <table:table-row table:style-name="ro1">
          <table:table-cell office:value-type="float" office:value="0.47862798534723">
            <text:p>0.4786279853</text:p>
          </table:table-cell>
          <table:table-cell/>
        </table:table-row>
        <table:table-row table:style-name="ro1">
          <table:table-cell office:value-type="float" office:value="0.478612828194153">
            <text:p>0.4786128282</text:p>
          </table:table-cell>
          <table:table-cell/>
        </table:table-row>
        <table:table-row table:style-name="ro1">
          <table:table-cell office:value-type="float" office:value="0.473578506088956">
            <text:p>0.4735785061</text:p>
          </table:table-cell>
          <table:table-cell/>
        </table:table-row>
        <table:table-row table:style-name="ro1">
          <table:table-cell office:value-type="float" office:value="0.463604103734291">
            <text:p>0.4636041037</text:p>
          </table:table-cell>
          <table:table-cell/>
        </table:table-row>
        <table:table-row table:style-name="ro1">
          <table:table-cell office:value-type="float" office:value="0.448803145568544">
            <text:p>0.4488031456</text:p>
          </table:table-cell>
          <table:table-cell/>
        </table:table-row>
        <table:table-row table:style-name="ro1">
          <table:table-cell office:value-type="float" office:value="0.429322133436227">
            <text:p>0.4293221334</text:p>
          </table:table-cell>
          <table:table-cell/>
        </table:table-row>
        <table:table-row table:style-name="ro1">
          <table:table-cell office:value-type="float" office:value="0.405338863152183">
            <text:p>0.4053388632</text:p>
          </table:table-cell>
          <table:table-cell/>
        </table:table-row>
        <table:table-row table:style-name="ro1">
          <table:table-cell office:value-type="float" office:value="0.377060536676296">
            <text:p>0.3770605367</text:p>
          </table:table-cell>
          <table:table-cell/>
        </table:table-row>
        <table:table-row table:style-name="ro1">
          <table:table-cell office:value-type="float" office:value="0.344721687959434">
            <text:p>0.344721688</text:p>
          </table:table-cell>
          <table:table-cell/>
        </table:table-row>
        <table:table-row table:style-name="ro1">
          <table:table-cell office:value-type="float" office:value="0.308581941702524">
            <text:p>0.3085819417</text:p>
          </table:table-cell>
          <table:table-cell/>
        </table:table-row>
        <table:table-row table:style-name="ro1">
          <table:table-cell office:value-type="float" office:value="0.268923625281821">
            <text:p>0.2689236253</text:p>
          </table:table-cell>
          <table:table-cell/>
        </table:table-row>
        <table:table-row table:style-name="ro1">
          <table:table-cell office:value-type="float" office:value="0.226049254928269">
            <text:p>0.2260492549</text:p>
          </table:table-cell>
          <table:table-cell/>
        </table:table-row>
        <table:table-row table:style-name="ro1">
          <table:table-cell office:value-type="float" office:value="0.180278917902959">
            <text:p>0.1802789179</text:p>
          </table:table-cell>
          <table:table-cell/>
        </table:table-row>
        <table:table-row table:style-name="ro1">
          <table:table-cell office:value-type="float" office:value="0.131947572881015">
            <text:p>0.1319475729</text:p>
          </table:table-cell>
          <table:table-cell/>
        </table:table-row>
        <table:table-row table:style-name="ro1">
          <table:table-cell office:value-type="float" office:value="0.0814022910412255">
            <text:p>0.081402291</text:p>
          </table:table-cell>
          <table:table-cell/>
        </table:table-row>
        <table:table-row table:style-name="ro1">
          <table:table-cell office:value-type="float" office:value="0.0289994604584686">
            <text:p>0.0289994605</text:p>
          </table:table-cell>
          <table:table-cell/>
        </table:table-row>
        <table:table-row table:style-name="ro1">
          <table:table-cell office:value-type="float" office:value="-0.0248980236879858">
            <text:p>-0.0248980237</text:p>
          </table:table-cell>
          <table:table-cell/>
        </table:table-row>
        <table:table-row table:style-name="ro1">
          <table:table-cell office:value-type="float" office:value="-0.0799235608418963">
            <text:p>-0.0799235608</text:p>
          </table:table-cell>
          <table:table-cell/>
        </table:table-row>
        <table:table-row table:style-name="ro1">
          <table:table-cell office:value-type="float" office:value="-0.135709616925684">
            <text:p>-0.1357096169</text:p>
          </table:table-cell>
          <table:table-cell/>
        </table:table-row>
        <table:table-row table:style-name="ro1">
          <table:table-cell office:value-type="float" office:value="-0.191890445127963">
            <text:p>-0.1918904451</text:p>
          </table:table-cell>
          <table:table-cell/>
        </table:table-row>
        <table:table-row table:style-name="ro1">
          <table:table-cell office:value-type="float" office:value="-0.248104735200985">
            <text:p>-0.2481047352</text:p>
          </table:table-cell>
          <table:table-cell/>
        </table:table-row>
        <table:table-row table:style-name="ro1">
          <table:table-cell office:value-type="float" office:value="-0.303998171774991">
            <text:p>-0.3039981718</text:p>
          </table:table-cell>
          <table:table-cell/>
        </table:table-row>
        <table:table-row table:style-name="ro1">
          <table:table-cell office:value-type="float" office:value="-0.35922588327038">
            <text:p>-0.3592258833</text:p>
          </table:table-cell>
          <table:table-cell/>
        </table:table-row>
        <table:table-row table:style-name="ro1">
          <table:table-cell office:value-type="float" office:value="-0.413454764196808">
            <text:p>-0.4134547642</text:p>
          </table:table-cell>
          <table:table-cell/>
        </table:table-row>
        <table:table-row table:style-name="ro1">
          <table:table-cell office:value-type="float" office:value="-0.466365654958978">
            <text:p>-0.466365655</text:p>
          </table:table-cell>
          <table:table-cell/>
        </table:table-row>
        <table:table-row table:style-name="ro1">
          <table:table-cell office:value-type="float" office:value="-0.517655364729456">
            <text:p>-0.5176553647</text:p>
          </table:table-cell>
          <table:table-cell/>
        </table:table-row>
        <table:table-row table:style-name="ro1">
          <table:table-cell office:value-type="float" office:value="-0.567038524485834">
            <text:p>-0.5670385245</text:p>
          </table:table-cell>
          <table:table-cell/>
        </table:table-row>
        <table:table-row table:style-name="ro1">
          <table:table-cell office:value-type="float" office:value="-0.614249258929084">
            <text:p>-0.6142492589</text:p>
          </table:table-cell>
          <table:table-cell/>
        </table:table-row>
        <table:table-row table:style-name="ro1">
          <table:table-cell office:value-type="float" office:value="-0.659042667687252">
            <text:p>-0.6590426677</text:p>
          </table:table-cell>
          <table:table-cell/>
        </table:table-row>
        <table:table-row table:style-name="ro1">
          <table:table-cell office:value-type="float" office:value="-0.701196107948928">
            <text:p>-0.7011961079</text:p>
          </table:table-cell>
          <table:table-cell/>
        </table:table-row>
        <table:table-row table:style-name="ro1">
          <table:table-cell office:value-type="float" office:value="-0.740510272448831">
            <text:p>-0.7405102724</text:p>
          </table:table-cell>
          <table:table-cell/>
        </table:table-row>
        <table:table-row table:style-name="ro1">
          <table:table-cell office:value-type="float" office:value="-0.776810058528061">
            <text:p>-0.7768100585</text:p>
          </table:table-cell>
          <table:table-cell/>
        </table:table-row>
        <table:table-row table:style-name="ro1">
          <table:table-cell office:value-type="float" office:value="-0.80994522579867">
            <text:p>-0.8099452258</text:p>
          </table:table-cell>
          <table:table-cell/>
        </table:table-row>
        <table:table-row table:style-name="ro1">
          <table:table-cell office:value-type="float" office:value="-0.839790841740937">
            <text:p>-0.8397908417</text:p>
          </table:table-cell>
          <table:table-cell/>
        </table:table-row>
        <table:table-row table:style-name="ro1">
          <table:table-cell office:value-type="float" office:value="-0.866247516336981">
            <text:p>-0.8662475163</text:p>
          </table:table-cell>
          <table:table-cell/>
        </table:table-row>
        <table:table-row table:style-name="ro1">
          <table:table-cell office:value-type="float" office:value="-0.889241428581694">
            <text:p>-0.8892414286</text:p>
          </table:table-cell>
          <table:table-cell/>
        </table:table-row>
        <table:table-row table:style-name="ro1">
          <table:table-cell office:value-type="float" office:value="-0.908724149396801">
            <text:p>-0.9087241494</text:p>
          </table:table-cell>
          <table:table-cell/>
        </table:table-row>
        <table:table-row table:style-name="ro1">
          <table:table-cell office:value-type="float" office:value="-0.924672267093247">
            <text:p>-0.9246722671</text:p>
          </table:table-cell>
          <table:table-cell/>
        </table:table-row>
        <table:table-row table:style-name="ro1">
          <table:table-cell office:value-type="float" office:value="-0.937086823067444">
            <text:p>-0.9370868231</text:p>
          </table:table-cell>
          <table:table-cell/>
        </table:table-row>
        <table:table-row table:style-name="ro1">
          <table:table-cell office:value-type="float" office:value="-0.945992566866886">
            <text:p>-0.9459925669</text:p>
          </table:table-cell>
          <table:table-cell/>
        </table:table-row>
        <table:table-row table:style-name="ro1">
          <table:table-cell office:value-type="float" office:value="-0.951437041108623">
            <text:p>-0.9514370411</text:p>
          </table:table-cell>
          <table:table-cell/>
        </table:table-row>
        <table:table-row table:style-name="ro1">
          <table:table-cell office:value-type="float" office:value="-0.953489507970065">
            <text:p>-0.953489508</text:p>
          </table:table-cell>
          <table:table-cell/>
        </table:table-row>
        <table:table-row table:style-name="ro1">
          <table:table-cell office:value-type="float" office:value="-0.952239730086804">
            <text:p>-0.9522397301</text:p>
          </table:table-cell>
          <table:table-cell/>
        </table:table-row>
        <table:table-row table:style-name="ro1">
          <table:table-cell office:value-type="float" office:value="-0.947796619678111">
            <text:p>-0.9477966197</text:p>
          </table:table-cell>
          <table:table-cell/>
        </table:table-row>
        <table:table-row table:style-name="ro1">
          <table:table-cell office:value-type="float" office:value="-0.940286770571344">
            <text:p>-0.9402867706</text:p>
          </table:table-cell>
          <table:table-cell/>
        </table:table-row>
        <table:table-row table:style-name="ro1">
          <table:table-cell office:value-type="float" office:value="-0.929852888505805">
            <text:p>-0.9298528885</text:p>
          </table:table-cell>
          <table:table-cell/>
        </table:table-row>
        <table:table-row table:style-name="ro1">
          <table:table-cell office:value-type="float" office:value="-0.916652135660562">
            <text:p>-0.9166521357</text:p>
          </table:table-cell>
          <table:table-cell/>
        </table:table-row>
        <table:table-row table:style-name="ro1">
          <table:table-cell office:value-type="float" office:value="-0.900854405766616">
            <text:p>-0.9008544058</text:p>
          </table:table-cell>
          <table:table-cell/>
        </table:table-row>
        <table:table-row table:style-name="ro1">
          <table:table-cell office:value-type="float" office:value="-0.88264054642963">
            <text:p>-0.8826405464</text:p>
          </table:table-cell>
          <table:table-cell/>
        </table:table-row>
        <table:table-row table:style-name="ro1">
          <table:table-cell office:value-type="float" office:value="-0.862200545405321">
            <text:p>-0.8622005454</text:p>
          </table:table-cell>
          <table:table-cell/>
        </table:table-row>
        <table:table-row table:style-name="ro1">
          <table:table-cell office:value-type="float" office:value="-0.839731697536469">
            <text:p>-0.8397316975</text:p>
          </table:table-cell>
          <table:table-cell/>
        </table:table-row>
        <table:table-row table:style-name="ro1">
          <table:table-cell office:value-type="float" office:value="-0.815436768880386">
            <text:p>-0.8154367689</text:p>
          </table:table-cell>
          <table:table-cell/>
        </table:table-row>
        <table:table-row table:style-name="ro1">
          <table:table-cell office:value-type="float" office:value="-0.789522174232741">
            <text:p>-0.7895221742</text:p>
          </table:table-cell>
          <table:table-cell/>
        </table:table-row>
        <table:table-row table:style-name="ro1">
          <table:table-cell office:value-type="float" office:value="-0.762196183791945">
            <text:p>-0.7621961838</text:p>
          </table:table-cell>
          <table:table-cell/>
        </table:table-row>
        <table:table-row table:style-name="ro1">
          <table:table-cell office:value-type="float" office:value="-0.733667174114481">
            <text:p>-0.7336671741</text:p>
          </table:table-cell>
          <table:table-cell/>
        </table:table-row>
        <table:table-row table:style-name="ro1">
          <table:table-cell office:value-type="float" office:value="-0.704141937792078">
            <text:p>-0.7041419378</text:p>
          </table:table-cell>
          <table:table-cell/>
        </table:table-row>
        <table:table-row table:style-name="ro1">
          <table:table-cell office:value-type="float" office:value="-0.673824065444978">
            <text:p>-0.6738240654</text:p>
          </table:table-cell>
          <table:table-cell/>
        </table:table-row>
        <table:table-row table:style-name="ro1">
          <table:table-cell office:value-type="float" office:value="-0.64291241268047">
            <text:p>-0.6429124127</text:p>
          </table:table-cell>
          <table:table-cell/>
        </table:table-row>
        <table:table-row table:style-name="ro1">
          <table:table-cell office:value-type="float" office:value="-0.61159966362235">
            <text:p>-0.6115996636</text:p>
          </table:table-cell>
          <table:table-cell/>
        </table:table-row>
        <table:table-row table:style-name="ro1">
          <table:table-cell office:value-type="float" office:value="-0.580071001485619">
            <text:p>-0.5800710015</text:p>
          </table:table-cell>
          <table:table-cell/>
        </table:table-row>
        <table:table-row table:style-name="ro1">
          <table:table-cell office:value-type="float" office:value="-0.548502895462829">
            <text:p>-0.5485028955</text:p>
          </table:table-cell>
          <table:table-cell/>
        </table:table-row>
        <table:table-row table:style-name="ro1">
          <table:table-cell office:value-type="float" office:value="-0.517062011915989">
            <text:p>-0.5170620119</text:p>
          </table:table-cell>
          <table:table-cell/>
        </table:table-row>
        <table:table-row table:style-name="ro1">
          <table:table-cell office:value-type="float" office:value="-0.485904256542969">
            <text:p>-0.4859042565</text:p>
          </table:table-cell>
          <table:table-cell/>
        </table:table-row>
        <table:table-row table:style-name="ro1">
          <table:table-cell office:value-type="float" office:value="-0.455173952822822">
            <text:p>-0.4551739528</text:p>
          </table:table-cell>
          <table:table-cell/>
        </table:table-row>
        <table:table-row table:style-name="ro1">
          <table:table-cell office:value-type="float" office:value="-0.4250031606529">
            <text:p>-0.4250031607</text:p>
          </table:table-cell>
          <table:table-cell/>
        </table:table-row>
        <table:table-row table:style-name="ro1">
          <table:table-cell office:value-type="float" office:value="-0.395511137685529">
            <text:p>-0.3955111377</text:p>
          </table:table-cell>
          <table:table-cell/>
        </table:table-row>
        <table:table-row table:style-name="ro1">
          <table:table-cell office:value-type="float" office:value="-0.366803944465765">
            <text:p>-0.3668039445</text:p>
          </table:table-cell>
          <table:table-cell/>
        </table:table-row>
        <table:table-row table:style-name="ro1">
          <table:table-cell office:value-type="float" office:value="-0.338974193077779">
            <text:p>-0.3389741931</text:p>
          </table:table-cell>
          <table:table-cell/>
        </table:table-row>
        <table:table-row table:style-name="ro1">
          <table:table-cell office:value-type="float" office:value="-0.312100937637938">
            <text:p>-0.3121009376</text:p>
          </table:table-cell>
          <table:table-cell/>
        </table:table-row>
        <table:table-row table:style-name="ro1">
          <table:table-cell office:value-type="float" office:value="-0.286249703640169">
            <text:p>-0.2862497036</text:p>
          </table:table-cell>
          <table:table-cell/>
        </table:table-row>
        <table:table-row table:style-name="ro1">
          <table:table-cell office:value-type="float" office:value="-0.261472651875514">
            <text:p>-0.2614726519</text:p>
          </table:table-cell>
          <table:table-cell/>
        </table:table-row>
        <table:table-row table:style-name="ro1">
          <table:table-cell office:value-type="float" office:value="-0.237808871424181">
            <text:p>-0.2378088714</text:p>
          </table:table-cell>
          <table:table-cell/>
        </table:table-row>
        <table:table-row table:style-name="ro1">
          <table:table-cell office:value-type="float" office:value="-0.215284795065368">
            <text:p>-0.2152847951</text:p>
          </table:table-cell>
          <table:table-cell/>
        </table:table-row>
        <table:table-row table:style-name="ro1">
          <table:table-cell office:value-type="float" office:value="-0.193914729378012">
            <text:p>-0.1939147294</text:p>
          </table:table-cell>
          <table:table-cell/>
        </table:table-row>
        <table:table-row table:style-name="ro1">
          <table:table-cell office:value-type="float" office:value="-0.173701490822831">
            <text:p>-0.1737014908</text:p>
          </table:table-cell>
          <table:table-cell/>
        </table:table-row>
        <table:table-row table:style-name="ro1">
          <table:table-cell office:value-type="float" office:value="-0.154637138211451">
            <text:p>-0.1546371382</text:p>
          </table:table-cell>
          <table:table-cell/>
        </table:table-row>
        <table:table-row table:style-name="ro1">
          <table:table-cell office:value-type="float" office:value="-0.136703791188684">
            <text:p>-0.1367037912</text:p>
          </table:table-cell>
          <table:table-cell/>
        </table:table-row>
        <table:table-row table:style-name="ro1">
          <table:table-cell office:value-type="float" office:value="-0.119874523685722">
            <text:p>-0.1198745237</text:p>
          </table:table-cell>
          <table:table-cell/>
        </table:table-row>
        <table:table-row table:style-name="ro1">
          <table:table-cell office:value-type="float" office:value="-0.10411432075013">
            <text:p>-0.1041143208</text:p>
          </table:table-cell>
          <table:table-cell/>
        </table:table-row>
        <table:table-row table:style-name="ro1">
          <table:table-cell office:value-type="float" office:value="-0.0893810867270423">
            <text:p>-0.0893810867</text:p>
          </table:table-cell>
          <table:table-cell/>
        </table:table-row>
        <table:table-row table:style-name="ro1">
          <table:table-cell office:value-type="float" office:value="-0.0756266924577781">
            <text:p>-0.0756266925</text:p>
          </table:table-cell>
          <table:table-cell/>
        </table:table-row>
        <table:table-row table:style-name="ro1">
          <table:table-cell office:value-type="float" office:value="-0.0627980489790928">
            <text:p>-0.062798049</text:p>
          </table:table-cell>
          <table:table-cell/>
        </table:table-row>
        <table:table-row table:style-name="ro1">
          <table:table-cell office:value-type="float" office:value="-0.0508381951486365">
            <text:p>-0.0508381951</text:p>
          </table:table-cell>
          <table:table-cell/>
        </table:table-row>
        <table:table-row table:style-name="ro1">
          <table:table-cell office:value-type="float" office:value="-0.0396873866897911">
            <text:p>-0.0396873867</text:p>
          </table:table-cell>
          <table:table-cell/>
        </table:table-row>
        <table:table-row table:style-name="ro1">
          <table:table-cell office:value-type="float" office:value="-0.029284174339638">
            <text:p>-0.0292841743</text:p>
          </table:table-cell>
          <table:table-cell/>
        </table:table-row>
        <table:table-row table:style-name="ro1">
          <table:table-cell office:value-type="float" office:value="-0.0195664590949063">
            <text:p>-0.0195664591</text:p>
          </table:table-cell>
          <table:table-cell/>
        </table:table-row>
        <table:table-row table:style-name="ro1">
          <table:table-cell office:value-type="float" office:value="-0.0104725129780884">
            <text:p>-0.010472513</text:p>
          </table:table-cell>
          <table:table-cell/>
        </table:table-row>
        <table:table-row table:style-name="ro1">
          <table:table-cell office:value-type="float" office:value="-0.00194195428452054">
            <text:p>-0.0019419543</text:p>
          </table:table-cell>
          <table:table-cell/>
        </table:table-row>
        <table:table-row table:style-name="ro1">
          <table:table-cell office:value-type="float" office:value="0.00608333308482861">
            <text:p>0.0060833331</text:p>
          </table:table-cell>
          <table:table-cell/>
        </table:table-row>
        <table:table-row table:style-name="ro1">
          <table:table-cell office:value-type="float" office:value="0.013658345857996">
            <text:p>0.0136583459</text:p>
          </table:table-cell>
          <table:table-cell/>
        </table:table-row>
        <table:table-row table:style-name="ro1">
          <table:table-cell office:value-type="float" office:value="0.0208341820146907">
            <text:p>0.020834182</text:p>
          </table:table-cell>
          <table:table-cell/>
        </table:table-row>
        <table:table-row table:style-name="ro1">
          <table:table-cell office:value-type="float" office:value="0.0276573437033572">
            <text:p>0.0276573437</text:p>
          </table:table-cell>
          <table:table-cell/>
        </table:table-row>
        <table:table-row table:style-name="ro1">
          <table:table-cell office:value-type="float" office:value="0.034169129372443">
            <text:p>0.0341691294</text:p>
          </table:table-cell>
          <table:table-cell/>
        </table:table-row>
        <table:table-row table:style-name="ro1">
          <table:table-cell office:value-type="float" office:value="0.0404051209867506">
            <text:p>0.040405121</text:p>
          </table:table-cell>
          <table:table-cell/>
        </table:table-row>
        <table:table-row table:style-name="ro1">
          <table:table-cell office:value-type="float" office:value="0.0463947710991892">
            <text:p>0.0463947711</text:p>
          </table:table-cell>
          <table:table-cell/>
        </table:table-row>
        <table:table-row table:style-name="ro1">
          <table:table-cell office:value-type="float" office:value="0.0521610934067425">
            <text:p>0.0521610934</text:p>
          </table:table-cell>
          <table:table-cell/>
        </table:table-row>
        <table:table-row table:style-name="ro1">
          <table:table-cell office:value-type="float" office:value="0.0577204592486731">
            <text:p>0.0577204592</text:p>
          </table:table-cell>
          <table:table-cell/>
        </table:table-row>
        <table:table-row table:style-name="ro1">
          <table:table-cell office:value-type="float" office:value="0.0630825013161465">
            <text:p>0.0630825013</text:p>
          </table:table-cell>
          <table:table-cell/>
        </table:table-row>
        <table:table-row table:style-name="ro1">
          <table:table-cell office:value-type="float" office:value="0.0682501246474641">
            <text:p>0.0682501246</text:p>
          </table:table-cell>
          <table:table-cell/>
        </table:table-row>
        <table:table-row table:style-name="ro1">
          <table:table-cell office:value-type="float" office:value="0.0732196237935824">
            <text:p>0.0732196238</text:p>
          </table:table-cell>
          <table:table-cell/>
        </table:table-row>
        <table:table-row table:style-name="ro1">
          <table:table-cell office:value-type="float" office:value="0.0779809038660442">
            <text:p>0.0779809039</text:p>
          </table:table-cell>
          <table:table-cell/>
        </table:table-row>
        <table:table-row table:style-name="ro1">
          <table:table-cell office:value-type="float" office:value="0.0825178020354248">
            <text:p>0.082517802</text:p>
          </table:table-cell>
          <table:table-cell/>
        </table:table-row>
        <table:table-row table:style-name="ro1">
          <table:table-cell office:value-type="float" office:value="0.0868085049439355">
            <text:p>0.0868085049</text:p>
          </table:table-cell>
          <table:table-cell/>
        </table:table-row>
        <table:table-row table:style-name="ro1">
          <table:table-cell office:value-type="float" office:value="0.090826056441528">
            <text:p>0.0908260564</text:p>
          </table:table-cell>
          <table:table-cell/>
        </table:table-row>
        <table:table-row table:style-name="ro1">
          <table:table-cell office:value-type="float" office:value="0.0945389490611113">
            <text:p>0.0945389491</text:p>
          </table:table-cell>
          <table:table-cell/>
        </table:table-row>
        <table:table-row table:style-name="ro1">
          <table:table-cell office:value-type="float" office:value="0.0979117917246992">
            <text:p>0.0979117917</text:p>
          </table:table-cell>
          <table:table-cell/>
        </table:table-row>
        <table:table-row table:style-name="ro1">
          <table:table-cell office:value-type="float" office:value="0.100906045327551">
            <text:p>0.1009060453</text:p>
          </table:table-cell>
          <table:table-cell/>
        </table:table-row>
        <table:table-row table:style-name="ro1">
          <table:table-cell office:value-type="float" office:value="0.103480817089728">
            <text:p>0.1034808171</text:p>
          </table:table-cell>
          <table:table-cell/>
        </table:table-row>
        <table:table-row table:style-name="ro1">
          <table:table-cell office:value-type="float" office:value="0.105593703901328">
            <text:p>0.1055937039</text:p>
          </table:table-cell>
          <table:table-cell/>
        </table:table-row>
        <table:table-row table:style-name="ro1">
          <table:table-cell office:value-type="float" office:value="0.107201674325338">
            <text:p>0.1072016743</text:p>
          </table:table-cell>
          <table:table-cell/>
        </table:table-row>
        <table:table-row table:style-name="ro1">
          <table:table-cell office:value-type="float" office:value="0.108261978466217">
            <text:p>0.1082619785</text:p>
          </table:table-cell>
          <table:table-cell/>
        </table:table-row>
        <table:table-row table:style-name="ro1">
          <table:table-cell office:value-type="float" office:value="0.108733074567142">
            <text:p>0.1087330746</text:p>
          </table:table-cell>
          <table:table-cell/>
        </table:table-row>
        <table:table-row table:style-name="ro1">
          <table:table-cell office:value-type="float" office:value="0.10857556096809">
            <text:p>0.108575561</text:p>
          </table:table-cell>
          <table:table-cell/>
        </table:table-row>
        <table:table-row table:style-name="ro1">
          <table:table-cell office:value-type="float" office:value="0.10775310194263">
            <text:p>0.1077531019</text:p>
          </table:table-cell>
          <table:table-cell/>
        </table:table-row>
        <table:table-row table:style-name="ro1">
          <table:table-cell office:value-type="float" office:value="0.106233335934855">
            <text:p>0.1062333359</text:p>
          </table:table-cell>
          <table:table-cell/>
        </table:table-row>
        <table:table-row table:style-name="ro1">
          <table:table-cell office:value-type="float" office:value="0.103988754839388">
            <text:p>0.1039887548</text:p>
          </table:table-cell>
          <table:table-cell/>
        </table:table-row>
        <table:table-row table:style-name="ro1">
          <table:table-cell office:value-type="float" office:value="0.100997543205852">
            <text:p>0.1009975432</text:p>
          </table:table-cell>
          <table:table-cell/>
        </table:table-row>
        <table:table-row table:style-name="ro1">
          <table:table-cell office:value-type="float" office:value="0.0972443666024737">
            <text:p>0.0972443666</text:p>
          </table:table-cell>
          <table:table-cell/>
        </table:table-row>
        <table:table-row table:style-name="ro1">
          <table:table-cell office:value-type="float" office:value="0.0927210988384819">
            <text:p>0.0927210988</text:p>
          </table:table-cell>
          <table:table-cell/>
        </table:table-row>
        <table:table-row table:style-name="ro1">
          <table:table-cell office:value-type="float" office:value="0.0874274783174342">
            <text:p>0.0874274783</text:p>
          </table:table-cell>
          <table:table-cell/>
        </table:table-row>
        <table:table-row table:style-name="ro1">
          <table:table-cell office:value-type="float" office:value="0.0813716844681927">
            <text:p>0.0813716845</text:p>
          </table:table-cell>
          <table:table-cell/>
        </table:table-row>
        <table:table-row table:style-name="ro1">
          <table:table-cell office:value-type="float" office:value="0.0745708259709519">
            <text:p>0.074570826</text:p>
          </table:table-cell>
          <table:table-cell/>
        </table:table-row>
        <table:table-row table:style-name="ro1">
          <table:table-cell office:value-type="float" office:value="0.0670513333550772">
            <text:p>0.0670513334</text:p>
          </table:table-cell>
          <table:table-cell/>
        </table:table-row>
        <table:table-row table:style-name="ro1">
          <table:table-cell office:value-type="float" office:value="0.0588492494859574">
            <text:p>0.0588492495</text:p>
          </table:table-cell>
          <table:table-cell/>
        </table:table-row>
        <table:table-row table:style-name="ro1">
          <table:table-cell office:value-type="float" office:value="0.0500104124703431">
            <text:p>0.0500104125</text:p>
          </table:table-cell>
          <table:table-cell/>
        </table:table-row>
        <table:table-row table:style-name="ro1">
          <table:table-cell office:value-type="float" office:value="0.0405905265847512">
            <text:p>0.0405905266</text:p>
          </table:table-cell>
          <table:table-cell/>
        </table:table-row>
        <table:table-row table:style-name="ro1">
          <table:table-cell office:value-type="float" office:value="0.0306551179589847">
            <text:p>0.030655118</text:p>
          </table:table-cell>
          <table:table-cell/>
        </table:table-row>
        <table:table-row table:style-name="ro1">
          <table:table-cell office:value-type="float" office:value="0.0202793729163839">
            <text:p>0.0202793729</text:p>
          </table:table-cell>
          <table:table-cell/>
        </table:table-row>
        <table:table-row table:style-name="ro1">
          <table:table-cell office:value-type="float" office:value="0.00954785807272074">
            <text:p>0.0095478581</text:p>
          </table:table-cell>
          <table:table-cell/>
        </table:table-row>
        <table:table-row table:style-name="ro1">
          <table:table-cell office:value-type="float" office:value="-0.0014458774843828">
            <text:p>-0.0014458775</text:p>
          </table:table-cell>
          <table:table-cell/>
        </table:table-row>
        <table:table-row table:style-name="ro1">
          <table:table-cell office:value-type="float" office:value="-0.0125998163858202">
            <text:p>-0.0125998164</text:p>
          </table:table-cell>
          <table:table-cell/>
        </table:table-row>
        <table:table-row table:style-name="ro1">
          <table:table-cell office:value-type="float" office:value="-0.0238041007673251">
            <text:p>-0.0238041008</text:p>
          </table:table-cell>
          <table:table-cell/>
        </table:table-row>
        <table:table-row table:style-name="ro1">
          <table:table-cell office:value-type="float" office:value="-0.0349417696693407">
            <text:p>-0.0349417697</text:p>
          </table:table-cell>
          <table:table-cell/>
        </table:table-row>
        <table:table-row table:style-name="ro1">
          <table:table-cell office:value-type="float" office:value="-0.0458896008865535">
            <text:p>-0.0458896009</text:p>
          </table:table-cell>
          <table:table-cell/>
        </table:table-row>
        <table:table-row table:style-name="ro1">
          <table:table-cell office:value-type="float" office:value="-0.0565190509602195">
            <text:p>-0.056519051</text:p>
          </table:table-cell>
          <table:table-cell/>
        </table:table-row>
        <table:table-row table:style-name="ro1">
          <table:table-cell office:value-type="float" office:value="-0.0666972859131679">
            <text:p>-0.0666972859</text:p>
          </table:table-cell>
          <table:table-cell/>
        </table:table-row>
        <table:table-row table:style-name="ro1">
          <table:table-cell office:value-type="float" office:value="-0.076288294294541">
            <text:p>-0.0762882943</text:p>
          </table:table-cell>
          <table:table-cell/>
        </table:table-row>
        <table:table-row table:style-name="ro1">
          <table:table-cell office:value-type="float" office:value="-0.0851540731390184">
            <text:p>-0.0851540731</text:p>
          </table:table-cell>
          <table:table-cell/>
        </table:table-row>
        <table:table-row table:style-name="ro1">
          <table:table-cell office:value-type="float" office:value="-0.0931558765633375">
            <text:p>-0.0931558766</text:p>
          </table:table-cell>
          <table:table-cell/>
        </table:table-row>
        <table:table-row table:style-name="ro1">
          <table:table-cell office:value-type="float" office:value="-0.100155515930098">
            <text:p>-0.1001555159</text:p>
          </table:table-cell>
          <table:table-cell/>
        </table:table-row>
        <table:table-row table:style-name="ro1">
          <table:table-cell office:value-type="float" office:value="-0.106016699813323">
            <text:p>-0.1060166998</text:p>
          </table:table-cell>
          <table:table-cell/>
        </table:table-row>
        <table:table-row table:style-name="ro1">
          <table:table-cell office:value-type="float" office:value="-0.11060640140956">
            <text:p>-0.1106064014</text:p>
          </table:table-cell>
          <table:table-cell/>
        </table:table-row>
        <table:table-row table:style-name="ro1">
          <table:table-cell office:value-type="float" office:value="-0.113796240558435">
            <text:p>-0.1137962406</text:p>
          </table:table-cell>
          <table:table-cell/>
        </table:table-row>
        <table:table-row table:style-name="ro1">
          <table:table-cell office:value-type="float" office:value="-0.115463867173379">
            <text:p>-0.1154638672</text:p>
          </table:table-cell>
          <table:table-cell/>
        </table:table-row>
        <table:table-row table:style-name="ro1">
          <table:table-cell office:value-type="float" office:value="-0.115494332640934">
            <text:p>-0.1154943326</text:p>
          </table:table-cell>
          <table:table-cell/>
        </table:table-row>
        <table:table-row table:style-name="ro1">
          <table:table-cell office:value-type="float" office:value="-0.113781435628685">
            <text:p>-0.1137814356</text:p>
          </table:table-cell>
          <table:table-cell/>
        </table:table-row>
        <table:table-row table:style-name="ro1">
          <table:table-cell office:value-type="float" office:value="-0.110229028750261">
            <text:p>-0.1102290288</text:p>
          </table:table-cell>
          <table:table-cell/>
        </table:table-row>
        <table:table-row table:style-name="ro1">
          <table:table-cell office:value-type="float" office:value="-0.104752272671336">
            <text:p>-0.1047522727</text:p>
          </table:table-cell>
          <table:table-cell/>
        </table:table-row>
        <table:table-row table:style-name="ro1">
          <table:table-cell office:value-type="float" office:value="-0.0972788245036836">
            <text:p>-0.0972788245</text:p>
          </table:table-cell>
          <table:table-cell/>
        </table:table-row>
        <table:table-row table:style-name="ro1">
          <table:table-cell office:value-type="float" office:value="-0.0877499477234584">
            <text:p>-0.0877499477</text:p>
          </table:table-cell>
          <table:table-cell/>
        </table:table-row>
        <table:table-row table:style-name="ro1">
          <table:table-cell office:value-type="float" office:value="-0.0761215313628">
            <text:p>-0.0761215314</text:p>
          </table:table-cell>
          <table:table-cell/>
        </table:table-row>
        <table:table-row table:style-name="ro1">
          <table:table-cell office:value-type="float" office:value="-0.0623650068569335">
            <text:p>-0.0623650069</text:p>
          </table:table-cell>
          <table:table-cell/>
        </table:table-row>
        <table:table-row table:style-name="ro1">
          <table:table-cell office:value-type="float" office:value="-0.0464681516776732">
            <text:p>-0.0464681517</text:p>
          </table:table-cell>
          <table:table-cell/>
        </table:table-row>
        <table:table-row table:style-name="ro1">
          <table:table-cell office:value-type="float" office:value="-0.0284357697427498">
            <text:p>-0.0284357697</text:p>
          </table:table-cell>
          <table:table-cell/>
        </table:table-row>
        <table:table-row table:style-name="ro1">
          <table:table-cell office:value-type="float" office:value="-0.00829023955213298">
            <text:p>-0.0082902396</text:p>
          </table:table-cell>
          <table:table-cell/>
        </table:table-row>
        <table:table-row table:style-name="ro1">
          <table:table-cell office:value-type="float" office:value="0.0139280779404524">
            <text:p>0.0139280779</text:p>
          </table:table-cell>
          <table:table-cell/>
        </table:table-row>
        <table:table-row table:style-name="ro1">
          <table:table-cell office:value-type="float" office:value="0.0381605785686704">
            <text:p>0.0381605786</text:p>
          </table:table-cell>
          <table:table-cell/>
        </table:table-row>
        <table:table-row table:style-name="ro1">
          <table:table-cell office:value-type="float" office:value="0.06433030693407">
            <text:p>0.0643303069</text:p>
          </table:table-cell>
          <table:table-cell/>
        </table:table-row>
        <table:table-row table:style-name="ro1">
          <table:table-cell office:value-type="float" office:value="0.0923420054643187">
            <text:p>0.0923420055</text:p>
          </table:table-cell>
          <table:table-cell/>
        </table:table-row>
        <table:table-row table:style-name="ro1">
          <table:table-cell office:value-type="float" office:value="0.122082323543081">
            <text:p>0.1220823235</text:p>
          </table:table-cell>
          <table:table-cell/>
        </table:table-row>
        <table:table-row table:style-name="ro1">
          <table:table-cell office:value-type="float" office:value="0.153420188316366">
            <text:p>0.1534201883</text:p>
          </table:table-cell>
          <table:table-cell/>
        </table:table-row>
        <table:table-row table:style-name="ro1">
          <table:table-cell office:value-type="float" office:value="0.186207337358183">
            <text:p>0.1862073374</text:p>
          </table:table-cell>
          <table:table-cell/>
        </table:table-row>
        <table:table-row table:style-name="ro1">
          <table:table-cell office:value-type="float" office:value="0.220279011936275">
            <text:p>0.2202790119</text:p>
          </table:table-cell>
          <table:table-cell/>
        </table:table-row>
        <table:table-row table:style-name="ro1">
          <table:table-cell office:value-type="float" office:value="0.255454808168658">
            <text:p>0.2554548082</text:p>
          </table:table-cell>
          <table:table-cell/>
        </table:table-row>
        <table:table-row table:style-name="ro1">
          <table:table-cell office:value-type="float" office:value="0.291539681916966">
            <text:p>0.2915396819</text:p>
          </table:table-cell>
          <table:table-cell/>
        </table:table-row>
        <table:table-row table:style-name="ro1">
          <table:table-cell office:value-type="float" office:value="0.328325101835644">
            <text:p>0.3283251018</text:p>
          </table:table-cell>
          <table:table-cell/>
        </table:table-row>
        <table:table-row table:style-name="ro1">
          <table:table-cell office:value-type="float" office:value="0.365590343600007">
            <text:p>0.3655903436</text:p>
          </table:table-cell>
          <table:table-cell/>
        </table:table-row>
        <table:table-row table:style-name="ro1">
          <table:table-cell office:value-type="float" office:value="0.403103916983446">
            <text:p>0.403103917</text:p>
          </table:table-cell>
          <table:table-cell/>
        </table:table-row>
        <table:table-row table:style-name="ro1">
          <table:table-cell office:value-type="float" office:value="0.440625116157145">
            <text:p>0.4406251162</text:p>
          </table:table-cell>
          <table:table-cell/>
        </table:table-row>
        <table:table-row table:style-name="ro1">
          <table:table-cell office:value-type="float" office:value="0.477905682356461">
            <text:p>0.4779056824</text:p>
          </table:table-cell>
          <table:table-cell/>
        </table:table-row>
        <table:table-row table:style-name="ro1">
          <table:table-cell office:value-type="float" office:value="0.514691566908188">
            <text:p>0.5146915669</text:p>
          </table:table-cell>
          <table:table-cell/>
        </table:table-row>
        <table:table-row table:style-name="ro1">
          <table:table-cell office:value-type="float" office:value="0.550724781553009">
            <text:p>0.5507247816</text:p>
          </table:table-cell>
          <table:table-cell/>
        </table:table-row>
        <table:table-row table:style-name="ro1">
          <table:table-cell office:value-type="float" office:value="0.585745322037811">
            <text:p>0.585745322</text:p>
          </table:table-cell>
          <table:table-cell/>
        </table:table-row>
        <table:table-row table:style-name="ro1">
          <table:table-cell office:value-type="float" office:value="0.619493150102637">
            <text:p>0.6194931501</text:p>
          </table:table-cell>
          <table:table-cell/>
        </table:table-row>
        <table:table-row table:style-name="ro1">
          <table:table-cell office:value-type="float" office:value="0.651710218255247">
            <text:p>0.6517102183</text:p>
          </table:table-cell>
          <table:table-cell/>
        </table:table-row>
        <table:table-row table:style-name="ro1">
          <table:table-cell office:value-type="float" office:value="0.682142521120228">
            <text:p>0.6821425211</text:p>
          </table:table-cell>
          <table:table-cell/>
        </table:table-row>
        <table:table-row table:style-name="ro1">
          <table:table-cell office:value-type="float" office:value="0.710542156675879">
            <text:p>0.7105421567</text:p>
          </table:table-cell>
          <table:table-cell/>
        </table:table-row>
        <table:table-row table:style-name="ro1">
          <table:table-cell office:value-type="float" office:value="0.736669380355925">
            <text:p>0.7366693804</text:p>
          </table:table-cell>
          <table:table-cell/>
        </table:table-row>
        <table:table-row table:style-name="ro1">
          <table:table-cell office:value-type="float" office:value="0.760294634799246">
            <text:p>0.7602946348</text:p>
          </table:table-cell>
          <table:table-cell/>
        </table:table-row>
        <table:table-row table:style-name="ro1">
          <table:table-cell office:value-type="float" office:value="0.781200537981725">
            <text:p>0.781200538</text:p>
          </table:table-cell>
          <table:table-cell/>
        </table:table-row>
        <table:table-row table:style-name="ro1">
          <table:table-cell office:value-type="float" office:value="0.799183812562444">
            <text:p>0.7991838126</text:p>
          </table:table-cell>
          <table:table-cell/>
        </table:table-row>
        <table:table-row table:style-name="ro1">
          <table:table-cell office:value-type="float" office:value="0.814057139522217">
            <text:p>0.8140571395</text:p>
          </table:table-cell>
          <table:table-cell/>
        </table:table-row>
        <table:table-row table:style-name="ro1">
          <table:table-cell office:value-type="float" office:value="0.825650919565031">
            <text:p>0.8256509196</text:p>
          </table:table-cell>
          <table:table-cell/>
        </table:table-row>
        <table:table-row table:style-name="ro1">
          <table:table-cell office:value-type="float" office:value="0.833814926290945">
            <text:p>0.8338149263</text:p>
          </table:table-cell>
          <table:table-cell/>
        </table:table-row>
        <table:table-row table:style-name="ro1">
          <table:table-cell office:value-type="float" office:value="0.838419835828701">
            <text:p>0.8384198358</text:p>
          </table:table-cell>
          <table:table-cell/>
        </table:table-row>
        <table:table-row table:style-name="ro1">
          <table:table-cell office:value-type="float" office:value="0.839358618433659">
            <text:p>0.8393586184</text:p>
          </table:table-cell>
          <table:table-cell/>
        </table:table-row>
        <table:table-row table:style-name="ro1">
          <table:table-cell office:value-type="float" office:value="0.836547778506191">
            <text:p>0.8365477785</text:p>
          </table:table-cell>
          <table:table-cell/>
        </table:table-row>
        <table:table-row table:style-name="ro1">
          <table:table-cell office:value-type="float" office:value="0.829928430560024">
            <text:p>0.8299284306</text:p>
          </table:table-cell>
          <table:table-cell/>
        </table:table-row>
        <table:table-row table:style-name="ro1">
          <table:table-cell office:value-type="float" office:value="0.819467199862147">
            <text:p>0.8194671999</text:p>
          </table:table-cell>
          <table:table-cell/>
        </table:table-row>
        <table:table-row table:style-name="ro1">
          <table:table-cell office:value-type="float" office:value="0.805156937766098">
            <text:p>0.8051569378</text:p>
          </table:table-cell>
          <table:table-cell/>
        </table:table-row>
        <table:table-row table:style-name="ro1">
          <table:table-cell office:value-type="float" office:value="0.787017243159182">
            <text:p>0.7870172432</text:p>
          </table:table-cell>
          <table:table-cell/>
        </table:table-row>
        <table:table-row table:style-name="ro1">
          <table:table-cell office:value-type="float" office:value="0.765094782930606">
            <text:p>0.7650947829</text:p>
          </table:table-cell>
          <table:table-cell/>
        </table:table-row>
        <table:table-row table:style-name="ro1">
          <table:table-cell office:value-type="float" office:value="0.739463405929677">
            <text:p>0.7394634059</text:p>
          </table:table-cell>
          <table:table-cell/>
        </table:table-row>
        <table:table-row table:style-name="ro1">
          <table:table-cell office:value-type="float" office:value="0.710224046509015">
            <text:p>0.7102240465</text:p>
          </table:table-cell>
          <table:table-cell/>
        </table:table-row>
        <table:table-row table:style-name="ro1">
          <table:table-cell office:value-type="float" office:value="0.677504415423949">
            <text:p>0.6775044154</text:p>
          </table:table-cell>
          <table:table-cell/>
        </table:table-row>
        <table:table-row table:style-name="ro1">
          <table:table-cell office:value-type="float" office:value="0.641458477572268">
            <text:p>0.6414584776</text:p>
          </table:table-cell>
          <table:table-cell/>
        </table:table-row>
        <table:table-row table:style-name="ro1">
          <table:table-cell office:value-type="float" office:value="0.602265717794555">
            <text:p>0.6022657178</text:p>
          </table:table-cell>
          <table:table-cell/>
        </table:table-row>
        <table:table-row table:style-name="ro1">
          <table:table-cell office:value-type="float" office:value="0.560130197699735">
            <text:p>0.5601301977</text:p>
          </table:table-cell>
          <table:table-cell/>
        </table:table-row>
        <table:table-row table:style-name="ro1">
          <table:table-cell office:value-type="float" office:value="0.515279408219159">
            <text:p>0.5152794082</text:p>
          </table:table-cell>
          <table:table-cell/>
        </table:table-row>
        <table:table-row table:style-name="ro1">
          <table:table-cell office:value-type="float" office:value="0.467962924310681">
            <text:p>0.4679629243</text:p>
          </table:table-cell>
          <table:table-cell/>
        </table:table-row>
        <table:table-row table:style-name="ro1">
          <table:table-cell office:value-type="float" office:value="0.418450869917437">
            <text:p>0.4184508699</text:p>
          </table:table-cell>
          <table:table-cell/>
        </table:table-row>
        <table:table-row table:style-name="ro1">
          <table:table-cell office:value-type="float" office:value="0.367032202919934">
            <text:p>0.3670322029</text:p>
          </table:table-cell>
          <table:table-cell/>
        </table:table-row>
        <table:table-row table:style-name="ro1">
          <table:table-cell office:value-type="float" office:value="0.314012831390908">
            <text:p>0.3140128314</text:p>
          </table:table-cell>
          <table:table-cell/>
        </table:table-row>
        <table:table-row table:style-name="ro1">
          <table:table-cell office:value-type="float" office:value="0.259713573956168">
            <text:p>0.259713574</text:p>
          </table:table-cell>
          <table:table-cell/>
        </table:table-row>
        <table:table-row table:style-name="ro1">
          <table:table-cell office:value-type="float" office:value="0.204467978468817">
            <text:p>0.2044679785</text:p>
          </table:table-cell>
          <table:table-cell/>
        </table:table-row>
        <table:table-row table:style-name="ro1">
          <table:table-cell office:value-type="float" office:value="0.14862001450578">
            <text:p>0.1486200145</text:p>
          </table:table-cell>
          <table:table-cell/>
        </table:table-row>
        <table:table-row table:style-name="ro1">
          <table:table-cell office:value-type="float" office:value="0.09252165638362">
            <text:p>0.0925216564</text:p>
          </table:table-cell>
          <table:table-cell/>
        </table:table-row>
        <table:table-row table:style-name="ro1">
          <table:table-cell office:value-type="float" office:value="0.0365303744535757">
            <text:p>0.0365303745</text:p>
          </table:table-cell>
          <table:table-cell/>
        </table:table-row>
        <table:table-row table:style-name="ro1">
          <table:table-cell office:value-type="float" office:value="-0.0189934466355551">
            <text:p>-0.0189934466</text:p>
          </table:table-cell>
          <table:table-cell/>
        </table:table-row>
        <table:table-row table:style-name="ro1">
          <table:table-cell office:value-type="float" office:value="-0.0736891432327373">
            <text:p>-0.0736891432</text:p>
          </table:table-cell>
          <table:table-cell/>
        </table:table-row>
        <table:table-row table:style-name="ro1">
          <table:table-cell office:value-type="float" office:value="-0.127198441429972">
            <text:p>-0.1271984414</text:p>
          </table:table-cell>
          <table:table-cell/>
        </table:table-row>
        <table:table-row table:style-name="ro1">
          <table:table-cell office:value-type="float" office:value="-0.179168138672263">
            <text:p>-0.1791681387</text:p>
          </table:table-cell>
          <table:table-cell/>
        </table:table-row>
        <table:table-row table:style-name="ro1">
          <table:table-cell office:value-type="float" office:value="-0.229252777332846">
            <text:p>-0.2292527773</text:p>
          </table:table-cell>
          <table:table-cell/>
        </table:table-row>
        <table:table-row table:style-name="ro1">
          <table:table-cell office:value-type="float" office:value="-0.277117289206349">
            <text:p>-0.2771172892</text:p>
          </table:table-cell>
          <table:table-cell/>
        </table:table-row>
        <table:table-row table:style-name="ro1">
          <table:table-cell office:value-type="float" office:value="-0.322439589894043">
            <text:p>-0.3224395899</text:p>
          </table:table-cell>
          <table:table-cell/>
        </table:table-row>
        <table:table-row table:style-name="ro1">
          <table:table-cell office:value-type="float" office:value="-0.364913102246895">
            <text:p>-0.3649131022</text:p>
          </table:table-cell>
          <table:table-cell/>
        </table:table-row>
        <table:table-row table:style-name="ro1">
          <table:table-cell office:value-type="float" office:value="-0.404249188393897">
            <text:p>-0.4042491884</text:p>
          </table:table-cell>
          <table:table-cell/>
        </table:table-row>
        <table:table-row table:style-name="ro1">
          <table:table-cell office:value-type="float" office:value="-0.440179470413344">
            <text:p>-0.4401794704</text:p>
          </table:table-cell>
          <table:table-cell/>
        </table:table-row>
        <table:table-row table:style-name="ro1">
          <table:table-cell office:value-type="float" office:value="-0.47245802040041">
            <text:p>-0.4724580204</text:p>
          </table:table-cell>
          <table:table-cell/>
        </table:table-row>
        <table:table-row table:style-name="ro1">
          <table:table-cell office:value-type="float" office:value="-0.500863401540999">
            <text:p>-0.5008634015</text:p>
          </table:table-cell>
          <table:table-cell/>
        </table:table-row>
        <table:table-row table:style-name="ro1">
          <table:table-cell office:value-type="float" office:value="-0.525200542814181">
            <text:p>-0.5252005428</text:p>
          </table:table-cell>
          <table:table-cell/>
        </table:table-row>
        <table:table-row table:style-name="ro1">
          <table:table-cell office:value-type="float" office:value="-0.545302431105629">
            <text:p>-0.5453024311</text:p>
          </table:table-cell>
          <table:table-cell/>
        </table:table-row>
        <table:table-row table:style-name="ro1">
          <table:table-cell office:value-type="float" office:value="-0.561031605815079">
            <text:p>-0.5610316058</text:p>
          </table:table-cell>
          <table:table-cell/>
        </table:table-row>
        <table:table-row table:style-name="ro1">
          <table:table-cell office:value-type="float" office:value="-0.5722814424716">
            <text:p>-0.5722814425</text:p>
          </table:table-cell>
          <table:table-cell/>
        </table:table-row>
        <table:table-row table:style-name="ro1">
          <table:table-cell office:value-type="float" office:value="-0.578977213421196">
            <text:p>-0.5789772134</text:p>
          </table:table-cell>
          <table:table-cell/>
        </table:table-row>
        <table:table-row table:style-name="ro1">
          <table:table-cell office:value-type="float" office:value="-0.581076915310095">
            <text:p>-0.5810769153</text:p>
          </table:table-cell>
          <table:table-cell/>
        </table:table-row>
        <table:table-row table:style-name="ro1">
          <table:table-cell office:value-type="float" office:value="-0.578571854841511">
            <text:p>-0.5785718548</text:p>
          </table:table-cell>
          <table:table-cell/>
        </table:table-row>
        <table:table-row table:style-name="ro1">
          <table:table-cell office:value-type="float" office:value="-0.571486986119927">
            <text:p>-0.5714869861</text:p>
          </table:table-cell>
          <table:table-cell/>
        </table:table-row>
        <table:table-row table:style-name="ro1">
          <table:table-cell office:value-type="float" office:value="-0.559880994801176">
            <text:p>-0.5598809948</text:p>
          </table:table-cell>
          <table:table-cell/>
        </table:table-row>
        <table:table-row table:style-name="ro1">
          <table:table-cell office:value-type="float" office:value="-0.54384612622341">
            <text:p>-0.5438461262</text:p>
          </table:table-cell>
          <table:table-cell/>
        </table:table-row>
        <table:table-row table:style-name="ro1">
          <table:table-cell office:value-type="float" office:value="-0.523507756688416">
            <text:p>-0.5235077567</text:p>
          </table:table-cell>
          <table:table-cell/>
        </table:table-row>
        <table:table-row table:style-name="ro1">
          <table:table-cell office:value-type="float" office:value="-0.499023709078711">
            <text:p>-0.4990237091</text:p>
          </table:table-cell>
          <table:table-cell/>
        </table:table-row>
        <table:table-row table:style-name="ro1">
          <table:table-cell office:value-type="float" office:value="-0.470583316017063">
            <text:p>-0.470583316</text:p>
          </table:table-cell>
          <table:table-cell/>
        </table:table-row>
        <table:table-row table:style-name="ro1">
          <table:table-cell office:value-type="float" office:value="-0.438406235785857">
            <text:p>-0.4384062358</text:p>
          </table:table-cell>
          <table:table-cell/>
        </table:table-row>
        <table:table-row table:style-name="ro1">
          <table:table-cell office:value-type="float" office:value="-0.402741028207146">
            <text:p>-0.4027410282</text:p>
          </table:table-cell>
          <table:table-cell/>
        </table:table-row>
        <table:table-row table:style-name="ro1">
          <table:table-cell office:value-type="float" office:value="-0.363863499624727">
            <text:p>-0.3638634996</text:p>
          </table:table-cell>
          <table:table-cell/>
        </table:table-row>
        <table:table-row table:style-name="ro1">
          <table:table-cell office:value-type="float" office:value="-0.32207482801082">
            <text:p>-0.322074828</text:p>
          </table:table-cell>
          <table:table-cell/>
        </table:table-row>
        <table:table-row table:style-name="ro1">
          <table:table-cell office:value-type="float" office:value="-0.277699481026881">
            <text:p>-0.277699481</text:p>
          </table:table-cell>
          <table:table-cell/>
        </table:table-row>
        <table:table-row table:style-name="ro1">
          <table:table-cell office:value-type="float" office:value="-0.231082941585213">
            <text:p>-0.2310829416</text:p>
          </table:table-cell>
          <table:table-cell/>
        </table:table-row>
        <table:table-row table:style-name="ro1">
          <table:table-cell office:value-type="float" office:value="-0.182589257071527">
            <text:p>-0.1825892571</text:p>
          </table:table-cell>
          <table:table-cell/>
        </table:table-row>
        <table:table-row table:style-name="ro1">
          <table:table-cell office:value-type="float" office:value="-0.132598429884497">
            <text:p>-0.1325984299</text:p>
          </table:table-cell>
          <table:table-cell/>
        </table:table-row>
        <table:table-row table:style-name="ro1">
          <table:table-cell office:value-type="float" office:value="-0.0815036683141837">
            <text:p>-0.0815036683</text:p>
          </table:table-cell>
          <table:table-cell/>
        </table:table-row>
        <table:table-row table:style-name="ro1">
          <table:table-cell office:value-type="float" office:value="-0.0297085180049874">
            <text:p>-0.029708518</text:p>
          </table:table-cell>
          <table:table-cell/>
        </table:table-row>
        <table:table-row table:style-name="ro1">
          <table:table-cell office:value-type="float" office:value="0.0223761046799047">
            <text:p>0.0223761047</text:p>
          </table:table-cell>
          <table:table-cell/>
        </table:table-row>
        <table:table-row table:style-name="ro1">
          <table:table-cell office:value-type="float" office:value="0.074334955166401">
            <text:p>0.0743349552</text:p>
          </table:table-cell>
          <table:table-cell/>
        </table:table-row>
        <table:table-row table:style-name="ro1">
          <table:table-cell office:value-type="float" office:value="0.125751556084512">
            <text:p>0.1257515561</text:p>
          </table:table-cell>
          <table:table-cell/>
        </table:table-row>
        <table:table-row table:style-name="ro1">
          <table:table-cell office:value-type="float" office:value="0.176211322063642">
            <text:p>0.1762113221</text:p>
          </table:table-cell>
          <table:table-cell/>
        </table:table-row>
        <table:table-row table:style-name="ro1">
          <table:table-cell office:value-type="float" office:value="0.225304690002079">
            <text:p>0.22530469</text:p>
          </table:table-cell>
          <table:table-cell/>
        </table:table-row>
        <table:table-row table:style-name="ro1">
          <table:table-cell office:value-type="float" office:value="0.272630230712518">
            <text:p>0.2726302307</text:p>
          </table:table-cell>
          <table:table-cell/>
        </table:table-row>
        <table:table-row table:style-name="ro1">
          <table:table-cell office:value-type="float" office:value="0.317797717842122">
            <text:p>0.3177977178</text:p>
          </table:table-cell>
          <table:table-cell/>
        </table:table-row>
        <table:table-row table:style-name="ro1">
          <table:table-cell office:value-type="float" office:value="0.360431130153436">
            <text:p>0.3604311302</text:p>
          </table:table-cell>
          <table:table-cell/>
        </table:table-row>
        <table:table-row table:style-name="ro1">
          <table:table-cell office:value-type="float" office:value="0.400171563629586">
            <text:p>0.4001715636</text:p>
          </table:table-cell>
          <table:table-cell/>
        </table:table-row>
        <table:table-row table:style-name="ro1">
          <table:table-cell office:value-type="float" office:value="0.436680030432779">
            <text:p>0.4366800304</text:p>
          </table:table-cell>
          <table:table-cell/>
        </table:table-row>
        <table:table-row table:style-name="ro1">
          <table:table-cell office:value-type="float" office:value="0.469640122494848">
            <text:p>0.4696401225</text:p>
          </table:table-cell>
          <table:table-cell/>
        </table:table-row>
        <table:table-row table:style-name="ro1">
          <table:table-cell office:value-type="float" office:value="0.498760518448115">
            <text:p>0.4987605184</text:p>
          </table:table-cell>
          <table:table-cell/>
        </table:table-row>
        <table:table-row table:style-name="ro1">
          <table:table-cell office:value-type="float" office:value="0.523777313707065">
            <text:p>0.5237773137</text:p>
          </table:table-cell>
          <table:table-cell/>
        </table:table-row>
        <table:table-row table:style-name="ro1">
          <table:table-cell office:value-type="float" office:value="0.544456154779058">
            <text:p>0.5444561548</text:p>
          </table:table-cell>
          <table:table-cell/>
        </table:table-row>
        <table:table-row table:style-name="ro1">
          <table:table-cell office:value-type="float" office:value="0.560594160305489">
            <text:p>0.5605941603</text:p>
          </table:table-cell>
          <table:table-cell/>
        </table:table-row>
        <table:table-row table:style-name="ro1">
          <table:table-cell office:value-type="float" office:value="0.572021612903845">
            <text:p>0.5720216129</text:p>
          </table:table-cell>
          <table:table-cell/>
        </table:table-row>
        <table:table-row table:style-name="ro1">
          <table:table-cell office:value-type="float" office:value="0.57860340758328">
            <text:p>0.5786034076</text:p>
          </table:table-cell>
          <table:table-cell/>
        </table:table-row>
        <table:table-row table:style-name="ro1">
          <table:table-cell office:value-type="float" office:value="0.580240244329503">
            <text:p>0.5802402443</text:p>
          </table:table-cell>
          <table:table-cell/>
        </table:table-row>
        <table:table-row table:style-name="ro1">
          <table:table-cell office:value-type="float" office:value="0.576869554384694">
            <text:p>0.5768695544</text:p>
          </table:table-cell>
          <table:table-cell/>
        </table:table-row>
        <table:table-row table:style-name="ro1">
          <table:table-cell office:value-type="float" office:value="0.568466151769909">
            <text:p>0.5684661518</text:p>
          </table:table-cell>
          <table:table-cell/>
        </table:table-row>
        <table:table-row table:style-name="ro1">
          <table:table-cell office:value-type="float" office:value="0.555042603695858">
            <text:p>0.5550426037</text:p>
          </table:table-cell>
          <table:table-cell/>
        </table:table-row>
        <table:table-row table:style-name="ro1">
          <table:table-cell office:value-type="float" office:value="0.53664931566605">
            <text:p>0.5366493157</text:p>
          </table:table-cell>
          <table:table-cell/>
        </table:table-row>
        <table:table-row table:style-name="ro1">
          <table:table-cell office:value-type="float" office:value="0.513374329277781">
            <text:p>0.5133743293</text:p>
          </table:table-cell>
          <table:table-cell/>
        </table:table-row>
        <table:table-row table:style-name="ro1">
          <table:table-cell office:value-type="float" office:value="0.485342832953877">
            <text:p>0.485342833</text:p>
          </table:table-cell>
          <table:table-cell/>
        </table:table-row>
        <table:table-row table:style-name="ro1">
          <table:table-cell office:value-type="float" office:value="0.452716388073721">
            <text:p>0.4527163881</text:p>
          </table:table-cell>
          <table:table-cell/>
        </table:table-row>
        <table:table-row table:style-name="ro1">
          <table:table-cell office:value-type="float" office:value="0.415691875198439">
            <text:p>0.4156918752</text:p>
          </table:table-cell>
          <table:table-cell/>
        </table:table-row>
        <table:table-row table:style-name="ro1">
          <table:table-cell office:value-type="float" office:value="0.37450016728444">
            <text:p>0.3745001673</text:p>
          </table:table-cell>
          <table:table-cell/>
        </table:table-row>
        <table:table-row table:style-name="ro1">
          <table:table-cell office:value-type="float" office:value="0.329404538934147">
            <text:p>0.3294045389</text:p>
          </table:table-cell>
          <table:table-cell/>
        </table:table-row>
        <table:table-row table:style-name="ro1">
          <table:table-cell office:value-type="float" office:value="0.280698822825504">
            <text:p>0.2806988228</text:p>
          </table:table-cell>
          <table:table-cell/>
        </table:table-row>
        <table:table-row table:style-name="ro1">
          <table:table-cell office:value-type="float" office:value="0.228705326475942">
            <text:p>0.2287053265</text:p>
          </table:table-cell>
          <table:table-cell/>
        </table:table-row>
        <table:table-row table:style-name="ro1">
          <table:table-cell office:value-type="float" office:value="0.173772524415373">
            <text:p>0.1737725244</text:p>
          </table:table-cell>
          <table:table-cell/>
        </table:table-row>
        <table:table-row table:style-name="ro1">
          <table:table-cell office:value-type="float" office:value="0.116272542651359">
            <text:p>0.1162725427</text:p>
          </table:table-cell>
          <table:table-cell/>
        </table:table-row>
        <table:table-row table:style-name="ro1">
          <table:table-cell office:value-type="float" office:value="0.0565984539924266">
            <text:p>0.056598454</text:p>
          </table:table-cell>
          <table:table-cell/>
        </table:table-row>
        <table:table-row table:style-name="ro1">
          <table:table-cell office:value-type="float" office:value="-0.00483859566056283">
            <text:p>-0.0048385957</text:p>
          </table:table-cell>
          <table:table-cell/>
        </table:table-row>
        <table:table-row table:style-name="ro1">
          <table:table-cell office:value-type="float" office:value="-0.0676124085534052">
            <text:p>-0.0676124086</text:p>
          </table:table-cell>
          <table:table-cell/>
        </table:table-row>
        <table:table-row table:style-name="ro1">
          <table:table-cell office:value-type="float" office:value="-0.131284881117931">
            <text:p>-0.1312848811</text:p>
          </table:table-cell>
          <table:table-cell/>
        </table:table-row>
        <table:table-row table:style-name="ro1">
          <table:table-cell office:value-type="float" office:value="-0.195409251027607">
            <text:p>-0.195409251</text:p>
          </table:table-cell>
          <table:table-cell/>
        </table:table-row>
        <table:table-row table:style-name="ro1">
          <table:table-cell office:value-type="float" office:value="-0.259533420613739">
            <text:p>-0.2595334206</text:p>
          </table:table-cell>
          <table:table-cell/>
        </table:table-row>
        <table:table-row table:style-name="ro1">
          <table:table-cell office:value-type="float" office:value="-0.323203331305816">
            <text:p>-0.3232033313</text:p>
          </table:table-cell>
          <table:table-cell/>
        </table:table-row>
        <table:table-row table:style-name="ro1">
          <table:table-cell office:value-type="float" office:value="-0.385966363275061">
            <text:p>-0.3859663633</text:p>
          </table:table-cell>
          <table:table-cell/>
        </table:table-row>
        <table:table-row table:style-name="ro1">
          <table:table-cell office:value-type="float" office:value="-0.447374734177114">
            <text:p>-0.4473747342</text:p>
          </table:table-cell>
          <table:table-cell/>
        </table:table-row>
        <table:table-row table:style-name="ro1">
          <table:table-cell office:value-type="float" office:value="-0.506988870810446">
            <text:p>-0.5069888708</text:p>
          </table:table-cell>
          <table:table-cell/>
        </table:table-row>
        <table:table-row table:style-name="ro1">
          <table:table-cell office:value-type="float" office:value="-0.564380727633259">
            <text:p>-0.5643807276</text:p>
          </table:table-cell>
          <table:table-cell/>
        </table:table-row>
        <table:table-row table:style-name="ro1">
          <table:table-cell office:value-type="float" office:value="-0.619137026412859">
            <text:p>-0.6191370264</text:p>
          </table:table-cell>
          <table:table-cell/>
        </table:table-row>
        <table:table-row table:style-name="ro1">
          <table:table-cell office:value-type="float" office:value="-0.670862391815573">
            <text:p>-0.6708623918</text:p>
          </table:table-cell>
          <table:table-cell/>
        </table:table-row>
        <table:table-row table:style-name="ro1">
          <table:table-cell office:value-type="float" office:value="-0.719182358479419">
            <text:p>-0.7191823585</text:p>
          </table:table-cell>
          <table:table-cell/>
        </table:table-row>
        <table:table-row table:style-name="ro1">
          <table:table-cell office:value-type="float" office:value="-0.763746226039655">
            <text:p>-0.763746226</text:p>
          </table:table-cell>
          <table:table-cell/>
        </table:table-row>
        <table:table-row table:style-name="ro1">
          <table:table-cell office:value-type="float" office:value="-0.80422973969349">
            <text:p>-0.8042297397</text:p>
          </table:table-cell>
          <table:table-cell/>
        </table:table-row>
        <table:table-row table:style-name="ro1">
          <table:table-cell office:value-type="float" office:value="-0.84033757518533">
            <text:p>-0.8403375752</text:p>
          </table:table-cell>
          <table:table-cell/>
        </table:table-row>
        <table:table-row table:style-name="ro1">
          <table:table-cell office:value-type="float" office:value="-0.871805608559041">
            <text:p>-0.8718056086</text:p>
          </table:table-cell>
          <table:table-cell/>
        </table:table-row>
        <table:table-row table:style-name="ro1">
          <table:table-cell office:value-type="float" office:value="-0.898402952647425">
            <text:p>-0.8984029526</text:p>
          </table:table-cell>
          <table:table-cell/>
        </table:table-row>
        <table:table-row table:style-name="ro1">
          <table:table-cell office:value-type="float" office:value="-0.919933744038922">
            <text:p>-0.919933744</text:p>
          </table:table-cell>
          <table:table-cell/>
        </table:table-row>
        <table:table-row table:style-name="ro1">
          <table:table-cell office:value-type="float" office:value="-0.936238666164217">
            <text:p>-0.9362386662</text:p>
          </table:table-cell>
          <table:table-cell/>
        </table:table-row>
        <table:table-row table:style-name="ro1">
          <table:table-cell office:value-type="float" office:value="-0.947196196166107">
            <text:p>-0.9471961962</text:p>
          </table:table-cell>
          <table:table-cell/>
        </table:table-row>
        <table:table-row table:style-name="ro1">
          <table:table-cell office:value-type="float" office:value="-0.952723565338912">
            <text:p>-0.9527235653</text:p>
          </table:table-cell>
          <table:table-cell/>
        </table:table-row>
        <table:table-row table:style-name="ro1">
          <table:table-cell office:value-type="float" office:value="-0.952777425132619">
            <text:p>-0.9527774251</text:p>
          </table:table-cell>
          <table:table-cell/>
        </table:table-row>
        <table:table-row table:style-name="ro1">
          <table:table-cell office:value-type="float" office:value="-0.94735421299437">
            <text:p>-0.947354213</text:p>
          </table:table-cell>
          <table:table-cell/>
        </table:table-row>
        <table:table-row table:style-name="ro1">
          <table:table-cell office:value-type="float" office:value="-0.936490214648176">
            <text:p>-0.9364902146</text:p>
          </table:table-cell>
          <table:table-cell/>
        </table:table-row>
        <table:table-row table:style-name="ro1">
          <table:table-cell office:value-type="float" office:value="-0.920261321774458">
            <text:p>-0.9202613218</text:p>
          </table:table-cell>
          <table:table-cell/>
        </table:table-row>
        <table:table-row table:style-name="ro1">
          <table:table-cell office:value-type="float" office:value="-0.898782486425588">
            <text:p>-0.8987824864</text:p>
          </table:table-cell>
          <table:table-cell/>
        </table:table-row>
        <table:table-row table:style-name="ro1">
          <table:table-cell office:value-type="float" office:value="-0.872206875883356">
            <text:p>-0.8722068759</text:p>
          </table:table-cell>
          <table:table-cell/>
        </table:table-row>
        <table:table-row table:style-name="ro1">
          <table:table-cell office:value-type="float" office:value="-0.840724734010438">
            <text:p>-0.840724734</text:p>
          </table:table-cell>
          <table:table-cell/>
        </table:table-row>
        <table:table-row table:style-name="ro1">
          <table:table-cell office:value-type="float" office:value="-0.804561957451698">
            <text:p>-0.8045619575</text:p>
          </table:table-cell>
          <table:table-cell/>
        </table:table-row>
        <table:table-row table:style-name="ro1">
          <table:table-cell office:value-type="float" office:value="-0.763978397284424">
            <text:p>-0.7639783973</text:p>
          </table:table-cell>
          <table:table-cell/>
        </table:table-row>
        <table:table-row table:style-name="ro1">
          <table:table-cell office:value-type="float" office:value="-0.719265898881412">
            <text:p>-0.7192658989</text:p>
          </table:table-cell>
          <table:table-cell/>
        </table:table-row>
        <table:table-row table:style-name="ro1">
          <table:table-cell office:value-type="float" office:value="-0.670746094819531">
            <text:p>-0.6707460948</text:p>
          </table:table-cell>
          <table:table-cell/>
        </table:table-row>
        <table:table-row table:style-name="ro1">
          <table:table-cell office:value-type="float" office:value="-0.618767967623118">
            <text:p>-0.6187679676</text:p>
          </table:table-cell>
          <table:table-cell/>
        </table:table-row>
        <table:table-row table:style-name="ro1">
          <table:table-cell office:value-type="float" office:value="-0.563705200959665">
            <text:p>-0.563705201</text:p>
          </table:table-cell>
          <table:table-cell/>
        </table:table-row>
        <table:table-row table:style-name="ro1">
          <table:table-cell office:value-type="float" office:value="-0.50595333959073">
            <text:p>-0.5059533396</text:p>
          </table:table-cell>
          <table:table-cell/>
        </table:table-row>
        <table:table-row table:style-name="ro1">
          <table:table-cell office:value-type="float" office:value="-0.445926779909835">
            <text:p>-0.4459267799</text:p>
          </table:table-cell>
          <table:table-cell/>
        </table:table-row>
        <table:table-row table:style-name="ro1">
          <table:table-cell office:value-type="float" office:value="-0.384055614258727">
            <text:p>-0.3840556143</text:p>
          </table:table-cell>
          <table:table-cell/>
        </table:table-row>
        <table:table-row table:style-name="ro1">
          <table:table-cell office:value-type="float" office:value="-0.320782353393144">
            <text:p>-0.3207823534</text:p>
          </table:table-cell>
          <table:table-cell/>
        </table:table-row>
        <table:table-row table:style-name="ro1">
          <table:table-cell office:value-type="float" office:value="-0.256558552458705">
            <text:p>-0.2565585525</text:p>
          </table:table-cell>
          <table:table-cell/>
        </table:table-row>
        <table:table-row table:style-name="ro1">
          <table:table-cell office:value-type="float" office:value="-0.19184136662942">
            <text:p>-0.1918413666</text:p>
          </table:table-cell>
          <table:table-cell/>
        </table:table-row>
        <table:table-row table:style-name="ro1">
          <table:table-cell office:value-type="float" office:value="-0.127090063147909">
            <text:p>-0.1270900631</text:p>
          </table:table-cell>
          <table:table-cell/>
        </table:table-row>
        <table:table-row table:style-name="ro1">
          <table:table-cell office:value-type="float" office:value="-0.0627625168835616">
            <text:p>-0.0627625169</text:p>
          </table:table-cell>
          <table:table-cell/>
        </table:table-row>
        <table:table-row table:style-name="ro1">
          <table:table-cell office:value-type="float" office:value="0.000688283311472949">
            <text:p>0.0006882833</text:p>
          </table:table-cell>
          <table:table-cell/>
        </table:table-row>
        <table:table-row table:style-name="ro1">
          <table:table-cell office:value-type="float" office:value="0.0628176902194931">
            <text:p>0.0628176902</text:p>
          </table:table-cell>
          <table:table-cell/>
        </table:table-row>
        <table:table-row table:style-name="ro1">
          <table:table-cell office:value-type="float" office:value="0.123192788884963">
            <text:p>0.1231927889</text:p>
          </table:table-cell>
          <table:table-cell/>
        </table:table-row>
        <table:table-row table:style-name="ro1">
          <table:table-cell office:value-type="float" office:value="0.181395695769055">
            <text:p>0.1813956958</text:p>
          </table:table-cell>
          <table:table-cell/>
        </table:table-row>
        <table:table-row table:style-name="ro1">
          <table:table-cell office:value-type="float" office:value="0.237026740636519">
            <text:p>0.2370267406</text:p>
          </table:table-cell>
          <table:table-cell/>
        </table:table-row>
        <table:table-row table:style-name="ro1">
          <table:table-cell office:value-type="float" office:value="0.289707506273849">
            <text:p>0.2897075063</text:p>
          </table:table-cell>
          <table:table-cell/>
        </table:table-row>
        <table:table-row table:style-name="ro1">
          <table:table-cell office:value-type="float" office:value="0.339083702229409">
            <text:p>0.3390837022</text:p>
          </table:table-cell>
          <table:table-cell/>
        </table:table-row>
        <table:table-row table:style-name="ro1">
          <table:table-cell office:value-type="float" office:value="0.384827850047352">
            <text:p>0.38482785</text:p>
          </table:table-cell>
          <table:table-cell/>
        </table:table-row>
        <table:table-row table:style-name="ro1">
          <table:table-cell office:value-type="float" office:value="0.42664175892807">
            <text:p>0.4266417589</text:p>
          </table:table-cell>
          <table:table-cell/>
        </table:table-row>
        <table:table-row table:style-name="ro1">
          <table:table-cell office:value-type="float" office:value="0.46425877237729">
            <text:p>0.4642587724</text:p>
          </table:table-cell>
          <table:table-cell/>
        </table:table-row>
        <table:table-row table:style-name="ro1">
          <table:table-cell office:value-type="float" office:value="0.497445768191055">
            <text:p>0.4974457682</text:p>
          </table:table-cell>
          <table:table-cell/>
        </table:table-row>
        <table:table-row table:style-name="ro1">
          <table:table-cell office:value-type="float" office:value="0.526004896050806">
            <text:p>0.5260048961</text:p>
          </table:table-cell>
          <table:table-cell/>
        </table:table-row>
        <table:table-row table:style-name="ro1">
          <table:table-cell office:value-type="float" office:value="0.549775039056545">
            <text:p>0.5497750391</text:p>
          </table:table-cell>
          <table:table-cell/>
        </table:table-row>
        <table:table-row table:style-name="ro1">
          <table:table-cell office:value-type="float" office:value="0.568632987690383">
            <text:p>0.5686329877</text:p>
          </table:table-cell>
          <table:table-cell/>
        </table:table-row>
        <table:table-row table:style-name="ro1">
          <table:table-cell office:value-type="float" office:value="0.582494316960683">
            <text:p>0.582494317</text:p>
          </table:table-cell>
          <table:table-cell/>
        </table:table-row>
        <table:table-row table:style-name="ro1">
          <table:table-cell office:value-type="float" office:value="0.59131395981087">
            <text:p>0.5913139598</text:p>
          </table:table-cell>
          <table:table-cell/>
        </table:table-row>
        <table:table-row table:style-name="ro1">
          <table:table-cell office:value-type="float" office:value="0.595086472267964">
            <text:p>0.5950864723</text:p>
          </table:table-cell>
          <table:table-cell/>
        </table:table-row>
        <table:table-row table:style-name="ro1">
          <table:table-cell office:value-type="float" office:value="0.593845988235345">
            <text:p>0.5938459882</text:p>
          </table:table-cell>
          <table:table-cell/>
        </table:table-row>
        <table:table-row table:style-name="ro1">
          <table:table-cell office:value-type="float" office:value="0.587665864283128">
            <text:p>0.5876658643</text:p>
          </table:table-cell>
          <table:table-cell/>
        </table:table-row>
        <table:table-row table:style-name="ro1">
          <table:table-cell office:value-type="float" office:value="0.57665801723758">
            <text:p>0.5766580172</text:p>
          </table:table-cell>
          <table:table-cell/>
        </table:table-row>
        <table:table-row table:style-name="ro1">
          <table:table-cell office:value-type="float" office:value="0.560971959799833">
            <text:p>0.5609719598</text:p>
          </table:table-cell>
          <table:table-cell/>
        </table:table-row>
        <table:table-row table:style-name="ro1">
          <table:table-cell office:value-type="float" office:value="0.540793541813478">
            <text:p>0.5407935418</text:p>
          </table:table-cell>
          <table:table-cell/>
        </table:table-row>
        <table:table-row table:style-name="ro1">
          <table:table-cell office:value-type="float" office:value="0.516343407131838">
            <text:p>0.5163434071</text:p>
          </table:table-cell>
          <table:table-cell/>
        </table:table-row>
        <table:table-row table:style-name="ro1">
          <table:table-cell office:value-type="float" office:value="0.487875178290305">
            <text:p>0.4878751783</text:p>
          </table:table-cell>
          <table:table-cell/>
        </table:table-row>
        <table:table-row table:style-name="ro1">
          <table:table-cell office:value-type="float" office:value="0.455673383348564">
            <text:p>0.4556733833</text:p>
          </table:table-cell>
          <table:table-cell/>
        </table:table-row>
        <table:table-row table:style-name="ro1">
          <table:table-cell office:value-type="float" office:value="0.42005114131489">
            <text:p>0.4200511413</text:p>
          </table:table-cell>
          <table:table-cell/>
        </table:table-row>
        <table:table-row table:style-name="ro1">
          <table:table-cell office:value-type="float" office:value="0.381347624483636">
            <text:p>0.3813476245</text:p>
          </table:table-cell>
          <table:table-cell/>
        </table:table-row>
        <table:table-row table:style-name="ro1">
          <table:table-cell office:value-type="float" office:value="0.339925317791539">
            <text:p>0.3399253178</text:p>
          </table:table-cell>
          <table:table-cell/>
        </table:table-row>
        <table:table-row table:style-name="ro1">
          <table:table-cell office:value-type="float" office:value="0.296167096914928">
            <text:p>0.2961670969</text:p>
          </table:table-cell>
          <table:table-cell/>
        </table:table-row>
        <table:table-row table:style-name="ro1">
          <table:table-cell office:value-type="float" office:value="0.250473148274741">
            <text:p>0.2504731483</text:p>
          </table:table-cell>
          <table:table-cell/>
        </table:table-row>
        <table:table-row table:style-name="ro1">
          <table:table-cell office:value-type="float" office:value="0.203257755378118">
            <text:p>0.2032577554</text:p>
          </table:table-cell>
          <table:table-cell/>
        </table:table-row>
        <table:table-row table:style-name="ro1">
          <table:table-cell office:value-type="float" office:value="0.15494597699355">
            <text:p>0.154945977</text:p>
          </table:table-cell>
          <table:table-cell/>
        </table:table-row>
        <table:table-row table:style-name="ro1">
          <table:table-cell office:value-type="float" office:value="0.105970243522923">
            <text:p>0.1059702435</text:p>
          </table:table-cell>
          <table:table-cell/>
        </table:table-row>
        <table:table-row table:style-name="ro1">
          <table:table-cell office:value-type="float" office:value="0.0567668985905575">
            <text:p>0.0567668986</text:p>
          </table:table-cell>
          <table:table-cell/>
        </table:table-row>
        <table:table-row table:style-name="ro1">
          <table:table-cell office:value-type="float" office:value="0.0077727133118155">
            <text:p>0.0077727133</text:p>
          </table:table-cell>
          <table:table-cell/>
        </table:table-row>
        <table:table-row table:style-name="ro1">
          <table:table-cell office:value-type="float" office:value="-0.0405785990726606">
            <text:p>-0.0405785991</text:p>
          </table:table-cell>
          <table:table-cell/>
        </table:table-row>
        <table:table-row table:style-name="ro1">
          <table:table-cell office:value-type="float" office:value="-0.0878598405075681">
            <text:p>-0.0878598405</text:p>
          </table:table-cell>
          <table:table-cell/>
        </table:table-row>
        <table:table-row table:style-name="ro1">
          <table:table-cell office:value-type="float" office:value="-0.13365372990654">
            <text:p>-0.1336537299</text:p>
          </table:table-cell>
          <table:table-cell/>
        </table:table-row>
        <table:table-row table:style-name="ro1">
          <table:table-cell office:value-type="float" office:value="-0.177556222373368">
            <text:p>-0.1775562224</text:p>
          </table:table-cell>
          <table:table-cell/>
        </table:table-row>
        <table:table-row table:style-name="ro1">
          <table:table-cell office:value-type="float" office:value="-0.219179719478276">
            <text:p>-0.2191797195</text:p>
          </table:table-cell>
          <table:table-cell/>
        </table:table-row>
        <table:table-row table:style-name="ro1">
          <table:table-cell office:value-type="float" office:value="-0.258156145070206">
            <text:p>-0.2581561451</text:p>
          </table:table-cell>
          <table:table-cell/>
        </table:table-row>
        <table:table-row table:style-name="ro1">
          <table:table-cell office:value-type="float" office:value="-0.294139862173777">
            <text:p>-0.2941398622</text:p>
          </table:table-cell>
          <table:table-cell/>
        </table:table-row>
        <table:table-row table:style-name="ro1">
          <table:table-cell office:value-type="float" office:value="-0.326810407783473">
            <text:p>-0.3268104078</text:p>
          </table:table-cell>
          <table:table-cell/>
        </table:table-row>
        <table:table-row table:style-name="ro1">
          <table:table-cell office:value-type="float" office:value="-0.35587502381704">
            <text:p>-0.3558750238</text:p>
          </table:table-cell>
          <table:table-cell/>
        </table:table-row>
        <table:table-row table:style-name="ro1">
          <table:table-cell office:value-type="float" office:value="-0.381070964114454">
            <text:p>-0.3810709641</text:p>
          </table:table-cell>
          <table:table-cell/>
        </table:table-row>
        <table:table-row table:style-name="ro1">
          <table:table-cell office:value-type="float" office:value="-0.402167559154649">
            <text:p>-0.4021675592</text:p>
          </table:table-cell>
          <table:table-cell/>
        </table:table-row>
        <table:table-row table:style-name="ro1">
          <table:table-cell office:value-type="float" office:value="-0.418968022095621">
            <text:p>-0.4189680221</text:p>
          </table:table-cell>
          <table:table-cell/>
        </table:table-row>
        <table:table-row table:style-name="ro1">
          <table:table-cell office:value-type="float" office:value="-0.43131098180928">
            <text:p>-0.4313109818</text:p>
          </table:table-cell>
          <table:table-cell/>
        </table:table-row>
        <table:table-row table:style-name="ro1">
          <table:table-cell office:value-type="float" office:value="-0.439071730763836">
            <text:p>-0.4390717308</text:p>
          </table:table-cell>
          <table:table-cell/>
        </table:table-row>
        <table:table-row table:style-name="ro1">
          <table:table-cell office:value-type="float" office:value="-0.44216317788632">
            <text:p>-0.4421631779</text:p>
          </table:table-cell>
          <table:table-cell/>
        </table:table-row>
        <table:table-row table:style-name="ro1">
          <table:table-cell office:value-type="float" office:value="-0.440536498898185">
            <text:p>-0.4405364989</text:p>
          </table:table-cell>
          <table:table-cell/>
        </table:table-row>
        <table:table-row table:style-name="ro1">
          <table:table-cell office:value-type="float" office:value="-0.434181479038196">
            <text:p>-0.434181479</text:p>
          </table:table-cell>
          <table:table-cell/>
        </table:table-row>
        <table:table-row table:style-name="ro1">
          <table:table-cell office:value-type="float" office:value="-0.423126545550569">
            <text:p>-0.4231265456</text:p>
          </table:table-cell>
          <table:table-cell/>
        </table:table-row>
        <table:table-row table:style-name="ro1">
          <table:table-cell office:value-type="float" office:value="-0.407438489802232">
            <text:p>-0.4074384898</text:p>
          </table:table-cell>
          <table:table-cell/>
        </table:table-row>
        <table:table-row table:style-name="ro1">
          <table:table-cell office:value-type="float" office:value="-0.387221881381295">
            <text:p>-0.3872218814</text:p>
          </table:table-cell>
          <table:table-cell/>
        </table:table-row>
        <table:table-row table:style-name="ro1">
          <table:table-cell office:value-type="float" office:value="-0.362618178999739">
            <text:p>-0.362618179</text:p>
          </table:table-cell>
          <table:table-cell/>
        </table:table-row>
        <table:table-row table:style-name="ro1">
          <table:table-cell office:value-type="float" office:value="-0.333804545456737">
            <text:p>-0.3338045455</text:p>
          </table:table-cell>
          <table:table-cell/>
        </table:table-row>
        <table:table-row table:style-name="ro1">
          <table:table-cell office:value-type="float" office:value="-0.300992376295446">
            <text:p>-0.3009923763</text:p>
          </table:table-cell>
          <table:table-cell/>
        </table:table-row>
        <table:table-row table:style-name="ro1">
          <table:table-cell office:value-type="float" office:value="-0.264425554086677">
            <text:p>-0.2644255541</text:p>
          </table:table-cell>
          <table:table-cell/>
        </table:table-row>
        <table:table-row table:style-name="ro1">
          <table:table-cell office:value-type="float" office:value="-0.224378442478592">
            <text:p>-0.2243784425</text:p>
          </table:table-cell>
          <table:table-cell/>
        </table:table-row>
        <table:table-row table:style-name="ro1">
          <table:table-cell office:value-type="float" office:value="-0.1811536362452">
            <text:p>-0.1811536362</text:p>
          </table:table-cell>
          <table:table-cell/>
        </table:table-row>
        <table:table-row table:style-name="ro1">
          <table:table-cell office:value-type="float" office:value="-0.13507948553055">
            <text:p>-0.1350794855</text:p>
          </table:table-cell>
          <table:table-cell/>
        </table:table-row>
        <table:table-row table:style-name="ro1">
          <table:table-cell office:value-type="float" office:value="-0.0865074143045604">
            <text:p>-0.0865074143</text:p>
          </table:table-cell>
          <table:table-cell/>
        </table:table-row>
        <table:table-row table:style-name="ro1">
          <table:table-cell office:value-type="float" office:value="-0.035809054705615">
            <text:p>-0.0358090547</text:p>
          </table:table-cell>
          <table:table-cell/>
        </table:table-row>
        <table:table-row table:style-name="ro1">
          <table:table-cell office:value-type="float" office:value="0.0166267795692169">
            <text:p>0.0166267796</text:p>
          </table:table-cell>
          <table:table-cell/>
        </table:table-row>
        <table:table-row table:style-name="ro1">
          <table:table-cell office:value-type="float" office:value="0.0703972563652353">
            <text:p>0.0703972564</text:p>
          </table:table-cell>
          <table:table-cell/>
        </table:table-row>
        <table:table-row table:style-name="ro1">
          <table:table-cell office:value-type="float" office:value="0.125088799097044">
            <text:p>0.1250887991</text:p>
          </table:table-cell>
          <table:table-cell/>
        </table:table-row>
        <table:table-row table:style-name="ro1">
          <table:table-cell office:value-type="float" office:value="0.180280445236984">
            <text:p>0.1802804452</text:p>
          </table:table-cell>
          <table:table-cell/>
        </table:table-row>
        <table:table-row table:style-name="ro1">
          <table:table-cell office:value-type="float" office:value="0.235547262114063">
            <text:p>0.2355472621</text:p>
          </table:table-cell>
          <table:table-cell/>
        </table:table-row>
        <table:table-row table:style-name="ro1">
          <table:table-cell office:value-type="float" office:value="0.290463792404105">
            <text:p>0.2904637924</text:p>
          </table:table-cell>
          <table:table-cell/>
        </table:table-row>
        <table:table-row table:style-name="ro1">
          <table:table-cell office:value-type="float" office:value="0.344607501445777">
            <text:p>0.3446075014</text:p>
          </table:table-cell>
          <table:table-cell/>
        </table:table-row>
        <table:table-row table:style-name="ro1">
          <table:table-cell office:value-type="float" office:value="0.397562198495385">
            <text:p>0.3975621985</text:p>
          </table:table-cell>
          <table:table-cell/>
        </table:table-row>
        <table:table-row table:style-name="ro1">
          <table:table-cell office:value-type="float" office:value="0.448921404236294">
            <text:p>0.4489214042</text:p>
          </table:table-cell>
          <table:table-cell/>
        </table:table-row>
        <table:table-row table:style-name="ro1">
          <table:table-cell office:value-type="float" office:value="0.498291637285257">
            <text:p>0.4982916373</text:p>
          </table:table-cell>
          <table:table-cell/>
        </table:table-row>
        <table:table-row table:style-name="ro1">
          <table:table-cell office:value-type="float" office:value="0.54529559308425">
            <text:p>0.5452955931</text:p>
          </table:table-cell>
          <table:table-cell/>
        </table:table-row>
        <table:table-row table:style-name="ro1">
          <table:table-cell office:value-type="float" office:value="0.589575189427929">
            <text:p>0.5895751894</text:p>
          </table:table-cell>
          <table:table-cell/>
        </table:table-row>
        <table:table-row table:style-name="ro1">
          <table:table-cell office:value-type="float" office:value="0.630794453946496">
            <text:p>0.6307944539</text:p>
          </table:table-cell>
          <table:table-cell/>
        </table:table-row>
        <table:table-row table:style-name="ro1">
          <table:table-cell office:value-type="float" office:value="0.66864223013356">
            <text:p>0.6686422301</text:p>
          </table:table-cell>
          <table:table-cell/>
        </table:table-row>
        <table:table-row table:style-name="ro1">
          <table:table-cell office:value-type="float" office:value="0.702834679967951">
            <text:p>0.70283468</text:p>
          </table:table-cell>
          <table:table-cell/>
        </table:table-row>
        <table:table-row table:style-name="ro1">
          <table:table-cell office:value-type="float" office:value="0.733117562816327">
            <text:p>0.7331175628</text:p>
          </table:table-cell>
          <table:table-cell/>
        </table:table-row>
        <table:table-row table:style-name="ro1">
          <table:table-cell office:value-type="float" office:value="0.7592682721062">
            <text:p>0.7592682721</text:p>
          </table:table-cell>
          <table:table-cell/>
        </table:table-row>
        <table:table-row table:style-name="ro1">
          <table:table-cell office:value-type="float" office:value="0.781097613212989">
            <text:p>0.7810976132</text:p>
          </table:table-cell>
          <table:table-cell/>
        </table:table-row>
        <table:table-row table:style-name="ro1">
          <table:table-cell office:value-type="float" office:value="0.798451308093565">
            <text:p>0.7984513081</text:p>
          </table:table-cell>
          <table:table-cell/>
        </table:table-row>
        <table:table-row table:style-name="ro1">
          <table:table-cell office:value-type="float" office:value="0.811211214406392">
            <text:p>0.8112112144</text:p>
          </table:table-cell>
          <table:table-cell/>
        </table:table-row>
        <table:table-row table:style-name="ro1">
          <table:table-cell office:value-type="float" office:value="0.819296249166573">
            <text:p>0.8192962492</text:p>
          </table:table-cell>
          <table:table-cell/>
        </table:table-row>
        <table:table-row table:style-name="ro1">
          <table:table-cell office:value-type="float" office:value="0.822663009374797">
            <text:p>0.8226630094</text:p>
          </table:table-cell>
          <table:table-cell/>
        </table:table-row>
        <table:table-row table:style-name="ro1">
          <table:table-cell office:value-type="float" office:value="0.821306084512821">
            <text:p>0.8213060845</text:p>
          </table:table-cell>
          <table:table-cell/>
        </table:table-row>
        <table:table-row table:style-name="ro1">
          <table:table-cell office:value-type="float" office:value="0.815258058295137">
            <text:p>0.8152580583</text:p>
          </table:table-cell>
          <table:table-cell/>
        </table:table-row>
        <table:table-row table:style-name="ro1">
          <table:table-cell office:value-type="float" office:value="0.80458919958673">
            <text:p>0.8045891996</text:p>
          </table:table-cell>
          <table:table-cell/>
        </table:table-row>
        <table:table-row table:style-name="ro1">
          <table:table-cell office:value-type="float" office:value="0.789406844919944">
            <text:p>0.7894068449</text:p>
          </table:table-cell>
          <table:table-cell/>
        </table:table-row>
        <table:table-row table:style-name="ro1">
          <table:table-cell office:value-type="float" office:value="0.769854477549152">
            <text:p>0.7698544775</text:p>
          </table:table-cell>
          <table:table-cell/>
        </table:table-row>
        <table:table-row table:style-name="ro1">
          <table:table-cell office:value-type="float" office:value="0.7461105104499">
            <text:p>0.7461105104</text:p>
          </table:table-cell>
          <table:table-cell/>
        </table:table-row>
        <table:table-row table:style-name="ro1">
          <table:table-cell office:value-type="float" office:value="0.718386783079464">
            <text:p>0.7183867831</text:p>
          </table:table-cell>
          <table:table-cell/>
        </table:table-row>
        <table:table-row table:style-name="ro1">
          <table:table-cell office:value-type="float" office:value="0.686926784048751">
            <text:p>0.686926784</text:p>
          </table:table-cell>
          <table:table-cell/>
        </table:table-row>
        <table:table-row table:style-name="ro1">
          <table:table-cell office:value-type="float" office:value="0.652003614092462">
            <text:p>0.6520036141</text:p>
          </table:table-cell>
          <table:table-cell/>
        </table:table-row>
        <table:table-row table:style-name="ro1">
          <table:table-cell office:value-type="float" office:value="0.613917705846978">
            <text:p>0.6139177058</text:p>
          </table:table-cell>
          <table:table-cell/>
        </table:table-row>
        <table:table-row table:style-name="ro1">
          <table:table-cell office:value-type="float" office:value="0.572994318936251">
            <text:p>0.5729943189</text:p>
          </table:table-cell>
          <table:table-cell/>
        </table:table-row>
        <table:table-row table:style-name="ro1">
          <table:table-cell office:value-type="float" office:value="0.529580830709416">
            <text:p>0.5295808307</text:p>
          </table:table-cell>
          <table:table-cell/>
        </table:table-row>
        <table:table-row table:style-name="ro1">
          <table:table-cell office:value-type="float" office:value="0.484043844653682">
            <text:p>0.4840438447</text:p>
          </table:table-cell>
          <table:table-cell/>
        </table:table-row>
        <table:table-row table:style-name="ro1">
          <table:table-cell office:value-type="float" office:value="0.436766140009892">
            <text:p>0.43676614</text:p>
          </table:table-cell>
          <table:table-cell/>
        </table:table-row>
        <table:table-row table:style-name="ro1">
          <table:table-cell office:value-type="float" office:value="0.388143487432365">
            <text:p>0.3881434874</text:p>
          </table:table-cell>
          <table:table-cell/>
        </table:table-row>
        <table:table-row table:style-name="ro1">
          <table:table-cell office:value-type="float" office:value="0.338581356649403">
            <text:p>0.3385813566</text:p>
          </table:table-cell>
          <table:table-cell/>
        </table:table-row>
        <table:table-row table:style-name="ro1">
          <table:table-cell office:value-type="float" office:value="0.288491542986179">
            <text:p>0.288491543</text:p>
          </table:table-cell>
          <table:table-cell/>
        </table:table-row>
        <table:table-row table:style-name="ro1">
          <table:table-cell office:value-type="float" office:value="0.238288740300438">
            <text:p>0.2382887403</text:p>
          </table:table-cell>
          <table:table-cell/>
        </table:table-row>
        <table:table-row table:style-name="ro1">
          <table:table-cell office:value-type="float" office:value="0.188387088347421">
            <text:p>0.1883870883</text:p>
          </table:table-cell>
          <table:table-cell/>
        </table:table-row>
        <table:table-row table:style-name="ro1">
          <table:table-cell office:value-type="float" office:value="0.13919672283018">
            <text:p>0.1391967228</text:p>
          </table:table-cell>
          <table:table-cell/>
        </table:table-row>
        <table:table-row table:style-name="ro1">
          <table:table-cell office:value-type="float" office:value="0.0911203564017398">
            <text:p>0.0911203564</text:p>
          </table:table-cell>
          <table:table-cell/>
        </table:table-row>
        <table:table-row table:style-name="ro1">
          <table:table-cell office:value-type="float" office:value="0.0445499186671421">
            <text:p>0.0445499187</text:p>
          </table:table-cell>
          <table:table-cell/>
        </table:table-row>
        <table:table-row table:style-name="ro1">
          <table:table-cell office:value-type="float" office:value="-0.000136717213086807">
            <text:p>-0.0001367172</text:p>
          </table:table-cell>
          <table:table-cell/>
        </table:table-row>
        <table:table-row table:style-name="ro1">
          <table:table-cell office:value-type="float" office:value="-0.0425788943874767">
            <text:p>-0.0425788944</text:p>
          </table:table-cell>
          <table:table-cell/>
        </table:table-row>
        <table:table-row table:style-name="ro1">
          <table:table-cell office:value-type="float" office:value="-0.0824361926057443">
            <text:p>-0.0824361926</text:p>
          </table:table-cell>
          <table:table-cell/>
        </table:table-row>
        <table:table-row table:style-name="ro1">
          <table:table-cell office:value-type="float" office:value="-0.119391284000973">
            <text:p>-0.119391284</text:p>
          </table:table-cell>
          <table:table-cell/>
        </table:table-row>
        <table:table-row table:style-name="ro1">
          <table:table-cell office:value-type="float" office:value="-0.153152600730943">
            <text:p>-0.1531526007</text:p>
          </table:table-cell>
          <table:table-cell/>
        </table:table-row>
        <table:table-row table:style-name="ro1">
          <table:table-cell office:value-type="float" office:value="-0.18345679234775">
            <text:p>-0.1834567923</text:p>
          </table:table-cell>
          <table:table-cell/>
        </table:table-row>
        <table:table-row table:style-name="ro1">
          <table:table-cell office:value-type="float" office:value="-0.210070952446975">
            <text:p>-0.2100709524</text:p>
          </table:table-cell>
          <table:table-cell/>
        </table:table-row>
        <table:table-row table:style-name="ro1">
          <table:table-cell office:value-type="float" office:value="-0.232794595997933">
            <text:p>-0.232794596</text:p>
          </table:table-cell>
          <table:table-cell/>
        </table:table-row>
        <table:table-row table:style-name="ro1">
          <table:table-cell office:value-type="float" office:value="-0.251461370760498">
            <text:p>-0.2514613708</text:p>
          </table:table-cell>
          <table:table-cell/>
        </table:table-row>
        <table:table-row table:style-name="ro1">
          <table:table-cell office:value-type="float" office:value="-0.265940488335866">
            <text:p>-0.2659404883</text:p>
          </table:table-cell>
          <table:table-cell/>
        </table:table-row>
        <table:table-row table:style-name="ro1">
          <table:table-cell office:value-type="float" office:value="-0.276137862660836">
            <text:p>-0.2761378627</text:p>
          </table:table-cell>
          <table:table-cell/>
        </table:table-row>
        <table:table-row table:style-name="ro1">
          <table:table-cell office:value-type="float" office:value="-0.281996946120122">
            <text:p>-0.2819969461</text:p>
          </table:table-cell>
          <table:table-cell/>
        </table:table-row>
        <table:table-row table:style-name="ro1">
          <table:table-cell office:value-type="float" office:value="-0.283499255899569">
            <text:p>-0.2834992559</text:p>
          </table:table-cell>
          <table:table-cell/>
        </table:table-row>
        <table:table-row table:style-name="ro1">
          <table:table-cell office:value-type="float" office:value="-0.280664585715409">
            <text:p>-0.2806645857</text:p>
          </table:table-cell>
          <table:table-cell/>
        </table:table-row>
        <table:table-row table:style-name="ro1">
          <table:table-cell office:value-type="float" office:value="-0.27355090061061">
            <text:p>-0.2735509006</text:p>
          </table:table-cell>
          <table:table-cell/>
        </table:table-row>
        <table:table-row table:style-name="ro1">
          <table:table-cell office:value-type="float" office:value="-0.262253915088434">
            <text:p>-0.2622539151</text:p>
          </table:table-cell>
          <table:table-cell/>
        </table:table-row>
        <table:table-row table:style-name="ro1">
          <table:table-cell office:value-type="float" office:value="-0.246906357434563">
            <text:p>-0.2469063574</text:p>
          </table:table-cell>
          <table:table-cell/>
        </table:table-row>
        <table:table-row table:style-name="ro1">
          <table:table-cell office:value-type="float" office:value="-0.227676925641828">
            <text:p>-0.2276769256</text:p>
          </table:table-cell>
          <table:table-cell/>
        </table:table-row>
        <table:table-row table:style-name="ro1">
          <table:table-cell office:value-type="float" office:value="-0.204768942874995">
            <text:p>-0.2047689429</text:p>
          </table:table-cell>
          <table:table-cell/>
        </table:table-row>
        <table:table-row table:style-name="ro1">
          <table:table-cell office:value-type="float" office:value="-0.178418722876574">
            <text:p>-0.1784187229</text:p>
          </table:table-cell>
          <table:table-cell/>
        </table:table-row>
        <table:table-row table:style-name="ro1">
          <table:table-cell office:value-type="float" office:value="-0.14889365809836">
            <text:p>-0.1488936581</text:p>
          </table:table-cell>
          <table:table-cell/>
        </table:table-row>
        <table:table-row table:style-name="ro1">
          <table:table-cell office:value-type="float" office:value="-0.11649004562801">
            <text:p>-0.1164900456</text:p>
          </table:table-cell>
          <table:table-cell/>
        </table:table-row>
        <table:table-row table:style-name="ro1">
          <table:table-cell office:value-type="float" office:value="-0.0815306681466975">
            <text:p>-0.0815306681</text:p>
          </table:table-cell>
          <table:table-cell/>
        </table:table-row>
        <table:table-row table:style-name="ro1">
          <table:table-cell office:value-type="float" office:value="-0.0443621491849244">
            <text:p>-0.0443621492</text:p>
          </table:table-cell>
          <table:table-cell/>
        </table:table-row>
        <table:table-row table:style-name="ro1">
          <table:table-cell office:value-type="float" office:value="-0.00535210382275392">
            <text:p>-0.0053521038</text:p>
          </table:table-cell>
          <table:table-cell/>
        </table:table-row>
        <table:table-row table:style-name="ro1">
          <table:table-cell office:value-type="float" office:value="0.0351138923082572">
            <text:p>0.0351138923</text:p>
          </table:table-cell>
          <table:table-cell/>
        </table:table-row>
        <table:table-row table:style-name="ro1">
          <table:table-cell office:value-type="float" office:value="0.0766354913342425">
            <text:p>0.0766354913</text:p>
          </table:table-cell>
          <table:table-cell/>
        </table:table-row>
        <table:table-row table:style-name="ro1">
          <table:table-cell office:value-type="float" office:value="0.118800893037388">
            <text:p>0.118800893</text:p>
          </table:table-cell>
          <table:table-cell/>
        </table:table-row>
        <table:table-row table:style-name="ro1">
          <table:table-cell office:value-type="float" office:value="0.161190269491901">
            <text:p>0.1611902695</text:p>
          </table:table-cell>
          <table:table-cell/>
        </table:table-row>
        <table:table-row table:style-name="ro1">
          <table:table-cell office:value-type="float" office:value="0.203379266671686">
            <text:p>0.2033792667</text:p>
          </table:table-cell>
          <table:table-cell/>
        </table:table-row>
        <table:table-row table:style-name="ro1">
          <table:table-cell office:value-type="float" office:value="0.244942554572389">
            <text:p>0.2449425546</text:p>
          </table:table-cell>
          <table:table-cell/>
        </table:table-row>
        <table:table-row table:style-name="ro1">
          <table:table-cell office:value-type="float" office:value="0.285457396927906">
            <text:p>0.2854573969</text:p>
          </table:table-cell>
          <table:table-cell/>
        </table:table-row>
        <table:table-row table:style-name="ro1">
          <table:table-cell office:value-type="float" office:value="0.324507211372036">
            <text:p>0.3245072114</text:p>
          </table:table-cell>
          <table:table-cell/>
        </table:table-row>
        <table:table-row table:style-name="ro1">
          <table:table-cell office:value-type="float" office:value="0.361685090901791">
            <text:p>0.3616850909</text:p>
          </table:table-cell>
          <table:table-cell/>
        </table:table-row>
        <table:table-row table:style-name="ro1">
          <table:table-cell office:value-type="float" office:value="0.396597257740798">
            <text:p>0.3965972577</text:p>
          </table:table-cell>
          <table:table-cell/>
        </table:table-row>
        <table:table-row table:style-name="ro1">
          <table:table-cell office:value-type="float" office:value="0.428866421177098">
            <text:p>0.4288664212</text:p>
          </table:table-cell>
          <table:table-cell/>
        </table:table-row>
        <table:table-row table:style-name="ro1">
          <table:table-cell office:value-type="float" office:value="0.458135011656871">
            <text:p>0.4581350117</text:p>
          </table:table-cell>
          <table:table-cell/>
        </table:table-row>
        <table:table-row table:style-name="ro1">
          <table:table-cell office:value-type="float" office:value="0.48406826434825">
            <text:p>0.4840682643</text:p>
          </table:table-cell>
          <table:table-cell/>
        </table:table-row>
        <table:table-row table:style-name="ro1">
          <table:table-cell office:value-type="float" office:value="0.506357126540978">
            <text:p>0.5063571265</text:p>
          </table:table-cell>
          <table:table-cell/>
        </table:table-row>
        <table:table-row table:style-name="ro1">
          <table:table-cell office:value-type="float" office:value="0.524720964608853">
            <text:p>0.5247209646</text:p>
          </table:table-cell>
          <table:table-cell/>
        </table:table-row>
        <table:table-row table:style-name="ro1">
          <table:table-cell office:value-type="float" office:value="0.538910047822575">
            <text:p>0.5389100478</text:p>
          </table:table-cell>
          <table:table-cell/>
        </table:table-row>
        <table:table-row table:style-name="ro1">
          <table:table-cell office:value-type="float" office:value="0.548707788048412">
            <text:p>0.548707788</text:p>
          </table:table-cell>
          <table:table-cell/>
        </table:table-row>
        <table:table-row table:style-name="ro1">
          <table:table-cell office:value-type="float" office:value="0.553932716289381">
            <text:p>0.5539327163</text:p>
          </table:table-cell>
          <table:table-cell/>
        </table:table-row>
        <table:table-row table:style-name="ro1">
          <table:table-cell office:value-type="float" office:value="0.554440179105226">
            <text:p>0.5544401791</text:p>
          </table:table-cell>
          <table:table-cell/>
        </table:table-row>
        <table:table-row table:style-name="ro1">
          <table:table-cell office:value-type="float" office:value="0.550123740169211">
            <text:p>0.5501237402</text:p>
          </table:table-cell>
          <table:table-cell/>
        </table:table-row>
        <table:table-row table:style-name="ro1">
          <table:table-cell office:value-type="float" office:value="0.540916274565798">
            <text:p>0.5409162746</text:p>
          </table:table-cell>
          <table:table-cell/>
        </table:table-row>
        <table:table-row table:style-name="ro1">
          <table:table-cell office:value-type="float" office:value="0.526790745885047">
            <text:p>0.5267907459</text:p>
          </table:table-cell>
          <table:table-cell/>
        </table:table-row>
        <table:table-row table:style-name="ro1">
          <table:table-cell office:value-type="float" office:value="0.507760658707896">
            <text:p>0.5077606587</text:p>
          </table:table-cell>
          <table:table-cell/>
        </table:table-row>
        <table:table-row table:style-name="ro1">
          <table:table-cell office:value-type="float" office:value="0.483880181680658">
            <text:p>0.4838801817</text:p>
          </table:table-cell>
          <table:table-cell/>
        </table:table-row>
        <table:table-row table:style-name="ro1">
          <table:table-cell office:value-type="float" office:value="0.455243939026721">
            <text:p>0.455243939</text:p>
          </table:table-cell>
          <table:table-cell/>
        </table:table-row>
        <table:table-row table:style-name="ro1">
          <table:table-cell office:value-type="float" office:value="0.421986471017086">
            <text:p>0.421986471</text:p>
          </table:table-cell>
          <table:table-cell/>
        </table:table-row>
        <table:table-row table:style-name="ro1">
          <table:table-cell office:value-type="float" office:value="0.384281366597816">
            <text:p>0.3842813666</text:p>
          </table:table-cell>
          <table:table-cell/>
        </table:table-row>
        <table:table-row table:style-name="ro1">
          <table:table-cell office:value-type="float" office:value="0.342340074029998">
            <text:p>0.342340074</text:p>
          </table:table-cell>
          <table:table-cell/>
        </table:table-row>
        <table:table-row table:style-name="ro1">
          <table:table-cell office:value-type="float" office:value="0.296410398015256">
            <text:p>0.296410398</text:p>
          </table:table-cell>
          <table:table-cell/>
        </table:table-row>
        <table:table-row table:style-name="ro1">
          <table:table-cell office:value-type="float" office:value="0.246774694335832">
            <text:p>0.2467746943</text:p>
          </table:table-cell>
          <table:table-cell/>
        </table:table-row>
        <table:table-row table:style-name="ro1">
          <table:table-cell office:value-type="float" office:value="0.193747775512541">
            <text:p>0.1937477755</text:p>
          </table:table-cell>
          <table:table-cell/>
        </table:table-row>
        <table:table-row table:style-name="ro1">
          <table:table-cell office:value-type="float" office:value="0.137674543355878">
            <text:p>0.1376745434</text:p>
          </table:table-cell>
          <table:table-cell/>
        </table:table-row>
        <table:table-row table:style-name="ro1">
          <table:table-cell office:value-type="float" office:value="0.078927366536564">
            <text:p>0.0789273665</text:p>
          </table:table-cell>
          <table:table-cell/>
        </table:table-row>
        <table:table-row table:style-name="ro1">
          <table:table-cell office:value-type="float" office:value="0.0179032234130843">
            <text:p>0.0179032234</text:p>
          </table:table-cell>
          <table:table-cell/>
        </table:table-row>
        <table:table-row table:style-name="ro1">
          <table:table-cell office:value-type="float" office:value="-0.0449793676918531">
            <text:p>-0.0449793677</text:p>
          </table:table-cell>
          <table:table-cell/>
        </table:table-row>
        <table:table-row table:style-name="ro1">
          <table:table-cell office:value-type="float" office:value="-0.109283606792212">
            <text:p>-0.1092836068</text:p>
          </table:table-cell>
          <table:table-cell/>
        </table:table-row>
        <table:table-row table:style-name="ro1">
          <table:table-cell office:value-type="float" office:value="-0.174557833549259">
            <text:p>-0.1745578335</text:p>
          </table:table-cell>
          <table:table-cell/>
        </table:table-row>
        <table:table-row table:style-name="ro1">
          <table:table-cell office:value-type="float" office:value="-0.240339084630949">
            <text:p>-0.2403390846</text:p>
          </table:table-cell>
          <table:table-cell/>
        </table:table-row>
        <table:table-row table:style-name="ro1">
          <table:table-cell office:value-type="float" office:value="-0.306156758978072">
            <text:p>-0.306156759</text:p>
          </table:table-cell>
          <table:table-cell/>
        </table:table-row>
        <table:table-row table:style-name="ro1">
          <table:table-cell office:value-type="float" office:value="-0.37153636187662">
            <text:p>-0.3715363619</text:p>
          </table:table-cell>
          <table:table-cell/>
        </table:table-row>
        <table:table-row table:style-name="ro1">
          <table:table-cell office:value-type="float" office:value="-0.436003298007723">
            <text:p>-0.436003298</text:p>
          </table:table-cell>
          <table:table-cell/>
        </table:table-row>
        <table:table-row table:style-name="ro1">
          <table:table-cell office:value-type="float" office:value="-0.499086683155301">
            <text:p>-0.4990866832</text:p>
          </table:table-cell>
          <table:table-cell/>
        </table:table-row>
        <table:table-row table:style-name="ro1">
          <table:table-cell office:value-type="float" office:value="-0.560323144001844">
            <text:p>-0.560323144</text:p>
          </table:table-cell>
          <table:table-cell/>
        </table:table-row>
        <table:table-row table:style-name="ro1">
          <table:table-cell office:value-type="float" office:value="-0.619260575436707">
            <text:p>-0.6192605754</text:p>
          </table:table-cell>
          <table:table-cell/>
        </table:table-row>
        <table:table-row table:style-name="ro1">
          <table:table-cell office:value-type="float" office:value="-0.675461825040318">
            <text:p>-0.675461825</text:p>
          </table:table-cell>
          <table:table-cell/>
        </table:table-row>
        <table:table-row table:style-name="ro1">
          <table:table-cell office:value-type="float" office:value="-0.728508274889457">
            <text:p>-0.7285082749</text:p>
          </table:table-cell>
          <table:table-cell/>
        </table:table-row>
        <table:table-row table:style-name="ro1">
          <table:table-cell office:value-type="float" office:value="-0.778003291551047">
            <text:p>-0.7780032916</text:p>
          </table:table-cell>
          <table:table-cell/>
        </table:table-row>
        <table:table-row table:style-name="ro1">
          <table:table-cell office:value-type="float" office:value="-0.823575516088545">
            <text:p>-0.8235755161</text:p>
          </table:table-cell>
          <table:table-cell/>
        </table:table-row>
        <table:table-row table:style-name="ro1">
          <table:table-cell office:value-type="float" office:value="-0.864881967089719">
            <text:p>-0.8648819671</text:p>
          </table:table-cell>
          <table:table-cell/>
        </table:table-row>
        <table:table-row table:style-name="ro1">
          <table:table-cell office:value-type="float" office:value="-0.901610931128055">
            <text:p>-0.9016109311</text:p>
          </table:table-cell>
          <table:table-cell/>
        </table:table-row>
        <table:table-row table:style-name="ro1">
          <table:table-cell office:value-type="float" office:value="-0.933484616681747">
            <text:p>-0.9334846167</text:p>
          </table:table-cell>
          <table:table-cell/>
        </table:table-row>
        <table:table-row table:style-name="ro1">
          <table:table-cell office:value-type="float" office:value="-0.960261549341543">
            <text:p>-0.9602615493</text:p>
          </table:table-cell>
          <table:table-cell/>
        </table:table-row>
        <table:table-row table:style-name="ro1">
          <table:table-cell office:value-type="float" office:value="-0.981738688128388">
            <text:p>-0.9817386881</text:p>
          </table:table-cell>
          <table:table-cell/>
        </table:table-row>
        <table:table-row table:style-name="ro1">
          <table:table-cell office:value-type="float" office:value="-0.99775324489753">
            <text:p>-0.9977532449</text:p>
          </table:table-cell>
          <table:table-cell/>
        </table:table-row>
        <table:table-row table:style-name="ro1">
          <table:table-cell office:value-type="float" office:value="-1.00818419111159">
            <text:p>-1.0081841911</text:p>
          </table:table-cell>
          <table:table-cell/>
        </table:table-row>
        <table:table-row table:style-name="ro1">
          <table:table-cell office:value-type="float" office:value="-1.01295343870252">
            <text:p>-1.0129534387</text:p>
          </table:table-cell>
          <table:table-cell/>
        </table:table-row>
        <table:table-row table:style-name="ro1">
          <table:table-cell office:value-type="float" office:value="-1.01202668429243">
            <text:p>-1.0120266843</text:p>
          </table:table-cell>
          <table:table-cell/>
        </table:table-row>
        <table:table-row table:style-name="ro1">
          <table:table-cell office:value-type="float" office:value="-1.0054139086863">
            <text:p>-1.0054139087</text:p>
          </table:table-cell>
          <table:table-cell/>
        </table:table-row>
        <table:table-row table:style-name="ro1">
          <table:table-cell office:value-type="float" office:value="-0.993169526264191">
            <text:p>-0.9931695263</text:p>
          </table:table-cell>
          <table:table-cell/>
        </table:table-row>
        <table:table-row table:style-name="ro1">
          <table:table-cell office:value-type="float" office:value="-0.975392181665709">
            <text:p>-0.9753921817</text:p>
          </table:table-cell>
          <table:table-cell/>
        </table:table-row>
        <table:table-row table:style-name="ro1">
          <table:table-cell office:value-type="float" office:value="-0.952224193953705">
            <text:p>-0.952224194</text:p>
          </table:table-cell>
          <table:table-cell/>
        </table:table-row>
        <table:table-row table:style-name="ro1">
          <table:table-cell office:value-type="float" office:value="-0.923850651244233">
            <text:p>-0.9238506512</text:p>
          </table:table-cell>
          <table:table-cell/>
        </table:table-row>
        <table:table-row table:style-name="ro1">
          <table:table-cell office:value-type="float" office:value="-0.890498161574831">
            <text:p>-0.8904981616</text:p>
          </table:table-cell>
          <table:table-cell/>
        </table:table-row>
        <table:table-row table:style-name="ro1">
          <table:table-cell office:value-type="float" office:value="-0.852433268529974">
            <text:p>-0.8524332685</text:p>
          </table:table-cell>
          <table:table-cell/>
        </table:table-row>
        <table:table-row table:style-name="ro1">
          <table:table-cell office:value-type="float" office:value="-0.809960542829931">
            <text:p>-0.8099605428</text:p>
          </table:table-cell>
          <table:table-cell/>
        </table:table-row>
        <table:table-row table:style-name="ro1">
          <table:table-cell office:value-type="float" office:value="-0.76342036369531">
            <text:p>-0.7634203637</text:p>
          </table:table-cell>
          <table:table-cell/>
        </table:table-row>
        <table:table-row table:style-name="ro1">
          <table:table-cell office:value-type="float" office:value="-0.713186406303811">
            <text:p>-0.7131864063</text:p>
          </table:table-cell>
          <table:table-cell/>
        </table:table-row>
        <table:table-row table:style-name="ro1">
          <table:table-cell office:value-type="float" office:value="-0.659662854037688">
            <text:p>-0.659662854</text:p>
          </table:table-cell>
          <table:table-cell/>
        </table:table-row>
        <table:table-row table:style-name="ro1">
          <table:table-cell office:value-type="float" office:value="-0.603281356461487">
            <text:p>-0.6032813565</text:p>
          </table:table-cell>
          <table:table-cell/>
        </table:table-row>
        <table:table-row table:style-name="ro1">
          <table:table-cell office:value-type="float" office:value="-0.544497756051049">
            <text:p>-0.5444977561</text:p>
          </table:table-cell>
          <table:table-cell/>
        </table:table-row>
        <table:table-row table:style-name="ro1">
          <table:table-cell office:value-type="float" office:value="-0.483788608600408">
            <text:p>-0.4837886086</text:p>
          </table:table-cell>
          <table:table-cell/>
        </table:table-row>
        <table:table-row table:style-name="ro1">
          <table:table-cell office:value-type="float" office:value="-0.42164752394688">
            <text:p>-0.4216475239</text:p>
          </table:table-cell>
          <table:table-cell/>
        </table:table-row>
        <table:table-row table:style-name="ro1">
          <table:table-cell office:value-type="float" office:value="-0.358581355163109">
            <text:p>-0.3585813552</text:p>
          </table:table-cell>
          <table:table-cell/>
        </table:table-row>
        <table:table-row table:style-name="ro1">
          <table:table-cell office:value-type="float" office:value="-0.2951062656549">
            <text:p>-0.2951062657</text:p>
          </table:table-cell>
          <table:table-cell/>
        </table:table-row>
        <table:table-row table:style-name="ro1">
          <table:table-cell office:value-type="float" office:value="-0.231743704665237">
            <text:p>-0.2317437047</text:p>
          </table:table-cell>
          <table:table-cell/>
        </table:table-row>
        <table:table-row table:style-name="ro1">
          <table:table-cell office:value-type="float" office:value="-0.16901632250879">
            <text:p>-0.1690163225</text:p>
          </table:table-cell>
          <table:table-cell/>
        </table:table-row>
        <table:table-row table:style-name="ro1">
          <table:table-cell office:value-type="float" office:value="-0.107443857440452">
            <text:p>-0.1074438574</text:p>
          </table:table-cell>
          <table:table-cell/>
        </table:table-row>
        <table:table-row table:style-name="ro1">
          <table:table-cell office:value-type="float" office:value="-0.0475390263907965">
            <text:p>-0.0475390264</text:p>
          </table:table-cell>
          <table:table-cell/>
        </table:table-row>
        <table:table-row table:style-name="ro1">
          <table:table-cell office:value-type="float" office:value="0.0101965481221079">
            <text:p>0.0101965481</text:p>
          </table:table-cell>
          <table:table-cell/>
        </table:table-row>
        <table:table-row table:style-name="ro1">
          <table:table-cell office:value-type="float" office:value="0.0652763427730349">
            <text:p>0.0652763428</text:p>
          </table:table-cell>
          <table:table-cell/>
        </table:table-row>
        <table:table-row table:style-name="ro1">
          <table:table-cell office:value-type="float" office:value="0.117232838201285">
            <text:p>0.1172328382</text:p>
          </table:table-cell>
          <table:table-cell/>
        </table:table-row>
        <table:table-row table:style-name="ro1">
          <table:table-cell office:value-type="float" office:value="0.165621292754792">
            <text:p>0.1656212928</text:p>
          </table:table-cell>
          <table:table-cell/>
        </table:table-row>
        <table:table-row table:style-name="ro1">
          <table:table-cell office:value-type="float" office:value="0.210023355114819">
            <text:p>0.2100233551</text:p>
          </table:table-cell>
          <table:table-cell/>
        </table:table-row>
        <table:table-row table:style-name="ro1">
          <table:table-cell office:value-type="float" office:value="0.250050486875521">
            <text:p>0.2500504869</text:p>
          </table:table-cell>
          <table:table-cell/>
        </table:table-row>
        <table:table-row table:style-name="ro1">
          <table:table-cell office:value-type="float" office:value="0.28534716754932">
            <text:p>0.2853471675</text:p>
          </table:table-cell>
          <table:table-cell/>
        </table:table-row>
        <table:table-row table:style-name="ro1">
          <table:table-cell office:value-type="float" office:value="0.315593856085109">
            <text:p>0.3155938561</text:p>
          </table:table-cell>
          <table:table-cell/>
        </table:table-row>
        <table:table-row table:style-name="ro1">
          <table:table-cell office:value-type="float" office:value="0.340509684810319">
            <text:p>0.3405096848</text:p>
          </table:table-cell>
          <table:table-cell/>
        </table:table-row>
        <table:table-row table:style-name="ro1">
          <table:table-cell office:value-type="float" office:value="0.359854863725414">
            <text:p>0.3598548637</text:p>
          </table:table-cell>
          <table:table-cell/>
        </table:table-row>
        <table:table-row table:style-name="ro1">
          <table:table-cell office:value-type="float" office:value="0.373432775275274">
            <text:p>0.3734327753</text:p>
          </table:table-cell>
          <table:table-cell/>
        </table:table-row>
        <table:table-row table:style-name="ro1">
          <table:table-cell office:value-type="float" office:value="0.381091742079112">
            <text:p>0.3810917421</text:p>
          </table:table-cell>
          <table:table-cell/>
        </table:table-row>
        <table:table-row table:style-name="ro1">
          <table:table-cell office:value-type="float" office:value="0.382726452601177">
            <text:p>0.3827264526</text:p>
          </table:table-cell>
          <table:table-cell/>
        </table:table-row>
        <table:table-row table:style-name="ro1">
          <table:table-cell office:value-type="float" office:value="0.378279032368926">
            <text:p>0.3782790324</text:p>
          </table:table-cell>
          <table:table-cell/>
        </table:table-row>
        <table:table-row table:style-name="ro1">
          <table:table-cell office:value-type="float" office:value="0.367739751073403">
            <text:p>0.3677397511</text:p>
          </table:table-cell>
          <table:table-cell/>
        </table:table-row>
        <table:table-row table:style-name="ro1">
          <table:table-cell office:value-type="float" office:value="0.351147358697147">
            <text:p>0.3511473587</text:p>
          </table:table-cell>
          <table:table-cell/>
        </table:table-row>
        <table:table-row table:style-name="ro1">
          <table:table-cell office:value-type="float" office:value="0.328589046685967">
            <text:p>0.3285890467</text:p>
          </table:table-cell>
          <table:table-cell/>
        </table:table-row>
        <table:table-row table:style-name="ro1">
          <table:table-cell office:value-type="float" office:value="0.300200033090379">
            <text:p>0.3002000331</text:p>
          </table:table-cell>
          <table:table-cell/>
        </table:table-row>
        <table:table-row table:style-name="ro1">
          <table:table-cell office:value-type="float" office:value="0.266162773527293">
            <text:p>0.2661627735</text:p>
          </table:table-cell>
          <table:table-cell/>
        </table:table-row>
        <table:table-row table:style-name="ro1">
          <table:table-cell office:value-type="float" office:value="0.226705802730123">
            <text:p>0.2267058027</text:p>
          </table:table-cell>
          <table:table-cell/>
        </table:table-row>
        <table:table-row table:style-name="ro1">
          <table:table-cell office:value-type="float" office:value="0.182102214342854">
            <text:p>0.1821022143</text:p>
          </table:table-cell>
          <table:table-cell/>
        </table:table-row>
        <table:table-row table:style-name="ro1">
          <table:table-cell office:value-type="float" office:value="0.13266778944826">
            <text:p>0.1326677894</text:p>
          </table:table-cell>
          <table:table-cell/>
        </table:table-row>
        <table:table-row table:style-name="ro1">
          <table:table-cell office:value-type="float" office:value="0.0787587870798571">
            <text:p>0.0787587871</text:p>
          </table:table-cell>
          <table:table-cell/>
        </table:table-row>
        <table:table-row table:style-name="ro1">
          <table:table-cell office:value-type="float" office:value="0.0207694126301335">
            <text:p>0.0207694126</text:p>
          </table:table-cell>
          <table:table-cell/>
        </table:table-row>
        <table:table-row table:style-name="ro1">
          <table:table-cell office:value-type="float" office:value="-0.0408710173874703">
            <text:p>-0.0408710174</text:p>
          </table:table-cell>
          <table:table-cell/>
        </table:table-row>
        <table:table-row table:style-name="ro1">
          <table:table-cell office:value-type="float" office:value="-0.105701193358055">
            <text:p>-0.1057011934</text:p>
          </table:table-cell>
          <table:table-cell/>
        </table:table-row>
        <table:table-row table:style-name="ro1">
          <table:table-cell office:value-type="float" office:value="-0.173231190251071">
            <text:p>-0.1732311903</text:p>
          </table:table-cell>
          <table:table-cell/>
        </table:table-row>
        <table:table-row table:style-name="ro1">
          <table:table-cell office:value-type="float" office:value="-0.242946079781558">
            <text:p>-0.2429460798</text:p>
          </table:table-cell>
          <table:table-cell/>
        </table:table-row>
        <table:table-row table:style-name="ro1">
          <table:table-cell office:value-type="float" office:value="-0.31430974997137">
            <text:p>-0.31430975</text:p>
          </table:table-cell>
          <table:table-cell/>
        </table:table-row>
        <table:table-row table:style-name="ro1">
          <table:table-cell office:value-type="float" office:value="-0.386768903356597">
            <text:p>-0.3867689034</text:p>
          </table:table-cell>
          <table:table-cell/>
        </table:table-row>
        <table:table-row table:style-name="ro1">
          <table:table-cell office:value-type="float" office:value="-0.459757203628593">
            <text:p>-0.4597572036</text:p>
          </table:table-cell>
          <table:table-cell/>
        </table:table-row>
        <table:table-row table:style-name="ro1">
          <table:table-cell office:value-type="float" office:value="-0.532699539268801">
            <text:p>-0.5326995393</text:p>
          </table:table-cell>
          <table:table-cell/>
        </table:table-row>
        <table:table-row table:style-name="ro1">
          <table:table-cell office:value-type="float" office:value="-0.605016371751187">
            <text:p>-0.6050163718</text:p>
          </table:table-cell>
          <table:table-cell/>
        </table:table-row>
        <table:table-row table:style-name="ro1">
          <table:table-cell office:value-type="float" office:value="-0.676128135149598">
            <text:p>-0.6761281351</text:p>
          </table:table-cell>
          <table:table-cell/>
        </table:table-row>
        <table:table-row table:style-name="ro1">
          <table:table-cell office:value-type="float" office:value="-0.745459653505934">
            <text:p>-0.7454596535</text:p>
          </table:table-cell>
          <table:table-cell/>
        </table:table-row>
        <table:table-row table:style-name="ro1">
          <table:table-cell office:value-type="float" office:value="-0.812444542093581">
            <text:p>-0.8124445421</text:p>
          </table:table-cell>
          <table:table-cell/>
        </table:table-row>
        <table:table-row table:style-name="ro1">
          <table:table-cell office:value-type="float" office:value="-0.876529558750381">
            <text:p>-0.8765295588</text:p>
          </table:table-cell>
          <table:table-cell/>
        </table:table-row>
        <table:table-row table:style-name="ro1">
          <table:table-cell office:value-type="float" office:value="-0.937178871757701">
            <text:p>-0.9371788718</text:p>
          </table:table-cell>
          <table:table-cell/>
        </table:table-row>
        <table:table-row table:style-name="ro1">
          <table:table-cell office:value-type="float" office:value="-0.993878211303816">
            <text:p>-0.9938782113</text:p>
          </table:table-cell>
          <table:table-cell/>
        </table:table-row>
        <table:table-row table:style-name="ro1">
          <table:table-cell office:value-type="float" office:value="-1.04613887238765">
            <text:p>-1.0461388724</text:p>
          </table:table-cell>
          <table:table-cell/>
        </table:table-row>
        <table:table-row table:style-name="ro1">
          <table:table-cell office:value-type="float" office:value="-1.09350153808659">
            <text:p>-1.0935015381</text:p>
          </table:table-cell>
          <table:table-cell/>
        </table:table-row>
        <table:table-row table:style-name="ro1">
          <table:table-cell office:value-type="float" office:value="-1.13553989342171">
            <text:p>-1.1355398934</text:p>
          </table:table-cell>
          <table:table-cell/>
        </table:table-row>
        <table:table-row table:style-name="ro1">
          <table:table-cell office:value-type="float" office:value="-1.17186400159574">
            <text:p>-1.1718640016</text:p>
          </table:table-cell>
          <table:table-cell/>
        </table:table-row>
        <table:table-row table:style-name="ro1">
          <table:table-cell office:value-type="float" office:value="-1.20212341614121">
            <text:p>-1.2021234161</text:p>
          </table:table-cell>
          <table:table-cell/>
        </table:table-row>
        <table:table-row table:style-name="ro1">
          <table:table-cell office:value-type="float" office:value="-1.22601000448599">
            <text:p>-1.2260100045</text:p>
          </table:table-cell>
          <table:table-cell/>
        </table:table-row>
        <table:table-row table:style-name="ro1">
          <table:table-cell office:value-type="float" office:value="-1.24326046060484">
            <text:p>-1.2432604606</text:p>
          </table:table-cell>
          <table:table-cell/>
        </table:table-row>
        <table:table-row table:style-name="ro1">
          <table:table-cell office:value-type="float" office:value="-1.25365848676326">
            <text:p>-1.2536584868</text:p>
          </table:table-cell>
          <table:table-cell/>
        </table:table-row>
        <table:table-row table:style-name="ro1">
          <table:table-cell office:value-type="float" office:value="-1.25703662685468">
            <text:p>-1.2570366269</text:p>
          </table:table-cell>
          <table:table-cell/>
        </table:table-row>
        <table:table-row table:style-name="ro1">
          <table:table-cell office:value-type="float" office:value="-1.25327773646607">
            <text:p>-1.2532777365</text:p>
          </table:table-cell>
          <table:table-cell/>
        </table:table-row>
        <table:table-row table:style-name="ro1">
          <table:table-cell office:value-type="float" office:value="-1.24231607755914">
            <text:p>-1.2423160776</text:p>
          </table:table-cell>
          <table:table-cell/>
        </table:table-row>
        <table:table-row table:style-name="ro1">
          <table:table-cell office:value-type="float" office:value="-1.22413802850394">
            <text:p>-1.2241380285</text:p>
          </table:table-cell>
          <table:table-cell/>
        </table:table-row>
        <table:table-row table:style-name="ro1">
          <table:table-cell office:value-type="float" office:value="-1.19878240312642">
            <text:p>-1.1987824031</text:p>
          </table:table-cell>
          <table:table-cell/>
        </table:table-row>
        <table:table-row table:style-name="ro1">
          <table:table-cell office:value-type="float" office:value="-1.16634037540932">
            <text:p>-1.1663403754</text:p>
          </table:table-cell>
          <table:table-cell/>
        </table:table-row>
        <table:table-row table:style-name="ro1">
          <table:table-cell office:value-type="float" office:value="-1.12695500949352">
            <text:p>-1.1269550095</text:p>
          </table:table-cell>
          <table:table-cell/>
        </table:table-row>
        <table:table-row table:style-name="ro1">
          <table:table-cell office:value-type="float" office:value="-1.08082039764127">
            <text:p>-1.0808203976</text:p>
          </table:table-cell>
          <table:table-cell/>
        </table:table-row>
        <table:table-row table:style-name="ro1">
          <table:table-cell office:value-type="float" office:value="-1.02818041182047">
            <text:p>-1.0281804118</text:p>
          </table:table-cell>
          <table:table-cell/>
        </table:table-row>
        <table:table-row table:style-name="ro1">
          <table:table-cell office:value-type="float" office:value="-0.96932707752754">
            <text:p>-0.9693270775</text:p>
          </table:table-cell>
          <table:table-cell/>
        </table:table-row>
        <table:table-row table:style-name="ro1">
          <table:table-cell office:value-type="float" office:value="-0.904598581361822">
            <text:p>-0.9045985814</text:p>
          </table:table-cell>
          <table:table-cell/>
        </table:table-row>
        <table:table-row table:style-name="ro1">
          <table:table-cell office:value-type="float" office:value="-0.834376926675298">
            <text:p>-0.8343769267</text:p>
          </table:table-cell>
          <table:table-cell/>
        </table:table-row>
        <table:table-row table:style-name="ro1">
          <table:table-cell office:value-type="float" office:value="-0.759085254325428">
            <text:p>-0.7590852543</text:p>
          </table:table-cell>
          <table:table-cell/>
        </table:table-row>
        <table:table-row table:style-name="ro1">
          <table:table-cell office:value-type="float" office:value="-0.679184848135236">
            <text:p>-0.6791848481</text:p>
          </table:table-cell>
          <table:table-cell/>
        </table:table-row>
        <table:table-row table:style-name="ro1">
          <table:table-cell office:value-type="float" office:value="-0.595171847094191">
            <text:p>-0.5951718471</text:p>
          </table:table-cell>
          <table:table-cell/>
        </table:table-row>
        <table:table-row table:style-name="ro1">
          <table:table-cell office:value-type="float" office:value="-0.507573688595654">
            <text:p>-0.5075736886</text:p>
          </table:table-cell>
          <table:table-cell/>
        </table:table-row>
        <table:table-row table:style-name="ro1">
          <table:table-cell office:value-type="float" office:value="-0.416945309086003">
            <text:p>-0.4169453091</text:p>
          </table:table-cell>
          <table:table-cell/>
        </table:table-row>
        <table:table-row table:style-name="ro1">
          <table:table-cell office:value-type="float" office:value="-0.323865130379157">
            <text:p>-0.3238651304</text:p>
          </table:table-cell>
          <table:table-cell/>
        </table:table-row>
        <table:table-row table:style-name="ro1">
          <table:table-cell office:value-type="float" office:value="-0.228930861555129">
            <text:p>-0.2289308616</text:p>
          </table:table-cell>
          <table:table-cell/>
        </table:table-row>
        <table:table-row table:style-name="ro1">
          <table:table-cell office:value-type="float" office:value="-0.132755147798058">
            <text:p>-0.1327551478</text:p>
          </table:table-cell>
          <table:table-cell/>
        </table:table-row>
        <table:table-row table:style-name="ro1">
          <table:table-cell office:value-type="float" office:value="-0.0359610987279892">
            <text:p>-0.0359610987</text:p>
          </table:table-cell>
          <table:table-cell/>
        </table:table-row>
        <table:table-row table:style-name="ro1">
          <table:table-cell office:value-type="float" office:value="0.0608222702687263">
            <text:p>0.0608222703</text:p>
          </table:table-cell>
          <table:table-cell/>
        </table:table-row>
        <table:table-row table:style-name="ro1">
          <table:table-cell office:value-type="float" office:value="0.156964649509797">
            <text:p>0.1569646495</text:p>
          </table:table-cell>
          <table:table-cell/>
        </table:table-row>
        <table:table-row table:style-name="ro1">
          <table:table-cell office:value-type="float" office:value="0.251839064652842">
            <text:p>0.2518390647</text:p>
          </table:table-cell>
          <table:table-cell/>
        </table:table-row>
        <table:table-row table:style-name="ro1">
          <table:table-cell office:value-type="float" office:value="0.344826489690454">
            <text:p>0.3448264897</text:p>
          </table:table-cell>
          <table:table-cell/>
        </table:table-row>
        <table:table-row table:style-name="ro1">
          <table:table-cell office:value-type="float" office:value="0.4353204085931">
            <text:p>0.4353204086</text:p>
          </table:table-cell>
          <table:table-cell/>
        </table:table-row>
        <table:table-row table:style-name="ro1">
          <table:table-cell office:value-type="float" office:value="0.522731291247544">
            <text:p>0.5227312912</text:p>
          </table:table-cell>
          <table:table-cell/>
        </table:table-row>
        <table:table-row table:style-name="ro1">
          <table:table-cell office:value-type="float" office:value="0.606490949960291">
            <text:p>0.60649095</text:p>
          </table:table-cell>
          <table:table-cell/>
        </table:table-row>
        <table:table-row table:style-name="ro1">
          <table:table-cell office:value-type="float" office:value="0.686056743674144">
            <text:p>0.6860567437</text:p>
          </table:table-cell>
          <table:table-cell/>
        </table:table-row>
        <table:table-row table:style-name="ro1">
          <table:table-cell office:value-type="float" office:value="0.760915598175482">
            <text:p>0.7609155982</text:p>
          </table:table-cell>
          <table:table-cell/>
        </table:table-row>
        <table:table-row table:style-name="ro1">
          <table:table-cell office:value-type="float" office:value="0.83058781194099">
            <text:p>0.8305878119</text:p>
          </table:table-cell>
          <table:table-cell/>
        </table:table-row>
        <table:table-row table:style-name="ro1">
          <table:table-cell office:value-type="float" office:value="0.894630618875611">
            <text:p>0.8946306189</text:p>
          </table:table-cell>
          <table:table-cell/>
        </table:table-row>
        <table:table-row table:style-name="ro1">
          <table:table-cell office:value-type="float" office:value="0.952641481015116">
            <text:p>0.952641481</text:p>
          </table:table-cell>
          <table:table-cell/>
        </table:table-row>
        <table:table-row table:style-name="ro1">
          <table:table-cell office:value-type="float" office:value="1.00426108629395">
            <text:p>1.0042610863</text:p>
          </table:table-cell>
          <table:table-cell/>
        </table:table-row>
        <table:table-row table:style-name="ro1">
          <table:table-cell office:value-type="float" office:value="1.0491760286955">
            <text:p>1.0491760287</text:p>
          </table:table-cell>
          <table:table-cell/>
        </table:table-row>
        <table:table-row table:style-name="ro1">
          <table:table-cell office:value-type="float" office:value="1.08712115049121">
            <text:p>1.0871211505</text:p>
          </table:table-cell>
          <table:table-cell/>
        </table:table-row>
        <table:table-row table:style-name="ro1">
          <table:table-cell office:value-type="float" office:value="1.11788152881849">
            <text:p>1.1178815288</text:p>
          </table:table-cell>
          <table:table-cell/>
        </table:table-row>
        <table:table-row table:style-name="ro1">
          <table:table-cell office:value-type="float" office:value="1.14129409152568">
            <text:p>1.1412940915</text:p>
          </table:table-cell>
          <table:table-cell/>
        </table:table-row>
        <table:table-row table:style-name="ro1">
          <table:table-cell office:value-type="float" office:value="1.15724885000454">
            <text:p>1.15724885</text:p>
          </table:table-cell>
          <table:table-cell/>
        </table:table-row>
        <table:table-row table:style-name="ro1">
          <table:table-cell office:value-type="float" office:value="1.16568973961653">
            <text:p>1.1656897396</text:p>
          </table:table-cell>
          <table:table-cell/>
        </table:table-row>
        <table:table-row table:style-name="ro1">
          <table:table-cell office:value-type="float" office:value="1.1666150612745">
            <text:p>1.1666150613</text:p>
          </table:table-cell>
          <table:table-cell/>
        </table:table-row>
        <table:table-row table:style-name="ro1">
          <table:table-cell office:value-type="float" office:value="1.16007752074625">
            <text:p>1.1600775207</text:p>
          </table:table-cell>
          <table:table-cell/>
        </table:table-row>
        <table:table-row table:style-name="ro1">
          <table:table-cell office:value-type="float" office:value="1.1461838652751">
            <text:p>1.1461838653</text:p>
          </table:table-cell>
          <table:table-cell/>
        </table:table-row>
        <table:table-row table:style-name="ro1">
          <table:table-cell office:value-type="float" office:value="1.1250941201441">
            <text:p>1.1250941201</text:p>
          </table:table-cell>
          <table:table-cell/>
        </table:table-row>
        <table:table-row table:style-name="ro1">
          <table:table-cell office:value-type="float" office:value="1.09702043082044">
            <text:p>1.0970204308</text:p>
          </table:table-cell>
          <table:table-cell/>
        </table:table-row>
        <table:table-row table:style-name="ro1">
          <table:table-cell office:value-type="float" office:value="1.06222551928253">
            <text:p>1.0622255193</text:p>
          </table:table-cell>
          <table:table-cell/>
        </table:table-row>
        <table:table-row table:style-name="ro1">
          <table:table-cell office:value-type="float" office:value="1.02102076603104">
            <text:p>1.021020766</text:p>
          </table:table-cell>
          <table:table-cell/>
        </table:table-row>
        <table:table-row table:style-name="ro1">
          <table:table-cell office:value-type="float" office:value="0.973763932095947">
            <text:p>0.9737639321</text:p>
          </table:table-cell>
          <table:table-cell/>
        </table:table-row>
        <table:table-row table:style-name="ro1">
          <table:table-cell office:value-type="float" office:value="0.920856538051162">
            <text:p>0.9208565381</text:p>
          </table:table-cell>
          <table:table-cell/>
        </table:table-row>
        <table:table-row table:style-name="ro1">
          <table:table-cell office:value-type="float" office:value="0.86274091961783">
            <text:p>0.8627409196</text:p>
          </table:table-cell>
          <table:table-cell/>
        </table:table-row>
        <table:table-row table:style-name="ro1">
          <table:table-cell office:value-type="float" office:value="0.799896981856709">
            <text:p>0.7998969819</text:p>
          </table:table-cell>
          <table:table-cell/>
        </table:table-row>
        <table:table-row table:style-name="ro1">
          <table:table-cell office:value-type="float" office:value="0.732838676200391">
            <text:p>0.7328386762</text:p>
          </table:table-cell>
          <table:table-cell/>
        </table:table-row>
        <table:table-row table:style-name="ro1">
          <table:table-cell office:value-type="float" office:value="0.662110226641667">
            <text:p>0.6621102266</text:p>
          </table:table-cell>
          <table:table-cell/>
        </table:table-row>
        <table:table-row table:style-name="ro1">
          <table:table-cell office:value-type="float" office:value="0.588282133258386">
            <text:p>0.5882821333</text:p>
          </table:table-cell>
          <table:table-cell/>
        </table:table-row>
        <table:table-row table:style-name="ro1">
          <table:table-cell office:value-type="float" office:value="0.511946982904375">
            <text:p>0.5119469829</text:p>
          </table:table-cell>
          <table:table-cell/>
        </table:table-row>
        <table:table-row table:style-name="ro1">
          <table:table-cell office:value-type="float" office:value="0.43371509831833">
            <text:p>0.4337150983</text:p>
          </table:table-cell>
          <table:table-cell/>
        </table:table-row>
        <table:table-row table:style-name="ro1">
          <table:table-cell office:value-type="float" office:value="0.354210058086369">
            <text:p>0.3542100581</text:p>
          </table:table-cell>
          <table:table-cell/>
        </table:table-row>
        <table:table-row table:style-name="ro1">
          <table:table-cell office:value-type="float" office:value="0.274064120831916">
            <text:p>0.2740641208</text:p>
          </table:table-cell>
          <table:table-cell/>
        </table:table-row>
        <table:table-row table:style-name="ro1">
          <table:table-cell office:value-type="float" office:value="0.193913587690912">
            <text:p>0.1939135877</text:p>
          </table:table-cell>
          <table:table-cell/>
        </table:table-row>
        <table:table-row table:style-name="ro1">
          <table:table-cell office:value-type="float" office:value="0.114394137556462">
            <text:p>0.1143941376</text:p>
          </table:table-cell>
          <table:table-cell/>
        </table:table-row>
        <table:table-row table:style-name="ro1">
          <table:table-cell office:value-type="float" office:value="0.036136169742494">
            <text:p>0.0361361697</text:p>
          </table:table-cell>
          <table:table-cell/>
        </table:table-row>
        <table:table-row table:style-name="ro1">
          <table:table-cell office:value-type="float" office:value="-0.0402398113809981">
            <text:p>-0.0402398114</text:p>
          </table:table-cell>
          <table:table-cell/>
        </table:table-row>
        <table:table-row table:style-name="ro1">
          <table:table-cell office:value-type="float" office:value="-0.114127735585521">
            <text:p>-0.1141277356</text:p>
          </table:table-cell>
          <table:table-cell/>
        </table:table-row>
        <table:table-row table:style-name="ro1">
          <table:table-cell office:value-type="float" office:value="-0.184940396234006">
            <text:p>-0.1849403962</text:p>
          </table:table-cell>
          <table:table-cell/>
        </table:table-row>
        <table:table-row table:style-name="ro1">
          <table:table-cell office:value-type="float" office:value="-0.252113737269929">
            <text:p>-0.2521137373</text:p>
          </table:table-cell>
          <table:table-cell/>
        </table:table-row>
        <table:table-row table:style-name="ro1">
          <table:table-cell office:value-type="float" office:value="-0.315110966145147">
            <text:p>-0.3151109661</text:p>
          </table:table-cell>
          <table:table-cell/>
        </table:table-row>
        <table:table-row table:style-name="ro1">
          <table:table-cell office:value-type="float" office:value="-0.373426462435132">
            <text:p>-0.3734264624</text:p>
          </table:table-cell>
          <table:table-cell/>
        </table:table-row>
        <table:table-row table:style-name="ro1">
          <table:table-cell office:value-type="float" office:value="-0.426589453465395">
            <text:p>-0.4265894535</text:p>
          </table:table-cell>
          <table:table-cell/>
        </table:table-row>
        <table:table-row table:style-name="ro1">
          <table:table-cell office:value-type="float" office:value="-0.474167430060903">
            <text:p>-0.4741674301</text:p>
          </table:table-cell>
          <table:table-cell/>
        </table:table-row>
        <table:table-row table:style-name="ro1">
          <table:table-cell office:value-type="float" office:value="-0.515769277518285">
            <text:p>-0.5157692775</text:p>
          </table:table-cell>
          <table:table-cell/>
        </table:table-row>
        <table:table-row table:style-name="ro1">
          <table:table-cell office:value-type="float" office:value="-0.551048099071669">
            <text:p>-0.5510480991</text:p>
          </table:table-cell>
          <table:table-cell/>
        </table:table-row>
        <table:table-row table:style-name="ro1">
          <table:table-cell office:value-type="float" office:value="-0.579703711461519">
            <text:p>-0.5797037115</text:p>
          </table:table-cell>
          <table:table-cell/>
        </table:table-row>
        <table:table-row table:style-name="ro1">
          <table:table-cell office:value-type="float" office:value="-0.601484794702995">
            <text:p>-0.6014847947</text:p>
          </table:table-cell>
          <table:table-cell/>
        </table:table-row>
        <table:table-row table:style-name="ro1">
          <table:table-cell office:value-type="float" office:value="-0.616190680766677">
            <text:p>-0.6161906808</text:p>
          </table:table-cell>
          <table:table-cell/>
        </table:table-row>
        <table:table-row table:style-name="ro1">
          <table:table-cell office:value-type="float" office:value="-0.623672768610812">
            <text:p>-0.6236727686</text:p>
          </table:table-cell>
          <table:table-cell/>
        </table:table-row>
        <table:table-row table:style-name="ro1">
          <table:table-cell office:value-type="float" office:value="-0.623835555818375">
            <text:p>-0.6238355558</text:p>
          </table:table-cell>
          <table:table-cell/>
        </table:table-row>
        <table:table-row table:style-name="ro1">
          <table:table-cell office:value-type="float" office:value="-0.616637279973448">
            <text:p>-0.61663728</text:p>
          </table:table-cell>
          <table:table-cell/>
        </table:table-row>
        <table:table-row table:style-name="ro1">
          <table:table-cell office:value-type="float" office:value="-0.602090165837349">
            <text:p>-0.6020901658</text:p>
          </table:table-cell>
          <table:table-cell/>
        </table:table-row>
        <table:table-row table:style-name="ro1">
          <table:table-cell office:value-type="float" office:value="-0.580260277333164">
            <text:p>-0.5802602773</text:p>
          </table:table-cell>
          <table:table-cell/>
        </table:table-row>
        <table:table-row table:style-name="ro1">
          <table:table-cell office:value-type="float" office:value="-0.551266976295637">
            <text:p>-0.5512669763</text:p>
          </table:table-cell>
          <table:table-cell/>
        </table:table-row>
        <table:table-row table:style-name="ro1">
          <table:table-cell office:value-type="float" office:value="-0.515281992869209">
            <text:p>-0.5152819929</text:p>
          </table:table-cell>
          <table:table-cell/>
        </table:table-row>
        <table:table-row table:style-name="ro1">
          <table:table-cell office:value-type="float" office:value="-0.472528115318148">
            <text:p>-0.4725281153</text:p>
          </table:table-cell>
          <table:table-cell/>
        </table:table-row>
        <table:table-row table:style-name="ro1">
          <table:table-cell office:value-type="float" office:value="-0.423277509827732">
            <text:p>-0.4232775098</text:p>
          </table:table-cell>
          <table:table-cell/>
        </table:table-row>
        <table:table-row table:style-name="ro1">
          <table:table-cell office:value-type="float" office:value="-0.367849683602783">
            <text:p>-0.3678496836</text:p>
          </table:table-cell>
          <table:table-cell/>
        </table:table-row>
        <table:table-row table:style-name="ro1">
          <table:table-cell office:value-type="float" office:value="-0.306609107189201">
            <text:p>-0.3066091072</text:p>
          </table:table-cell>
          <table:table-cell/>
        </table:table-row>
        <table:table-row table:style-name="ro1">
          <table:table-cell office:value-type="float" office:value="-0.239962514436353">
            <text:p>-0.2399625144</text:p>
          </table:table-cell>
          <table:table-cell/>
        </table:table-row>
        <table:table-row table:style-name="ro1">
          <table:table-cell office:value-type="float" office:value="-0.168355900863513">
            <text:p>-0.1683559009</text:p>
          </table:table-cell>
          <table:table-cell/>
        </table:table-row>
        <table:table-row table:style-name="ro1">
          <table:table-cell office:value-type="float" office:value="-0.0922712433767132">
            <text:p>-0.0922712434</text:p>
          </table:table-cell>
          <table:table-cell/>
        </table:table-row>
        <table:table-row table:style-name="ro1">
          <table:table-cell office:value-type="float" office:value="-0.0122229662848683">
            <text:p>-0.0122229663</text:p>
          </table:table-cell>
          <table:table-cell/>
        </table:table-row>
        <table:table-row table:style-name="ro1">
          <table:table-cell office:value-type="float" office:value="0.0712458196267057">
            <text:p>0.0712458196</text:p>
          </table:table-cell>
          <table:table-cell/>
        </table:table-row>
        <table:table-row table:style-name="ro1">
          <table:table-cell office:value-type="float" office:value="0.157567276605412">
            <text:p>0.1575672766</text:p>
          </table:table-cell>
          <table:table-cell/>
        </table:table-row>
        <table:table-row table:style-name="ro1">
          <table:table-cell office:value-type="float" office:value="0.246152968279822">
            <text:p>0.2461529683</text:p>
          </table:table-cell>
          <table:table-cell/>
        </table:table-row>
        <table:table-row table:style-name="ro1">
          <table:table-cell office:value-type="float" office:value="0.336398125949301">
            <text:p>0.3363981259</text:p>
          </table:table-cell>
          <table:table-cell/>
        </table:table-row>
        <table:table-row table:style-name="ro1">
          <table:table-cell office:value-type="float" office:value="0.427686020997667">
            <text:p>0.427686021</text:p>
          </table:table-cell>
          <table:table-cell/>
        </table:table-row>
        <table:table-row table:style-name="ro1">
          <table:table-cell office:value-type="float" office:value="0.519392410937894">
            <text:p>0.5193924109</text:p>
          </table:table-cell>
          <table:table-cell/>
        </table:table-row>
        <table:table-row table:style-name="ro1">
          <table:table-cell office:value-type="float" office:value="0.610890026164588">
            <text:p>0.6108900262</text:p>
          </table:table-cell>
          <table:table-cell/>
        </table:table-row>
        <table:table-row table:style-name="ro1">
          <table:table-cell office:value-type="float" office:value="0.701553064310773">
            <text:p>0.7015530643</text:p>
          </table:table-cell>
          <table:table-cell/>
        </table:table-row>
        <table:table-row table:style-name="ro1">
          <table:table-cell office:value-type="float" office:value="0.790761659173982">
            <text:p>0.7907616592</text:p>
          </table:table-cell>
          <table:table-cell/>
        </table:table-row>
        <table:table-row table:style-name="ro1">
          <table:table-cell office:value-type="float" office:value="0.877906291493298">
            <text:p>0.8779062915</text:p>
          </table:table-cell>
          <table:table-cell/>
        </table:table-row>
        <table:table-row table:style-name="ro1">
          <table:table-cell office:value-type="float" office:value="0.962392109420072">
            <text:p>0.9623921094</text:p>
          </table:table-cell>
          <table:table-cell/>
        </table:table-row>
        <table:table-row table:style-name="ro1">
          <table:table-cell office:value-type="float" office:value="1.04364312732556">
            <text:p>1.0436431273</text:p>
          </table:table-cell>
          <table:table-cell/>
        </table:table-row>
        <table:table-row table:style-name="ro1">
          <table:table-cell office:value-type="float" office:value="1.1211062726212">
            <text:p>1.1211062726</text:p>
          </table:table-cell>
          <table:table-cell/>
        </table:table-row>
        <table:table-row table:style-name="ro1">
          <table:table-cell office:value-type="float" office:value="1.19425525152353">
            <text:p>1.1942552515</text:p>
          </table:table-cell>
          <table:table-cell/>
        </table:table-row>
        <table:table-row table:style-name="ro1">
          <table:table-cell office:value-type="float" office:value="1.26259420616442">
            <text:p>1.2625942062</text:p>
          </table:table-cell>
          <table:table-cell/>
        </table:table-row>
        <table:table-row table:style-name="ro1">
          <table:table-cell office:value-type="float" office:value="1.32566113711762">
            <text:p>1.3256611371</text:p>
          </table:table-cell>
          <table:table-cell/>
        </table:table-row>
        <table:table-row table:style-name="ro1">
          <table:table-cell office:value-type="float" office:value="1.38303106726919">
            <text:p>1.3830310673</text:p>
          </table:table-cell>
          <table:table-cell/>
        </table:table-row>
        <table:table-row table:style-name="ro1">
          <table:table-cell office:value-type="float" office:value="1.43431892498974">
            <text:p>1.434318925</text:p>
          </table:table-cell>
          <table:table-cell/>
        </table:table-row>
        <table:table-row table:style-name="ro1">
          <table:table-cell office:value-type="float" office:value="1.47918212675132">
            <text:p>1.4791821268</text:p>
          </table:table-cell>
          <table:table-cell/>
        </table:table-row>
        <table:table-row table:style-name="ro1">
          <table:table-cell office:value-type="float" office:value="1.51732284165719">
            <text:p>1.5173228417</text:p>
          </table:table-cell>
          <table:table-cell/>
        </table:table-row>
        <table:table-row table:style-name="ro1">
          <table:table-cell office:value-type="float" office:value="1.54848992279741">
            <text:p>1.5484899228</text:p>
          </table:table-cell>
          <table:table-cell/>
        </table:table-row>
        <table:table-row table:style-name="ro1">
          <table:table-cell office:value-type="float" office:value="1.57248049289003">
            <text:p>1.5724804929</text:p>
          </table:table-cell>
          <table:table-cell/>
        </table:table-row>
        <table:table-row table:style-name="ro1">
          <table:table-cell office:value-type="float" office:value="1.58914117429609">
            <text:p>1.5891411743</text:p>
          </table:table-cell>
          <table:table-cell/>
        </table:table-row>
        <table:table-row table:style-name="ro1">
          <table:table-cell office:value-type="float" office:value="1.5983689561857">
            <text:p>1.5983689562</text:p>
          </table:table-cell>
          <table:table-cell/>
        </table:table-row>
        <table:table-row table:style-name="ro1">
          <table:table-cell office:value-type="float" office:value="1.60011169436296">
            <text:p>1.6001116944</text:p>
          </table:table-cell>
          <table:table-cell/>
        </table:table-row>
        <table:table-row table:style-name="ro1">
          <table:table-cell office:value-type="float" office:value="1.59436824200667">
            <text:p>1.594368242</text:p>
          </table:table-cell>
          <table:table-cell/>
        </table:table-row>
        <table:table-row table:style-name="ro1">
          <table:table-cell office:value-type="float" office:value="1.58118821233224">
            <text:p>1.5811882123</text:p>
          </table:table-cell>
          <table:table-cell/>
        </table:table-row>
        <table:table-row table:style-name="ro1">
          <table:table-cell office:value-type="float" office:value="1.56067137690562">
            <text:p>1.5606713769</text:p>
          </table:table-cell>
          <table:table-cell/>
        </table:table-row>
        <table:table-row table:style-name="ro1">
          <table:table-cell office:value-type="float" office:value="1.53296670602347">
            <text:p>1.532966706</text:p>
          </table:table-cell>
          <table:table-cell/>
        </table:table-row>
        <table:table-row table:style-name="ro1">
          <table:table-cell office:value-type="float" office:value="1.49827106019328">
            <text:p>1.4982710602</text:p>
          </table:table-cell>
          <table:table-cell/>
        </table:table-row>
        <table:table-row table:style-name="ro1">
          <table:table-cell office:value-type="float" office:value="1.45682754428444">
            <text:p>1.4568275443</text:p>
          </table:table-cell>
          <table:table-cell/>
        </table:table-row>
        <table:table-row table:style-name="ro1">
          <table:table-cell office:value-type="float" office:value="1.40892353835714">
            <text:p>1.4089235384</text:p>
          </table:table-cell>
          <table:table-cell/>
        </table:table-row>
        <table:table-row table:style-name="ro1">
          <table:table-cell office:value-type="float" office:value="1.35488842149208">
            <text:p>1.3548884215</text:p>
          </table:table-cell>
          <table:table-cell/>
        </table:table-row>
        <table:table-row table:style-name="ro1">
          <table:table-cell office:value-type="float" office:value="1.29509100712397">
            <text:p>1.2950910071</text:p>
          </table:table-cell>
          <table:table-cell/>
        </table:table-row>
        <table:table-row table:style-name="ro1">
          <table:table-cell office:value-type="float" office:value="1.2299367104096">
            <text:p>1.2299367104</text:p>
          </table:table-cell>
          <table:table-cell/>
        </table:table-row>
        <table:table-row table:style-name="ro1">
          <table:table-cell office:value-type="float" office:value="1.15986447002224">
            <text:p>1.15986447</text:p>
          </table:table-cell>
          <table:table-cell/>
        </table:table-row>
        <table:table-row table:style-name="ro1">
          <table:table-cell office:value-type="float" office:value="1.08534344844532">
            <text:p>1.0853434484</text:p>
          </table:table-cell>
          <table:table-cell/>
        </table:table-row>
        <table:table-row table:style-name="ro1">
          <table:table-cell office:value-type="float" office:value="1.00686953632807">
            <text:p>1.0068695363</text:p>
          </table:table-cell>
          <table:table-cell/>
        </table:table-row>
        <table:table-row table:style-name="ro1">
          <table:table-cell office:value-type="float" office:value="0.924961687753032">
            <text:p>0.9249616878</text:p>
          </table:table-cell>
          <table:table-cell/>
        </table:table-row>
        <table:table-row table:style-name="ro1">
          <table:table-cell office:value-type="float" office:value="0.84015811434385">
            <text:p>0.8401581143</text:p>
          </table:table-cell>
          <table:table-cell/>
        </table:table-row>
        <table:table-row table:style-name="ro1">
          <table:table-cell office:value-type="float" office:value="0.753012367000943">
            <text:p>0.753012367</text:p>
          </table:table-cell>
          <table:table-cell/>
        </table:table-row>
        <table:table-row table:style-name="ro1">
          <table:table-cell office:value-type="float" office:value="0.664089334691307">
            <text:p>0.6640893347</text:p>
          </table:table-cell>
          <table:table-cell/>
        </table:table-row>
        <table:table-row table:style-name="ro1">
          <table:table-cell office:value-type="float" office:value="0.573961190130318">
            <text:p>0.5739611901</text:p>
          </table:table-cell>
          <table:table-cell/>
        </table:table-row>
        <table:table-row table:style-name="ro1">
          <table:table-cell office:value-type="float" office:value="0.48320331237824">
            <text:p>0.4832033124</text:p>
          </table:table-cell>
          <table:table-cell/>
        </table:table-row>
        <table:table-row table:style-name="ro1">
          <table:table-cell office:value-type="float" office:value="0.392390216331245">
            <text:p>0.3923902163</text:p>
          </table:table-cell>
          <table:table-cell/>
        </table:table-row>
        <table:table-row table:style-name="ro1">
          <table:table-cell office:value-type="float" office:value="0.302091518818426">
            <text:p>0.3020915188</text:p>
          </table:table-cell>
          <table:table-cell/>
        </table:table-row>
        <table:table-row table:style-name="ro1">
          <table:table-cell office:value-type="float" office:value="0.21286797052612">
            <text:p>0.2128679705</text:p>
          </table:table-cell>
          <table:table-cell/>
        </table:table-row>
        <table:table-row table:style-name="ro1">
          <table:table-cell office:value-type="float" office:value="0.125267582263622">
            <text:p>0.1252675823</text:p>
          </table:table-cell>
          <table:table-cell/>
        </table:table-row>
        <table:table-row table:style-name="ro1">
          <table:table-cell office:value-type="float" office:value="0.0398218731681299">
            <text:p>0.0398218732</text:p>
          </table:table-cell>
          <table:table-cell/>
        </table:table-row>
        <table:table-row table:style-name="ro1">
          <table:table-cell office:value-type="float" office:value="-0.0429577326717239">
            <text:p>-0.0429577327</text:p>
          </table:table-cell>
          <table:table-cell/>
        </table:table-row>
        <table:table-row table:style-name="ro1">
          <table:table-cell office:value-type="float" office:value="-0.122583336003377">
            <text:p>-0.122583336</text:p>
          </table:table-cell>
          <table:table-cell/>
        </table:table-row>
        <table:table-row table:style-name="ro1">
          <table:table-cell office:value-type="float" office:value="-0.198593794927879">
            <text:p>-0.1985937949</text:p>
          </table:table-cell>
          <table:table-cell/>
        </table:table-row>
        <table:table-row table:style-name="ro1">
          <table:table-cell office:value-type="float" office:value="-0.270557738122715">
            <text:p>-0.2705577381</text:p>
          </table:table-cell>
          <table:table-cell/>
        </table:table-row>
        <table:table-row table:style-name="ro1">
          <table:table-cell office:value-type="float" office:value="-0.338076338555053">
            <text:p>-0.3380763386</text:p>
          </table:table-cell>
          <table:table-cell/>
        </table:table-row>
        <table:table-row table:style-name="ro1">
          <table:table-cell office:value-type="float" office:value="-0.400785829418257">
            <text:p>-0.4007858294</text:p>
          </table:table-cell>
          <table:table-cell/>
        </table:table-row>
        <table:table-row table:style-name="ro1">
          <table:table-cell office:value-type="float" office:value="-0.458359746095176">
            <text:p>-0.4583597461</text:p>
          </table:table-cell>
          <table:table-cell/>
        </table:table-row>
        <table:table-row table:style-name="ro1">
          <table:table-cell office:value-type="float" office:value="-0.510510880126993">
            <text:p>-0.5105108801</text:p>
          </table:table-cell>
          <table:table-cell/>
        </table:table-row>
        <table:table-row table:style-name="ro1">
          <table:table-cell office:value-type="float" office:value="-0.556992933430823">
            <text:p>-0.5569929334</text:p>
          </table:table-cell>
          <table:table-cell/>
        </table:table-row>
        <table:table-row table:style-name="ro1">
          <table:table-cell office:value-type="float" office:value="-0.597601863342603">
            <text:p>-0.5976018633</text:p>
          </table:table-cell>
          <table:table-cell/>
        </table:table-row>
        <table:table-row table:style-name="ro1">
          <table:table-cell office:value-type="float" office:value="-0.632176911447381">
            <text:p>-0.6321769114</text:p>
          </table:table-cell>
          <table:table-cell/>
        </table:table-row>
        <table:table-row table:style-name="ro1">
          <table:table-cell office:value-type="float" office:value="-0.660601311577148">
            <text:p>-0.6606013116</text:p>
          </table:table-cell>
          <table:table-cell/>
        </table:table-row>
        <table:table-row table:style-name="ro1">
          <table:table-cell office:value-type="float" office:value="-0.68280267478842">
            <text:p>-0.6828026748</text:p>
          </table:table-cell>
          <table:table-cell/>
        </table:table-row>
        <table:table-row table:style-name="ro1">
          <table:table-cell office:value-type="float" office:value="-0.698753051559086">
            <text:p>-0.6987530516</text:p>
          </table:table-cell>
          <table:table-cell/>
        </table:table-row>
        <table:table-row table:style-name="ro1">
          <table:table-cell office:value-type="float" office:value="-0.70846867384785">
            <text:p>-0.7084686738</text:p>
          </table:table-cell>
          <table:table-cell/>
        </table:table-row>
        <table:table-row table:style-name="ro1">
          <table:table-cell office:value-type="float" office:value="-0.712009382021627">
            <text:p>-0.712009382</text:p>
          </table:table-cell>
          <table:table-cell/>
        </table:table-row>
        <table:table-row table:style-name="ro1">
          <table:table-cell office:value-type="float" office:value="-0.709477743958931">
            <text:p>-0.709477744</text:p>
          </table:table-cell>
          <table:table-cell/>
        </table:table-row>
        <table:table-row table:style-name="ro1">
          <table:table-cell office:value-type="float" office:value="-0.701017875862989">
            <text:p>-0.7010178759</text:p>
          </table:table-cell>
          <table:table-cell/>
        </table:table-row>
        <table:table-row table:style-name="ro1">
          <table:table-cell office:value-type="float" office:value="-0.686813976451146">
            <text:p>-0.6868139765</text:p>
          </table:table-cell>
          <table:table-cell/>
        </table:table-row>
        <table:table-row table:style-name="ro1">
          <table:table-cell office:value-type="float" office:value="-0.667088588210688">
            <text:p>-0.6670885882</text:p>
          </table:table-cell>
          <table:table-cell/>
        </table:table-row>
        <table:table-row table:style-name="ro1">
          <table:table-cell office:value-type="float" office:value="-0.642100601311811">
            <text:p>-0.6421006013</text:p>
          </table:table-cell>
          <table:table-cell/>
        </table:table-row>
        <table:table-row table:style-name="ro1">
          <table:table-cell office:value-type="float" office:value="-0.612143017531784">
            <text:p>-0.6121430175</text:p>
          </table:table-cell>
          <table:table-cell/>
        </table:table-row>
        <table:table-row table:style-name="ro1">
          <table:table-cell office:value-type="float" office:value="-0.57754049315848">
            <text:p>-0.5775404932</text:p>
          </table:table-cell>
          <table:table-cell/>
        </table:table-row>
        <table:table-row table:style-name="ro1">
          <table:table-cell office:value-type="float" office:value="-0.538646681295056">
            <text:p>-0.5386466813</text:p>
          </table:table-cell>
          <table:table-cell/>
        </table:table-row>
        <table:table-row table:style-name="ro1">
          <table:table-cell office:value-type="float" office:value="-0.495841395271237">
            <text:p>-0.4958413953</text:p>
          </table:table-cell>
          <table:table-cell/>
        </table:table-row>
        <table:table-row table:style-name="ro1">
          <table:table-cell office:value-type="float" office:value="-0.449527615971693">
            <text:p>-0.449527616</text:p>
          </table:table-cell>
          <table:table-cell/>
        </table:table-row>
        <table:table-row table:style-name="ro1">
          <table:table-cell office:value-type="float" office:value="-0.400128366811772">
            <text:p>-0.4001283668</text:p>
          </table:table-cell>
          <table:table-cell/>
        </table:table-row>
        <table:table-row table:style-name="ro1">
          <table:table-cell office:value-type="float" office:value="-0.348083480820163">
            <text:p>-0.3480834808</text:p>
          </table:table-cell>
          <table:table-cell/>
        </table:table-row>
        <table:table-row table:style-name="ro1">
          <table:table-cell office:value-type="float" office:value="-0.293846284822857">
            <text:p>-0.2938462848</text:p>
          </table:table-cell>
          <table:table-cell/>
        </table:table-row>
        <table:table-row table:style-name="ro1">
          <table:table-cell office:value-type="float" office:value="-0.237880226060878">
            <text:p>-0.2378802261</text:p>
          </table:table-cell>
          <table:table-cell/>
        </table:table-row>
        <table:table-row table:style-name="ro1">
          <table:table-cell office:value-type="float" office:value="-0.180655466715563">
            <text:p>-0.1806554667</text:p>
          </table:table-cell>
          <table:table-cell/>
        </table:table-row>
        <table:table-row table:style-name="ro1">
          <table:table-cell office:value-type="float" office:value="-0.122645471759228">
            <text:p>-0.1226454718</text:p>
          </table:table-cell>
          <table:table-cell/>
        </table:table-row>
        <table:table-row table:style-name="ro1">
          <table:table-cell office:value-type="float" office:value="-0.0643236153004048">
            <text:p>-0.0643236153</text:p>
          </table:table-cell>
          <table:table-cell/>
        </table:table-row>
        <table:table-row table:style-name="ro1">
          <table:table-cell office:value-type="float" office:value="-0.00615983015310767">
            <text:p>-0.0061598302</text:p>
          </table:table-cell>
          <table:table-cell/>
        </table:table-row>
        <table:table-row table:style-name="ro1">
          <table:table-cell office:value-type="float" office:value="0.051382675263894">
            <text:p>0.0513826753</text:p>
          </table:table-cell>
          <table:table-cell/>
        </table:table-row>
        <table:table-row table:style-name="ro1">
          <table:table-cell office:value-type="float" office:value="0.107850609393477">
            <text:p>0.1078506094</text:p>
          </table:table-cell>
          <table:table-cell/>
        </table:table-row>
        <table:table-row table:style-name="ro1">
          <table:table-cell office:value-type="float" office:value="0.162803677038778">
            <text:p>0.162803677</text:p>
          </table:table-cell>
          <table:table-cell/>
        </table:table-row>
        <table:table-row table:style-name="ro1">
          <table:table-cell office:value-type="float" office:value="0.215817524691989">
            <text:p>0.2158175247</text:p>
          </table:table-cell>
          <table:table-cell/>
        </table:table-row>
        <table:table-row table:style-name="ro1">
          <table:table-cell office:value-type="float" office:value="0.266486531771736">
            <text:p>0.2664865318</text:p>
          </table:table-cell>
          <table:table-cell/>
        </table:table-row>
        <table:table-row table:style-name="ro1">
          <table:table-cell office:value-type="float" office:value="0.314426429266417">
            <text:p>0.3144264293</text:p>
          </table:table-cell>
          <table:table-cell/>
        </table:table-row>
        <table:table-row table:style-name="ro1">
          <table:table-cell office:value-type="float" office:value="0.359276728824232">
            <text:p>0.3592767288</text:p>
          </table:table-cell>
          <table:table-cell/>
        </table:table-row>
        <table:table-row table:style-name="ro1">
          <table:table-cell office:value-type="float" office:value="0.400702946986493">
            <text:p>0.400702947</text:p>
          </table:table-cell>
          <table:table-cell/>
        </table:table-row>
        <table:table-row table:style-name="ro1">
          <table:table-cell office:value-type="float" office:value="0.438398611013687">
            <text:p>0.438398611</text:p>
          </table:table-cell>
          <table:table-cell/>
        </table:table-row>
        <table:table-row table:style-name="ro1">
          <table:table-cell office:value-type="float" office:value="0.472087034589073">
            <text:p>0.4720870346</text:p>
          </table:table-cell>
          <table:table-cell/>
        </table:table-row>
        <table:table-row table:style-name="ro1">
          <table:table-cell office:value-type="float" office:value="0.501522853587377">
            <text:p>0.5015228536</text:p>
          </table:table-cell>
          <table:table-cell/>
        </table:table-row>
        <table:table-row table:style-name="ro1">
          <table:table-cell office:value-type="float" office:value="0.526493314049999">
            <text:p>0.526493314</text:p>
          </table:table-cell>
          <table:table-cell/>
        </table:table-row>
        <table:table-row table:style-name="ro1">
          <table:table-cell office:value-type="float" office:value="0.546819306497526">
            <text:p>0.5468193065</text:p>
          </table:table-cell>
          <table:table-cell/>
        </table:table-row>
        <table:table-row table:style-name="ro1">
          <table:table-cell office:value-type="float" office:value="0.562356142718796">
            <text:p>0.5623561427</text:p>
          </table:table-cell>
          <table:table-cell/>
        </table:table-row>
        <table:table-row table:style-name="ro1">
          <table:table-cell office:value-type="float" office:value="0.57299407318749">
            <text:p>0.5729940732</text:p>
          </table:table-cell>
          <table:table-cell/>
        </table:table-row>
        <table:table-row table:style-name="ro1">
          <table:table-cell office:value-type="float" office:value="0.578658545255897">
            <text:p>0.5786585453</text:p>
          </table:table-cell>
          <table:table-cell/>
        </table:table-row>
        <table:table-row table:style-name="ro1">
          <table:table-cell office:value-type="float" office:value="0.579310204245933">
            <text:p>0.5793102042</text:p>
          </table:table-cell>
          <table:table-cell/>
        </table:table-row>
        <table:table-row table:style-name="ro1">
          <table:table-cell office:value-type="float" office:value="0.574944641483754">
            <text:p>0.5749446415</text:p>
          </table:table-cell>
          <table:table-cell/>
        </table:table-row>
        <table:table-row table:style-name="ro1">
          <table:table-cell office:value-type="float" office:value="0.565591895192405">
            <text:p>0.5655918952</text:p>
          </table:table-cell>
          <table:table-cell/>
        </table:table-row>
        <table:table-row table:style-name="ro1">
          <table:table-cell office:value-type="float" office:value="0.551315711952149">
            <text:p>0.551315712</text:p>
          </table:table-cell>
          <table:table-cell/>
        </table:table-row>
        <table:table-row table:style-name="ro1">
          <table:table-cell office:value-type="float" office:value="0.532212578147332">
            <text:p>0.5322125781</text:p>
          </table:table-cell>
          <table:table-cell/>
        </table:table-row>
        <table:table-row table:style-name="ro1">
          <table:table-cell office:value-type="float" office:value="0.508410532429377">
            <text:p>0.5084105324</text:p>
          </table:table-cell>
          <table:table-cell/>
        </table:table-row>
        <table:table-row table:style-name="ro1">
          <table:table-cell office:value-type="float" office:value="0.480067771726007">
            <text:p>0.4800677717</text:p>
          </table:table-cell>
          <table:table-cell/>
        </table:table-row>
        <table:table-row table:style-name="ro1">
          <table:table-cell office:value-type="float" office:value="0.447371064706815">
            <text:p>0.4473710647</text:p>
          </table:table-cell>
          <table:table-cell/>
        </table:table-row>
        <table:table-row table:style-name="ro1">
          <table:table-cell office:value-type="float" office:value="0.41053398786497">
            <text:p>0.4105339879</text:p>
          </table:table-cell>
          <table:table-cell/>
        </table:table-row>
        <table:table-row table:style-name="ro1">
          <table:table-cell office:value-type="float" office:value="0.369795000486331">
            <text:p>0.3697950005</text:p>
          </table:table-cell>
          <table:table-cell/>
        </table:table-row>
        <table:table-row table:style-name="ro1">
          <table:table-cell office:value-type="float" office:value="0.325415375743184">
            <text:p>0.3254153757</text:p>
          </table:table-cell>
          <table:table-cell/>
        </table:table-row>
        <table:table-row table:style-name="ro1">
          <table:table-cell office:value-type="float" office:value="0.2776770059646">
            <text:p>0.277677006</text:p>
          </table:table-cell>
          <table:table-cell/>
        </table:table-row>
        <table:table-row table:style-name="ro1">
          <table:table-cell office:value-type="float" office:value="0.22688010079438">
            <text:p>0.2268801008</text:p>
          </table:table-cell>
          <table:table-cell/>
        </table:table-row>
        <table:table-row table:style-name="ro1">
          <table:table-cell office:value-type="float" office:value="0.173340797448">
            <text:p>0.1733407974</text:p>
          </table:table-cell>
          <table:table-cell/>
        </table:table-row>
        <table:table-row table:style-name="ro1">
          <table:table-cell office:value-type="float" office:value="0.117388702619199">
            <text:p>0.1173887026</text:p>
          </table:table-cell>
          <table:table-cell/>
        </table:table-row>
        <table:table-row table:style-name="ro1">
          <table:table-cell office:value-type="float" office:value="0.0593643857657968">
            <text:p>0.0593643858</text:p>
          </table:table-cell>
          <table:table-cell/>
        </table:table-row>
        <table:table-row table:style-name="ro1">
          <table:table-cell office:value-type="float" office:value="-0.000383156477794799">
            <text:p>-0.0003831565</text:p>
          </table:table-cell>
          <table:table-cell/>
        </table:table-row>
        <table:table-row table:style-name="ro1">
          <table:table-cell office:value-type="float" office:value="-0.0614990451535027">
            <text:p>-0.0614990452</text:p>
          </table:table-cell>
          <table:table-cell/>
        </table:table-row>
        <table:table-row table:style-name="ro1">
          <table:table-cell office:value-type="float" office:value="-0.123625053784543">
            <text:p>-0.1236250538</text:p>
          </table:table-cell>
          <table:table-cell/>
        </table:table-row>
        <table:table-row table:style-name="ro1">
          <table:table-cell office:value-type="float" office:value="-0.186402114263288">
            <text:p>-0.1864021143</text:p>
          </table:table-cell>
          <table:table-cell/>
        </table:table-row>
        <table:table-row table:style-name="ro1">
          <table:table-cell office:value-type="float" office:value="-0.249472775541246">
            <text:p>-0.2494727755</text:p>
          </table:table-cell>
          <table:table-cell/>
        </table:table-row>
        <table:table-row table:style-name="ro1">
          <table:table-cell office:value-type="float" office:value="-0.312483597565821">
            <text:p>-0.3124835976</text:p>
          </table:table-cell>
          <table:table-cell/>
        </table:table-row>
        <table:table-row table:style-name="ro1">
          <table:table-cell office:value-type="float" office:value="-0.37508746376277">
            <text:p>-0.3750874638</text:p>
          </table:table-cell>
          <table:table-cell/>
        </table:table-row>
        <table:table-row table:style-name="ro1">
          <table:table-cell office:value-type="float" office:value="-0.43694579633783">
            <text:p>-0.4369457963</text:p>
          </table:table-cell>
          <table:table-cell/>
        </table:table-row>
        <table:table-row table:style-name="ro1">
          <table:table-cell office:value-type="float" office:value="-0.497730659755236">
            <text:p>-0.4977306598</text:p>
          </table:table-cell>
          <table:table-cell/>
        </table:table-row>
        <table:table-row table:style-name="ro1">
          <table:table-cell office:value-type="float" office:value="-0.557126738934883">
            <text:p>-0.5571267389</text:p>
          </table:table-cell>
          <table:table-cell/>
        </table:table-row>
        <table:table-row table:style-name="ro1">
          <table:table-cell office:value-type="float" office:value="-0.614833179981661">
            <text:p>-0.61483318</text:p>
          </table:table-cell>
          <table:table-cell/>
        </table:table-row>
        <table:table-row table:style-name="ro1">
          <table:table-cell office:value-type="float" office:value="-0.670565282608415">
            <text:p>-0.6705652826</text:p>
          </table:table-cell>
          <table:table-cell/>
        </table:table-row>
        <table:table-row table:style-name="ro1">
          <table:table-cell office:value-type="float" office:value="-0.724056034825547">
            <text:p>-0.7240560348</text:p>
          </table:table-cell>
          <table:table-cell/>
        </table:table-row>
        <table:table-row table:style-name="ro1">
          <table:table-cell office:value-type="float" office:value="-0.775057481932377">
            <text:p>-0.7750574819</text:p>
          </table:table-cell>
          <table:table-cell/>
        </table:table-row>
        <table:table-row table:style-name="ro1">
          <table:table-cell office:value-type="float" office:value="-0.82334192334554">
            <text:p>-0.8233419233</text:p>
          </table:table-cell>
          <table:table-cell/>
        </table:table-row>
        <table:table-row table:style-name="ro1">
          <table:table-cell office:value-type="float" office:value="-0.868702932324028">
            <text:p>-0.8687029323</text:p>
          </table:table-cell>
          <table:table-cell/>
        </table:table-row>
        <table:table-row table:style-name="ro1">
          <table:table-cell office:value-type="float" office:value="-0.910956195186007">
            <text:p>-0.9109561952</text:p>
          </table:table-cell>
          <table:table-cell/>
        </table:table-row>
        <table:table-row table:style-name="ro1">
          <table:table-cell office:value-type="float" office:value="-0.949940168146402">
            <text:p>-0.9499401681</text:p>
          </table:table-cell>
          <table:table-cell/>
        </table:table-row>
        <table:table-row table:style-name="ro1">
          <table:table-cell office:value-type="float" office:value="-0.985516551422818">
            <text:p>-0.9855165514</text:p>
          </table:table-cell>
          <table:table-cell/>
        </table:table-row>
        <table:table-row table:style-name="ro1">
          <table:table-cell office:value-type="float" office:value="-1.01757058174874">
            <text:p>-1.0175705817</text:p>
          </table:table-cell>
          <table:table-cell/>
        </table:table-row>
        <table:table-row table:style-name="ro1">
          <table:table-cell office:value-type="float" office:value="-1.04601114588408">
            <text:p>-1.0460111459</text:p>
          </table:table-cell>
          <table:table-cell/>
        </table:table-row>
        <table:table-row table:style-name="ro1">
          <table:table-cell office:value-type="float" office:value="-1.07077071911303">
            <text:p>-1.0707707191</text:p>
          </table:table-cell>
          <table:table-cell/>
        </table:table-row>
        <table:table-row table:style-name="ro1">
          <table:table-cell office:value-type="float" office:value="-1.09180513405623">
            <text:p>-1.0918051341</text:p>
          </table:table-cell>
          <table:table-cell/>
        </table:table-row>
        <table:table-row table:style-name="ro1">
          <table:table-cell office:value-type="float" office:value="-1.10909318638812">
            <text:p>-1.1090931864</text:p>
          </table:table-cell>
          <table:table-cell/>
        </table:table-row>
        <table:table-row table:style-name="ro1">
          <table:table-cell office:value-type="float" office:value="-1.12263608523158">
            <text:p>-1.1226360852</text:p>
          </table:table-cell>
          <table:table-cell/>
        </table:table-row>
        <table:table-row table:style-name="ro1">
          <table:table-cell office:value-type="float" office:value="-1.13245675709132">
            <text:p>-1.1324567571</text:p>
          </table:table-cell>
          <table:table-cell/>
        </table:table-row>
        <table:table-row table:style-name="ro1">
          <table:table-cell office:value-type="float" office:value="-1.13859901317794">
            <text:p>-1.1385990132</text:p>
          </table:table-cell>
          <table:table-cell/>
        </table:table-row>
        <table:table-row table:style-name="ro1">
          <table:table-cell office:value-type="float" office:value="-1.1411265908578">
            <text:p>-1.1411265909</text:p>
          </table:table-cell>
          <table:table-cell/>
        </table:table-row>
        <table:table-row table:style-name="ro1">
          <table:table-cell office:value-type="float" office:value="-1.14012208073581">
            <text:p>-1.1401220807</text:p>
          </table:table-cell>
          <table:table-cell/>
        </table:table-row>
        <table:table-row table:style-name="ro1">
          <table:table-cell office:value-type="float" office:value="-1.13568575153253">
            <text:p>-1.1356857515</text:p>
          </table:table-cell>
          <table:table-cell/>
        </table:table-row>
        <table:table-row table:style-name="ro1">
          <table:table-cell office:value-type="float" office:value="-1.1279342854508">
            <text:p>-1.1279342855</text:p>
          </table:table-cell>
          <table:table-cell/>
        </table:table-row>
        <table:table-row table:style-name="ro1">
          <table:table-cell office:value-type="float" office:value="-1.11699943713765">
            <text:p>-1.1169994371</text:p>
          </table:table-cell>
          <table:table-cell/>
        </table:table-row>
        <table:table-row table:style-name="ro1">
          <table:table-cell office:value-type="float" office:value="-1.10302662963314">
            <text:p>-1.1030266296</text:p>
          </table:table-cell>
          <table:table-cell/>
        </table:table-row>
        <table:table-row table:style-name="ro1">
          <table:table-cell office:value-type="float" office:value="-1.08617350085835">
            <text:p>-1.0861735009</text:p>
          </table:table-cell>
          <table:table-cell/>
        </table:table-row>
        <table:table-row table:style-name="ro1">
          <table:table-cell office:value-type="float" office:value="-1.06660841423158">
            <text:p>-1.0666084142</text:p>
          </table:table-cell>
          <table:table-cell/>
        </table:table-row>
        <table:table-row table:style-name="ro1">
          <table:table-cell office:value-type="float" office:value="-1.0445089469158">
            <text:p>-1.0445089469</text:p>
          </table:table-cell>
          <table:table-cell/>
        </table:table-row>
        <table:table-row table:style-name="ro1">
          <table:table-cell office:value-type="float" office:value="-1.02006036899561">
            <text:p>-1.020060369</text:p>
          </table:table-cell>
          <table:table-cell/>
        </table:table-row>
        <table:table-row table:style-name="ro1">
          <table:table-cell office:value-type="float" office:value="-0.993454126561462">
            <text:p>-0.9934541266</text:p>
          </table:table-cell>
          <table:table-cell/>
        </table:table-row>
        <table:table-row table:style-name="ro1">
          <table:table-cell office:value-type="float" office:value="-0.964886341248241">
            <text:p>-0.9648863412</text:p>
          </table:table-cell>
          <table:table-cell/>
        </table:table-row>
        <table:table-row table:style-name="ro1">
          <table:table-cell office:value-type="float" office:value="-0.93455633824058">
            <text:p>-0.9345563382</text:p>
          </table:table-cell>
          <table:table-cell/>
        </table:table-row>
        <table:table-row table:style-name="ro1">
          <table:table-cell office:value-type="float" office:value="-0.902665214124516">
            <text:p>-0.9026652141</text:p>
          </table:table-cell>
          <table:table-cell/>
        </table:table-row>
        <table:table-row table:style-name="ro1">
          <table:table-cell office:value-type="float" office:value="-0.869414455242889">
            <text:p>-0.8694144552</text:p>
          </table:table-cell>
          <table:table-cell/>
        </table:table-row>
        <table:table-row table:style-name="ro1">
          <table:table-cell office:value-type="float" office:value="-0.835004616407805">
            <text:p>-0.8350046164</text:p>
          </table:table-cell>
          <table:table-cell/>
        </table:table-row>
        <table:table-row table:style-name="ro1">
          <table:table-cell office:value-type="float" office:value="-0.799634068946927">
            <text:p>-0.7996340689</text:p>
          </table:table-cell>
          <table:table-cell/>
        </table:table-row>
        <table:table-row table:style-name="ro1">
          <table:table-cell office:value-type="float" office:value="-0.763497826120618">
            <text:p>-0.7634978261</text:p>
          </table:table-cell>
          <table:table-cell/>
        </table:table-row>
        <table:table-row table:style-name="ro1">
          <table:table-cell office:value-type="float" office:value="-0.72678645295413">
            <text:p>-0.726786453</text:p>
          </table:table-cell>
          <table:table-cell/>
        </table:table-row>
        <table:table-row table:style-name="ro1">
          <table:table-cell office:value-type="float" office:value="-0.68968506649353">
            <text:p>-0.6896850665</text:p>
          </table:table-cell>
          <table:table-cell/>
        </table:table-row>
        <table:table-row table:style-name="ro1">
          <table:table-cell office:value-type="float" office:value="-0.65237243142609">
            <text:p>-0.6523724314</text:p>
          </table:table-cell>
          <table:table-cell/>
        </table:table-row>
        <table:table-row table:style-name="ro1">
          <table:table-cell office:value-type="float" office:value="-0.615020154916757">
            <text:p>-0.6150201549</text:p>
          </table:table-cell>
          <table:table-cell/>
        </table:table-row>
        <table:table-row table:style-name="ro1">
          <table:table-cell office:value-type="float" office:value="-0.577791983412644">
            <text:p>-0.5777919834</text:p>
          </table:table-cell>
          <table:table-cell/>
        </table:table-row>
        <table:table-row table:style-name="ro1">
          <table:table-cell office:value-type="float" office:value="-0.54084320306766">
            <text:p>-0.540843203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4/14/2013</text:date>, <text:time>20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9:52:10</meta:creation-date>
    <dc:date>2013-04-14T20:36:35</dc:date>
    <meta:editing-duration>PT23M42S</meta:editing-duration>
    <meta:editing-cycles>3</meta:editing-cycles>
    <meta:generator>OpenOffice.org/3.4.1$Unix OpenOffice.org_project/341m1$Build-9593</meta:generator>
    <meta:document-statistic meta:table-count="5" meta:cell-count="50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86cm" svg:height="27.086cm" xlink:href=".." xlink:type="simple" chart:class="chart:bar" chart:style-name="ch1">
        <chart:legend chart:legend-position="end" svg:x="31.413cm" svg:y="13.256cm" style:legend-expansion="high" chart:style-name="ch2"/>
        <chart:plot-area chart:style-name="ch3" table:cell-range-address="GenBest.A1:GenBest.A1001" svg:x="1.123cm" svg:y="1.758cm" svg:width="28.944cm" svg:height="24.3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9cm" svg:y="1.758cm" svg:width="27.997cm" svg:height="23.37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GenBest.A1:GenBest.A1001" chart:class="chart:bar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1226340379221">
                <text:p>0.611226340379221</text:p>
                <draw:g>
                  <svg:desc>GenBest.A1:GenBest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1226340379221">
                <text:p>0.611226340379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7051165819476">
                <text:p>0.597051165819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0344260267417">
                <text:p>0.520344260267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97379278228958">
                <text:p>0.497379278228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22885190383004">
                <text:p>0.422885190383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0562763451769">
                <text:p>0.405627634517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43937035185093">
                <text:p>0.3439370351850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22445392809287">
                <text:p>0.3224453928092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36892618502911">
                <text:p>0.2368926185029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6892618502911">
                <text:p>0.236892618502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69cm" svg:height="26.044cm" xlink:href=".." xlink:type="simple" chart:class="chart:bar" chart:style-name="ch1">
        <chart:title svg:x="13.18cm" svg:y="0.655cm" chart:style-name="ch2">
          <text:p>Avg MSE Per Generation</text:p>
        </chart:title>
        <chart:plot-area chart:style-name="ch3" table:cell-range-address="GenAvgs.A1:GenAvgs.A1001" svg:x="1.083cm" svg:y="2.988cm" svg:width="29.32cm" svg:height="21.584cm">
          <chartooo:coordinate-region svg:x="1.83cm" svg:y="3.176cm" svg:width="28.404cm" svg:height="20.401cm"/>
          <chart:axis chart:dimension="x" chart:name="primary-x" chart:style-name="ch4">
            <chart:title svg:x="14.896cm" svg:y="25.093cm" chart:style-name="ch5">
              <text:p>Generatio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nAvgs.A1:GenAvgs.A1001" chart:class="chart:bar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534501374256">
                <text:p>1.70534501374256</text:p>
                <draw:g>
                  <svg:desc>GenAvgs.A1:GenAvgs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23064285253">
                <text:p>1.48223064285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101119111686">
                <text:p>1.49101119111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226640950807">
                <text:p>1.44226640950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953010017726">
                <text:p>1.41953010017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675350855939">
                <text:p>1.45675350855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305623182501">
                <text:p>1.63305623182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653110194612">
                <text:p>1.4965311019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987793257191">
                <text:p>1.459877932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232828293893">
                <text:p>1.49232828293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661999896524">
                <text:p>1.36661999896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4090273179114">
                <text:p>1.54090273179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357615111176">
                <text:p>1.62357615111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87138443583">
                <text:p>1.57287138443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2660240977253">
                <text:p>1.52660240977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149457121082">
                <text:p>1.50149457121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1828301671201">
                <text:p>1.5182830167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7547895670038">
                <text:p>1.37547895670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9648787623771">
                <text:p>1.49648787623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671857115493">
                <text:p>1.50671857115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60998243385">
                <text:p>1.4960998243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491398557593">
                <text:p>1.46491398557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7551740342362">
                <text:p>1.57551740342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680176139438">
                <text:p>1.45680176139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656599092169">
                <text:p>1.53656599092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056191624577">
                <text:p>1.54056191624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425633081264">
                <text:p>1.38425633081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1849878416268">
                <text:p>1.41849878416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439316843695">
                <text:p>1.54439316843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483524579574">
                <text:p>1.45483524579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892508905382">
                <text:p>1.44892508905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013982409638">
                <text:p>1.46013982409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647194016737">
                <text:p>1.4647194016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507947893055">
                <text:p>1.49507947893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272160588764">
                <text:p>1.4272160588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4517320346127">
                <text:p>1.54517320346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3655424873364">
                <text:p>1.43655424873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604362884246">
                <text:p>1.48604362884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044491725279">
                <text:p>1.62044491725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464842588843">
                <text:p>1.5464842588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5295025643464">
                <text:p>1.55295025643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9935493183808">
                <text:p>1.49935493183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9057080878412">
                <text:p>1.490570808784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4775400324636">
                <text:p>1.54775400324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8983773152335">
                <text:p>1.48983773152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84500946515">
                <text:p>1.53384500946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8665370555374">
                <text:p>1.4866537055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0367940908643">
                <text:p>1.60367940908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073530317204">
                <text:p>1.53073530317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299475800559">
                <text:p>1.4299475800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8003640072566">
                <text:p>1.38003640072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44798532205">
                <text:p>1.5044798532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870180842688">
                <text:p>1.43870180842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1429195048281">
                <text:p>1.61429195048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3025235575615">
                <text:p>1.43025235575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468253860946">
                <text:p>1.47468253860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5537661335702">
                <text:p>1.455376613357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211011251317">
                <text:p>1.30211011251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8309407098433">
                <text:p>1.48309407098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703070215382">
                <text:p>1.4703070215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474846559744">
                <text:p>1.5474846559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671616332779">
                <text:p>1.44671616332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027525282381">
                <text:p>1.5302752528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370004104051">
                <text:p>1.37370004104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112952990716">
                <text:p>1.50112952990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8728366925403">
                <text:p>1.48728366925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8943637451605">
                <text:p>1.38943637451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5959426495898">
                <text:p>1.459594264958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868365125297">
                <text:p>1.50868365125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4742844542792">
                <text:p>1.44742844542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5876259264596">
                <text:p>1.45876259264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661283346046">
                <text:p>1.58661283346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265572487017">
                <text:p>1.48265572487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3377542173208">
                <text:p>1.53377542173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436684199105">
                <text:p>1.56436684199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8722730471897">
                <text:p>1.48722730471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3918738249868">
                <text:p>1.63918738249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596573213026">
                <text:p>1.39596573213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1679449951307">
                <text:p>1.61679449951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1071924833966">
                <text:p>1.51071924833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02724991351">
                <text:p>1.5002724991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15419300379">
                <text:p>1.5154193003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829544405668">
                <text:p>1.58829544405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098842408952">
                <text:p>1.50098842408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9745852461294">
                <text:p>1.49745852461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4373806998366">
                <text:p>1.54373806998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4029726213369">
                <text:p>1.44029726213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528119732615">
                <text:p>1.50528119732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256977425031">
                <text:p>1.40256977425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7263983805084">
                <text:p>1.57263983805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7362968723514">
                <text:p>1.57362968723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736063367933">
                <text:p>1.457360633679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433895088178">
                <text:p>1.50433895088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0396407300078">
                <text:p>1.50396407300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471787965534">
                <text:p>1.5471787965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2688308171001">
                <text:p>1.42688308171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2039707616958">
                <text:p>1.420397076169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8282824937959">
                <text:p>1.482828249379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8709467153965">
                <text:p>1.58709467153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466267492396">
                <text:p>1.50466267492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19636813378">
                <text:p>1.54196368133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9518044943458">
                <text:p>1.39518044943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6285220284434">
                <text:p>1.462852202844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4455978190712">
                <text:p>1.54455978190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1618058192434">
                <text:p>1.516180581924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593969320592">
                <text:p>1.5593969320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292602453138">
                <text:p>1.47292602453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703100294228">
                <text:p>1.52703100294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7923600503662">
                <text:p>1.579236005036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485890442877">
                <text:p>1.474858904428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672376049406">
                <text:p>1.4672376049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843137096759">
                <text:p>1.4843137096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7103566284363">
                <text:p>1.571035662843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0012630221652">
                <text:p>1.500126302216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8449437470297">
                <text:p>1.48449437470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4409436807837">
                <text:p>1.444094368078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878506725566">
                <text:p>1.56878506725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6974498664122">
                <text:p>1.46974498664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8064543551586">
                <text:p>1.38064543551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6895260657516">
                <text:p>1.66895260657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4624974110136">
                <text:p>1.44624974110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0461245419906">
                <text:p>1.504612454199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227815485477">
                <text:p>1.4227815485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1075166246161">
                <text:p>1.41075166246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2249802222702">
                <text:p>1.52249802222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7364942459895">
                <text:p>1.47364942459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4904210041218">
                <text:p>1.449042100412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6911625556327">
                <text:p>1.46911625556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0476323269373">
                <text:p>1.504763232693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1644633594606">
                <text:p>1.416446335946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225074757736">
                <text:p>1.52250747577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7946317542153">
                <text:p>1.57946317542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7340625649784">
                <text:p>1.47340625649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692968822985">
                <text:p>1.46929688229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0991727876645">
                <text:p>1.509917278766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6068080655488">
                <text:p>1.460680806554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8990581229591">
                <text:p>1.38990581229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073149845928">
                <text:p>1.480731498459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690598581125">
                <text:p>1.4690598581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2275998069512">
                <text:p>1.42275998069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6316984444607">
                <text:p>1.563169844446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5067396870876">
                <text:p>1.550673968708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626363377988">
                <text:p>1.43626363377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443664802935">
                <text:p>1.534436648029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3682194919151">
                <text:p>1.436821949191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6344490653271">
                <text:p>1.563444906532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1857926197278">
                <text:p>1.41857926197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967055613311">
                <text:p>1.34967055613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202608682516">
                <text:p>1.5202608682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981800031639">
                <text:p>1.529818000316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5335995170083">
                <text:p>1.453359951700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8156972135248">
                <text:p>1.581569721352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1353614434376">
                <text:p>1.41353614434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204046661133">
                <text:p>1.63204046661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5892845031192">
                <text:p>1.45892845031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8092437796852">
                <text:p>1.480924377968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0896838838319">
                <text:p>1.50896838838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9196462049855">
                <text:p>1.491964620498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6820382593245">
                <text:p>1.46820382593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2828379639601">
                <text:p>1.528283796396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641028030753">
                <text:p>1.46410280307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0850736156448">
                <text:p>1.50850736156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8896170427872">
                <text:p>1.388961704278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9779966808613">
                <text:p>1.49779966808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6239729577041">
                <text:p>1.46239729577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8572147235673">
                <text:p>1.485721472356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5091190736522">
                <text:p>1.65091190736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3761334884081">
                <text:p>1.437613348840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1031679421884">
                <text:p>1.410316794218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2695597337711">
                <text:p>1.42695597337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5642904082029">
                <text:p>1.55642904082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1010202912238">
                <text:p>1.41010202912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3954713770748">
                <text:p>1.43954713770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9325838282041">
                <text:p>1.393258382820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439664233002">
                <text:p>1.5439664233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8217051179885">
                <text:p>1.682170511798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0854405123388">
                <text:p>1.508544051233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7365274145378">
                <text:p>1.373652741453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370607886047">
                <text:p>1.4370607886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0611785585617">
                <text:p>1.50611785585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2692020039029">
                <text:p>1.426920200390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3576634354261">
                <text:p>1.53576634354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0369029391251">
                <text:p>1.503690293912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400042462379">
                <text:p>1.44000424623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0044176002776">
                <text:p>1.40044176002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0724280775369">
                <text:p>1.607242807753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6219278092013">
                <text:p>1.462192780920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7531062010651">
                <text:p>1.47531062010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9313128913009">
                <text:p>1.393131289130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7181564440092">
                <text:p>1.471815644400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6922117767661">
                <text:p>1.469221177676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5811863870194">
                <text:p>1.458118638701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0405444740507">
                <text:p>1.50405444740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5143151512205">
                <text:p>1.55143151512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0519183029038">
                <text:p>1.50519183029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6483762576478">
                <text:p>1.46483762576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7488962265255">
                <text:p>1.474889622652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862570785458">
                <text:p>1.38625707854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1916940890648">
                <text:p>1.619169408906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9428221009117">
                <text:p>1.49428221009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4212170463663">
                <text:p>1.44212170463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413669281828">
                <text:p>1.454136692818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7058083903683">
                <text:p>1.570580839036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906137714717">
                <text:p>1.59061377147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054201880051">
                <text:p>1.52054201880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9722518024167">
                <text:p>1.497225180241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6650478612886">
                <text:p>1.466504786128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4550180038411">
                <text:p>1.54550180038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3552127035252">
                <text:p>1.43552127035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9037118840142">
                <text:p>1.490371188401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4059418486811">
                <text:p>1.540594184868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5038622193965">
                <text:p>1.550386221939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2951896829686">
                <text:p>1.529518968296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2419195811901">
                <text:p>1.524191958119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736122058619">
                <text:p>1.4736122058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710220093688">
                <text:p>1.5710220093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6457089393247">
                <text:p>1.464570893932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9109579864329">
                <text:p>1.491095798643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260779679417">
                <text:p>1.552607796794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2762996259332">
                <text:p>1.427629962593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50120433133">
                <text:p>1.530501204331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4363586966933">
                <text:p>1.443635869669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8179413980769">
                <text:p>1.481794139807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4195637927513">
                <text:p>1.441956379275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8146847158074">
                <text:p>1.481468471580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9258652643536">
                <text:p>1.59258652643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1142067372008">
                <text:p>1.41142067372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200513582073">
                <text:p>1.4200513582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8384767182401">
                <text:p>1.583847671824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9140057456344">
                <text:p>1.491400574563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9555296688788">
                <text:p>1.395552966887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3617506073148">
                <text:p>1.53617506073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9785348835453">
                <text:p>1.597853488354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3124959944317">
                <text:p>1.531249599443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7540452959167">
                <text:p>1.275404529591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7075788067983">
                <text:p>1.370757880679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4898245019551">
                <text:p>1.448982450195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0027523209498">
                <text:p>1.600275232094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4530236803135">
                <text:p>1.54530236803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1124524805373">
                <text:p>1.511245248053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7265474610118">
                <text:p>1.37265474610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4900500542489">
                <text:p>1.549005005424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3553644833037">
                <text:p>1.63553644833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7712961548479">
                <text:p>1.377129615484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4220589312552">
                <text:p>1.542205893125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2764345815595">
                <text:p>1.427643458155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3504224286162">
                <text:p>1.43504224286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95962266012">
                <text:p>1.495962266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0554701362951">
                <text:p>1.505547013629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4338202308262">
                <text:p>1.44338202308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7471715858739">
                <text:p>1.474717158587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7705408895513">
                <text:p>1.477054088955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5244330554263">
                <text:p>1.452443305542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46920118309359">
                <text:p>1.46920118309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0510552299597">
                <text:p>1.505105522995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6611913201407">
                <text:p>1.46611913201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821699185731">
                <text:p>1.48216991857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0267827245025">
                <text:p>1.402678272450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7985825501683">
                <text:p>1.479858255016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7065008987624">
                <text:p>1.470650089876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5493743535293">
                <text:p>1.55493743535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5199119807076">
                <text:p>1.45199119807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0433453679867">
                <text:p>1.504334536798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9396474704807">
                <text:p>1.393964747048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41943819933307">
                <text:p>1.419438199333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3353122079335">
                <text:p>1.533531220793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7024662747096">
                <text:p>1.57024662747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2956041330382">
                <text:p>1.429560413303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46256948758699">
                <text:p>1.462569487586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4341515132989">
                <text:p>1.54341515132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7527445445832">
                <text:p>1.475274454458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2864264561665">
                <text:p>1.528642645616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6885824097901">
                <text:p>1.468858240979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6991741739695">
                <text:p>1.46991741739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3792411238736">
                <text:p>1.537924112387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6029731749159">
                <text:p>1.560297317491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2735174451156">
                <text:p>1.427351744511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7492597107539">
                <text:p>1.574925971075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1667588472637">
                <text:p>1.516675884726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581202059557">
                <text:p>1.45812020595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1117648372613">
                <text:p>1.411176483726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6953685769434">
                <text:p>1.569536857694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4314626106648">
                <text:p>1.543146261066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3819961600383">
                <text:p>1.33819961600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8125296291018">
                <text:p>1.381252962910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525496294829">
                <text:p>1.55254962948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5426214875507">
                <text:p>1.454262148755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5792575371948">
                <text:p>1.557925753719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7382532306609">
                <text:p>1.573825323066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2036752631819">
                <text:p>1.420367526318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0893044357168">
                <text:p>1.508930443571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618030987676">
                <text:p>1.4618030987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7599309191648">
                <text:p>1.475993091916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7152624202318">
                <text:p>1.47152624202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1348258330492">
                <text:p>1.61348258330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6601495750887">
                <text:p>1.466014957508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0608874738261">
                <text:p>1.406088747382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6360545943577">
                <text:p>1.463605459435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8169150699514">
                <text:p>1.481691506995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9175576778371">
                <text:p>1.391755767783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3929453849237">
                <text:p>1.539294538492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0916331872911">
                <text:p>1.509163318729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1502257461045">
                <text:p>1.51502257461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61438946268022">
                <text:p>1.614389462680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4723752706626">
                <text:p>1.547237527066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0793023101812">
                <text:p>1.507930231018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5575675958049">
                <text:p>1.555756759580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9175227359779">
                <text:p>1.591752273597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61279868783713">
                <text:p>1.612798687837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49311065818352">
                <text:p>1.493110658183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4190405896995">
                <text:p>1.54190405896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5618612493697">
                <text:p>1.556186124936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61498624766585">
                <text:p>1.614986247665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166516110266">
                <text:p>1.51665161102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3866271015048">
                <text:p>1.38662710150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9019572602037">
                <text:p>1.490195726020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38842632321334">
                <text:p>1.388426323213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45738908288166">
                <text:p>1.457389082881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492202828368">
                <text:p>1.54922028283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5610220521264">
                <text:p>1.456102205212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7716067882094">
                <text:p>1.477160678820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2677430756872">
                <text:p>1.426774307568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4728105769028">
                <text:p>1.54728105769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2582748220704">
                <text:p>1.52582748220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7643537905061">
                <text:p>1.476435379050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0458811382294">
                <text:p>1.40458811382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086494931149">
                <text:p>1.50864949311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48579433273217">
                <text:p>1.485794332732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47566921929428">
                <text:p>1.475669219294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47601075905251">
                <text:p>1.476010759052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6190625948692">
                <text:p>1.461906259486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0483664117069">
                <text:p>1.404836641170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6058815851946">
                <text:p>1.46058815851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1300020466444">
                <text:p>1.513000204664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6310373865215">
                <text:p>1.463103738652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4769658128693">
                <text:p>1.447696581286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8873424187656">
                <text:p>1.38873424187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926745711075">
                <text:p>1.39267457110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2210133766849">
                <text:p>1.522101337668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0519446034964">
                <text:p>1.405194460349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9721765786613">
                <text:p>1.397217657866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2843360651766">
                <text:p>1.428433606517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7275894952122">
                <text:p>1.472758949521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9475377162181">
                <text:p>1.49475377162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7481063701602">
                <text:p>1.474810637016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9944349970424">
                <text:p>1.399443499704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8242215935591">
                <text:p>1.482422159355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1566772391033">
                <text:p>1.515667723910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9756432567539">
                <text:p>1.497564325675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9427950883481">
                <text:p>1.494279508834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2409748538311">
                <text:p>1.524097485383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33675615849581">
                <text:p>1.336756158495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8407668373359">
                <text:p>1.484076683733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8696277523405">
                <text:p>1.386962775234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8027165544671">
                <text:p>1.480271655446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0841953139717">
                <text:p>1.508419531397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1285849751833">
                <text:p>1.412858497518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4385437312714">
                <text:p>1.44385437312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0768064198004">
                <text:p>1.507680641980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2262644434333">
                <text:p>1.42262644434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8310599765942">
                <text:p>1.583105997659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637257416902">
                <text:p>1.46372574169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9407793163579">
                <text:p>1.494077931635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0784591992707">
                <text:p>1.407845919927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5973023409376">
                <text:p>1.559730234093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6420535444379">
                <text:p>1.464205354443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2157754026106">
                <text:p>1.621577540261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5604641013429">
                <text:p>1.456046410134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7436769105544">
                <text:p>1.574367691055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3050321805935">
                <text:p>1.530503218059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8846500039646">
                <text:p>1.488465000396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5439047241968">
                <text:p>1.454390472419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5461500539124">
                <text:p>1.554615005391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1195519081486">
                <text:p>1.511955190814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4196213770448">
                <text:p>1.441962137704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5140123075066">
                <text:p>1.351401230750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2394347532777">
                <text:p>1.523943475327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0112655060154">
                <text:p>1.60112655060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6267494398263">
                <text:p>1.562674943982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9722292077718">
                <text:p>1.597222920777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43560765937942">
                <text:p>1.43560765937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2014048564022">
                <text:p>1.420140485640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391047540972">
                <text:p>1.33910475409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45909601375877">
                <text:p>1.459096013758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44456671020052">
                <text:p>1.44456671020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46994142569447">
                <text:p>1.469941425694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5783991011802">
                <text:p>1.457839910118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48688490207881">
                <text:p>1.486884902078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6863758089579">
                <text:p>1.46863758089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8850760265616">
                <text:p>1.488507602656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14924136712">
                <text:p>1.463149241367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9341789230178">
                <text:p>1.393417892301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4088345508964">
                <text:p>1.440883455089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4180497894026">
                <text:p>1.341804978940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4781500712037">
                <text:p>1.447815007120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132520381082">
                <text:p>1.51325203810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9873543730662">
                <text:p>1.498735437306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1407640875499">
                <text:p>1.514076408754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5804730269615">
                <text:p>1.45804730269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0772255983907">
                <text:p>1.507722559839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49503437632932">
                <text:p>1.495034376329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43125815225058">
                <text:p>1.431258152250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41525678558372">
                <text:p>1.415256785583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5153334035635">
                <text:p>1.551533340356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2042122594523">
                <text:p>1.620421225945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2560902952435">
                <text:p>1.525609029524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6571509083615">
                <text:p>1.365715090836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6549740359283">
                <text:p>1.365497403592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8047256248502">
                <text:p>1.480472562485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1693768372894">
                <text:p>1.516937683728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6323434346071">
                <text:p>1.563234343460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2483727337773">
                <text:p>1.524837273377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1975502250664">
                <text:p>1.519755022506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1965614221443">
                <text:p>1.51965614221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1487995061231">
                <text:p>1.51487995061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7559204094358">
                <text:p>1.375592040943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46992341110148">
                <text:p>1.46992341110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5591949106617">
                <text:p>1.45591949106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7756651432887">
                <text:p>1.477566514328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206522847836">
                <text:p>1.382065228478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45438482831562">
                <text:p>1.454384828315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085705809189">
                <text:p>1.50857058091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1766661916103">
                <text:p>1.517666619161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46824838416503">
                <text:p>1.468248384165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113032494135">
                <text:p>1.51130324941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7454816551225">
                <text:p>1.474548165512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6792667854421">
                <text:p>1.367926678544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3712892206123">
                <text:p>1.537128922061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7397568861792">
                <text:p>1.373975688617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0454808250099">
                <text:p>1.504548082500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3005610842158">
                <text:p>1.530056108421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3810493665051">
                <text:p>1.438104936650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713482457287">
                <text:p>1.47134824572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5801659961086">
                <text:p>1.458016599610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45619090110921">
                <text:p>1.456190901109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2833530951393">
                <text:p>1.528335309513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6656665401298">
                <text:p>1.466566654012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6309493376627">
                <text:p>1.563094933766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5100724399331">
                <text:p>1.451007243993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5778924116626">
                <text:p>1.457789241166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35893164853544">
                <text:p>1.358931648535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4602244483676">
                <text:p>1.446022444836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3931267870869">
                <text:p>1.439312678708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6138339702907">
                <text:p>1.461383397029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1183605526201">
                <text:p>1.511836055262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7894931842398">
                <text:p>1.478949318423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9916965220281">
                <text:p>1.499169652202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9056490330033">
                <text:p>1.390564903300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0696881470066">
                <text:p>1.506968814700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7153694382831">
                <text:p>1.371536943828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5572415298636">
                <text:p>1.455724152986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7604567095928">
                <text:p>1.476045670959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054050038693">
                <text:p>1.550540500386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482329175166">
                <text:p>1.44823291751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9642262642078">
                <text:p>1.396422626420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5704430477367">
                <text:p>1.457044304773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2539025619402">
                <text:p>1.425390256194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529039407697">
                <text:p>1.465290394076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8765864897575">
                <text:p>1.387658648975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0371947536134">
                <text:p>1.403719475361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114395570831">
                <text:p>1.51143955708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0020341524715">
                <text:p>1.400203415247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3744932614114">
                <text:p>1.537449326141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2867971489975">
                <text:p>1.528679714899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5179232597532">
                <text:p>1.351792325975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630813277493">
                <text:p>1.46308132774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7383582163968">
                <text:p>1.57383582163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8380119427942">
                <text:p>1.583801194279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6733380080851">
                <text:p>1.467333800808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041984332014">
                <text:p>1.50419843320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7420937362788">
                <text:p>1.474209373627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9549363127772">
                <text:p>1.495493631277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4026148388554">
                <text:p>1.4026148388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5182812431924">
                <text:p>1.451828124319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45322986750605">
                <text:p>1.453229867506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2972733987224">
                <text:p>1.429727339872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5055858319739">
                <text:p>1.550558583197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44478330869225">
                <text:p>1.444783308692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2965933696643">
                <text:p>1.529659336966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1635029946563">
                <text:p>1.516350299465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42460822100724">
                <text:p>1.424608221007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2994151644831">
                <text:p>1.429941516448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1144650312443">
                <text:p>1.511446503124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40474177832835">
                <text:p>1.404741778328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41631577440215">
                <text:p>1.416315774402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49995923080088">
                <text:p>1.499959230800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0571209388903">
                <text:p>1.50571209388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4954471214795">
                <text:p>1.49544712147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47574978079239">
                <text:p>1.475749780792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4166653559181">
                <text:p>1.41666535591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47926089491438">
                <text:p>1.479260894914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2627976017116">
                <text:p>1.426279760171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3885505892578">
                <text:p>1.538855058925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40534620212163">
                <text:p>1.405346202121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5734106846131">
                <text:p>1.557341068461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6624997773979">
                <text:p>1.566249977739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3664730844542">
                <text:p>1.536647308445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7175662625754">
                <text:p>1.471756626257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2930212879294">
                <text:p>1.529302128792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46729091955996">
                <text:p>1.467290919559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31839363153912">
                <text:p>1.31839363153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44013121600957">
                <text:p>1.440131216009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1148815006767">
                <text:p>1.411488150067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44004206717878">
                <text:p>1.440042067178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4115817123593">
                <text:p>1.441158171235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7216908081641">
                <text:p>1.572169080816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61043642301082">
                <text:p>1.610436423010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4103334203749">
                <text:p>1.541033342037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5934888087883">
                <text:p>1.459348880878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4371629079637">
                <text:p>1.54371629079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4348593085769">
                <text:p>1.443485930857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0875877988473">
                <text:p>1.508758779884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9915384753738">
                <text:p>1.599153847537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2787523849759">
                <text:p>1.427875238497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8862545807337">
                <text:p>1.388625458073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0991934413621">
                <text:p>1.409919344136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48372746771313">
                <text:p>1.483727467713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5179040457579">
                <text:p>1.351790404575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0034054941618">
                <text:p>1.500340549416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5088546244892">
                <text:p>1.550885462448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4859374570014">
                <text:p>1.48593745700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45267472896638">
                <text:p>1.452674728966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055986536216">
                <text:p>1.50559865362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45496798889348">
                <text:p>1.454967988893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41729463671785">
                <text:p>1.417294636717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63211745343656">
                <text:p>1.632117453436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4497781226236">
                <text:p>1.544977812262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45959291071074">
                <text:p>1.459592910710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34503310170723">
                <text:p>1.345033101707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7964365465334">
                <text:p>1.379643654653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6296805811402">
                <text:p>1.562968058114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6558500042972">
                <text:p>1.565585000429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43369719243193">
                <text:p>1.433697192431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43316050589753">
                <text:p>1.433160505897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49679173056692">
                <text:p>1.496791730566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0412997728689">
                <text:p>1.504129977286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3834464337641">
                <text:p>1.538344643376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49371602185824">
                <text:p>1.493716021858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49619674186447">
                <text:p>1.496196741864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1905745101151">
                <text:p>1.419057451011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48941915391926">
                <text:p>1.489419153919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2324069625414">
                <text:p>1.323240696254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45703981774719">
                <text:p>1.457039817747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3217278679672">
                <text:p>1.532172786796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49721194039589">
                <text:p>1.497211940395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4924009942068">
                <text:p>1.49240099420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48202536716249">
                <text:p>1.482025367162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2509732054951">
                <text:p>1.525097320549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44675815013117">
                <text:p>1.446758150131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31722382301818">
                <text:p>1.317223823018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46911206369952">
                <text:p>1.46911206369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5439566984008">
                <text:p>1.454395669840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4737105499109">
                <text:p>1.447371054991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5262515481956">
                <text:p>1.452625154819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3864403961635">
                <text:p>1.538644039616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47653036999292">
                <text:p>1.476530369992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009420461682">
                <text:p>1.50094204616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448816604047">
                <text:p>1.4488166040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42345329831326">
                <text:p>1.423453298313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42362298893681">
                <text:p>1.423622988936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5209237464102">
                <text:p>1.552092374641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597945189281">
                <text:p>1.55979451892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43894637637828">
                <text:p>1.438946376378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4311399211855">
                <text:p>1.43113992118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43678755292093">
                <text:p>1.436787552920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1937319442928">
                <text:p>1.419373194429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3161004626132">
                <text:p>1.431610046261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7834486727963">
                <text:p>1.47834486727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8407983855272">
                <text:p>1.484079838552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3556725020218">
                <text:p>1.535567250202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4876258771292">
                <text:p>1.48762587712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6166678767547">
                <text:p>1.461666787675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7330318226916">
                <text:p>1.573303182269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41467548801448">
                <text:p>1.414675488014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4313067465092">
                <text:p>1.43130674650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1849243242614">
                <text:p>1.518492432426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5227967401915">
                <text:p>1.352279674019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4245050996471">
                <text:p>1.442450509964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6066397248537">
                <text:p>1.460663972485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8425883633885">
                <text:p>1.284258836338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94014493609">
                <text:p>1.4940144936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1253121836602">
                <text:p>1.412531218366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38843597479243">
                <text:p>1.388435974792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5762444854303">
                <text:p>1.557624448543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0123384336639">
                <text:p>1.501233843366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38807204757645">
                <text:p>1.388072047576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3077242166215">
                <text:p>1.530772421662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1009902109975">
                <text:p>1.510099021099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2036801876879">
                <text:p>1.520368018768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648611942129">
                <text:p>1.56486119421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8973297448705">
                <text:p>1.389732974487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43511289093724">
                <text:p>1.435112890937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47072626604509">
                <text:p>1.470726266045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4587887551642">
                <text:p>1.545878875516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4855347735433">
                <text:p>1.48553477354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5896182483887">
                <text:p>1.458961824838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46868341579303">
                <text:p>1.468683415793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3366147869583">
                <text:p>1.433661478695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37485711961088">
                <text:p>1.374857119610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43474090835677">
                <text:p>1.434740908356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6875343568005">
                <text:p>1.568753435680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49527259155774">
                <text:p>1.495272591557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48444990862546">
                <text:p>1.484449908625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4083097474597">
                <text:p>1.40830974745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41830126163588">
                <text:p>1.418301261635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49238767453125">
                <text:p>1.49238767453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4623087771395">
                <text:p>1.46230877713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42534589140774">
                <text:p>1.425345891407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45004884970518">
                <text:p>1.450048849705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37058361333703">
                <text:p>1.370583613337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42495536712477">
                <text:p>1.424955367124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43304617062507">
                <text:p>1.433046170625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41947197959452">
                <text:p>1.419471979594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3512751907164">
                <text:p>1.535127519071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6164295762768">
                <text:p>1.61642957627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37549314152506">
                <text:p>1.37549314152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8628715177235">
                <text:p>1.486287151772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32348857170006">
                <text:p>1.323488571700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40476573727025">
                <text:p>1.404765737270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2273817261188">
                <text:p>1.522738172611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4160280244686">
                <text:p>1.541602802446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2891789026892">
                <text:p>1.528917890268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45796823749047">
                <text:p>1.457968237490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37545290725082">
                <text:p>1.375452907250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46341234233074">
                <text:p>1.46341234233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46151799773076">
                <text:p>1.461517997730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0851899399873">
                <text:p>1.508518993998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2414195488139">
                <text:p>1.524141954881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45969062262543">
                <text:p>1.459690622625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6731169479696">
                <text:p>1.367311694796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39923841256481">
                <text:p>1.399238412564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38701869367234">
                <text:p>1.387018693672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43843133200304">
                <text:p>1.438431332003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607100029057">
                <text:p>1.36071000290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36709468534301">
                <text:p>1.367094685343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3490120165979">
                <text:p>1.534901201659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0032306278297">
                <text:p>1.500323062782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2869872439009">
                <text:p>1.428698724390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0414395318337">
                <text:p>1.504143953183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062219417611">
                <text:p>1.40622194176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7019487638313">
                <text:p>1.47019487638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35535384697887">
                <text:p>1.355353846978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5600394194167">
                <text:p>1.456003941941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1357977710084">
                <text:p>1.513579777100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9996073737322">
                <text:p>1.599960737373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8385612650873">
                <text:p>1.383856126508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3896056163847">
                <text:p>1.538960561638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4178410125807">
                <text:p>1.41784101258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2865948879066">
                <text:p>1.528659488790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43939243118872">
                <text:p>1.439392431188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475211033524">
                <text:p>1.4752110335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45399188810395">
                <text:p>1.453991888103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3997746613856">
                <text:p>1.39977466138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020239537929">
                <text:p>1.50202395379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4606129772241">
                <text:p>1.46061297722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42522246851328">
                <text:p>1.425222468513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48749172044718">
                <text:p>1.487491720447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5439738547246">
                <text:p>1.554397385472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2716813963167">
                <text:p>1.527168139631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9562784736088">
                <text:p>1.495627847360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44019015484265">
                <text:p>1.440190154842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2458482771579">
                <text:p>1.5245848277157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46765879989427">
                <text:p>1.467658799894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60053336275766">
                <text:p>1.6005333627576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1011815971881">
                <text:p>1.510118159718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34996078519026">
                <text:p>1.349960785190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41932371207441">
                <text:p>1.419323712074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30263803972223">
                <text:p>1.302638039722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0434612947265">
                <text:p>1.304346129472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40784417529333">
                <text:p>1.407844175293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4928184007392">
                <text:p>1.49281840073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42650496773697">
                <text:p>1.426504967736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4051670602175">
                <text:p>1.40516706021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36871929274848">
                <text:p>1.368719292748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43332082352119">
                <text:p>1.433320823521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4702703179802">
                <text:p>1.47027031798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2445728021384">
                <text:p>1.524457280213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39216220129109">
                <text:p>1.392162201291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48686659156593">
                <text:p>1.486866591565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41230673041923">
                <text:p>1.412306730419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4053438871396">
                <text:p>1.40534388713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47603133042212">
                <text:p>1.476031330422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44648319800196">
                <text:p>1.446483198001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3979125163587">
                <text:p>1.39791251635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39408236782725">
                <text:p>1.394082367827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7334038942295">
                <text:p>1.273340389422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8941821263912">
                <text:p>1.489418212639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4003818812956">
                <text:p>1.440038188129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38031172297448">
                <text:p>1.380311722974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0164407363071">
                <text:p>1.501644073630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47263489111224">
                <text:p>1.472634891112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48690288274131">
                <text:p>1.486902882741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7681806711995">
                <text:p>1.376818067119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38027585382923">
                <text:p>1.380275853829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47035201246924">
                <text:p>1.470352012469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47124402101274">
                <text:p>1.471244021012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53809254459792">
                <text:p>1.538092544597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39226544065014">
                <text:p>1.392265440650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8828685312693">
                <text:p>1.488286853126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43882884085234">
                <text:p>1.438828840852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41818834777485">
                <text:p>1.418188347774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5951898465205">
                <text:p>1.359518984652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33415166634307">
                <text:p>1.334151666343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2927314950889">
                <text:p>1.429273149508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47667940614134">
                <text:p>1.476679406141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45979286491047">
                <text:p>1.459792864910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38406945316951">
                <text:p>1.384069453169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9029498002631">
                <text:p>1.290294980026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7969849486887">
                <text:p>1.579698494868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2945429635376">
                <text:p>1.529454296353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2883585675556">
                <text:p>1.528835856755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42825421998051">
                <text:p>1.428254219980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47305088413474">
                <text:p>1.473050884134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36716736213891">
                <text:p>1.367167362138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52978329457186">
                <text:p>1.529783294571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2411492422597">
                <text:p>1.524114924225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51827018100253">
                <text:p>1.518270181002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53363614028594">
                <text:p>1.533636140285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39113344639118">
                <text:p>1.391133446391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7938315422804">
                <text:p>1.379383154228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5393419423204">
                <text:p>1.453934194232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9425806071045">
                <text:p>1.394258060710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011068962107">
                <text:p>1.50110689621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7963853770792">
                <text:p>1.379638537707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40893856953886">
                <text:p>1.408938569538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2471599242949">
                <text:p>1.524715992429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44540401883411">
                <text:p>1.445404018834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42756816130028">
                <text:p>1.427568161300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44141680452869">
                <text:p>1.441416804528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655523712229">
                <text:p>1.466555237122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621599015999">
                <text:p>1.56215990159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48637329679233">
                <text:p>1.486373296792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611651337631">
                <text:p>1.36116513376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6540903824641">
                <text:p>1.465409038246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0665974084354">
                <text:p>1.306659740843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684939799052">
                <text:p>1.46849397990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48876452729631">
                <text:p>1.488764527296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1196648714793">
                <text:p>1.511966487147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43758889638654">
                <text:p>1.437588896386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45034131420472">
                <text:p>1.450341314204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45176205766391">
                <text:p>1.451762057663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6242141546471">
                <text:p>1.362421415464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48664898670027">
                <text:p>1.486648986700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4732761060632">
                <text:p>1.47327610606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1707255922543">
                <text:p>1.317072559225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5325551493832">
                <text:p>1.553255514938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0802221543372">
                <text:p>1.508022215433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2530705023157">
                <text:p>1.525307050231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4711844039886">
                <text:p>1.47118440398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3172497701527">
                <text:p>1.31724977015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43433944232764">
                <text:p>1.434339442327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42510237583212">
                <text:p>1.425102375832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6938409436278">
                <text:p>1.369384094362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43654978097072">
                <text:p>1.436549780970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39911805080844">
                <text:p>1.399118050808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745527908861">
                <text:p>1.37455279088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55415185493209">
                <text:p>1.5541518549320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47555521608354">
                <text:p>1.475555216083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46606860437743">
                <text:p>1.466068604377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44464329568546">
                <text:p>1.444643295685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0317255923228">
                <text:p>1.503172559232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53165902273832">
                <text:p>1.531659022738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7133378567511">
                <text:p>1.471333785675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41288771337504">
                <text:p>1.412887713375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38911673828695">
                <text:p>1.389116738286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41514584719892">
                <text:p>1.415145847198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42883511367401">
                <text:p>1.428835113674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3389525495459">
                <text:p>1.533895254954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760939029791">
                <text:p>1.37609390297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43878650881647">
                <text:p>1.438786508816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507067536985">
                <text:p>1.45070675369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5287580655554">
                <text:p>1.452875806555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5372195185199">
                <text:p>1.553721951851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4101134609716">
                <text:p>1.41011346097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8569221795196">
                <text:p>1.385692217951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6296942955339">
                <text:p>1.562969429553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47157777059908">
                <text:p>1.471577770599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6754924775694">
                <text:p>1.367549247756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7276628749098">
                <text:p>1.272766287490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42079687406757">
                <text:p>1.420796874067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45602757634736">
                <text:p>1.456027576347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51846568193269">
                <text:p>1.518465681932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4533982653164">
                <text:p>1.345339826531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40236846055878">
                <text:p>1.402368460558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44469901880421">
                <text:p>1.444699018804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46293549307257">
                <text:p>1.462935493072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38865261612569">
                <text:p>1.388652616125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2764038351056">
                <text:p>1.527640383510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5067700001561">
                <text:p>1.550677000015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43470203613933">
                <text:p>1.434702036139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346116890253">
                <text:p>1.53461168902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45936664463509">
                <text:p>1.459366644635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9653567363824">
                <text:p>1.396535673638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0797815114406">
                <text:p>1.507978151144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2878641544936">
                <text:p>1.528786415449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45791085892644">
                <text:p>1.457910858926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8140680841365">
                <text:p>1.481406808413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6239774739693">
                <text:p>1.462397747396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6013553986315">
                <text:p>1.460135539863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30934882562567">
                <text:p>1.309348825625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36250877319548">
                <text:p>1.362508773195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4695076737114">
                <text:p>1.44695076737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3378517955323">
                <text:p>1.433785179553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39430415772473">
                <text:p>1.394304157724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947762471244">
                <text:p>1.49477624712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1510934203207">
                <text:p>1.415109342032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46336988302343">
                <text:p>1.463369883023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34059437429195">
                <text:p>1.340594374291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1209255396949">
                <text:p>1.412092553969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54720413412025">
                <text:p>1.547204134120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5010865752792">
                <text:p>1.550108657527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60386631784298">
                <text:p>1.603866317842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43269541625212">
                <text:p>1.432695416252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4962493812129">
                <text:p>1.49624938121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39878329107229">
                <text:p>1.398783291072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31720007290212">
                <text:p>1.317200072902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41447306105605">
                <text:p>1.414473061056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42842912576911">
                <text:p>1.428429125769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48453623452886">
                <text:p>1.484536234528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44144155578743">
                <text:p>1.441441555787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45898707749018">
                <text:p>1.458987077490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43829303204173">
                <text:p>1.438293032041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41846084781591">
                <text:p>1.418460847815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45080192652416">
                <text:p>1.450801926524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1848586881741">
                <text:p>1.418485868817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48843758112071">
                <text:p>1.488437581120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4732448840937">
                <text:p>1.447324488409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33265819233083">
                <text:p>1.332658192330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45430635756441">
                <text:p>1.454306357564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39763270517584">
                <text:p>1.397632705175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5880653149104">
                <text:p>1.4588065314910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44453276019057">
                <text:p>1.444532760190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4535363060086">
                <text:p>1.45353630600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47949254864639">
                <text:p>1.479492548646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40143910997135">
                <text:p>1.401439109971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39096932254222">
                <text:p>1.390969322542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6407901596762">
                <text:p>1.364079015967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6485170864349">
                <text:p>1.464851708643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6150372426296">
                <text:p>1.461503724262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4524927652785">
                <text:p>1.345249276527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5090693568921">
                <text:p>1.450906935689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41895435111524">
                <text:p>1.418954351115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8727049418197">
                <text:p>1.387270494181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43995664732363">
                <text:p>1.439956647323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48586144889934">
                <text:p>1.485861448899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918971631159">
                <text:p>1.49189716311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1580488196781">
                <text:p>1.415804881967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6254854756407">
                <text:p>1.362548547564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5527308156437">
                <text:p>1.455273081564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5272548024817">
                <text:p>1.352725480248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1508338663416">
                <text:p>1.415083386634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9772477351431">
                <text:p>1.397724773514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1608671053899">
                <text:p>1.416086710538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42928068156522">
                <text:p>1.429280681565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43089023634949">
                <text:p>1.430890236349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0525044944738">
                <text:p>1.405250449447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7643206886487">
                <text:p>1.476432068864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46604305441087">
                <text:p>1.466043054410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2579459831267">
                <text:p>1.525794598312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49756746126334">
                <text:p>1.497567461263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35633551683079">
                <text:p>1.3563355168307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54349973473733">
                <text:p>1.543499734737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48764091815901">
                <text:p>1.487640918159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4950409993894">
                <text:p>1.49504099938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53958132414034">
                <text:p>1.539581324140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827080541721">
                <text:p>1.48270805417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48565552873301">
                <text:p>1.485655528733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4815088055152">
                <text:p>1.348150880551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45400310267318">
                <text:p>1.454003102673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9674828359393">
                <text:p>1.396748283593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41509028436575">
                <text:p>1.415090284365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40595012157028">
                <text:p>1.405950121570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53837634470791">
                <text:p>1.538376344707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46500635504492">
                <text:p>1.465006355044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45199000651344">
                <text:p>1.451990006513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8347180027227">
                <text:p>1.383471800272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0939330236409">
                <text:p>1.50939330236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45011706296805">
                <text:p>1.450117062968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8838628899233">
                <text:p>1.488386288992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9353126422584">
                <text:p>1.493531264225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8206879573443">
                <text:p>1.382068795734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1602099931004">
                <text:p>1.516020999310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45542132216942">
                <text:p>1.455421322169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49168921309469">
                <text:p>1.491689213094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6853049958763">
                <text:p>1.368530499587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8348873558835">
                <text:p>1.483488735588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4103782095732">
                <text:p>1.441037820957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4579955761003">
                <text:p>1.445799557610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7292230284434">
                <text:p>1.472922302844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0128801305743">
                <text:p>1.501288013057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9846010001297">
                <text:p>1.398460100012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0124977996192">
                <text:p>1.401249779961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9040138030697">
                <text:p>1.490401380306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61598587841574">
                <text:p>1.615985878415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40310711161618">
                <text:p>1.403107111616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2364028206808">
                <text:p>1.523640282068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7054902872799">
                <text:p>1.570549028727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6646425658568">
                <text:p>1.466464256585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39428366457089">
                <text:p>1.394283664570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9962660301994">
                <text:p>1.399626603019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39677602476086">
                <text:p>1.3967760247608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8957952297586">
                <text:p>1.489579522975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0302940058067">
                <text:p>1.403029400580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8372047214064">
                <text:p>1.483720472140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0853353742325">
                <text:p>1.408533537423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26636583558">
                <text:p>1.4266365835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51330825910647">
                <text:p>1.513308259106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9675493054666">
                <text:p>1.496754930546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7455637470803">
                <text:p>1.474556374708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9824802463133">
                <text:p>1.398248024631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4676396459404">
                <text:p>1.446763964594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50364459160051">
                <text:p>1.503644591600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41028254231408">
                <text:p>1.410282542314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2947885346293">
                <text:p>1.429478853462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594114731579">
                <text:p>1.45941147315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4188630939188">
                <text:p>1.441886309391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7631494590021">
                <text:p>1.376314945900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6250106978283">
                <text:p>1.462501069782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6195627032591">
                <text:p>1.461956270325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8297162006453">
                <text:p>1.482971620064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1989835856598">
                <text:p>1.419898358565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33443439919438">
                <text:p>1.334434399194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39860979476">
                <text:p>1.4398609794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4952646522843">
                <text:p>1.449526465228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38897517360525">
                <text:p>1.388975173605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4934672736011">
                <text:p>1.449346727360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51031725995318">
                <text:p>1.510317259953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59819498050703">
                <text:p>1.598194980507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2048334186877">
                <text:p>1.420483341868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3730646630081">
                <text:p>1.4373064663008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257873649459">
                <text:p>1.42578736494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51542004264585">
                <text:p>1.515420042645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34453703087844">
                <text:p>1.344537030878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1418128718951">
                <text:p>1.414181287189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3297719148242">
                <text:p>1.432977191482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52656041728832">
                <text:p>1.526560417288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7864557670782">
                <text:p>1.478645576707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5250149885903">
                <text:p>1.52501498859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38808950910792">
                <text:p>1.388089509107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7704871488535">
                <text:p>1.477048714885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5646302539919">
                <text:p>1.456463025399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1699549655068">
                <text:p>1.416995496550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30478801233936">
                <text:p>1.304788012339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38469873855381">
                <text:p>1.384698738553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38727358863184">
                <text:p>1.387273588631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53570137292847">
                <text:p>1.535701372928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2000302972178">
                <text:p>1.420003029721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4663612417867">
                <text:p>1.446636124178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9793675822605">
                <text:p>1.497936758226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53243423192107">
                <text:p>1.532434231921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7806352281295">
                <text:p>1.478063522812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32940277793031">
                <text:p>1.329402777930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1676259768823">
                <text:p>1.416762597688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4413835907108">
                <text:p>1.444138359071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4136715003295">
                <text:p>1.41367150032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5631192574742">
                <text:p>1.456311925747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46160356102671">
                <text:p>1.461603561026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5352615737995">
                <text:p>1.453526157379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39955788584226">
                <text:p>1.399557885842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34817724300073">
                <text:p>1.348177243000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3346054238192">
                <text:p>1.33460542381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43412295868473">
                <text:p>1.4341229586847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44707893431378">
                <text:p>1.447078934313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33274589422051">
                <text:p>1.3327458942205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61638103887256">
                <text:p>1.616381038872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45676965347198">
                <text:p>1.456769653471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49056214534304">
                <text:p>1.490562145343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47325237486335">
                <text:p>1.473252374863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45148081953448">
                <text:p>1.451480819534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4019352451607">
                <text:p>1.40193524516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35717118866184">
                <text:p>1.357171188661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46649060608569">
                <text:p>1.466490606085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46215084391867">
                <text:p>1.462150843918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44080726446418">
                <text:p>1.440807264464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3055059936609">
                <text:p>1.430550599366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9288025248216">
                <text:p>1.392880252482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1147657083464">
                <text:p>1.411476570834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42992497361328">
                <text:p>1.429924973613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5536760583732">
                <text:p>1.455367605837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40690820032746">
                <text:p>1.406908200327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121209826367">
                <text:p>1.51212098263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49016709954939">
                <text:p>1.490167099549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0651597535632">
                <text:p>1.406515975356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5457309372937">
                <text:p>1.454573093729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8665701663485">
                <text:p>1.386657016634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42325285629316">
                <text:p>1.423252856293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38957892465779">
                <text:p>1.389578924657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43117916257005">
                <text:p>1.431179162570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49500253935328">
                <text:p>1.495002539353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35338866158963">
                <text:p>1.353388661589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45144423899803">
                <text:p>1.4514442389980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43008063782082">
                <text:p>1.430080637820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46834557414461">
                <text:p>1.4683455741446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1255328551077">
                <text:p>1.512553285510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048392464526">
                <text:p>1.504839246452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48600219970364">
                <text:p>1.486002199703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41698332416994">
                <text:p>1.416983324169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46862361667471">
                <text:p>1.468623616674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4080196221024">
                <text:p>1.540801962210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9324514538347">
                <text:p>1.393245145383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43601968315202">
                <text:p>1.4360196831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5cm" svg:height="17.711cm" xlink:href=".." xlink:type="simple" chart:class="chart:scatter" chart:style-name="ch1">
        <chart:title svg:x="10.449cm" svg:y="0.489cm" chart:style-name="ch2">
          <text:p>Best Record VS Known Data</text:p>
        </chart:title>
        <chart:legend chart:legend-position="end" svg:x="24.212cm" svg:y="8.332cm" style:legend-expansion="high" chart:style-name="ch3"/>
        <chart:plot-area chart:style-name="ch4" table:cell-range-address="KnownData.A1:KnownData.B1001 TopRecord.A13:TopRecord.A1013" chart:data-source-has-labels="row" svg:x="0.989cm" svg:y="2.324cm" svg:width="22.145cm" svg:height="14.613cm">
          <chartooo:coordinate-region svg:x="1.55cm" svg:y="2.511cm" svg:width="21.381cm" svg:height="14.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nownData.B2:KnownData.B1001" chart:label-cell-address="KnownData.B1:KnownData.B1" chart:class="chart:scatter">
            <chart:domain table:cell-range-address="KnownData.A2:KnownData.A1001"/>
            <chart:data-point chart:repeated="1000"/>
          </chart:series>
          <chart:series chart:style-name="ch9" chart:values-cell-range-address="TopRecord.A14:TopRecord.A1013" chart:label-cell-address="TopRecord.A13:TopRecord.A13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KnownData.B1:KnownData.B1</svg:desc>
                </draw:g>
              </table:table-cell>
              <table:table-cell office:value-type="string">
                <text:p>Est. F(X)</text:p>
                <draw:g>
                  <svg:desc>TopRecord.A13:TopRecord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KnownData.A2:KnownData.A1001</svg:desc>
                </draw:g>
              </table:table-cell>
              <table:table-cell office:value-type="float" office:value="0">
                <text:p>0</text:p>
                <draw:g>
                  <svg:desc>KnownData.B2:KnownData.B1001</svg:desc>
                </draw:g>
              </table:table-cell>
              <table:table-cell office:value-type="float" office:value="0">
                <text:p>0</text:p>
                <draw:g>
                  <svg:desc>TopRecord.A14:TopRecord.A10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59611098">
                <text:p>0.159611098</text:p>
              </table:table-cell>
              <table:table-cell office:value-type="float" office:value="0.134571753034544">
                <text:p>0.134571753034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18409739">
                <text:p>0.318409739</text:p>
              </table:table-cell>
              <table:table-cell office:value-type="float" office:value="0.268296530053355">
                <text:p>0.268296530053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47558897">
                <text:p>0.47558897</text:p>
              </table:table-cell>
              <table:table-cell office:value-type="float" office:value="0.400333284882805">
                <text:p>0.400333284882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630352808">
                <text:p>0.630352808</text:p>
              </table:table-cell>
              <table:table-cell office:value-type="float" office:value="0.529852788356633">
                <text:p>0.529852788356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78192162">
                <text:p>0.78192162</text:p>
              </table:table-cell>
              <table:table-cell office:value-type="float" office:value="0.65604343044087">
                <text:p>0.65604343044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29537384">
                <text:p>0.929537384</text:p>
              </table:table-cell>
              <table:table-cell office:value-type="float" office:value="0.778116895579363">
                <text:p>0.778116895579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072468783">
                <text:p>1.072468783</text:p>
              </table:table-cell>
              <table:table-cell office:value-type="float" office:value="0.895313670451589">
                <text:p>0.895313670451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210016108">
                <text:p>1.210016108</text:p>
              </table:table-cell>
              <table:table-cell office:value-type="float" office:value="1.00690834456462">
                <text:p>1.00690834456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341515918">
                <text:p>1.341515918</text:p>
              </table:table-cell>
              <table:table-cell office:value-type="float" office:value="1.11221466562146">
                <text:p>1.11221466562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466345428">
                <text:p>1.466345428</text:p>
              </table:table-cell>
              <table:table-cell office:value-type="float" office:value="1.21059031340738">
                <text:p>1.2105903134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583926602">
                <text:p>1.583926602</text:p>
              </table:table-cell>
              <table:table-cell office:value-type="float" office:value="1.30144135800017">
                <text:p>1.30144135800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693729903">
                <text:p>1.693729903</text:p>
              </table:table-cell>
              <table:table-cell office:value-type="float" office:value="1.38422637042554">
                <text:p>1.38422637042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795277688">
                <text:p>1.795277688</text:p>
              </table:table-cell>
              <table:table-cell office:value-type="float" office:value="1.45846015642545">
                <text:p>1.45846015642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888147217">
                <text:p>1.888147217</text:p>
              </table:table-cell>
              <table:table-cell office:value-type="float" office:value="1.52371708676922">
                <text:p>1.52371708676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971973249">
                <text:p>1.971973249</text:p>
              </table:table-cell>
              <table:table-cell office:value-type="float" office:value="1.57963400049057">
                <text:p>1.57963400049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046450217">
                <text:p>2.046450217</text:p>
              </table:table-cell>
              <table:table-cell office:value-type="float" office:value="1.62591266055996">
                <text:p>1.62591266055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111333963">
                <text:p>2.111333963</text:p>
              </table:table-cell>
              <table:table-cell office:value-type="float" office:value="1.66232174477399">
                <text:p>1.66232174477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16644301">
                <text:p>2.16644301</text:p>
              </table:table-cell>
              <table:table-cell office:value-type="float" office:value="1.68869835804072">
                <text:p>1.68869835804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211659386">
                <text:p>2.211659386</text:p>
              </table:table-cell>
              <table:table-cell office:value-type="float" office:value="1.70494905573444">
                <text:p>1.70494905573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246928969">
                <text:p>2.246928969</text:p>
              </table:table-cell>
              <table:table-cell office:value-type="float" office:value="1.71105037135998">
                <text:p>1.71105037135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27226137">
                <text:p>2.27226137</text:p>
              </table:table-cell>
              <table:table-cell office:value-type="float" office:value="1.70704884537977">
                <text:p>1.70704884537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287729355">
                <text:p>2.287729355</text:p>
              </table:table-cell>
              <table:table-cell office:value-type="float" office:value="1.69306055568786">
                <text:p>1.69306055568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293467795">
                <text:p>2.293467795</text:p>
              </table:table-cell>
              <table:table-cell office:value-type="float" office:value="1.66927015383862">
                <text:p>1.66927015383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89672181">
                <text:p>2.289672181</text:p>
              </table:table-cell>
              <table:table-cell office:value-type="float" office:value="1.63592941472636">
                <text:p>1.63592941472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76596692">
                <text:p>2.276596692</text:p>
              </table:table-cell>
              <table:table-cell office:value-type="float" office:value="1.59335531093871">
                <text:p>1.5933553109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254551845">
                <text:p>2.254551845</text:p>
              </table:table-cell>
              <table:table-cell office:value-type="float" office:value="1.54192762644643">
                <text:p>1.54192762644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223901749">
                <text:p>2.223901749</text:p>
              </table:table-cell>
              <table:table-cell office:value-type="float" office:value="1.48208612761844">
                <text:p>1.48208612761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18506097">
                <text:p>2.18506097</text:p>
              </table:table-cell>
              <table:table-cell office:value-type="float" office:value="1.41432731274027">
                <text:p>1.41432731274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138491059">
                <text:p>2.138491059</text:p>
              </table:table-cell>
              <table:table-cell office:value-type="float" office:value="1.33920076424211">
                <text:p>1.33920076424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084696738">
                <text:p>2.084696738</text:p>
              </table:table-cell>
              <table:table-cell office:value-type="float" office:value="1.25730513068831">
                <text:p>1.25730513068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024221806">
                <text:p>2.024221806</text:p>
              </table:table-cell>
              <table:table-cell office:value-type="float" office:value="1.16928376822124">
                <text:p>1.16928376822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957644775">
                <text:p>1.957644775</text:p>
              </table:table-cell>
              <table:table-cell office:value-type="float" office:value="1.07582007357121">
                <text:p>1.07582007357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885574284">
                <text:p>1.885574284</text:p>
              </table:table-cell>
              <table:table-cell office:value-type="float" office:value="0.977632542921861">
                <text:p>0.977632542921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808644323">
                <text:p>1.808644323</text:p>
              </table:table-cell>
              <table:table-cell office:value-type="float" office:value="0.875469592842109">
                <text:p>0.875469592842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727509296">
                <text:p>1.727509296</text:p>
              </table:table-cell>
              <table:table-cell office:value-type="float" office:value="0.770104181147403">
                <text:p>0.770104181147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642838987">
                <text:p>1.642838987</text:p>
              </table:table-cell>
              <table:table-cell office:value-type="float" office:value="0.662328266922845">
                <text:p>0.662328266922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555313435">
                <text:p>1.555313435</text:p>
              </table:table-cell>
              <table:table-cell office:value-type="float" office:value="0.552947150019376">
                <text:p>0.552947150019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465617784">
                <text:p>1.465617784</text:p>
              </table:table-cell>
              <table:table-cell office:value-type="float" office:value="0.442773731114058">
                <text:p>0.442773731114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374437138">
                <text:p>1.374437138</text:p>
              </table:table-cell>
              <table:table-cell office:value-type="float" office:value="0.332622733901589">
                <text:p>0.332622733901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282451458">
                <text:p>1.282451458</text:p>
              </table:table-cell>
              <table:table-cell office:value-type="float" office:value="0.223304931153508">
                <text:p>0.223304931153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190330549">
                <text:p>1.190330549</text:p>
              </table:table-cell>
              <table:table-cell office:value-type="float" office:value="0.115621416243756">
                <text:p>0.115621416243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098729169">
                <text:p>1.098729169</text:p>
              </table:table-cell>
              <table:table-cell office:value-type="float" office:value="0.0103579612958986">
                <text:p>0.0103579612958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008282298">
                <text:p>1.008282298</text:p>
              </table:table-cell>
              <table:table-cell office:value-type="float" office:value="-0.091720497637405">
                <text:p>-0.091720497637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19600604">
                <text:p>0.919600604</text:p>
              </table:table-cell>
              <table:table-cell office:value-type="float" office:value="-0.189875208992019">
                <text:p>-0.189875208992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833266145">
                <text:p>0.833266145</text:p>
              </table:table-cell>
              <table:table-cell office:value-type="float" office:value="-0.283398749662945">
                <text:p>-0.283398749662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749828328">
                <text:p>0.749828328</text:p>
              </table:table-cell>
              <table:table-cell office:value-type="float" office:value="-0.37161992808647">
                <text:p>-0.37161992808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669800171">
                <text:p>0.669800171</text:p>
              </table:table-cell>
              <table:table-cell office:value-type="float" office:value="-0.453908411858488">
                <text:p>-0.453908411858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93654877">
                <text:p>0.593654877</text:p>
              </table:table-cell>
              <table:table-cell office:value-type="float" office:value="-0.529679047428491">
                <text:p>-0.529679047428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21822761">
                <text:p>0.521822761</text:p>
              </table:table-cell>
              <table:table-cell office:value-type="float" office:value="-0.598395841756117">
                <text:p>-0.598395841756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54688547">
                <text:p>0.454688547</text:p>
              </table:table-cell>
              <table:table-cell office:value-type="float" office:value="-0.659575578378744">
                <text:p>-0.659575578378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392589047">
                <text:p>0.392589047</text:p>
              </table:table-cell>
              <table:table-cell office:value-type="float" office:value="-0.71279104309495">
                <text:p>-0.71279104309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335811252">
                <text:p>0.335811252</text:p>
              </table:table-cell>
              <table:table-cell office:value-type="float" office:value="-0.757673837398533">
                <text:p>-0.757673837398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84590831">
                <text:p>0.284590831</text:p>
              </table:table-cell>
              <table:table-cell office:value-type="float" office:value="-0.793916760878958">
                <text:p>-0.793916760878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39111063">
                <text:p>0.239111063</text:p>
              </table:table-cell>
              <table:table-cell office:value-type="float" office:value="-0.821275747013146">
                <text:p>-0.821275747013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199502197">
                <text:p>0.199502197</text:p>
              </table:table-cell>
              <table:table-cell office:value-type="float" office:value="-0.839571340086226">
                <text:p>-0.839571340086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65841249">
                <text:p>0.165841249</text:p>
              </table:table-cell>
              <table:table-cell office:value-type="float" office:value="-0.84868970437021">
                <text:p>-0.8486897043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138152227">
                <text:p>0.138152227</text:p>
              </table:table-cell>
              <table:table-cell office:value-type="float" office:value="-0.84858316013411">
                <text:p>-0.848583160134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116406792">
                <text:p>0.116406792</text:p>
              </table:table-cell>
              <table:table-cell office:value-type="float" office:value="-0.839270244530907">
                <text:p>-0.8392702445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100525329">
                <text:p>0.100525329</text:p>
              </table:table-cell>
              <table:table-cell office:value-type="float" office:value="-0.820835298880204">
                <text:p>-0.820835298880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90378438">
                <text:p>0.090378438</text:p>
              </table:table-cell>
              <table:table-cell office:value-type="float" office:value="-0.793427587314346">
                <text:p>-0.793427587314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85788807">
                <text:p>0.085788807</text:p>
              </table:table-cell>
              <table:table-cell office:value-type="float" office:value="-0.757259955154895">
                <text:p>-0.757259955154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86533475">
                <text:p>0.086533475</text:p>
              </table:table-cell>
              <table:table-cell office:value-type="float" office:value="-0.712607038710262">
                <text:p>-0.712607038710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92346437">
                <text:p>0.092346437</text:p>
              </table:table-cell>
              <table:table-cell office:value-type="float" office:value="-0.659803041409794">
                <text:p>-0.659803041409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102921588">
                <text:p>0.102921588</text:p>
              </table:table-cell>
              <table:table-cell office:value-type="float" office:value="-0.599239094290879">
                <text:p>-0.599239094290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117915975">
                <text:p>0.117915975</text:p>
              </table:table-cell>
              <table:table-cell office:value-type="float" office:value="-0.53136022181116">
                <text:p>-0.53136022181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136953318">
                <text:p>0.136953318</text:p>
              </table:table-cell>
              <table:table-cell office:value-type="float" office:value="-0.456661936746282">
                <text:p>-0.456661936746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159627785">
                <text:p>0.159627785</text:p>
              </table:table-cell>
              <table:table-cell office:value-type="float" office:value="-0.375686490534577">
                <text:p>-0.375686490534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185507975">
                <text:p>0.185507975</text:p>
              </table:table-cell>
              <table:table-cell office:value-type="float" office:value="-0.289018807825249">
                <text:p>-0.289018807825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214141086">
                <text:p>0.214141086</text:p>
              </table:table-cell>
              <table:table-cell office:value-type="float" office:value="-0.197282136158741">
                <text:p>-0.197282136158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245057221">
                <text:p>0.245057221</text:p>
              </table:table-cell>
              <table:table-cell office:value-type="float" office:value="-0.101133443642055">
                <text:p>-0.101133443642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77773807">
                <text:p>0.277773807</text:p>
              </table:table-cell>
              <table:table-cell office:value-type="float" office:value="-0.00125859916423701">
                <text:p>-0.00125859916423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311800079">
                <text:p>0.311800079</text:p>
              </table:table-cell>
              <table:table-cell office:value-type="float" office:value="0.101632628883269">
                <text:p>0.1016326288832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346641601">
                <text:p>0.346641601</text:p>
              </table:table-cell>
              <table:table-cell office:value-type="float" office:value="0.206811718269687">
                <text:p>0.206811718269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381804777">
                <text:p>0.381804777</text:p>
              </table:table-cell>
              <table:table-cell office:value-type="float" office:value="0.313536644992342">
                <text:p>0.313536644992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41680132">
                <text:p>0.41680132</text:p>
              </table:table-cell>
              <table:table-cell office:value-type="float" office:value="0.42105720318714">
                <text:p>0.42105720318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51152642">
                <text:p>0.451152642</text:p>
              </table:table-cell>
              <table:table-cell office:value-type="float" office:value="0.528620354026359">
                <text:p>0.528620354026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484394125">
                <text:p>0.484394125</text:p>
              </table:table-cell>
              <table:table-cell office:value-type="float" office:value="0.635475564742528">
                <text:p>0.635475564742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516079239">
                <text:p>0.516079239</text:p>
              </table:table-cell>
              <table:table-cell office:value-type="float" office:value="0.740880099199071">
                <text:p>0.740880099199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545783477">
                <text:p>0.545783477</text:p>
              </table:table-cell>
              <table:table-cell office:value-type="float" office:value="0.844104221994323">
                <text:p>0.844104221994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573108067">
                <text:p>0.573108067</text:p>
              </table:table-cell>
              <table:table-cell office:value-type="float" office:value="0.944436278929801">
                <text:p>0.944436278929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597683435">
                <text:p>0.597683435</text:p>
              </table:table-cell>
              <table:table-cell office:value-type="float" office:value="1.04118761778851">
                <text:p>1.04118761778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619172394">
                <text:p>0.619172394</text:p>
              </table:table-cell>
              <table:table-cell office:value-type="float" office:value="1.13369731474494">
                <text:p>1.13369731474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63727303">
                <text:p>0.63727303</text:p>
              </table:table-cell>
              <table:table-cell office:value-type="float" office:value="1.22133667335356">
                <text:p>1.22133667335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51721253">
                <text:p>0.651721253</text:p>
              </table:table-cell>
              <table:table-cell office:value-type="float" office:value="1.30351346492364">
                <text:p>1.303513464923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662293011">
                <text:p>0.662293011</text:p>
              </table:table-cell>
              <table:table-cell office:value-type="float" office:value="1.37967588116996">
                <text:p>1.37967588116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668806136">
                <text:p>0.668806136</text:p>
              </table:table-cell>
              <table:table-cell office:value-type="float" office:value="1.44931617231463">
                <text:p>1.44931617231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671121806">
                <text:p>0.671121806</text:p>
              </table:table-cell>
              <table:table-cell office:value-type="float" office:value="1.51197394628641">
                <text:p>1.51197394628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69145626">
                <text:p>0.669145626</text:p>
              </table:table-cell>
              <table:table-cell office:value-type="float" office:value="1.56723910730155">
                <text:p>1.56723910730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62828301">
                <text:p>0.662828301</text:p>
              </table:table-cell>
              <table:table-cell office:value-type="float" office:value="1.61475441489316">
                <text:p>1.61475441489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652165914">
                <text:p>0.652165914</text:p>
              </table:table-cell>
              <table:table-cell office:value-type="float" office:value="1.65421764736266">
                <text:p>1.6542176473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637199792">
                <text:p>0.637199792</text:p>
              </table:table-cell>
              <table:table-cell office:value-type="float" office:value="1.68538335663505">
                <text:p>1.68538335663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61801598">
                <text:p>0.61801598</text:p>
              </table:table-cell>
              <table:table-cell office:value-type="float" office:value="1.70806420458589">
                <text:p>1.70806420458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594744308">
                <text:p>0.594744308</text:p>
              </table:table-cell>
              <table:table-cell office:value-type="float" office:value="1.7221318740485">
                <text:p>1.72213187404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567557074">
                <text:p>0.567557074</text:p>
              </table:table-cell>
              <table:table-cell office:value-type="float" office:value="1.72751755088111">
                <text:p>1.72751755088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53666736">
                <text:p>0.53666736</text:p>
              </table:table-cell>
              <table:table-cell office:value-type="float" office:value="1.7242119766517">
                <text:p>1.7242119766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50232697">
                <text:p>0.50232697</text:p>
              </table:table-cell>
              <table:table-cell office:value-type="float" office:value="1.71226507465885">
                <text:p>1.71226507465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464824042">
                <text:p>0.464824042</text:p>
              </table:table-cell>
              <table:table-cell office:value-type="float" office:value="1.69178515512626">
                <text:p>1.69178515512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424480331">
                <text:p>0.424480331</text:p>
              </table:table-cell>
              <table:table-cell office:value-type="float" office:value="1.66293770846446">
                <text:p>1.66293770846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381648196">
                <text:p>0.381648196</text:p>
              </table:table-cell>
              <table:table-cell office:value-type="float" office:value="1.62594379846148">
                <text:p>1.62594379846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336707316">
                <text:p>0.336707316</text:p>
              </table:table-cell>
              <table:table-cell office:value-type="float" office:value="1.58107807012473">
                <text:p>1.58107807012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29006116">
                <text:p>0.29006116</text:p>
              </table:table-cell>
              <table:table-cell office:value-type="float" office:value="1.5286663896269">
                <text:p>1.52866638962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242133256">
                <text:p>0.242133256</text:p>
              </table:table-cell>
              <table:table-cell office:value-type="float" office:value="1.46908313639034">
                <text:p>1.469083136390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93363261">
                <text:p>0.193363261</text:p>
              </table:table-cell>
              <table:table-cell office:value-type="float" office:value="1.40274816975849">
                <text:p>1.402748169758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44202908">
                <text:p>0.144202908</text:p>
              </table:table-cell>
              <table:table-cell office:value-type="float" office:value="1.3301234949322">
                <text:p>1.3301234949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95111818">
                <text:p>0.095111818</text:p>
              </table:table-cell>
              <table:table-cell office:value-type="float" office:value="1.25170965487805">
                <text:p>1.25170965487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46553257">
                <text:p>0.046553257</text:p>
              </table:table-cell>
              <table:table-cell office:value-type="float" office:value="1.16804187673036">
                <text:p>1.16804187673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-0.001010156">
                <text:p>-0.001010156</text:p>
              </table:table-cell>
              <table:table-cell office:value-type="float" office:value="1.07968600279742">
                <text:p>1.07968600279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-0.047120743">
                <text:p>-0.047120743</text:p>
              </table:table-cell>
              <table:table-cell office:value-type="float" office:value="0.98723423763362">
                <text:p>0.987234237633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-0.091330023">
                <text:p>-0.091330023</text:p>
              </table:table-cell>
              <table:table-cell office:value-type="float" office:value="0.891300743745673">
                <text:p>0.891300743745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-0.133202893">
                <text:p>-0.133202893</text:p>
              </table:table-cell>
              <table:table-cell office:value-type="float" office:value="0.792517119354934">
                <text:p>0.792517119354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-0.172321711">
                <text:p>-0.172321711</text:p>
              </table:table-cell>
              <table:table-cell office:value-type="float" office:value="0.691527792235238">
                <text:p>0.691527792235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-0.208290225">
                <text:p>-0.208290225</text:p>
              </table:table-cell>
              <table:table-cell office:value-type="float" office:value="0.588985363983718">
                <text:p>0.5889853639837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-0.240737329">
                <text:p>-0.240737329</text:p>
              </table:table-cell>
              <table:table-cell office:value-type="float" office:value="0.485545939159884">
                <text:p>0.485545939159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-0.269320616">
                <text:p>-0.269320616</text:p>
              </table:table-cell>
              <table:table-cell office:value-type="float" office:value="0.381864473547464">
                <text:p>0.381864473547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-0.293729678">
                <text:p>-0.293729678</text:p>
              </table:table-cell>
              <table:table-cell office:value-type="float" office:value="0.278590175357281">
                <text:p>0.278590175357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-0.313689147">
                <text:p>-0.313689147</text:p>
              </table:table-cell>
              <table:table-cell office:value-type="float" office:value="0.176361992502923">
                <text:p>0.176361992502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-0.328961435">
                <text:p>-0.328961435</text:p>
              </table:table-cell>
              <table:table-cell office:value-type="float" office:value="0.0758042181514998">
                <text:p>0.0758042181514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-0.339349158">
                <text:p>-0.339349158</text:p>
              </table:table-cell>
              <table:table-cell office:value-type="float" office:value="-0.0224777544120321">
                <text:p>-0.0224777544120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-0.34469721">
                <text:p>-0.34469721</text:p>
              </table:table-cell>
              <table:table-cell office:value-type="float" office:value="-0.117901497955635">
                <text:p>-0.1179014979556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-0.34489449">
                <text:p>-0.34489449</text:p>
              </table:table-cell>
              <table:table-cell office:value-type="float" office:value="-0.209911410453266">
                <text:p>-0.2099114104532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-0.33987524">
                <text:p>-0.33987524</text:p>
              </table:table-cell>
              <table:table-cell office:value-type="float" office:value="-0.297982340963267">
                <text:p>-0.2979823409632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-0.329620003">
                <text:p>-0.329620003</text:p>
              </table:table-cell>
              <table:table-cell office:value-type="float" office:value="-0.381622957953169">
                <text:p>-0.381622957953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-0.314156181">
                <text:p>-0.314156181</text:p>
              </table:table-cell>
              <table:table-cell office:value-type="float" office:value="-0.460378837935614">
                <text:p>-0.460378837935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-0.293558186">
                <text:p>-0.293558186</text:p>
              </table:table-cell>
              <table:table-cell office:value-type="float" office:value="-0.533835254571768">
                <text:p>-0.533835254571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-0.267947186">
                <text:p>-0.267947186</text:p>
              </table:table-cell>
              <table:table-cell office:value-type="float" office:value="-0.601619650819415">
                <text:p>-0.601619650819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-0.237490453">
                <text:p>-0.237490453</text:p>
              </table:table-cell>
              <table:table-cell office:value-type="float" office:value="-0.663403779233608">
                <text:p>-0.663403779233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-0.202400293">
                <text:p>-0.202400293</text:p>
              </table:table-cell>
              <table:table-cell office:value-type="float" office:value="-0.71890549814779">
                <text:p>-0.718905498147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-0.162932597">
                <text:p>-0.162932597</text:p>
              </table:table-cell>
              <table:table-cell office:value-type="float" office:value="-0.767890214152175">
                <text:p>-0.767890214152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-0.119385">
                <text:p>-0.119385</text:p>
              </table:table-cell>
              <table:table-cell office:value-type="float" office:value="-0.810171964022564">
                <text:p>-0.810171964022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-0.072094673">
                <text:p>-0.072094673</text:p>
              </table:table-cell>
              <table:table-cell office:value-type="float" office:value="-0.845614132015429">
                <text:p>-0.8456141320154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-0.021435765">
                <text:p>-0.021435765</text:p>
              </table:table-cell>
              <table:table-cell office:value-type="float" office:value="-0.874129801212628">
                <text:p>-0.874129801212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32183496">
                <text:p>0.032183496</text:p>
              </table:table-cell>
              <table:table-cell office:value-type="float" office:value="-0.895681740350264">
                <text:p>-0.895681740350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88323999">
                <text:p>0.088323999</text:p>
              </table:table-cell>
              <table:table-cell office:value-type="float" office:value="-0.910282030280002">
                <text:p>-0.91028203028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46519242">
                <text:p>0.146519242</text:p>
              </table:table-cell>
              <table:table-cell office:value-type="float" office:value="-0.917991336867212">
                <text:p>-0.9179913368672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20627907">
                <text:p>0.20627907</text:p>
              </table:table-cell>
              <table:table-cell office:value-type="float" office:value="-0.918917839708613">
                <text:p>-0.918917839708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26709365">
                <text:p>0.26709365</text:p>
              </table:table-cell>
              <table:table-cell office:value-type="float" office:value="-0.913215828533664">
                <text:p>-0.9132158285336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328437627">
                <text:p>0.328437627</text:p>
              </table:table-cell>
              <table:table-cell office:value-type="float" office:value="-0.901083981520509">
                <text:p>-0.9010839815205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389774448">
                <text:p>0.389774448</text:p>
              </table:table-cell>
              <table:table-cell office:value-type="float" office:value="-0.88276334199171">
                <text:p>-0.882763341991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450560814">
                <text:p>0.450560814</text:p>
              </table:table-cell>
              <table:table-cell office:value-type="float" office:value="-0.858535012041328">
                <text:p>-0.858535012041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10251208">
                <text:p>0.510251208</text:p>
              </table:table-cell>
              <table:table-cell office:value-type="float" office:value="-0.828717583568415">
                <text:p>-0.8287175835684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68302489">
                <text:p>0.568302489</text:p>
              </table:table-cell>
              <table:table-cell office:value-type="float" office:value="-0.793664328939362">
                <text:p>-0.7936643289393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624178487">
                <text:p>0.624178487</text:p>
              </table:table-cell>
              <table:table-cell office:value-type="float" office:value="-0.753760175061069">
                <text:p>-0.753760175061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677354582">
                <text:p>0.677354582</text:p>
              </table:table-cell>
              <table:table-cell office:value-type="float" office:value="-0.709418486008137">
                <text:p>-0.7094184860081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27322212">
                <text:p>0.727322212</text:p>
              </table:table-cell>
              <table:table-cell office:value-type="float" office:value="-0.66107768050187">
                <text:p>-0.66107768050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773593292">
                <text:p>0.773593292</text:p>
              </table:table-cell>
              <table:table-cell office:value-type="float" office:value="-0.609197711479686">
                <text:p>-0.6091977114796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815704486">
                <text:p>0.815704486</text:p>
              </table:table-cell>
              <table:table-cell office:value-type="float" office:value="-0.554256435715456">
                <text:p>-0.554256435715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853221309">
                <text:p>0.853221309</text:p>
              </table:table-cell>
              <table:table-cell office:value-type="float" office:value="-0.496745901950962">
                <text:p>-0.496745901950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885742025">
                <text:p>0.885742025</text:p>
              </table:table-cell>
              <table:table-cell office:value-type="float" office:value="-0.437168586274297">
                <text:p>-0.4371685862742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12901297">
                <text:p>0.912901297</text:p>
              </table:table-cell>
              <table:table-cell office:value-type="float" office:value="-0.376033603532825">
                <text:p>-0.376033603532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934373577">
                <text:p>0.934373577</text:p>
              </table:table-cell>
              <table:table-cell office:value-type="float" office:value="-0.313852923398202">
                <text:p>-0.313852923398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949876181">
                <text:p>0.949876181</text:p>
              </table:table-cell>
              <table:table-cell office:value-type="float" office:value="-0.251137619312271">
                <text:p>-0.251137619312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959172046">
                <text:p>0.959172046</text:p>
              </table:table-cell>
              <table:table-cell office:value-type="float" office:value="-0.188394177941073">
                <text:p>-0.1883941779410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962072133">
                <text:p>0.962072133</text:p>
              </table:table-cell>
              <table:table-cell office:value-type="float" office:value="-0.126120895956229">
                <text:p>-0.1261208959562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958437458">
                <text:p>0.958437458</text:p>
              </table:table-cell>
              <table:table-cell office:value-type="float" office:value="-0.0648043899573364">
                <text:p>-0.06480438995733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948180725">
                <text:p>0.948180725</text:p>
              </table:table-cell>
              <table:table-cell office:value-type="float" office:value="-0.00491624415558467">
                <text:p>-0.004916244155584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93126756">
                <text:p>0.93126756</text:p>
              </table:table-cell>
              <table:table-cell office:value-type="float" office:value="0.0530901809311586">
                <text:p>0.05309018093115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907717319">
                <text:p>0.907717319</text:p>
              </table:table-cell>
              <table:table-cell office:value-type="float" office:value="0.10878275705528">
                <text:p>0.10878275705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877603476">
                <text:p>0.877603476</text:p>
              </table:table-cell>
              <table:table-cell office:value-type="float" office:value="0.161753394055745">
                <text:p>0.1617533940557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841053569">
                <text:p>0.841053569</text:p>
              </table:table-cell>
              <table:table-cell office:value-type="float" office:value="0.211620624700192">
                <text:p>0.211620624700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798248715">
                <text:p>0.798248715</text:p>
              </table:table-cell>
              <table:table-cell office:value-type="float" office:value="0.258031952277781">
                <text:p>0.2580319522777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74942269">
                <text:p>0.74942269</text:p>
              </table:table-cell>
              <table:table-cell office:value-type="float" office:value="0.300665946709075">
                <text:p>0.300665946709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694860582">
                <text:p>0.694860582</text:p>
              </table:table-cell>
              <table:table-cell office:value-type="float" office:value="0.339234077066434">
                <text:p>0.3392340770664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34897024">
                <text:p>0.634897024</text:p>
              </table:table-cell>
              <table:table-cell office:value-type="float" office:value="0.373482270593273">
                <text:p>0.373482270593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569914014">
                <text:p>0.569914014</text:p>
              </table:table-cell>
              <table:table-cell office:value-type="float" office:value="0.403192190555572">
                <text:p>0.4031921905555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500338349">
                <text:p>0.500338349</text:p>
              </table:table-cell>
              <table:table-cell office:value-type="float" office:value="0.428182227535278">
                <text:p>0.4281822275352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426638679">
                <text:p>0.426638679</text:p>
              </table:table-cell>
              <table:table-cell office:value-type="float" office:value="0.448308201064959">
                <text:p>0.448308201064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349322211">
                <text:p>0.349322211</text:p>
              </table:table-cell>
              <table:table-cell office:value-type="float" office:value="0.463463770787447">
                <text:p>0.4634637707874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68931082">
                <text:p>0.268931082</text:p>
              </table:table-cell>
              <table:table-cell office:value-type="float" office:value="0.473580558585546">
                <text:p>0.4735805585855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186038437">
                <text:p>0.186038437</text:p>
              </table:table-cell>
              <table:table-cell office:value-type="float" office:value="0.47862798534723">
                <text:p>0.47862798534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101244224">
                <text:p>0.101244224</text:p>
              </table:table-cell>
              <table:table-cell office:value-type="float" office:value="0.478612828194153">
                <text:p>0.4786128281941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01517076">
                <text:p>0.01517076</text:p>
              </table:table-cell>
              <table:table-cell office:value-type="float" office:value="0.473578506088956">
                <text:p>0.4735785060889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071541916">
                <text:p>-0.071541916</text:p>
              </table:table-cell>
              <table:table-cell office:value-type="float" office:value="0.463604103734291">
                <text:p>0.463604103734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158240855">
                <text:p>-0.158240855</text:p>
              </table:table-cell>
              <table:table-cell office:value-type="float" office:value="0.448803145568544">
                <text:p>0.448803145568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244265151">
                <text:p>-0.244265151</text:p>
              </table:table-cell>
              <table:table-cell office:value-type="float" office:value="0.429322133436227">
                <text:p>0.429322133436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0.328950977">
                <text:p>-0.328950977</text:p>
              </table:table-cell>
              <table:table-cell office:value-type="float" office:value="0.405338863152183">
                <text:p>0.405338863152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411636691">
                <text:p>-0.411636691</text:p>
              </table:table-cell>
              <table:table-cell office:value-type="float" office:value="0.377060536676296">
                <text:p>0.377060536676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491667944">
                <text:p>-0.491667944</text:p>
              </table:table-cell>
              <table:table-cell office:value-type="float" office:value="0.344721687959434">
                <text:p>0.3447216879594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568402777">
                <text:p>-0.568402777</text:p>
              </table:table-cell>
              <table:table-cell office:value-type="float" office:value="0.308581941702524">
                <text:p>0.3085819417025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641216642">
                <text:p>-0.641216642</text:p>
              </table:table-cell>
              <table:table-cell office:value-type="float" office:value="0.268923625281821">
                <text:p>0.2689236252818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709507326">
                <text:p>-0.709507326</text:p>
              </table:table-cell>
              <table:table-cell office:value-type="float" office:value="0.226049254928269">
                <text:p>0.226049254928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772699733">
                <text:p>-0.772699733</text:p>
              </table:table-cell>
              <table:table-cell office:value-type="float" office:value="0.180278917902959">
                <text:p>0.1802789179029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830250485">
                <text:p>-0.830250485</text:p>
              </table:table-cell>
              <table:table-cell office:value-type="float" office:value="0.131947572881015">
                <text:p>0.131947572881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816523">
                <text:p>-0.8816523</text:p>
              </table:table-cell>
              <table:table-cell office:value-type="float" office:value="0.0814022910412255">
                <text:p>0.0814022910412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926438127">
                <text:p>-0.926438127</text:p>
              </table:table-cell>
              <table:table-cell office:value-type="float" office:value="0.0289994604584686">
                <text:p>0.0289994604584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964184993">
                <text:p>-0.964184993</text:p>
              </table:table-cell>
              <table:table-cell office:value-type="float" office:value="-0.0248980236879858">
                <text:p>-0.02489802368798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99451753">
                <text:p>-0.99451753</text:p>
              </table:table-cell>
              <table:table-cell office:value-type="float" office:value="-0.0799235608418963">
                <text:p>-0.0799235608418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1.01711116">
                <text:p>-1.01711116</text:p>
              </table:table-cell>
              <table:table-cell office:value-type="float" office:value="-0.135709616925684">
                <text:p>-0.1357096169256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1.031694915">
                <text:p>-1.031694915</text:p>
              </table:table-cell>
              <table:table-cell office:value-type="float" office:value="-0.191890445127963">
                <text:p>-0.191890445127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1.038053852">
                <text:p>-1.038053852</text:p>
              </table:table-cell>
              <table:table-cell office:value-type="float" office:value="-0.248104735200985">
                <text:p>-0.2481047352009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1.036031066">
                <text:p>-1.036031066</text:p>
              </table:table-cell>
              <table:table-cell office:value-type="float" office:value="-0.303998171774991">
                <text:p>-0.303998171774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1.025529264">
                <text:p>-1.025529264</text:p>
              </table:table-cell>
              <table:table-cell office:value-type="float" office:value="-0.35922588327038">
                <text:p>-0.35922588327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1.006511898">
                <text:p>-1.006511898</text:p>
              </table:table-cell>
              <table:table-cell office:value-type="float" office:value="-0.413454764196808">
                <text:p>-0.413454764196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979003846">
                <text:p>-0.979003846</text:p>
              </table:table-cell>
              <table:table-cell office:value-type="float" office:value="-0.466365654958978">
                <text:p>-0.4663656549589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943091625">
                <text:p>-0.943091625</text:p>
              </table:table-cell>
              <table:table-cell office:value-type="float" office:value="-0.517655364729456">
                <text:p>-0.517655364729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898923151">
                <text:p>-0.898923151</text:p>
              </table:table-cell>
              <table:table-cell office:value-type="float" office:value="-0.567038524485834">
                <text:p>-0.567038524485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84670702">
                <text:p>-0.84670702</text:p>
              </table:table-cell>
              <table:table-cell office:value-type="float" office:value="-0.614249258929084">
                <text:p>-0.614249258929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786711347">
                <text:p>-0.786711347</text:p>
              </table:table-cell>
              <table:table-cell office:value-type="float" office:value="-0.659042667687252">
                <text:p>-0.6590426676872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719262137">
                <text:p>-0.719262137</text:p>
              </table:table-cell>
              <table:table-cell office:value-type="float" office:value="-0.701196107948928">
                <text:p>-0.7011961079489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644741231">
                <text:p>-0.644741231</text:p>
              </table:table-cell>
              <table:table-cell office:value-type="float" office:value="-0.740510272448831">
                <text:p>-0.7405102724488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-0.563583809">
                <text:p>-0.563583809</text:p>
              </table:table-cell>
              <table:table-cell office:value-type="float" office:value="-0.776810058528061">
                <text:p>-0.7768100585280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-0.476275501">
                <text:p>-0.476275501</text:p>
              </table:table-cell>
              <table:table-cell office:value-type="float" office:value="-0.80994522579867">
                <text:p>-0.809945225798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-0.383349104">
                <text:p>-0.383349104</text:p>
              </table:table-cell>
              <table:table-cell office:value-type="float" office:value="-0.839790841740937">
                <text:p>-0.8397908417409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-0.285380934">
                <text:p>-0.285380934</text:p>
              </table:table-cell>
              <table:table-cell office:value-type="float" office:value="-0.866247516336981">
                <text:p>-0.866247516336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-0.182986846">
                <text:p>-0.182986846</text:p>
              </table:table-cell>
              <table:table-cell office:value-type="float" office:value="-0.889241428581694">
                <text:p>-0.889241428581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-0.076817951">
                <text:p>-0.076817951</text:p>
              </table:table-cell>
              <table:table-cell office:value-type="float" office:value="-0.908724149396801">
                <text:p>-0.9087241493968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032443947">
                <text:p>0.032443947</text:p>
              </table:table-cell>
              <table:table-cell office:value-type="float" office:value="-0.924672267093247">
                <text:p>-0.9246722670932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14409115">
                <text:p>0.14409115</text:p>
              </table:table-cell>
              <table:table-cell office:value-type="float" office:value="-0.937086823067444">
                <text:p>-0.937086823067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257395069">
                <text:p>0.257395069</text:p>
              </table:table-cell>
              <table:table-cell office:value-type="float" office:value="-0.945992566866886">
                <text:p>-0.9459925668668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37161139">
                <text:p>0.37161139</text:p>
              </table:table-cell>
              <table:table-cell office:value-type="float" office:value="-0.951437041108623">
                <text:p>-0.9514370411086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485985375">
                <text:p>0.485985375</text:p>
              </table:table-cell>
              <table:table-cell office:value-type="float" office:value="-0.953489507970065">
                <text:p>-0.9534895079700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599757239">
                <text:p>0.599757239</text:p>
              </table:table-cell>
              <table:table-cell office:value-type="float" office:value="-0.952239730086804">
                <text:p>-0.9522397300868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712167583">
                <text:p>0.712167583</text:p>
              </table:table-cell>
              <table:table-cell office:value-type="float" office:value="-0.947796619678111">
                <text:p>-0.947796619678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822462822">
                <text:p>0.822462822</text:p>
              </table:table-cell>
              <table:table-cell office:value-type="float" office:value="-0.940286770571344">
                <text:p>-0.940286770571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929900587">
                <text:p>0.929900587</text:p>
              </table:table-cell>
              <table:table-cell office:value-type="float" office:value="-0.929852888505805">
                <text:p>-0.929852888505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033755042">
                <text:p>1.033755042</text:p>
              </table:table-cell>
              <table:table-cell office:value-type="float" office:value="-0.916652135660562">
                <text:p>-0.9166521356605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13332209">
                <text:p>1.13332209</text:p>
              </table:table-cell>
              <table:table-cell office:value-type="float" office:value="-0.900854405766616">
                <text:p>-0.900854405766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227924415">
                <text:p>1.227924415</text:p>
              </table:table-cell>
              <table:table-cell office:value-type="float" office:value="-0.88264054642963">
                <text:p>-0.88264054642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316916337">
                <text:p>1.316916337</text:p>
              </table:table-cell>
              <table:table-cell office:value-type="float" office:value="-0.862200545405321">
                <text:p>-0.862200545405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399688432">
                <text:p>1.399688432</text:p>
              </table:table-cell>
              <table:table-cell office:value-type="float" office:value="-0.839731697536469">
                <text:p>-0.8397316975364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475671883">
                <text:p>1.475671883</text:p>
              </table:table-cell>
              <table:table-cell office:value-type="float" office:value="-0.815436768880386">
                <text:p>-0.8154367688803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544342536">
                <text:p>1.544342536</text:p>
              </table:table-cell>
              <table:table-cell office:value-type="float" office:value="-0.789522174232741">
                <text:p>-0.789522174232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605224629">
                <text:p>1.605224629</text:p>
              </table:table-cell>
              <table:table-cell office:value-type="float" office:value="-0.762196183791945">
                <text:p>-0.7621961837919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657894153">
                <text:p>1.657894153</text:p>
              </table:table-cell>
              <table:table-cell office:value-type="float" office:value="-0.733667174114481">
                <text:p>-0.733667174114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701981842">
                <text:p>1.701981842</text:p>
              </table:table-cell>
              <table:table-cell office:value-type="float" office:value="-0.704141937792078">
                <text:p>-0.7041419377920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73717575">
                <text:p>1.73717575</text:p>
              </table:table-cell>
              <table:table-cell office:value-type="float" office:value="-0.673824065444978">
                <text:p>-0.6738240654449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763223413">
                <text:p>1.763223413</text:p>
              </table:table-cell>
              <table:table-cell office:value-type="float" office:value="-0.64291241268047">
                <text:p>-0.642912412680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779933557">
                <text:p>1.779933557</text:p>
              </table:table-cell>
              <table:table-cell office:value-type="float" office:value="-0.61159966362235">
                <text:p>-0.611599663622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787177373">
                <text:p>1.787177373</text:p>
              </table:table-cell>
              <table:table-cell office:value-type="float" office:value="-0.580071001485619">
                <text:p>-0.580071001485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784889313">
                <text:p>1.784889313</text:p>
              </table:table-cell>
              <table:table-cell office:value-type="float" office:value="-0.548502895462829">
                <text:p>-0.548502895462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773067434">
                <text:p>1.773067434</text:p>
              </table:table-cell>
              <table:table-cell office:value-type="float" office:value="-0.517062011915989">
                <text:p>-0.5170620119159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751773264">
                <text:p>1.751773264</text:p>
              </table:table-cell>
              <table:table-cell office:value-type="float" office:value="-0.485904256542969">
                <text:p>-0.4859042565429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721131212">
                <text:p>1.721131212</text:p>
              </table:table-cell>
              <table:table-cell office:value-type="float" office:value="-0.455173952822822">
                <text:p>-0.4551739528228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681327508">
                <text:p>1.681327508</text:p>
              </table:table-cell>
              <table:table-cell office:value-type="float" office:value="-0.4250031606529">
                <text:p>-0.4250031606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632608698">
                <text:p>1.632608698</text:p>
              </table:table-cell>
              <table:table-cell office:value-type="float" office:value="-0.395511137685529">
                <text:p>-0.3955111376855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575279699">
                <text:p>1.575279699</text:p>
              </table:table-cell>
              <table:table-cell office:value-type="float" office:value="-0.366803944465765">
                <text:p>-0.366803944465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509701432">
                <text:p>1.509701432</text:p>
              </table:table-cell>
              <table:table-cell office:value-type="float" office:value="-0.338974193077779">
                <text:p>-0.3389741930777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436288049">
                <text:p>1.436288049</text:p>
              </table:table-cell>
              <table:table-cell office:value-type="float" office:value="-0.312100937637938">
                <text:p>-0.312100937637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35550378">
                <text:p>1.35550378</text:p>
              </table:table-cell>
              <table:table-cell office:value-type="float" office:value="-0.286249703640169">
                <text:p>-0.286249703640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267859427">
                <text:p>1.267859427</text:p>
              </table:table-cell>
              <table:table-cell office:value-type="float" office:value="-0.261472651875514">
                <text:p>-0.2614726518755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173908523">
                <text:p>1.173908523</text:p>
              </table:table-cell>
              <table:table-cell office:value-type="float" office:value="-0.237808871424181">
                <text:p>-0.237808871424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0742432">
                <text:p>1.0742432</text:p>
              </table:table-cell>
              <table:table-cell office:value-type="float" office:value="-0.215284795065368">
                <text:p>-0.2152847950653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969489784">
                <text:p>0.969489784</text:p>
              </table:table-cell>
              <table:table-cell office:value-type="float" office:value="-0.193914729378012">
                <text:p>-0.193914729378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860304168">
                <text:p>0.860304168</text:p>
              </table:table-cell>
              <table:table-cell office:value-type="float" office:value="-0.173701490822831">
                <text:p>-0.1737014908228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747366981">
                <text:p>0.747366981</text:p>
              </table:table-cell>
              <table:table-cell office:value-type="float" office:value="-0.154637138211451">
                <text:p>-0.1546371382114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631378609">
                <text:p>0.631378609</text:p>
              </table:table-cell>
              <table:table-cell office:value-type="float" office:value="-0.136703791188684">
                <text:p>-0.1367037911886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513054088">
                <text:p>0.513054088</text:p>
              </table:table-cell>
              <table:table-cell office:value-type="float" office:value="-0.119874523685722">
                <text:p>-0.1198745236857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393117925">
                <text:p>0.393117925</text:p>
              </table:table-cell>
              <table:table-cell office:value-type="float" office:value="-0.10411432075013">
                <text:p>-0.10411432075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27229888">
                <text:p>0.27229888</text:p>
              </table:table-cell>
              <table:table-cell office:value-type="float" office:value="-0.0893810867270423">
                <text:p>-0.0893810867270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151324746">
                <text:p>0.151324746</text:p>
              </table:table-cell>
              <table:table-cell office:value-type="float" office:value="-0.0756266924577781">
                <text:p>-0.07562669245777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30917171">
                <text:p>0.030917171</text:p>
              </table:table-cell>
              <table:table-cell office:value-type="float" office:value="-0.0627980489790928">
                <text:p>-0.0627980489790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-0.088213436">
                <text:p>-0.088213436</text:p>
              </table:table-cell>
              <table:table-cell office:value-type="float" office:value="-0.0508381951486365">
                <text:p>-0.05083819514863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-0.205372879">
                <text:p>-0.205372879</text:p>
              </table:table-cell>
              <table:table-cell office:value-type="float" office:value="-0.0396873866897911">
                <text:p>-0.03968738668979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-0.319887999">
                <text:p>-0.319887999</text:p>
              </table:table-cell>
              <table:table-cell office:value-type="float" office:value="-0.029284174339638">
                <text:p>-0.029284174339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-0.431111291">
                <text:p>-0.431111291</text:p>
              </table:table-cell>
              <table:table-cell office:value-type="float" office:value="-0.0195664590949063">
                <text:p>-0.01956645909490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-0.538425305">
                <text:p>-0.538425305</text:p>
              </table:table-cell>
              <table:table-cell office:value-type="float" office:value="-0.0104725129780884">
                <text:p>-0.01047251297808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-0.641246775">
                <text:p>-0.641246775</text:p>
              </table:table-cell>
              <table:table-cell office:value-type="float" office:value="-0.00194195428452054">
                <text:p>-0.001941954284520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-0.739030461">
                <text:p>-0.739030461</text:p>
              </table:table-cell>
              <table:table-cell office:value-type="float" office:value="0.00608333308482861">
                <text:p>0.00608333308482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-0.831272673">
                <text:p>-0.831272673</text:p>
              </table:table-cell>
              <table:table-cell office:value-type="float" office:value="0.013658345857996">
                <text:p>0.013658345857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-0.917514442">
                <text:p>-0.917514442</text:p>
              </table:table-cell>
              <table:table-cell office:value-type="float" office:value="0.0208341820146907">
                <text:p>0.02083418201469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-0.997344325">
                <text:p>-0.997344325</text:p>
              </table:table-cell>
              <table:table-cell office:value-type="float" office:value="0.0276573437033572">
                <text:p>0.02765734370335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-1.070400826">
                <text:p>-1.070400826</text:p>
              </table:table-cell>
              <table:table-cell office:value-type="float" office:value="0.034169129372443">
                <text:p>0.0341691293724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-1.136374407">
                <text:p>-1.136374407</text:p>
              </table:table-cell>
              <table:table-cell office:value-type="float" office:value="0.0404051209867506">
                <text:p>0.04040512098675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-1.195009077">
                <text:p>-1.195009077</text:p>
              </table:table-cell>
              <table:table-cell office:value-type="float" office:value="0.0463947710991892">
                <text:p>0.04639477109918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-1.246103565">
                <text:p>-1.246103565</text:p>
              </table:table-cell>
              <table:table-cell office:value-type="float" office:value="0.0521610934067425">
                <text:p>0.05216109340674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-1.289512047">
                <text:p>-1.289512047</text:p>
              </table:table-cell>
              <table:table-cell office:value-type="float" office:value="0.0577204592486731">
                <text:p>0.0577204592486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-1.325144438">
                <text:p>-1.325144438</text:p>
              </table:table-cell>
              <table:table-cell office:value-type="float" office:value="0.0630825013161465">
                <text:p>0.06308250131614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-1.352966249">
                <text:p>-1.352966249</text:p>
              </table:table-cell>
              <table:table-cell office:value-type="float" office:value="0.0682501246474641">
                <text:p>0.06825012464746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-1.372998012">
                <text:p>-1.372998012</text:p>
              </table:table-cell>
              <table:table-cell office:value-type="float" office:value="0.0732196237935824">
                <text:p>0.0732196237935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-1.385314272">
                <text:p>-1.385314272</text:p>
              </table:table-cell>
              <table:table-cell office:value-type="float" office:value="0.0779809038660442">
                <text:p>0.07798090386604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-1.390042177">
                <text:p>-1.390042177</text:p>
              </table:table-cell>
              <table:table-cell office:value-type="float" office:value="0.0825178020354248">
                <text:p>0.08251780203542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-1.38735965">
                <text:p>-1.38735965</text:p>
              </table:table-cell>
              <table:table-cell office:value-type="float" office:value="0.0868085049439355">
                <text:p>0.08680850494393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-1.377493198">
                <text:p>-1.377493198</text:p>
              </table:table-cell>
              <table:table-cell office:value-type="float" office:value="0.090826056441528">
                <text:p>0.0908260564415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-1.360715337">
                <text:p>-1.360715337</text:p>
              </table:table-cell>
              <table:table-cell office:value-type="float" office:value="0.0945389490611113">
                <text:p>0.09453894906111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-1.337341696">
                <text:p>-1.337341696</text:p>
              </table:table-cell>
              <table:table-cell office:value-type="float" office:value="0.0979117917246992">
                <text:p>0.09791179172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-1.307727792">
                <text:p>-1.307727792</text:p>
              </table:table-cell>
              <table:table-cell office:value-type="float" office:value="0.100906045327551">
                <text:p>0.1009060453275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-1.272265527">
                <text:p>-1.272265527</text:p>
              </table:table-cell>
              <table:table-cell office:value-type="float" office:value="0.103480817089728">
                <text:p>0.1034808170897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-1.231379431">
                <text:p>-1.231379431</text:p>
              </table:table-cell>
              <table:table-cell office:value-type="float" office:value="0.105593703901328">
                <text:p>0.1055937039013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-1.185522672">
                <text:p>-1.185522672</text:p>
              </table:table-cell>
              <table:table-cell office:value-type="float" office:value="0.107201674325338">
                <text:p>0.107201674325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-1.135172891">
                <text:p>-1.135172891</text:p>
              </table:table-cell>
              <table:table-cell office:value-type="float" office:value="0.108261978466217">
                <text:p>0.108261978466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-1.080827869">
                <text:p>-1.080827869</text:p>
              </table:table-cell>
              <table:table-cell office:value-type="float" office:value="0.108733074567142">
                <text:p>0.1087330745671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-1.023001085">
                <text:p>-1.023001085</text:p>
              </table:table-cell>
              <table:table-cell office:value-type="float" office:value="0.10857556096809">
                <text:p>0.10857556096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-0.962217196">
                <text:p>-0.962217196</text:p>
              </table:table-cell>
              <table:table-cell office:value-type="float" office:value="0.10775310194263">
                <text:p>0.107753101942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-0.899007467">
                <text:p>-0.899007467</text:p>
              </table:table-cell>
              <table:table-cell office:value-type="float" office:value="0.106233335934855">
                <text:p>0.1062333359348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-0.833905202">
                <text:p>-0.833905202</text:p>
              </table:table-cell>
              <table:table-cell office:value-type="float" office:value="0.103988754839388">
                <text:p>0.103988754839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-0.767441208">
                <text:p>-0.767441208</text:p>
              </table:table-cell>
              <table:table-cell office:value-type="float" office:value="0.100997543205852">
                <text:p>0.1009975432058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-0.700139332">
                <text:p>-0.700139332</text:p>
              </table:table-cell>
              <table:table-cell office:value-type="float" office:value="0.0972443666024737">
                <text:p>0.09724436660247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-0.632512099">
                <text:p>-0.632512099</text:p>
              </table:table-cell>
              <table:table-cell office:value-type="float" office:value="0.0927210988384819">
                <text:p>0.09272109883848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-0.565056505">
                <text:p>-0.565056505</text:p>
              </table:table-cell>
              <table:table-cell office:value-type="float" office:value="0.0874274783174342">
                <text:p>0.08742747831743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-0.498249974">
                <text:p>-0.498249974</text:p>
              </table:table-cell>
              <table:table-cell office:value-type="float" office:value="0.0813716844681927">
                <text:p>0.08137168446819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-0.432546538">
                <text:p>-0.432546538</text:p>
              </table:table-cell>
              <table:table-cell office:value-type="float" office:value="0.0745708259709519">
                <text:p>0.07457082597095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-0.368373253">
                <text:p>-0.368373253</text:p>
              </table:table-cell>
              <table:table-cell office:value-type="float" office:value="0.0670513333550772">
                <text:p>0.06705133335507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-0.306126883">
                <text:p>-0.306126883</text:p>
              </table:table-cell>
              <table:table-cell office:value-type="float" office:value="0.0588492494859574">
                <text:p>0.05884924948595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-0.246170887">
                <text:p>-0.246170887</text:p>
              </table:table-cell>
              <table:table-cell office:value-type="float" office:value="0.0500104124703431">
                <text:p>0.05001041247034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-0.188832718">
                <text:p>-0.188832718</text:p>
              </table:table-cell>
              <table:table-cell office:value-type="float" office:value="0.0405905265847512">
                <text:p>0.04059052658475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-0.134401476">
                <text:p>-0.134401476</text:p>
              </table:table-cell>
              <table:table-cell office:value-type="float" office:value="0.0306551179589847">
                <text:p>0.03065511795898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-0.083125908">
                <text:p>-0.083125908</text:p>
              </table:table-cell>
              <table:table-cell office:value-type="float" office:value="0.0202793729163839">
                <text:p>0.02027937291638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-0.035212788">
                <text:p>-0.035212788</text:p>
              </table:table-cell>
              <table:table-cell office:value-type="float" office:value="0.00954785807272074">
                <text:p>0.009547858072720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09174308">
                <text:p>0.009174308</text:p>
              </table:table-cell>
              <table:table-cell office:value-type="float" office:value="-0.0014458774843828">
                <text:p>-0.00144587748438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49915847">
                <text:p>0.049915847</text:p>
              </table:table-cell>
              <table:table-cell office:value-type="float" office:value="-0.0125998163858202">
                <text:p>-0.0125998163858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86936768">
                <text:p>0.086936768</text:p>
              </table:table-cell>
              <table:table-cell office:value-type="float" office:value="-0.0238041007673251">
                <text:p>-0.02380410076732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120206519">
                <text:p>0.120206519</text:p>
              </table:table-cell>
              <table:table-cell office:value-type="float" office:value="-0.0349417696693407">
                <text:p>-0.03494176966934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149738686">
                <text:p>0.149738686</text:p>
              </table:table-cell>
              <table:table-cell office:value-type="float" office:value="-0.0458896008865535">
                <text:p>-0.0458896008865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175590223">
                <text:p>0.175590223</text:p>
              </table:table-cell>
              <table:table-cell office:value-type="float" office:value="-0.0565190509602195">
                <text:p>-0.0565190509602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197860305">
                <text:p>0.197860305</text:p>
              </table:table-cell>
              <table:table-cell office:value-type="float" office:value="-0.0666972859131679">
                <text:p>-0.06669728591316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216688789">
                <text:p>0.216688789</text:p>
              </table:table-cell>
              <table:table-cell office:value-type="float" office:value="-0.076288294294541">
                <text:p>-0.0762882942945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232254321">
                <text:p>0.232254321</text:p>
              </table:table-cell>
              <table:table-cell office:value-type="float" office:value="-0.0851540731390184">
                <text:p>-0.0851540731390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244772097">
                <text:p>0.244772097</text:p>
              </table:table-cell>
              <table:table-cell office:value-type="float" office:value="-0.0931558765633375">
                <text:p>-0.0931558765633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254491293">
                <text:p>0.254491293</text:p>
              </table:table-cell>
              <table:table-cell office:value-type="float" office:value="-0.100155515930098">
                <text:p>-0.1001555159300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261692205">
                <text:p>0.261692205</text:p>
              </table:table-cell>
              <table:table-cell office:value-type="float" office:value="-0.106016699813323">
                <text:p>-0.106016699813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266683097">
                <text:p>0.266683097</text:p>
              </table:table-cell>
              <table:table-cell office:value-type="float" office:value="-0.11060640140956">
                <text:p>-0.11060640140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269796816">
                <text:p>0.269796816</text:p>
              </table:table-cell>
              <table:table-cell office:value-type="float" office:value="-0.113796240558435">
                <text:p>-0.1137962405584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271387182">
                <text:p>0.271387182</text:p>
              </table:table-cell>
              <table:table-cell office:value-type="float" office:value="-0.115463867173379">
                <text:p>-0.1154638671733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271825186">
                <text:p>0.271825186</text:p>
              </table:table-cell>
              <table:table-cell office:value-type="float" office:value="-0.115494332640934">
                <text:p>-0.1154943326409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271495049">
                <text:p>0.271495049</text:p>
              </table:table-cell>
              <table:table-cell office:value-type="float" office:value="-0.113781435628685">
                <text:p>-0.113781435628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270790149">
                <text:p>0.270790149</text:p>
              </table:table-cell>
              <table:table-cell office:value-type="float" office:value="-0.110229028750261">
                <text:p>-0.110229028750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270108875">
                <text:p>0.270108875</text:p>
              </table:table-cell>
              <table:table-cell office:value-type="float" office:value="-0.104752272671336">
                <text:p>-0.1047522726713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26985043">
                <text:p>0.26985043</text:p>
              </table:table-cell>
              <table:table-cell office:value-type="float" office:value="-0.0972788245036836">
                <text:p>-0.09727882450368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270410624">
                <text:p>0.270410624</text:p>
              </table:table-cell>
              <table:table-cell office:value-type="float" office:value="-0.0877499477234584">
                <text:p>-0.08774994772345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2721777">
                <text:p>0.2721777</text:p>
              </table:table-cell>
              <table:table-cell office:value-type="float" office:value="-0.0761215313628">
                <text:p>-0.07612153136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275528215">
                <text:p>0.275528215</text:p>
              </table:table-cell>
              <table:table-cell office:value-type="float" office:value="-0.0623650068569335">
                <text:p>-0.06236500685693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280823029">
                <text:p>0.280823029</text:p>
              </table:table-cell>
              <table:table-cell office:value-type="float" office:value="-0.0464681516776732">
                <text:p>-0.04646815167767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288403427">
                <text:p>0.288403427</text:p>
              </table:table-cell>
              <table:table-cell office:value-type="float" office:value="-0.0284357697427498">
                <text:p>-0.02843576974274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298587407">
                <text:p>0.298587407</text:p>
              </table:table-cell>
              <table:table-cell office:value-type="float" office:value="-0.00829023955213298">
                <text:p>-0.00829023955213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311666172">
                <text:p>0.311666172</text:p>
              </table:table-cell>
              <table:table-cell office:value-type="float" office:value="0.0139280779404524">
                <text:p>0.0139280779404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327900859">
                <text:p>0.327900859</text:p>
              </table:table-cell>
              <table:table-cell office:value-type="float" office:value="0.0381605785686704">
                <text:p>0.03816057856867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347519524">
                <text:p>0.347519524</text:p>
              </table:table-cell>
              <table:table-cell office:value-type="float" office:value="0.06433030693407">
                <text:p>0.06433030693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37071442">
                <text:p>0.37071442</text:p>
              </table:table-cell>
              <table:table-cell office:value-type="float" office:value="0.0923420054643187">
                <text:p>0.0923420054643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397639585">
                <text:p>0.397639585</text:p>
              </table:table-cell>
              <table:table-cell office:value-type="float" office:value="0.122082323543081">
                <text:p>0.1220823235430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428408771">
                <text:p>0.428408771</text:p>
              </table:table-cell>
              <table:table-cell office:value-type="float" office:value="0.153420188316366">
                <text:p>0.1534201883163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463093722">
                <text:p>0.463093722</text:p>
              </table:table-cell>
              <table:table-cell office:value-type="float" office:value="0.186207337358183">
                <text:p>0.1862073373581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501722828">
                <text:p>0.501722828</text:p>
              </table:table-cell>
              <table:table-cell office:value-type="float" office:value="0.220279011936275">
                <text:p>0.2202790119362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544280155">
                <text:p>0.544280155</text:p>
              </table:table-cell>
              <table:table-cell office:value-type="float" office:value="0.255454808168658">
                <text:p>0.255454808168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590704878">
                <text:p>0.590704878</text:p>
              </table:table-cell>
              <table:table-cell office:value-type="float" office:value="0.291539681916966">
                <text:p>0.2915396819169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640891109">
                <text:p>0.640891109</text:p>
              </table:table-cell>
              <table:table-cell office:value-type="float" office:value="0.328325101835644">
                <text:p>0.3283251018356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694688126">
                <text:p>0.694688126</text:p>
              </table:table-cell>
              <table:table-cell office:value-type="float" office:value="0.365590343600007">
                <text:p>0.3655903436000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751901013">
                <text:p>0.751901013</text:p>
              </table:table-cell>
              <table:table-cell office:value-type="float" office:value="0.403103916983446">
                <text:p>0.4031039169834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81229169">
                <text:p>0.81229169</text:p>
              </table:table-cell>
              <table:table-cell office:value-type="float" office:value="0.440625116157145">
                <text:p>0.4406251161571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875580346">
                <text:p>0.875580346</text:p>
              </table:table-cell>
              <table:table-cell office:value-type="float" office:value="0.477905682356461">
                <text:p>0.4779056823564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941447243">
                <text:p>0.941447243</text:p>
              </table:table-cell>
              <table:table-cell office:value-type="float" office:value="0.514691566908188">
                <text:p>0.5146915669081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.009534903">
                <text:p>1.009534903</text:p>
              </table:table-cell>
              <table:table-cell office:value-type="float" office:value="0.550724781553009">
                <text:p>0.5507247815530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.079450632">
                <text:p>1.079450632</text:p>
              </table:table-cell>
              <table:table-cell office:value-type="float" office:value="0.585745322037811">
                <text:p>0.585745322037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.15076939">
                <text:p>1.15076939</text:p>
              </table:table-cell>
              <table:table-cell office:value-type="float" office:value="0.619493150102637">
                <text:p>0.6194931501026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.223036964">
                <text:p>1.223036964</text:p>
              </table:table-cell>
              <table:table-cell office:value-type="float" office:value="0.651710218255247">
                <text:p>0.6517102182552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.295773429">
                <text:p>1.295773429</text:p>
              </table:table-cell>
              <table:table-cell office:value-type="float" office:value="0.682142521120228">
                <text:p>0.6821425211202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.368476864">
                <text:p>1.368476864</text:p>
              </table:table-cell>
              <table:table-cell office:value-type="float" office:value="0.710542156675879">
                <text:p>0.7105421566758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.440627303">
                <text:p>1.440627303</text:p>
              </table:table-cell>
              <table:table-cell office:value-type="float" office:value="0.736669380355925">
                <text:p>0.736669380355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.511690872">
                <text:p>1.511690872</text:p>
              </table:table-cell>
              <table:table-cell office:value-type="float" office:value="0.760294634799246">
                <text:p>0.7602946347992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.5811241">
                <text:p>1.5811241</text:p>
              </table:table-cell>
              <table:table-cell office:value-type="float" office:value="0.781200537981725">
                <text:p>0.781200537981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.648378344">
                <text:p>1.648378344</text:p>
              </table:table-cell>
              <table:table-cell office:value-type="float" office:value="0.799183812562444">
                <text:p>0.7991838125624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.712904322">
                <text:p>1.712904322</text:p>
              </table:table-cell>
              <table:table-cell office:value-type="float" office:value="0.814057139522217">
                <text:p>0.8140571395222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.774156685">
                <text:p>1.774156685</text:p>
              </table:table-cell>
              <table:table-cell office:value-type="float" office:value="0.825650919565031">
                <text:p>0.8256509195650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.831598617">
                <text:p>1.831598617</text:p>
              </table:table-cell>
              <table:table-cell office:value-type="float" office:value="0.833814926290945">
                <text:p>0.8338149262909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.884706405">
                <text:p>1.884706405</text:p>
              </table:table-cell>
              <table:table-cell office:value-type="float" office:value="0.838419835828701">
                <text:p>0.838419835828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.932973957">
                <text:p>1.932973957</text:p>
              </table:table-cell>
              <table:table-cell office:value-type="float" office:value="0.839358618433659">
                <text:p>0.8393586184336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.975917218">
                <text:p>1.975917218</text:p>
              </table:table-cell>
              <table:table-cell office:value-type="float" office:value="0.836547778506191">
                <text:p>0.8365477785061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2.013078456">
                <text:p>2.013078456</text:p>
              </table:table-cell>
              <table:table-cell office:value-type="float" office:value="0.829928430560024">
                <text:p>0.829928430560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2.044030375">
                <text:p>2.044030375</text:p>
              </table:table-cell>
              <table:table-cell office:value-type="float" office:value="0.819467199862147">
                <text:p>0.8194671998621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.068380022">
                <text:p>2.068380022</text:p>
              </table:table-cell>
              <table:table-cell office:value-type="float" office:value="0.805156937766098">
                <text:p>0.8051569377660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2.085772464">
                <text:p>2.085772464</text:p>
              </table:table-cell>
              <table:table-cell office:value-type="float" office:value="0.787017243159182">
                <text:p>0.7870172431591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.095894186">
                <text:p>2.095894186</text:p>
              </table:table-cell>
              <table:table-cell office:value-type="float" office:value="0.765094782930606">
                <text:p>0.7650947829306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.098476194">
                <text:p>2.098476194</text:p>
              </table:table-cell>
              <table:table-cell office:value-type="float" office:value="0.739463405929677">
                <text:p>0.7394634059296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093296794">
                <text:p>2.093296794</text:p>
              </table:table-cell>
              <table:table-cell office:value-type="float" office:value="0.710224046509015">
                <text:p>0.7102240465090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080184016">
                <text:p>2.080184016</text:p>
              </table:table-cell>
              <table:table-cell office:value-type="float" office:value="0.677504415423949">
                <text:p>0.6775044154239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.05901767">
                <text:p>2.05901767</text:p>
              </table:table-cell>
              <table:table-cell office:value-type="float" office:value="0.641458477572268">
                <text:p>0.6414584775722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.029731007">
                <text:p>2.029731007</text:p>
              </table:table-cell>
              <table:table-cell office:value-type="float" office:value="0.602265717794555">
                <text:p>0.6022657177945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.992311974">
                <text:p>1.992311974</text:p>
              </table:table-cell>
              <table:table-cell office:value-type="float" office:value="0.560130197699735">
                <text:p>0.5601301976997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.946804049">
                <text:p>1.946804049</text:p>
              </table:table-cell>
              <table:table-cell office:value-type="float" office:value="0.515279408219159">
                <text:p>0.5152794082191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.893306647">
                <text:p>1.893306647</text:p>
              </table:table-cell>
              <table:table-cell office:value-type="float" office:value="0.467962924310681">
                <text:p>0.4679629243106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.831975091">
                <text:p>1.831975091</text:p>
              </table:table-cell>
              <table:table-cell office:value-type="float" office:value="0.418450869917437">
                <text:p>0.4184508699174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.763020143">
                <text:p>1.763020143</text:p>
              </table:table-cell>
              <table:table-cell office:value-type="float" office:value="0.367032202919934">
                <text:p>0.3670322029199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.686707101">
                <text:p>1.686707101</text:p>
              </table:table-cell>
              <table:table-cell office:value-type="float" office:value="0.314012831390908">
                <text:p>0.3140128313909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.603354466">
                <text:p>1.603354466</text:p>
              </table:table-cell>
              <table:table-cell office:value-type="float" office:value="0.259713573956168">
                <text:p>0.2597135739561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.513332178">
                <text:p>1.513332178</text:p>
              </table:table-cell>
              <table:table-cell office:value-type="float" office:value="0.204467978468817">
                <text:p>0.2044679784688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.417059443">
                <text:p>1.417059443</text:p>
              </table:table-cell>
              <table:table-cell office:value-type="float" office:value="0.14862001450578">
                <text:p>0.148620014505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.315002169">
                <text:p>1.315002169</text:p>
              </table:table-cell>
              <table:table-cell office:value-type="float" office:value="0.09252165638362">
                <text:p>0.09252165638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.207670009">
                <text:p>1.207670009</text:p>
              </table:table-cell>
              <table:table-cell office:value-type="float" office:value="0.0365303744535757">
                <text:p>0.03653037445357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.095613057">
                <text:p>1.095613057</text:p>
              </table:table-cell>
              <table:table-cell office:value-type="float" office:value="-0.0189934466355551">
                <text:p>-0.01899344663555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979418201">
                <text:p>0.979418201</text:p>
              </table:table-cell>
              <table:table-cell office:value-type="float" office:value="-0.0736891432327373">
                <text:p>-0.07368914323273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859705175">
                <text:p>0.859705175</text:p>
              </table:table-cell>
              <table:table-cell office:value-type="float" office:value="-0.127198441429972">
                <text:p>-0.1271984414299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737122328">
                <text:p>0.737122328</text:p>
              </table:table-cell>
              <table:table-cell office:value-type="float" office:value="-0.179168138672263">
                <text:p>-0.1791681386722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612342146">
                <text:p>0.612342146</text:p>
              </table:table-cell>
              <table:table-cell office:value-type="float" office:value="-0.229252777332846">
                <text:p>-0.2292527773328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486056561">
                <text:p>0.486056561</text:p>
              </table:table-cell>
              <table:table-cell office:value-type="float" office:value="-0.277117289206349">
                <text:p>-0.2771172892063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358972088">
                <text:p>0.358972088</text:p>
              </table:table-cell>
              <table:table-cell office:value-type="float" office:value="-0.322439589894043">
                <text:p>-0.322439589894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231804809">
                <text:p>0.231804809</text:p>
              </table:table-cell>
              <table:table-cell office:value-type="float" office:value="-0.364913102246895">
                <text:p>-0.3649131022468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105275269">
                <text:p>0.105275269</text:p>
              </table:table-cell>
              <table:table-cell office:value-type="float" office:value="-0.404249188393897">
                <text:p>-0.4042491883938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0.019896704">
                <text:p>-0.019896704</text:p>
              </table:table-cell>
              <table:table-cell office:value-type="float" office:value="-0.440179470413344">
                <text:p>-0.4401794704133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0.142997197">
                <text:p>-0.142997197</text:p>
              </table:table-cell>
              <table:table-cell office:value-type="float" office:value="-0.47245802040041">
                <text:p>-0.472458020400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0.263323389">
                <text:p>-0.263323389</text:p>
              </table:table-cell>
              <table:table-cell office:value-type="float" office:value="-0.500863401540999">
                <text:p>-0.500863401540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0.380188683">
                <text:p>-0.380188683</text:p>
              </table:table-cell>
              <table:table-cell office:value-type="float" office:value="-0.525200542814181">
                <text:p>-0.525200542814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0.49292773">
                <text:p>-0.49292773</text:p>
              </table:table-cell>
              <table:table-cell office:value-type="float" office:value="-0.545302431105629">
                <text:p>-0.5453024311056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0.600901322">
                <text:p>-0.600901322</text:p>
              </table:table-cell>
              <table:table-cell office:value-type="float" office:value="-0.561031605815079">
                <text:p>-0.5610316058150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0.703501114">
                <text:p>-0.703501114</text:p>
              </table:table-cell>
              <table:table-cell office:value-type="float" office:value="-0.5722814424716">
                <text:p>-0.57228144247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0.800154134">
                <text:p>-0.800154134</text:p>
              </table:table-cell>
              <table:table-cell office:value-type="float" office:value="-0.578977213421196">
                <text:p>-0.5789772134211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0.890327038">
                <text:p>-0.890327038</text:p>
              </table:table-cell>
              <table:table-cell office:value-type="float" office:value="-0.581076915310095">
                <text:p>-0.5810769153100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0.973530103">
                <text:p>-0.973530103</text:p>
              </table:table-cell>
              <table:table-cell office:value-type="float" office:value="-0.578571854841511">
                <text:p>-0.5785718548415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1.04932089">
                <text:p>-1.04932089</text:p>
              </table:table-cell>
              <table:table-cell office:value-type="float" office:value="-0.571486986119927">
                <text:p>-0.5714869861199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1.117307581">
                <text:p>-1.117307581</text:p>
              </table:table-cell>
              <table:table-cell office:value-type="float" office:value="-0.559880994801176">
                <text:p>-0.559880994801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1.177151943">
                <text:p>-1.177151943</text:p>
              </table:table-cell>
              <table:table-cell office:value-type="float" office:value="-0.54384612622341">
                <text:p>-0.543846126223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1.2285719">
                <text:p>-1.2285719</text:p>
              </table:table-cell>
              <table:table-cell office:value-type="float" office:value="-0.523507756688416">
                <text:p>-0.523507756688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1.271343695">
                <text:p>-1.271343695</text:p>
              </table:table-cell>
              <table:table-cell office:value-type="float" office:value="-0.499023709078711">
                <text:p>-0.4990237090787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1.30530363">
                <text:p>-1.30530363</text:p>
              </table:table-cell>
              <table:table-cell office:value-type="float" office:value="-0.470583316017063">
                <text:p>-0.4705833160170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1.330349351">
                <text:p>-1.330349351</text:p>
              </table:table-cell>
              <table:table-cell office:value-type="float" office:value="-0.438406235785857">
                <text:p>-0.4384062357858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1.346440686">
                <text:p>-1.346440686</text:p>
              </table:table-cell>
              <table:table-cell office:value-type="float" office:value="-0.402741028207146">
                <text:p>-0.4027410282071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1.353600022">
                <text:p>-1.353600022</text:p>
              </table:table-cell>
              <table:table-cell office:value-type="float" office:value="-0.363863499624727">
                <text:p>-0.3638634996247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1.351912212">
                <text:p>-1.351912212</text:p>
              </table:table-cell>
              <table:table-cell office:value-type="float" office:value="-0.32207482801082">
                <text:p>-0.322074828010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1.341524024">
                <text:p>-1.341524024</text:p>
              </table:table-cell>
              <table:table-cell office:value-type="float" office:value="-0.277699481026881">
                <text:p>-0.2776994810268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1.322643117">
                <text:p>-1.322643117</text:p>
              </table:table-cell>
              <table:table-cell office:value-type="float" office:value="-0.231082941585213">
                <text:p>-0.2310829415852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1.295536575">
                <text:p>-1.295536575</text:p>
              </table:table-cell>
              <table:table-cell office:value-type="float" office:value="-0.182589257071527">
                <text:p>-0.182589257071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1.260528985">
                <text:p>-1.260528985</text:p>
              </table:table-cell>
              <table:table-cell office:value-type="float" office:value="-0.132598429884497">
                <text:p>-0.1325984298844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1.21800009">
                <text:p>-1.21800009</text:p>
              </table:table-cell>
              <table:table-cell office:value-type="float" office:value="-0.0815036683141837">
                <text:p>-0.08150366831418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1.16838203">
                <text:p>-1.16838203</text:p>
              </table:table-cell>
              <table:table-cell office:value-type="float" office:value="-0.0297085180049874">
                <text:p>-0.02970851800498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1.112156183">
                <text:p>-1.112156183</text:p>
              </table:table-cell>
              <table:table-cell office:value-type="float" office:value="0.0223761046799047">
                <text:p>0.02237610467990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1.049849648">
                <text:p>-1.049849648</text:p>
              </table:table-cell>
              <table:table-cell office:value-type="float" office:value="0.074334955166401">
                <text:p>0.0743349551664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0.982031373">
                <text:p>-0.982031373</text:p>
              </table:table-cell>
              <table:table-cell office:value-type="float" office:value="0.125751556084512">
                <text:p>0.1257515560845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0.909307978">
                <text:p>-0.909307978</text:p>
              </table:table-cell>
              <table:table-cell office:value-type="float" office:value="0.176211322063642">
                <text:p>0.1762113220636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0.832319294">
                <text:p>-0.832319294</text:p>
              </table:table-cell>
              <table:table-cell office:value-type="float" office:value="0.225304690002079">
                <text:p>0.2253046900020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0.751733652">
                <text:p>-0.751733652</text:p>
              </table:table-cell>
              <table:table-cell office:value-type="float" office:value="0.272630230712518">
                <text:p>0.2726302307125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0.668242959">
                <text:p>-0.668242959</text:p>
              </table:table-cell>
              <table:table-cell office:value-type="float" office:value="0.317797717842122">
                <text:p>0.3177977178421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0.582557605">
                <text:p>-0.582557605</text:p>
              </table:table-cell>
              <table:table-cell office:value-type="float" office:value="0.360431130153436">
                <text:p>0.3604311301534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0.495401224">
                <text:p>-0.495401224</text:p>
              </table:table-cell>
              <table:table-cell office:value-type="float" office:value="0.400171563629586">
                <text:p>0.4001715636295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0.407505363">
                <text:p>-0.407505363</text:p>
              </table:table-cell>
              <table:table-cell office:value-type="float" office:value="0.436680030432779">
                <text:p>0.4366800304327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0.3196041">
                <text:p>-0.3196041</text:p>
              </table:table-cell>
              <table:table-cell office:value-type="float" office:value="0.469640122494848">
                <text:p>0.4696401224948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0.232428639">
                <text:p>-0.232428639</text:p>
              </table:table-cell>
              <table:table-cell office:value-type="float" office:value="0.498760518448115">
                <text:p>0.498760518448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0.146701931">
                <text:p>-0.146701931</text:p>
              </table:table-cell>
              <table:table-cell office:value-type="float" office:value="0.523777313707065">
                <text:p>0.523777313707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0.063133372">
                <text:p>-0.063133372</text:p>
              </table:table-cell>
              <table:table-cell office:value-type="float" office:value="0.544456154779058">
                <text:p>0.5444561547790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017586407">
                <text:p>0.017586407</text:p>
              </table:table-cell>
              <table:table-cell office:value-type="float" office:value="0.560594160305489">
                <text:p>0.5605941603054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094790591">
                <text:p>0.094790591</text:p>
              </table:table-cell>
              <table:table-cell office:value-type="float" office:value="0.572021612903845">
                <text:p>0.572021612903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16784105">
                <text:p>0.16784105</text:p>
              </table:table-cell>
              <table:table-cell office:value-type="float" office:value="0.57860340758328">
                <text:p>0.578603407583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236132991">
                <text:p>0.236132991</text:p>
              </table:table-cell>
              <table:table-cell office:value-type="float" office:value="0.580240244329503">
                <text:p>0.5802402443295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299099347">
                <text:p>0.299099347</text:p>
              </table:table-cell>
              <table:table-cell office:value-type="float" office:value="0.576869554384694">
                <text:p>0.5768695543846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356214878">
                <text:p>0.356214878</text:p>
              </table:table-cell>
              <table:table-cell office:value-type="float" office:value="0.568466151769909">
                <text:p>0.5684661517699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406999952">
                <text:p>0.406999952</text:p>
              </table:table-cell>
              <table:table-cell office:value-type="float" office:value="0.555042603695858">
                <text:p>0.5550426036958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451023974">
                <text:p>0.451023974</text:p>
              </table:table-cell>
              <table:table-cell office:value-type="float" office:value="0.53664931566605">
                <text:p>0.536649315666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48790844">
                <text:p>0.48790844</text:p>
              </table:table-cell>
              <table:table-cell office:value-type="float" office:value="0.513374329277781">
                <text:p>0.5133743292777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517329597">
                <text:p>0.517329597</text:p>
              </table:table-cell>
              <table:table-cell office:value-type="float" office:value="0.485342832953877">
                <text:p>0.4853428329538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539020678">
                <text:p>0.539020678</text:p>
              </table:table-cell>
              <table:table-cell office:value-type="float" office:value="0.452716388073721">
                <text:p>0.4527163880737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552773714">
                <text:p>0.552773714</text:p>
              </table:table-cell>
              <table:table-cell office:value-type="float" office:value="0.415691875198439">
                <text:p>0.4156918751984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558440886">
                <text:p>0.558440886</text:p>
              </table:table-cell>
              <table:table-cell office:value-type="float" office:value="0.37450016728444">
                <text:p>0.37450016728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555935434">
                <text:p>0.555935434</text:p>
              </table:table-cell>
              <table:table-cell office:value-type="float" office:value="0.329404538934147">
                <text:p>0.3294045389341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545232091">
                <text:p>0.545232091</text:p>
              </table:table-cell>
              <table:table-cell office:value-type="float" office:value="0.280698822825504">
                <text:p>0.2806988228255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526367065">
                <text:p>0.526367065</text:p>
              </table:table-cell>
              <table:table-cell office:value-type="float" office:value="0.228705326475942">
                <text:p>0.228705326475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499437546">
                <text:p>0.499437546</text:p>
              </table:table-cell>
              <table:table-cell office:value-type="float" office:value="0.173772524415373">
                <text:p>0.1737725244153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464600766">
                <text:p>0.464600766</text:p>
              </table:table-cell>
              <table:table-cell office:value-type="float" office:value="0.116272542651359">
                <text:p>0.1162725426513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422072595">
                <text:p>0.422072595</text:p>
              </table:table-cell>
              <table:table-cell office:value-type="float" office:value="0.0565984539924266">
                <text:p>0.05659845399242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372125717">
                <text:p>0.372125717</text:p>
              </table:table-cell>
              <table:table-cell office:value-type="float" office:value="-0.00483859566056283">
                <text:p>-0.004838595660562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315087364">
                <text:p>0.315087364</text:p>
              </table:table-cell>
              <table:table-cell office:value-type="float" office:value="-0.0676124085534052">
                <text:p>-0.06761240855340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25133666">
                <text:p>0.25133666</text:p>
              </table:table-cell>
              <table:table-cell office:value-type="float" office:value="-0.131284881117931">
                <text:p>-0.1312848811179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181301575">
                <text:p>0.181301575</text:p>
              </table:table-cell>
              <table:table-cell office:value-type="float" office:value="-0.195409251027607">
                <text:p>-0.1954092510276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105455525">
                <text:p>0.105455525</text:p>
              </table:table-cell>
              <table:table-cell office:value-type="float" office:value="-0.259533420613739">
                <text:p>-0.2595334206137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024313637">
                <text:p>0.024313637</text:p>
              </table:table-cell>
              <table:table-cell office:value-type="float" office:value="-0.323203331305816">
                <text:p>-0.3232033313058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0.061571282">
                <text:p>-0.061571282</text:p>
              </table:table-cell>
              <table:table-cell office:value-type="float" office:value="-0.385966363275061">
                <text:p>-0.3859663632750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0.15161305">
                <text:p>-0.15161305</text:p>
              </table:table-cell>
              <table:table-cell office:value-type="float" office:value="-0.447374734177114">
                <text:p>-0.4473747341771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0.245196647">
                <text:p>-0.245196647</text:p>
              </table:table-cell>
              <table:table-cell office:value-type="float" office:value="-0.506988870810446">
                <text:p>-0.5069888708104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0.34168295">
                <text:p>-0.34168295</text:p>
              </table:table-cell>
              <table:table-cell office:value-type="float" office:value="-0.564380727633259">
                <text:p>-0.5643807276332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-0.440413629">
                <text:p>-0.440413629</text:p>
              </table:table-cell>
              <table:table-cell office:value-type="float" office:value="-0.619137026412859">
                <text:p>-0.6191370264128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-0.540716174">
                <text:p>-0.540716174</text:p>
              </table:table-cell>
              <table:table-cell office:value-type="float" office:value="-0.670862391815573">
                <text:p>-0.67086239181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-0.641908993">
                <text:p>-0.641908993</text:p>
              </table:table-cell>
              <table:table-cell office:value-type="float" office:value="-0.719182358479419">
                <text:p>-0.7191823584794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-0.743306562">
                <text:p>-0.743306562</text:p>
              </table:table-cell>
              <table:table-cell office:value-type="float" office:value="-0.763746226039655">
                <text:p>-0.763746226039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-0.84422458">
                <text:p>-0.84422458</text:p>
              </table:table-cell>
              <table:table-cell office:value-type="float" office:value="-0.80422973969349">
                <text:p>-0.80422973969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-0.943985082">
                <text:p>-0.943985082</text:p>
              </table:table-cell>
              <table:table-cell office:value-type="float" office:value="-0.84033757518533">
                <text:p>-0.840337575185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-1.041921479">
                <text:p>-1.041921479</text:p>
              </table:table-cell>
              <table:table-cell office:value-type="float" office:value="-0.871805608559041">
                <text:p>-0.8718056085590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-1.137383486">
                <text:p>-1.137383486</text:p>
              </table:table-cell>
              <table:table-cell office:value-type="float" office:value="-0.898402952647425">
                <text:p>-0.8984029526474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-1.22974189">
                <text:p>-1.22974189</text:p>
              </table:table-cell>
              <table:table-cell office:value-type="float" office:value="-0.919933744038922">
                <text:p>-0.919933744038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-1.318393138">
                <text:p>-1.318393138</text:p>
              </table:table-cell>
              <table:table-cell office:value-type="float" office:value="-0.936238666164217">
                <text:p>-0.9362386661642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-1.402763692">
                <text:p>-1.402763692</text:p>
              </table:table-cell>
              <table:table-cell office:value-type="float" office:value="-0.947196196166107">
                <text:p>-0.947196196166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-1.482314132">
                <text:p>-1.482314132</text:p>
              </table:table-cell>
              <table:table-cell office:value-type="float" office:value="-0.952723565338912">
                <text:p>-0.9527235653389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-1.556542974">
                <text:p>-1.556542974</text:p>
              </table:table-cell>
              <table:table-cell office:value-type="float" office:value="-0.952777425132619">
                <text:p>-0.9527774251326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-1.624990159">
                <text:p>-1.624990159</text:p>
              </table:table-cell>
              <table:table-cell office:value-type="float" office:value="-0.94735421299437">
                <text:p>-0.947354212994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-1.687240216">
                <text:p>-1.687240216</text:p>
              </table:table-cell>
              <table:table-cell office:value-type="float" office:value="-0.936490214648176">
                <text:p>-0.936490214648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-1.742925044">
                <text:p>-1.742925044</text:p>
              </table:table-cell>
              <table:table-cell office:value-type="float" office:value="-0.920261321774458">
                <text:p>-0.9202613217744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-1.79172632">
                <text:p>-1.79172632</text:p>
              </table:table-cell>
              <table:table-cell office:value-type="float" office:value="-0.898782486425588">
                <text:p>-0.8987824864255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-1.833377496">
                <text:p>-1.833377496</text:p>
              </table:table-cell>
              <table:table-cell office:value-type="float" office:value="-0.872206875883356">
                <text:p>-0.8722068758833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-1.867665383">
                <text:p>-1.867665383</text:p>
              </table:table-cell>
              <table:table-cell office:value-type="float" office:value="-0.840724734010438">
                <text:p>-0.840724734010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-1.894431311">
                <text:p>-1.894431311</text:p>
              </table:table-cell>
              <table:table-cell office:value-type="float" office:value="-0.804561957451698">
                <text:p>-0.8045619574516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-1.913571845">
                <text:p>-1.913571845</text:p>
              </table:table-cell>
              <table:table-cell office:value-type="float" office:value="-0.763978397284424">
                <text:p>-0.7639783972844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-1.925039079">
                <text:p>-1.925039079</text:p>
              </table:table-cell>
              <table:table-cell office:value-type="float" office:value="-0.719265898881412">
                <text:p>-0.7192658988814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-1.928840474">
                <text:p>-1.928840474</text:p>
              </table:table-cell>
              <table:table-cell office:value-type="float" office:value="-0.670746094819531">
                <text:p>-0.6707460948195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-1.925038282">
                <text:p>-1.925038282</text:p>
              </table:table-cell>
              <table:table-cell office:value-type="float" office:value="-0.618767967623118">
                <text:p>-0.6187679676231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-1.913748527">
                <text:p>-1.913748527</text:p>
              </table:table-cell>
              <table:table-cell office:value-type="float" office:value="-0.563705200959665">
                <text:p>-0.5637052009596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-1.895139579">
                <text:p>-1.895139579</text:p>
              </table:table-cell>
              <table:table-cell office:value-type="float" office:value="-0.50595333959073">
                <text:p>-0.505953339590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-1.869430322">
                <text:p>-1.869430322</text:p>
              </table:table-cell>
              <table:table-cell office:value-type="float" office:value="-0.445926779909835">
                <text:p>-0.4459267799098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-1.836887935">
                <text:p>-1.836887935</text:p>
              </table:table-cell>
              <table:table-cell office:value-type="float" office:value="-0.384055614258727">
                <text:p>-0.3840556142587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-1.797825311">
                <text:p>-1.797825311</text:p>
              </table:table-cell>
              <table:table-cell office:value-type="float" office:value="-0.320782353393144">
                <text:p>-0.3207823533931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-1.75259813">
                <text:p>-1.75259813</text:p>
              </table:table-cell>
              <table:table-cell office:value-type="float" office:value="-0.256558552458705">
                <text:p>-0.2565585524587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-1.701601616">
                <text:p>-1.701601616</text:p>
              </table:table-cell>
              <table:table-cell office:value-type="float" office:value="-0.19184136662942">
                <text:p>-0.191841366629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-1.645266999">
                <text:p>-1.645266999</text:p>
              </table:table-cell>
              <table:table-cell office:value-type="float" office:value="-0.127090063147909">
                <text:p>-0.1270900631479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-1.584057729">
                <text:p>-1.584057729</text:p>
              </table:table-cell>
              <table:table-cell office:value-type="float" office:value="-0.0627625168835616">
                <text:p>-0.06276251688356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-1.518465448">
                <text:p>-1.518465448</text:p>
              </table:table-cell>
              <table:table-cell office:value-type="float" office:value="0.000688283311472949">
                <text:p>0.0006882833114729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-1.449005781">
                <text:p>-1.449005781</text:p>
              </table:table-cell>
              <table:table-cell office:value-type="float" office:value="0.0628176902194931">
                <text:p>0.06281769021949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-1.376213959">
                <text:p>-1.376213959</text:p>
              </table:table-cell>
              <table:table-cell office:value-type="float" office:value="0.123192788884963">
                <text:p>0.123192788884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-1.30064033">
                <text:p>-1.30064033</text:p>
              </table:table-cell>
              <table:table-cell office:value-type="float" office:value="0.181395695769055">
                <text:p>0.1813956957690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-1.222845776">
                <text:p>-1.222845776</text:p>
              </table:table-cell>
              <table:table-cell office:value-type="float" office:value="0.237026740636519">
                <text:p>0.2370267406365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-1.143397088">
                <text:p>-1.143397088</text:p>
              </table:table-cell>
              <table:table-cell office:value-type="float" office:value="0.289707506273849">
                <text:p>0.2897075062738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-1.062862333">
                <text:p>-1.062862333</text:p>
              </table:table-cell>
              <table:table-cell office:value-type="float" office:value="0.339083702229409">
                <text:p>0.3390837022294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-0.98180625">
                <text:p>-0.98180625</text:p>
              </table:table-cell>
              <table:table-cell office:value-type="float" office:value="0.384827850047352">
                <text:p>0.3848278500473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-0.900785711">
                <text:p>-0.900785711</text:p>
              </table:table-cell>
              <table:table-cell office:value-type="float" office:value="0.42664175892807">
                <text:p>0.426641758928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-0.820345287">
                <text:p>-0.820345287</text:p>
              </table:table-cell>
              <table:table-cell office:value-type="float" office:value="0.46425877237729">
                <text:p>0.464258772377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-0.741012959">
                <text:p>-0.741012959</text:p>
              </table:table-cell>
              <table:table-cell office:value-type="float" office:value="0.497445768191055">
                <text:p>0.4974457681910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-0.663295993">
                <text:p>-0.663295993</text:p>
              </table:table-cell>
              <table:table-cell office:value-type="float" office:value="0.526004896050806">
                <text:p>0.5260048960508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-0.587677033">
                <text:p>-0.587677033</text:p>
              </table:table-cell>
              <table:table-cell office:value-type="float" office:value="0.549775039056545">
                <text:p>0.5497750390565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-0.51461043">
                <text:p>-0.51461043</text:p>
              </table:table-cell>
              <table:table-cell office:value-type="float" office:value="0.568632987690383">
                <text:p>0.5686329876903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-0.444518835">
                <text:p>-0.444518835</text:p>
              </table:table-cell>
              <table:table-cell office:value-type="float" office:value="0.582494316960683">
                <text:p>0.5824943169606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-0.377790095">
                <text:p>-0.377790095</text:p>
              </table:table-cell>
              <table:table-cell office:value-type="float" office:value="0.59131395981087">
                <text:p>0.591313959810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-0.314774464">
                <text:p>-0.314774464</text:p>
              </table:table-cell>
              <table:table-cell office:value-type="float" office:value="0.595086472267964">
                <text:p>0.5950864722679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-0.255782154">
                <text:p>-0.255782154</text:p>
              </table:table-cell>
              <table:table-cell office:value-type="float" office:value="0.593845988235345">
                <text:p>0.5938459882353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-0.201081252">
                <text:p>-0.201081252</text:p>
              </table:table-cell>
              <table:table-cell office:value-type="float" office:value="0.587665864283128">
                <text:p>0.5876658642831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-0.150896005">
                <text:p>-0.150896005</text:p>
              </table:table-cell>
              <table:table-cell office:value-type="float" office:value="0.57665801723758">
                <text:p>0.576658017237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-0.105405503">
                <text:p>-0.105405503</text:p>
              </table:table-cell>
              <table:table-cell office:value-type="float" office:value="0.560971959799833">
                <text:p>0.5609719597998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-0.064742752">
                <text:p>-0.064742752</text:p>
              </table:table-cell>
              <table:table-cell office:value-type="float" office:value="0.540793541813478">
                <text:p>0.5407935418134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-0.028994153">
                <text:p>-0.028994153</text:p>
              </table:table-cell>
              <table:table-cell office:value-type="float" office:value="0.516343407131838">
                <text:p>0.5163434071318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0180061">
                <text:p>0.00180061</text:p>
              </table:table-cell>
              <table:table-cell office:value-type="float" office:value="0.487875178290305">
                <text:p>0.4878751782903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27648278">
                <text:p>0.027648278</text:p>
              </table:table-cell>
              <table:table-cell office:value-type="float" office:value="0.455673383348564">
                <text:p>0.4556733833485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48601326">
                <text:p>0.048601326</text:p>
              </table:table-cell>
              <table:table-cell office:value-type="float" office:value="0.42005114131489">
                <text:p>0.420051141314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64756873">
                <text:p>0.064756873</text:p>
              </table:table-cell>
              <table:table-cell office:value-type="float" office:value="0.381347624483636">
                <text:p>0.3813476244836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76255213">
                <text:p>0.076255213</text:p>
              </table:table-cell>
              <table:table-cell office:value-type="float" office:value="0.339925317791539">
                <text:p>0.3399253177915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83277976">
                <text:p>0.083277976</text:p>
              </table:table-cell>
              <table:table-cell office:value-type="float" office:value="0.296167096914928">
                <text:p>0.2961670969149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86045932">
                <text:p>0.086045932</text:p>
              </table:table-cell>
              <table:table-cell office:value-type="float" office:value="0.250473148274741">
                <text:p>0.2504731482747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84816472">
                <text:p>0.084816472</text:p>
              </table:table-cell>
              <table:table-cell office:value-type="float" office:value="0.203257755378118">
                <text:p>0.2032577553781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79880771">
                <text:p>0.079880771</text:p>
              </table:table-cell>
              <table:table-cell office:value-type="float" office:value="0.15494597699355">
                <text:p>0.154945976993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71560668">
                <text:p>0.071560668</text:p>
              </table:table-cell>
              <table:table-cell office:value-type="float" office:value="0.105970243522923">
                <text:p>0.1059702435229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60205298">
                <text:p>0.060205298</text:p>
              </table:table-cell>
              <table:table-cell office:value-type="float" office:value="0.0567668985905575">
                <text:p>0.05676689859055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46187479">
                <text:p>0.046187479</text:p>
              </table:table-cell>
              <table:table-cell office:value-type="float" office:value="0.0077727133118155">
                <text:p>0.00777271331181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29899926">
                <text:p>0.029899926</text:p>
              </table:table-cell>
              <table:table-cell office:value-type="float" office:value="-0.0405785990726606">
                <text:p>-0.04057859907266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11751283">
                <text:p>0.011751283</text:p>
              </table:table-cell>
              <table:table-cell office:value-type="float" office:value="-0.0878598405075681">
                <text:p>-0.08785984050756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0.007837962">
                <text:p>-0.007837962</text:p>
              </table:table-cell>
              <table:table-cell office:value-type="float" office:value="-0.13365372990654">
                <text:p>-0.133653729906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0.028439655">
                <text:p>-0.028439655</text:p>
              </table:table-cell>
              <table:table-cell office:value-type="float" office:value="-0.177556222373368">
                <text:p>-0.1775562223733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0.049622214">
                <text:p>-0.049622214</text:p>
              </table:table-cell>
              <table:table-cell office:value-type="float" office:value="-0.219179719478276">
                <text:p>-0.2191797194782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0.070954882">
                <text:p>-0.070954882</text:p>
              </table:table-cell>
              <table:table-cell office:value-type="float" office:value="-0.258156145070206">
                <text:p>-0.2581561450702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0.092011967">
                <text:p>-0.092011967</text:p>
              </table:table-cell>
              <table:table-cell office:value-type="float" office:value="-0.294139862173777">
                <text:p>-0.2941398621737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0.112377021">
                <text:p>-0.112377021</text:p>
              </table:table-cell>
              <table:table-cell office:value-type="float" office:value="-0.326810407783473">
                <text:p>-0.326810407783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0.131646932">
                <text:p>-0.131646932</text:p>
              </table:table-cell>
              <table:table-cell office:value-type="float" office:value="-0.35587502381704">
                <text:p>-0.355875023817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0.149435893">
                <text:p>-0.149435893</text:p>
              </table:table-cell>
              <table:table-cell office:value-type="float" office:value="-0.381070964114454">
                <text:p>-0.3810709641144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0.165379204">
                <text:p>-0.165379204</text:p>
              </table:table-cell>
              <table:table-cell office:value-type="float" office:value="-0.402167559154649">
                <text:p>-0.4021675591546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0.179136883">
                <text:p>-0.179136883</text:p>
              </table:table-cell>
              <table:table-cell office:value-type="float" office:value="-0.418968022095621">
                <text:p>-0.4189680220956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0.190397052">
                <text:p>-0.190397052</text:p>
              </table:table-cell>
              <table:table-cell office:value-type="float" office:value="-0.43131098180928">
                <text:p>-0.43131098180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0.198879072">
                <text:p>-0.198879072</text:p>
              </table:table-cell>
              <table:table-cell office:value-type="float" office:value="-0.439071730763836">
                <text:p>-0.4390717307638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0.204336385">
                <text:p>-0.204336385</text:p>
              </table:table-cell>
              <table:table-cell office:value-type="float" office:value="-0.44216317788632">
                <text:p>-0.442163177886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0.206559063">
                <text:p>-0.206559063</text:p>
              </table:table-cell>
              <table:table-cell office:value-type="float" office:value="-0.440536498898185">
                <text:p>-0.4405364988981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0.205376014">
                <text:p>-0.205376014</text:p>
              </table:table-cell>
              <table:table-cell office:value-type="float" office:value="-0.434181479038196">
                <text:p>-0.4341814790381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0.20065685">
                <text:p>-0.20065685</text:p>
              </table:table-cell>
              <table:table-cell office:value-type="float" office:value="-0.423126545550569">
                <text:p>-0.4231265455505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0.192313378">
                <text:p>-0.192313378</text:p>
              </table:table-cell>
              <table:table-cell office:value-type="float" office:value="-0.407438489802232">
                <text:p>-0.4074384898022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0.180300723">
                <text:p>-0.180300723</text:p>
              </table:table-cell>
              <table:table-cell office:value-type="float" office:value="-0.387221881381295">
                <text:p>-0.387221881381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0.164618045">
                <text:p>-0.164618045</text:p>
              </table:table-cell>
              <table:table-cell office:value-type="float" office:value="-0.362618178999739">
                <text:p>-0.3626181789997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0.145308876">
                <text:p>-0.145308876</text:p>
              </table:table-cell>
              <table:table-cell office:value-type="float" office:value="-0.333804545456737">
                <text:p>-0.3338045454567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0.122461039">
                <text:p>-0.122461039</text:p>
              </table:table-cell>
              <table:table-cell office:value-type="float" office:value="-0.300992376295446">
                <text:p>-0.3009923762954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0.096206176">
                <text:p>-0.096206176</text:p>
              </table:table-cell>
              <table:table-cell office:value-type="float" office:value="-0.264425554086677">
                <text:p>-0.2644255540866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0.066718871">
                <text:p>-0.066718871</text:p>
              </table:table-cell>
              <table:table-cell office:value-type="float" office:value="-0.224378442478592">
                <text:p>-0.2243784424785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0.03421538">
                <text:p>-0.03421538</text:p>
              </table:table-cell>
              <table:table-cell office:value-type="float" office:value="-0.1811536362452">
                <text:p>-0.18115363624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001048019">
                <text:p>0.001048019</text:p>
              </table:table-cell>
              <table:table-cell office:value-type="float" office:value="-0.13507948553055">
                <text:p>-0.135079485530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038777056">
                <text:p>0.038777056</text:p>
              </table:table-cell>
              <table:table-cell office:value-type="float" office:value="-0.0865074143045604">
                <text:p>-0.08650741430456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07864184">
                <text:p>0.07864184</text:p>
              </table:table-cell>
              <table:table-cell office:value-type="float" office:value="-0.035809054705615">
                <text:p>-0.0358090547056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120279582">
                <text:p>0.120279582</text:p>
              </table:table-cell>
              <table:table-cell office:value-type="float" office:value="0.0166267795692169">
                <text:p>0.01662677956921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163297622">
                <text:p>0.163297622</text:p>
              </table:table-cell>
              <table:table-cell office:value-type="float" office:value="0.0703972563652353">
                <text:p>0.07039725636523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207276746">
                <text:p>0.207276746</text:p>
              </table:table-cell>
              <table:table-cell office:value-type="float" office:value="0.125088799097044">
                <text:p>0.1250887990970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251774775">
                <text:p>0.251774775</text:p>
              </table:table-cell>
              <table:table-cell office:value-type="float" office:value="0.180280445236984">
                <text:p>0.1802804452369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296330376">
                <text:p>0.296330376</text:p>
              </table:table-cell>
              <table:table-cell office:value-type="float" office:value="0.235547262114063">
                <text:p>0.235547262114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340467088">
                <text:p>0.340467088</text:p>
              </table:table-cell>
              <table:table-cell office:value-type="float" office:value="0.290463792404105">
                <text:p>0.2904637924041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383697502">
                <text:p>0.383697502</text:p>
              </table:table-cell>
              <table:table-cell office:value-type="float" office:value="0.344607501445777">
                <text:p>0.3446075014457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425527592">
                <text:p>0.425527592</text:p>
              </table:table-cell>
              <table:table-cell office:value-type="float" office:value="0.397562198495385">
                <text:p>0.3975621984953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465461133">
                <text:p>0.465461133</text:p>
              </table:table-cell>
              <table:table-cell office:value-type="float" office:value="0.448921404236294">
                <text:p>0.4489214042362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503004186">
                <text:p>0.503004186</text:p>
              </table:table-cell>
              <table:table-cell office:value-type="float" office:value="0.498291637285257">
                <text:p>0.4982916372852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537669607">
                <text:p>0.537669607</text:p>
              </table:table-cell>
              <table:table-cell office:value-type="float" office:value="0.54529559308425">
                <text:p>0.545295593084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568981544">
                <text:p>0.568981544</text:p>
              </table:table-cell>
              <table:table-cell office:value-type="float" office:value="0.589575189427929">
                <text:p>0.5895751894279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59647988">
                <text:p>0.59647988</text:p>
              </table:table-cell>
              <table:table-cell office:value-type="float" office:value="0.630794453946496">
                <text:p>0.6307944539464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619724588">
                <text:p>0.619724588</text:p>
              </table:table-cell>
              <table:table-cell office:value-type="float" office:value="0.66864223013356">
                <text:p>0.668642230133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638299964">
                <text:p>0.638299964</text:p>
              </table:table-cell>
              <table:table-cell office:value-type="float" office:value="0.702834679967951">
                <text:p>0.7028346799679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651818693">
                <text:p>0.651818693</text:p>
              </table:table-cell>
              <table:table-cell office:value-type="float" office:value="0.733117562816327">
                <text:p>0.7331175628163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659925723">
                <text:p>0.659925723</text:p>
              </table:table-cell>
              <table:table-cell office:value-type="float" office:value="0.7592682721062">
                <text:p>0.75926827210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662301905">
                <text:p>0.662301905</text:p>
              </table:table-cell>
              <table:table-cell office:value-type="float" office:value="0.781097613212989">
                <text:p>0.7810976132129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658667374">
                <text:p>0.658667374</text:p>
              </table:table-cell>
              <table:table-cell office:value-type="float" office:value="0.798451308093565">
                <text:p>0.7984513080935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648784636">
                <text:p>0.648784636</text:p>
              </table:table-cell>
              <table:table-cell office:value-type="float" office:value="0.811211214406392">
                <text:p>0.811211214406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63246134">
                <text:p>0.63246134</text:p>
              </table:table-cell>
              <table:table-cell office:value-type="float" office:value="0.819296249166573">
                <text:p>0.8192962491665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609552702">
                <text:p>0.609552702</text:p>
              </table:table-cell>
              <table:table-cell office:value-type="float" office:value="0.822663009374797">
                <text:p>0.8226630093747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579963564">
                <text:p>0.579963564</text:p>
              </table:table-cell>
              <table:table-cell office:value-type="float" office:value="0.821306084512821">
                <text:p>0.821306084512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543650069">
                <text:p>0.543650069</text:p>
              </table:table-cell>
              <table:table-cell office:value-type="float" office:value="0.815258058295137">
                <text:p>0.8152580582951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500620931">
                <text:p>0.500620931</text:p>
              </table:table-cell>
              <table:table-cell office:value-type="float" office:value="0.80458919958673">
                <text:p>0.804589199586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450938295">
                <text:p>0.450938295</text:p>
              </table:table-cell>
              <table:table-cell office:value-type="float" office:value="0.789406844919944">
                <text:p>0.7894068449199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394718167">
                <text:p>0.394718167</text:p>
              </table:table-cell>
              <table:table-cell office:value-type="float" office:value="0.769854477549152">
                <text:p>0.7698544775491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332130416">
                <text:p>0.332130416</text:p>
              </table:table-cell>
              <table:table-cell office:value-type="float" office:value="0.7461105104499">
                <text:p>0.74611051044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263398338">
                <text:p>0.263398338</text:p>
              </table:table-cell>
              <table:table-cell office:value-type="float" office:value="0.718386783079464">
                <text:p>0.7183867830794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188797791">
                <text:p>0.188797791</text:p>
              </table:table-cell>
              <table:table-cell office:value-type="float" office:value="0.686926784048751">
                <text:p>0.6869267840487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108655901">
                <text:p>0.108655901</text:p>
              </table:table-cell>
              <table:table-cell office:value-type="float" office:value="0.652003614092462">
                <text:p>0.6520036140924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023349336">
                <text:p>0.023349336</text:p>
              </table:table-cell>
              <table:table-cell office:value-type="float" office:value="0.613917705846978">
                <text:p>0.6139177058469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06669782">
                <text:p>-0.06669782</text:p>
              </table:table-cell>
              <table:table-cell office:value-type="float" office:value="0.572994318936251">
                <text:p>0.5729943189362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161016595">
                <text:p>-0.161016595</text:p>
              </table:table-cell>
              <table:table-cell office:value-type="float" office:value="0.529580830709416">
                <text:p>0.5295808307094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259096038">
                <text:p>-0.259096038</text:p>
              </table:table-cell>
              <table:table-cell office:value-type="float" office:value="0.484043844653682">
                <text:p>0.4840438446536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-0.360386484">
                <text:p>-0.360386484</text:p>
              </table:table-cell>
              <table:table-cell office:value-type="float" office:value="0.436766140009892">
                <text:p>0.4367661400098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-0.464303157">
                <text:p>-0.464303157</text:p>
              </table:table-cell>
              <table:table-cell office:value-type="float" office:value="0.388143487432365">
                <text:p>0.3881434874323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-0.57023008">
                <text:p>-0.57023008</text:p>
              </table:table-cell>
              <table:table-cell office:value-type="float" office:value="0.338581356649403">
                <text:p>0.3385813566494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-0.677524268">
                <text:p>-0.677524268</text:p>
              </table:table-cell>
              <table:table-cell office:value-type="float" office:value="0.288491542986179">
                <text:p>0.2884915429861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-0.785520168">
                <text:p>-0.785520168</text:p>
              </table:table-cell>
              <table:table-cell office:value-type="float" office:value="0.238288740300438">
                <text:p>0.2382887403004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-0.893534315">
                <text:p>-0.893534315</text:p>
              </table:table-cell>
              <table:table-cell office:value-type="float" office:value="0.188387088347421">
                <text:p>0.1883870883474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-1.000870168">
                <text:p>-1.000870168</text:p>
              </table:table-cell>
              <table:table-cell office:value-type="float" office:value="0.13919672283018">
                <text:p>0.139196722830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-1.106823093">
                <text:p>-1.106823093</text:p>
              </table:table-cell>
              <table:table-cell office:value-type="float" office:value="0.0911203564017398">
                <text:p>0.09112035640173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-1.210685447">
                <text:p>-1.210685447</text:p>
              </table:table-cell>
              <table:table-cell office:value-type="float" office:value="0.0445499186671421">
                <text:p>0.04454991866714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-1.311751732">
                <text:p>-1.311751732</text:p>
              </table:table-cell>
              <table:table-cell office:value-type="float" office:value="-0.000136717213086807">
                <text:p>-0.0001367172130868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-1.409323776">
                <text:p>-1.409323776</text:p>
              </table:table-cell>
              <table:table-cell office:value-type="float" office:value="-0.0425788943874767">
                <text:p>-0.04257889438747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-1.502715899">
                <text:p>-1.502715899</text:p>
              </table:table-cell>
              <table:table-cell office:value-type="float" office:value="-0.0824361926057443">
                <text:p>-0.08243619260574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-1.591260028">
                <text:p>-1.591260028</text:p>
              </table:table-cell>
              <table:table-cell office:value-type="float" office:value="-0.119391284000973">
                <text:p>-0.1193912840009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-1.674310717">
                <text:p>-1.674310717</text:p>
              </table:table-cell>
              <table:table-cell office:value-type="float" office:value="-0.153152600730943">
                <text:p>-0.1531526007309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-1.751250037">
                <text:p>-1.751250037</text:p>
              </table:table-cell>
              <table:table-cell office:value-type="float" office:value="-0.18345679234775">
                <text:p>-0.183456792347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-1.821492295">
                <text:p>-1.821492295</text:p>
              </table:table-cell>
              <table:table-cell office:value-type="float" office:value="-0.210070952446975">
                <text:p>-0.2100709524469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-1.884488542">
                <text:p>-1.884488542</text:p>
              </table:table-cell>
              <table:table-cell office:value-type="float" office:value="-0.232794595997933">
                <text:p>-0.2327945959979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-1.939730844">
                <text:p>-1.939730844</text:p>
              </table:table-cell>
              <table:table-cell office:value-type="float" office:value="-0.251461370760498">
                <text:p>-0.2514613707604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-1.986756273">
                <text:p>-1.986756273</text:p>
              </table:table-cell>
              <table:table-cell office:value-type="float" office:value="-0.265940488335866">
                <text:p>-0.2659404883358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-2.025150585">
                <text:p>-2.025150585</text:p>
              </table:table-cell>
              <table:table-cell office:value-type="float" office:value="-0.276137862660836">
                <text:p>-0.2761378626608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-2.054551565">
                <text:p>-2.054551565</text:p>
              </table:table-cell>
              <table:table-cell office:value-type="float" office:value="-0.281996946120122">
                <text:p>-0.2819969461201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-2.074652007">
                <text:p>-2.074652007</text:p>
              </table:table-cell>
              <table:table-cell office:value-type="float" office:value="-0.283499255899569">
                <text:p>-0.2834992558995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-2.0852023">
                <text:p>-2.0852023</text:p>
              </table:table-cell>
              <table:table-cell office:value-type="float" office:value="-0.280664585715409">
                <text:p>-0.2806645857154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-2.086012606">
                <text:p>-2.086012606</text:p>
              </table:table-cell>
              <table:table-cell office:value-type="float" office:value="-0.27355090061061">
                <text:p>-0.273550900610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-2.076954613">
                <text:p>-2.076954613</text:p>
              </table:table-cell>
              <table:table-cell office:value-type="float" office:value="-0.262253915088434">
                <text:p>-0.2622539150884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-2.057962836">
                <text:p>-2.057962836</text:p>
              </table:table-cell>
              <table:table-cell office:value-type="float" office:value="-0.246906357434563">
                <text:p>-0.2469063574345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-2.02903547">
                <text:p>-2.02903547</text:p>
              </table:table-cell>
              <table:table-cell office:value-type="float" office:value="-0.227676925641828">
                <text:p>-0.2276769256418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-1.990234778">
                <text:p>-1.990234778</text:p>
              </table:table-cell>
              <table:table-cell office:value-type="float" office:value="-0.204768942874995">
                <text:p>-0.204768942874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-1.941687011">
                <text:p>-1.941687011</text:p>
              </table:table-cell>
              <table:table-cell office:value-type="float" office:value="-0.178418722876574">
                <text:p>-0.1784187228765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-1.883581862">
                <text:p>-1.883581862</text:p>
              </table:table-cell>
              <table:table-cell office:value-type="float" office:value="-0.14889365809836">
                <text:p>-0.148893658098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-1.816171454">
                <text:p>-1.816171454</text:p>
              </table:table-cell>
              <table:table-cell office:value-type="float" office:value="-0.11649004562801">
                <text:p>-0.116490045628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-1.739768867">
                <text:p>-1.739768867</text:p>
              </table:table-cell>
              <table:table-cell office:value-type="float" office:value="-0.0815306681466975">
                <text:p>-0.08153066814669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-1.654746223">
                <text:p>-1.654746223</text:p>
              </table:table-cell>
              <table:table-cell office:value-type="float" office:value="-0.0443621491849244">
                <text:p>-0.04436214918492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-1.561532327">
                <text:p>-1.561532327</text:p>
              </table:table-cell>
              <table:table-cell office:value-type="float" office:value="-0.00535210382275392">
                <text:p>-0.005352103822753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-1.460609898">
                <text:p>-1.460609898</text:p>
              </table:table-cell>
              <table:table-cell office:value-type="float" office:value="0.0351138923082572">
                <text:p>0.03511389230825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-1.352512397">
                <text:p>-1.352512397</text:p>
              </table:table-cell>
              <table:table-cell office:value-type="float" office:value="0.0766354913342425">
                <text:p>0.07663549133424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-1.23782048">
                <text:p>-1.23782048</text:p>
              </table:table-cell>
              <table:table-cell office:value-type="float" office:value="0.118800893037388">
                <text:p>0.1188008930373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-1.117158109">
                <text:p>-1.117158109</text:p>
              </table:table-cell>
              <table:table-cell office:value-type="float" office:value="0.161190269491901">
                <text:p>0.1611902694919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-0.99118833">
                <text:p>-0.99118833</text:p>
              </table:table-cell>
              <table:table-cell office:value-type="float" office:value="0.203379266671686">
                <text:p>0.2033792666716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-0.860608778">
                <text:p>-0.860608778</text:p>
              </table:table-cell>
              <table:table-cell office:value-type="float" office:value="0.244942554572389">
                <text:p>0.244942554572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-0.726146911">
                <text:p>-0.726146911</text:p>
              </table:table-cell>
              <table:table-cell office:value-type="float" office:value="0.285457396927906">
                <text:p>0.2854573969279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-0.588555038">
                <text:p>-0.588555038</text:p>
              </table:table-cell>
              <table:table-cell office:value-type="float" office:value="0.324507211372036">
                <text:p>0.3245072113720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-0.448605158">
                <text:p>-0.448605158</text:p>
              </table:table-cell>
              <table:table-cell office:value-type="float" office:value="0.361685090901791">
                <text:p>0.3616850909017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-0.307083653">
                <text:p>-0.307083653</text:p>
              </table:table-cell>
              <table:table-cell office:value-type="float" office:value="0.396597257740798">
                <text:p>0.3965972577407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-0.164785882">
                <text:p>-0.164785882</text:p>
              </table:table-cell>
              <table:table-cell office:value-type="float" office:value="0.428866421177098">
                <text:p>0.4288664211770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-0.02251071">
                <text:p>-0.02251071</text:p>
              </table:table-cell>
              <table:table-cell office:value-type="float" office:value="0.458135011656871">
                <text:p>0.4581350116568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118944986">
                <text:p>0.118944986</text:p>
              </table:table-cell>
              <table:table-cell office:value-type="float" office:value="0.48406826434825">
                <text:p>0.484068264348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258791793">
                <text:p>0.258791793</text:p>
              </table:table-cell>
              <table:table-cell office:value-type="float" office:value="0.506357126540978">
                <text:p>0.5063571265409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396253178">
                <text:p>0.396253178</text:p>
              </table:table-cell>
              <table:table-cell office:value-type="float" office:value="0.524720964608853">
                <text:p>0.5247209646088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530570798">
                <text:p>0.530570798</text:p>
              </table:table-cell>
              <table:table-cell office:value-type="float" office:value="0.538910047822575">
                <text:p>0.5389100478225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661009678">
                <text:p>0.661009678</text:p>
              </table:table-cell>
              <table:table-cell office:value-type="float" office:value="0.548707788048412">
                <text:p>0.5487077880484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786863207">
                <text:p>0.786863207</text:p>
              </table:table-cell>
              <table:table-cell office:value-type="float" office:value="0.553932716289381">
                <text:p>0.5539327162893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907457914">
                <text:p>0.907457914</text:p>
              </table:table-cell>
              <table:table-cell office:value-type="float" office:value="0.554440179105226">
                <text:p>0.5544401791052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1.022157993">
                <text:p>1.022157993</text:p>
              </table:table-cell>
              <table:table-cell office:value-type="float" office:value="0.550123740169211">
                <text:p>0.5501237401692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1.130369552">
                <text:p>1.130369552</text:p>
              </table:table-cell>
              <table:table-cell office:value-type="float" office:value="0.540916274565798">
                <text:p>0.5409162745657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1.231544527">
                <text:p>1.231544527</text:p>
              </table:table-cell>
              <table:table-cell office:value-type="float" office:value="0.526790745885047">
                <text:p>0.5267907458850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1.325184267">
                <text:p>1.325184267</text:p>
              </table:table-cell>
              <table:table-cell office:value-type="float" office:value="0.507760658707896">
                <text:p>0.5077606587078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1.410842739">
                <text:p>1.410842739</text:p>
              </table:table-cell>
              <table:table-cell office:value-type="float" office:value="0.483880181680658">
                <text:p>0.483880181680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1.488129334">
                <text:p>1.488129334</text:p>
              </table:table-cell>
              <table:table-cell office:value-type="float" office:value="0.455243939026721">
                <text:p>0.4552439390267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1.556711264">
                <text:p>1.556711264</text:p>
              </table:table-cell>
              <table:table-cell office:value-type="float" office:value="0.421986471017086">
                <text:p>0.4219864710170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1.616315523">
                <text:p>1.616315523</text:p>
              </table:table-cell>
              <table:table-cell office:value-type="float" office:value="0.384281366597816">
                <text:p>0.3842813665978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1.666730404">
                <text:p>1.666730404</text:p>
              </table:table-cell>
              <table:table-cell office:value-type="float" office:value="0.342340074029998">
                <text:p>0.3423400740299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1.707806549">
                <text:p>1.707806549</text:p>
              </table:table-cell>
              <table:table-cell office:value-type="float" office:value="0.296410398015256">
                <text:p>0.2964103980152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1.739457553">
                <text:p>1.739457553</text:p>
              </table:table-cell>
              <table:table-cell office:value-type="float" office:value="0.246774694335832">
                <text:p>0.2467746943358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1.761660082">
                <text:p>1.761660082</text:p>
              </table:table-cell>
              <table:table-cell office:value-type="float" office:value="0.193747775512541">
                <text:p>0.1937477755125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1.774453544">
                <text:p>1.774453544</text:p>
              </table:table-cell>
              <table:table-cell office:value-type="float" office:value="0.137674543355878">
                <text:p>0.1376745433558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1.77793928">
                <text:p>1.77793928</text:p>
              </table:table-cell>
              <table:table-cell office:value-type="float" office:value="0.078927366536564">
                <text:p>0.0789273665365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1.772279316">
                <text:p>1.772279316</text:p>
              </table:table-cell>
              <table:table-cell office:value-type="float" office:value="0.0179032234130843">
                <text:p>0.01790322341308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1.757694659">
                <text:p>1.757694659</text:p>
              </table:table-cell>
              <table:table-cell office:value-type="float" office:value="-0.0449793676918531">
                <text:p>-0.04497936769185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1.734463179">
                <text:p>1.734463179</text:p>
              </table:table-cell>
              <table:table-cell office:value-type="float" office:value="-0.109283606792212">
                <text:p>-0.1092836067922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1.702917064">
                <text:p>1.702917064</text:p>
              </table:table-cell>
              <table:table-cell office:value-type="float" office:value="-0.174557833549259">
                <text:p>-0.1745578335492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1.663439902">
                <text:p>1.663439902</text:p>
              </table:table-cell>
              <table:table-cell office:value-type="float" office:value="-0.240339084630949">
                <text:p>-0.2403390846309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1.616463383">
                <text:p>1.616463383</text:p>
              </table:table-cell>
              <table:table-cell office:value-type="float" office:value="-0.306156758978072">
                <text:p>-0.3061567589780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1.562463673">
                <text:p>1.562463673</text:p>
              </table:table-cell>
              <table:table-cell office:value-type="float" office:value="-0.37153636187662">
                <text:p>-0.371536361876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1.501957474">
                <text:p>1.501957474</text:p>
              </table:table-cell>
              <table:table-cell office:value-type="float" office:value="-0.436003298007723">
                <text:p>-0.4360032980077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1.435497803">
                <text:p>1.435497803</text:p>
              </table:table-cell>
              <table:table-cell office:value-type="float" office:value="-0.499086683155301">
                <text:p>-0.4990866831553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1.363669539">
                <text:p>1.363669539</text:p>
              </table:table-cell>
              <table:table-cell office:value-type="float" office:value="-0.560323144001844">
                <text:p>-0.5603231440018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1.287084745">
                <text:p>1.287084745</text:p>
              </table:table-cell>
              <table:table-cell office:value-type="float" office:value="-0.619260575436707">
                <text:p>-0.6192605754367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1.206377831">
                <text:p>1.206377831</text:p>
              </table:table-cell>
              <table:table-cell office:value-type="float" office:value="-0.675461825040318">
                <text:p>-0.6754618250403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1.122200582">
                <text:p>1.122200582</text:p>
              </table:table-cell>
              <table:table-cell office:value-type="float" office:value="-0.728508274889457">
                <text:p>-0.7285082748894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1.035217086">
                <text:p>1.035217086</text:p>
              </table:table-cell>
              <table:table-cell office:value-type="float" office:value="-0.778003291551047">
                <text:p>-0.7780032915510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946098614">
                <text:p>0.946098614</text:p>
              </table:table-cell>
              <table:table-cell office:value-type="float" office:value="-0.823575516088545">
                <text:p>-0.8235755160885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855518483">
                <text:p>0.855518483</text:p>
              </table:table-cell>
              <table:table-cell office:value-type="float" office:value="-0.864881967089719">
                <text:p>-0.8648819670897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764146947">
                <text:p>0.764146947</text:p>
              </table:table-cell>
              <table:table-cell office:value-type="float" office:value="-0.901610931128055">
                <text:p>-0.9016109311280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672646151">
                <text:p>0.672646151</text:p>
              </table:table-cell>
              <table:table-cell office:value-type="float" office:value="-0.933484616681747">
                <text:p>-0.9334846166817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581665191">
                <text:p>0.581665191</text:p>
              </table:table-cell>
              <table:table-cell office:value-type="float" office:value="-0.960261549341543">
                <text:p>-0.9602615493415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491835318">
                <text:p>0.491835318</text:p>
              </table:table-cell>
              <table:table-cell office:value-type="float" office:value="-0.981738688128388">
                <text:p>-0.9817386881283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403765319">
                <text:p>0.403765319</text:p>
              </table:table-cell>
              <table:table-cell office:value-type="float" office:value="-0.99775324489753">
                <text:p>-0.997753244897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318037116">
                <text:p>0.318037116</text:p>
              </table:table-cell>
              <table:table-cell office:value-type="float" office:value="-1.00818419111159">
                <text:p>-1.008184191111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23520161">
                <text:p>0.23520161</text:p>
              </table:table-cell>
              <table:table-cell office:value-type="float" office:value="-1.01295343870252">
                <text:p>-1.012953438702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155774804">
                <text:p>0.155774804</text:p>
              </table:table-cell>
              <table:table-cell office:value-type="float" office:value="-1.01202668429243">
                <text:p>-1.012026684292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080234242">
                <text:p>0.080234242</text:p>
              </table:table-cell>
              <table:table-cell office:value-type="float" office:value="-1.0054139086863">
                <text:p>-1.00541390868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00901577">
                <text:p>0.00901577</text:p>
              </table:table-cell>
              <table:table-cell office:value-type="float" office:value="-0.993169526264191">
                <text:p>-0.9931695262641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-0.057489328">
                <text:p>-0.057489328</text:p>
              </table:table-cell>
              <table:table-cell office:value-type="float" office:value="-0.975392181665709">
                <text:p>-0.9753921816657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-0.118936835">
                <text:p>-0.118936835</text:p>
              </table:table-cell>
              <table:table-cell office:value-type="float" office:value="-0.952224193953705">
                <text:p>-0.9522241939537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-0.175031685">
                <text:p>-0.175031685</text:p>
              </table:table-cell>
              <table:table-cell office:value-type="float" office:value="-0.923850651244233">
                <text:p>-0.9238506512442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-0.225529661">
                <text:p>-0.225529661</text:p>
              </table:table-cell>
              <table:table-cell office:value-type="float" office:value="-0.890498161574831">
                <text:p>-0.8904981615748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-0.270238647">
                <text:p>-0.270238647</text:p>
              </table:table-cell>
              <table:table-cell office:value-type="float" office:value="-0.852433268529974">
                <text:p>-0.8524332685299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-0.309019471">
                <text:p>-0.309019471</text:p>
              </table:table-cell>
              <table:table-cell office:value-type="float" office:value="-0.809960542829931">
                <text:p>-0.8099605428299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-0.341786297">
                <text:p>-0.341786297</text:p>
              </table:table-cell>
              <table:table-cell office:value-type="float" office:value="-0.76342036369531">
                <text:p>-0.76342036369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-0.368506595">
                <text:p>-0.368506595</text:p>
              </table:table-cell>
              <table:table-cell office:value-type="float" office:value="-0.713186406303811">
                <text:p>-0.7131864063038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-0.389200668">
                <text:p>-0.389200668</text:p>
              </table:table-cell>
              <table:table-cell office:value-type="float" office:value="-0.659662854037688">
                <text:p>-0.6596628540376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-0.403940767">
                <text:p>-0.403940767</text:p>
              </table:table-cell>
              <table:table-cell office:value-type="float" office:value="-0.603281356461487">
                <text:p>-0.6032813564614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-0.412849776">
                <text:p>-0.412849776</text:p>
              </table:table-cell>
              <table:table-cell office:value-type="float" office:value="-0.544497756051049">
                <text:p>-0.5444977560510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-0.416099504">
                <text:p>-0.416099504</text:p>
              </table:table-cell>
              <table:table-cell office:value-type="float" office:value="-0.483788608600408">
                <text:p>-0.4837886086004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-0.413908588">
                <text:p>-0.413908588</text:p>
              </table:table-cell>
              <table:table-cell office:value-type="float" office:value="-0.42164752394688">
                <text:p>-0.421647523946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-0.40654003">
                <text:p>-0.40654003</text:p>
              </table:table-cell>
              <table:table-cell office:value-type="float" office:value="-0.358581355163109">
                <text:p>-0.3585813551631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-0.394298383">
                <text:p>-0.394298383</text:p>
              </table:table-cell>
              <table:table-cell office:value-type="float" office:value="-0.2951062656549">
                <text:p>-0.29510626565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-0.377526627">
                <text:p>-0.377526627</text:p>
              </table:table-cell>
              <table:table-cell office:value-type="float" office:value="-0.231743704665237">
                <text:p>-0.2317437046652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-0.356602743">
                <text:p>-0.356602743</text:p>
              </table:table-cell>
              <table:table-cell office:value-type="float" office:value="-0.16901632250879">
                <text:p>-0.169016322508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-0.331936033">
                <text:p>-0.331936033</text:p>
              </table:table-cell>
              <table:table-cell office:value-type="float" office:value="-0.107443857440452">
                <text:p>-0.1074438574404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-0.303963199">
                <text:p>-0.303963199</text:p>
              </table:table-cell>
              <table:table-cell office:value-type="float" office:value="-0.0475390263907965">
                <text:p>-0.04753902639079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-0.273144236">
                <text:p>-0.273144236</text:p>
              </table:table-cell>
              <table:table-cell office:value-type="float" office:value="0.0101965481221079">
                <text:p>0.01019654812210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-0.239958149">
                <text:p>-0.239958149</text:p>
              </table:table-cell>
              <table:table-cell office:value-type="float" office:value="0.0652763427730349">
                <text:p>0.06527634277303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-0.204898556">
                <text:p>-0.204898556</text:p>
              </table:table-cell>
              <table:table-cell office:value-type="float" office:value="0.117232838201285">
                <text:p>0.1172328382012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-0.168469193">
                <text:p>-0.168469193</text:p>
              </table:table-cell>
              <table:table-cell office:value-type="float" office:value="0.165621292754792">
                <text:p>0.1656212927547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-0.131179374">
                <text:p>-0.131179374</text:p>
              </table:table-cell>
              <table:table-cell office:value-type="float" office:value="0.210023355114819">
                <text:p>0.2100233551148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-0.093539428">
                <text:p>-0.093539428</text:p>
              </table:table-cell>
              <table:table-cell office:value-type="float" office:value="0.250050486875521">
                <text:p>0.2500504868755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-0.05605617">
                <text:p>-0.05605617</text:p>
              </table:table-cell>
              <table:table-cell office:value-type="float" office:value="0.28534716754932">
                <text:p>0.285347167549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-0.019228429">
                <text:p>-0.019228429</text:p>
              </table:table-cell>
              <table:table-cell office:value-type="float" office:value="0.315593856085109">
                <text:p>0.3155938560851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0.016457325">
                <text:p>0.016457325</text:p>
              </table:table-cell>
              <table:table-cell office:value-type="float" office:value="0.340509684810319">
                <text:p>0.3405096848103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0.050531219">
                <text:p>0.050531219</text:p>
              </table:table-cell>
              <table:table-cell office:value-type="float" office:value="0.359854863725414">
                <text:p>0.3598548637254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0.082544044">
                <text:p>0.082544044</text:p>
              </table:table-cell>
              <table:table-cell office:value-type="float" office:value="0.373432775275274">
                <text:p>0.3734327752752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0.112071124">
                <text:p>0.112071124</text:p>
              </table:table-cell>
              <table:table-cell office:value-type="float" office:value="0.381091742079112">
                <text:p>0.381091742079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0.13871594">
                <text:p>0.13871594</text:p>
              </table:table-cell>
              <table:table-cell office:value-type="float" office:value="0.382726452601177">
                <text:p>0.3827264526011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0.162113501">
                <text:p>0.162113501</text:p>
              </table:table-cell>
              <table:table-cell office:value-type="float" office:value="0.378279032368926">
                <text:p>0.3782790323689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0.181933417">
                <text:p>0.181933417</text:p>
              </table:table-cell>
              <table:table-cell office:value-type="float" office:value="0.367739751073403">
                <text:p>0.3677397510734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197882662">
                <text:p>0.197882662</text:p>
              </table:table-cell>
              <table:table-cell office:value-type="float" office:value="0.351147358697147">
                <text:p>0.3511473586971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209707989">
                <text:p>0.209707989</text:p>
              </table:table-cell>
              <table:table-cell office:value-type="float" office:value="0.328589046685967">
                <text:p>0.3285890466859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217197998">
                <text:p>0.217197998</text:p>
              </table:table-cell>
              <table:table-cell office:value-type="float" office:value="0.300200033090379">
                <text:p>0.3002000330903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0.220184826">
                <text:p>0.220184826</text:p>
              </table:table-cell>
              <table:table-cell office:value-type="float" office:value="0.266162773527293">
                <text:p>0.2661627735272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0.218545449">
                <text:p>0.218545449</text:p>
              </table:table-cell>
              <table:table-cell office:value-type="float" office:value="0.226705802730123">
                <text:p>0.2267058027301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0.21220259">
                <text:p>0.21220259</text:p>
              </table:table-cell>
              <table:table-cell office:value-type="float" office:value="0.182102214342854">
                <text:p>0.1821022143428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0.201125225">
                <text:p>0.201125225</text:p>
              </table:table-cell>
              <table:table-cell office:value-type="float" office:value="0.13266778944826">
                <text:p>0.132667789448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0.185328681">
                <text:p>0.185328681</text:p>
              </table:table-cell>
              <table:table-cell office:value-type="float" office:value="0.0787587870798571">
                <text:p>0.0787587870798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0.164874329">
                <text:p>0.164874329</text:p>
              </table:table-cell>
              <table:table-cell office:value-type="float" office:value="0.0207694126301335">
                <text:p>0.02076941263013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0.139868879">
                <text:p>0.139868879</text:p>
              </table:table-cell>
              <table:table-cell office:value-type="float" office:value="-0.0408710173874703">
                <text:p>-0.04087101738747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0.11046327">
                <text:p>0.11046327</text:p>
              </table:table-cell>
              <table:table-cell office:value-type="float" office:value="-0.105701193358055">
                <text:p>-0.105701193358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0.076851188">
                <text:p>0.076851188</text:p>
              </table:table-cell>
              <table:table-cell office:value-type="float" office:value="-0.173231190251071">
                <text:p>-0.1732311902510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0.039267206">
                <text:p>0.039267206</text:p>
              </table:table-cell>
              <table:table-cell office:value-type="float" office:value="-0.242946079781558">
                <text:p>-0.2429460797815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-0.002015428">
                <text:p>-0.002015428</text:p>
              </table:table-cell>
              <table:table-cell office:value-type="float" office:value="-0.31430974997137">
                <text:p>-0.314309749971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-0.046687344">
                <text:p>-0.046687344</text:p>
              </table:table-cell>
              <table:table-cell office:value-type="float" office:value="-0.386768903356597">
                <text:p>-0.3867689033565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-0.094405901">
                <text:p>-0.094405901</text:p>
              </table:table-cell>
              <table:table-cell office:value-type="float" office:value="-0.459757203628593">
                <text:p>-0.4597572036285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-0.144798344">
                <text:p>-0.144798344</text:p>
              </table:table-cell>
              <table:table-cell office:value-type="float" office:value="-0.532699539268801">
                <text:p>-0.5326995392688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-0.197465207">
                <text:p>-0.197465207</text:p>
              </table:table-cell>
              <table:table-cell office:value-type="float" office:value="-0.605016371751187">
                <text:p>-0.6050163717511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-0.251983951">
                <text:p>-0.251983951</text:p>
              </table:table-cell>
              <table:table-cell office:value-type="float" office:value="-0.676128135149598">
                <text:p>-0.6761281351495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-0.307912806">
                <text:p>-0.307912806</text:p>
              </table:table-cell>
              <table:table-cell office:value-type="float" office:value="-0.745459653505934">
                <text:p>-0.7454596535059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-0.364794772">
                <text:p>-0.364794772</text:p>
              </table:table-cell>
              <table:table-cell office:value-type="float" office:value="-0.812444542093581">
                <text:p>-0.8124445420935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-0.422161759">
                <text:p>-0.422161759</text:p>
              </table:table-cell>
              <table:table-cell office:value-type="float" office:value="-0.876529558750381">
                <text:p>-0.8765295587503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-0.479538814">
                <text:p>-0.479538814</text:p>
              </table:table-cell>
              <table:table-cell office:value-type="float" office:value="-0.937178871757701">
                <text:p>-0.9371788717577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-0.536448422">
                <text:p>-0.536448422</text:p>
              </table:table-cell>
              <table:table-cell office:value-type="float" office:value="-0.993878211303816">
                <text:p>-0.9938782113038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-0.592414816">
                <text:p>-0.592414816</text:p>
              </table:table-cell>
              <table:table-cell office:value-type="float" office:value="-1.04613887238765">
                <text:p>-1.046138872387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-0.646968283">
                <text:p>-0.646968283</text:p>
              </table:table-cell>
              <table:table-cell office:value-type="float" office:value="-1.09350153808659">
                <text:p>-1.093501538086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-0.699649417">
                <text:p>-0.699649417</text:p>
              </table:table-cell>
              <table:table-cell office:value-type="float" office:value="-1.13553989342171">
                <text:p>-1.135539893421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-0.750013281">
                <text:p>-0.750013281</text:p>
              </table:table-cell>
              <table:table-cell office:value-type="float" office:value="-1.17186400159574">
                <text:p>-1.171864001595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-0.797633455">
                <text:p>-0.797633455</text:p>
              </table:table-cell>
              <table:table-cell office:value-type="float" office:value="-1.20212341614121">
                <text:p>-1.202123416141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-0.842105919">
                <text:p>-0.842105919</text:p>
              </table:table-cell>
              <table:table-cell office:value-type="float" office:value="-1.22601000448599">
                <text:p>-1.226010004485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-0.883052744">
                <text:p>-0.883052744</text:p>
              </table:table-cell>
              <table:table-cell office:value-type="float" office:value="-1.24326046060484">
                <text:p>-1.243260460604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-0.920125573">
                <text:p>-0.920125573</text:p>
              </table:table-cell>
              <table:table-cell office:value-type="float" office:value="-1.25365848676326">
                <text:p>-1.253658486763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-0.953008833">
                <text:p>-0.953008833</text:p>
              </table:table-cell>
              <table:table-cell office:value-type="float" office:value="-1.25703662685468">
                <text:p>-1.257036626854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-0.981422677">
                <text:p>-0.981422677</text:p>
              </table:table-cell>
              <table:table-cell office:value-type="float" office:value="-1.25327773646607">
                <text:p>-1.253277736466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-1.005125618">
                <text:p>-1.005125618</text:p>
              </table:table-cell>
              <table:table-cell office:value-type="float" office:value="-1.24231607755914">
                <text:p>-1.242316077559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-1.023916832">
                <text:p>-1.023916832</text:p>
              </table:table-cell>
              <table:table-cell office:value-type="float" office:value="-1.22413802850394">
                <text:p>-1.224138028503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-1.037638113">
                <text:p>-1.037638113</text:p>
              </table:table-cell>
              <table:table-cell office:value-type="float" office:value="-1.19878240312642">
                <text:p>-1.198782403126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-1.046175462">
                <text:p>-1.046175462</text:p>
              </table:table-cell>
              <table:table-cell office:value-type="float" office:value="-1.16634037540932">
                <text:p>-1.166340375409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-1.049460294">
                <text:p>-1.049460294</text:p>
              </table:table-cell>
              <table:table-cell office:value-type="float" office:value="-1.12695500949352">
                <text:p>-1.126955009493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-1.047470253">
                <text:p>-1.047470253</text:p>
              </table:table-cell>
              <table:table-cell office:value-type="float" office:value="-1.08082039764127">
                <text:p>-1.080820397641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-1.040229626">
                <text:p>-1.040229626</text:p>
              </table:table-cell>
              <table:table-cell office:value-type="float" office:value="-1.02818041182047">
                <text:p>-1.028180411820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-1.027809353">
                <text:p>-1.027809353</text:p>
              </table:table-cell>
              <table:table-cell office:value-type="float" office:value="-0.96932707752754">
                <text:p>-0.969327077527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-1.010326635">
                <text:p>-1.010326635</text:p>
              </table:table-cell>
              <table:table-cell office:value-type="float" office:value="-0.904598581361822">
                <text:p>-0.9045985813618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-0.987944131">
                <text:p>-0.987944131</text:p>
              </table:table-cell>
              <table:table-cell office:value-type="float" office:value="-0.834376926675298">
                <text:p>-0.8343769266752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-0.960868761">
                <text:p>-0.960868761</text:p>
              </table:table-cell>
              <table:table-cell office:value-type="float" office:value="-0.759085254325428">
                <text:p>-0.7590852543254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-0.929350122">
                <text:p>-0.929350122</text:p>
              </table:table-cell>
              <table:table-cell office:value-type="float" office:value="-0.679184848135236">
                <text:p>-0.6791848481352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-0.893678524">
                <text:p>-0.893678524</text:p>
              </table:table-cell>
              <table:table-cell office:value-type="float" office:value="-0.595171847094191">
                <text:p>-0.5951718470941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-0.854182661">
                <text:p>-0.854182661</text:p>
              </table:table-cell>
              <table:table-cell office:value-type="float" office:value="-0.507573688595654">
                <text:p>-0.5075736885956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-0.811226949">
                <text:p>-0.811226949</text:p>
              </table:table-cell>
              <table:table-cell office:value-type="float" office:value="-0.416945309086003">
                <text:p>-0.4169453090860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-0.765208531">
                <text:p>-0.765208531</text:p>
              </table:table-cell>
              <table:table-cell office:value-type="float" office:value="-0.323865130379157">
                <text:p>-0.3238651303791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-0.716553993">
                <text:p>-0.716553993</text:p>
              </table:table-cell>
              <table:table-cell office:value-type="float" office:value="-0.228930861555129">
                <text:p>-0.2289308615551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-0.665715801">
                <text:p>-0.665715801</text:p>
              </table:table-cell>
              <table:table-cell office:value-type="float" office:value="-0.132755147798058">
                <text:p>-0.1327551477980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-0.613168501">
                <text:p>-0.613168501</text:p>
              </table:table-cell>
              <table:table-cell office:value-type="float" office:value="-0.0359610987279892">
                <text:p>-0.03596109872798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-0.559404704">
                <text:p>-0.559404704</text:p>
              </table:table-cell>
              <table:table-cell office:value-type="float" office:value="0.0608222702687263">
                <text:p>0.06082227026872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-0.504930899">
                <text:p>-0.504930899</text:p>
              </table:table-cell>
              <table:table-cell office:value-type="float" office:value="0.156964649509797">
                <text:p>0.1569646495097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-0.450263113">
                <text:p>-0.450263113</text:p>
              </table:table-cell>
              <table:table-cell office:value-type="float" office:value="0.251839064652842">
                <text:p>0.2518390646528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-0.395922465">
                <text:p>-0.395922465</text:p>
              </table:table-cell>
              <table:table-cell office:value-type="float" office:value="0.344826489690454">
                <text:p>0.3448264896904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-0.342430656">
                <text:p>-0.342430656</text:p>
              </table:table-cell>
              <table:table-cell office:value-type="float" office:value="0.4353204085931">
                <text:p>0.43532040859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-0.290305413">
                <text:p>-0.290305413</text:p>
              </table:table-cell>
              <table:table-cell office:value-type="float" office:value="0.522731291247544">
                <text:p>0.5227312912475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-0.240055944">
                <text:p>-0.240055944</text:p>
              </table:table-cell>
              <table:table-cell office:value-type="float" office:value="0.606490949960291">
                <text:p>0.6064909499602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-0.192178434">
                <text:p>-0.192178434</text:p>
              </table:table-cell>
              <table:table-cell office:value-type="float" office:value="0.686056743674144">
                <text:p>0.6860567436741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-0.147151615">
                <text:p>-0.147151615</text:p>
              </table:table-cell>
              <table:table-cell office:value-type="float" office:value="0.760915598175482">
                <text:p>0.7609155981754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-0.105432462">
                <text:p>-0.105432462</text:p>
              </table:table-cell>
              <table:table-cell office:value-type="float" office:value="0.83058781194099">
                <text:p>0.830587811940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-0.067452028">
                <text:p>-0.067452028</text:p>
              </table:table-cell>
              <table:table-cell office:value-type="float" office:value="0.894630618875611">
                <text:p>0.8946306188756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-0.03361148">
                <text:p>-0.03361148</text:p>
              </table:table-cell>
              <table:table-cell office:value-type="float" office:value="0.952641481015116">
                <text:p>0.9526414810151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-0.004278351">
                <text:p>-0.004278351</text:p>
              </table:table-cell>
              <table:table-cell office:value-type="float" office:value="1.00426108629395">
                <text:p>1.004261086293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020216956">
                <text:p>0.020216956</text:p>
              </table:table-cell>
              <table:table-cell office:value-type="float" office:value="1.0491760286955">
                <text:p>1.04917602869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039584376">
                <text:p>0.039584376</text:p>
              </table:table-cell>
              <table:table-cell office:value-type="float" office:value="1.08712115049121">
                <text:p>1.087121150491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05357708">
                <text:p>0.05357708</text:p>
              </table:table-cell>
              <table:table-cell office:value-type="float" office:value="1.11788152881849">
                <text:p>1.117881528818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061994036">
                <text:p>0.061994036</text:p>
              </table:table-cell>
              <table:table-cell office:value-type="float" office:value="1.14129409152568">
                <text:p>1.141294091525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064682207">
                <text:p>0.064682207</text:p>
              </table:table-cell>
              <table:table-cell office:value-type="float" office:value="1.15724885000454">
                <text:p>1.157248850004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061538373">
                <text:p>0.061538373</text:p>
              </table:table-cell>
              <table:table-cell office:value-type="float" office:value="1.16568973961653">
                <text:p>1.165689739616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052510549">
                <text:p>0.052510549</text:p>
              </table:table-cell>
              <table:table-cell office:value-type="float" office:value="1.1666150612745">
                <text:p>1.16661506127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037599003">
                <text:p>0.037599003</text:p>
              </table:table-cell>
              <table:table-cell office:value-type="float" office:value="1.16007752074625">
                <text:p>1.16007752074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016856835">
                <text:p>0.016856835</text:p>
              </table:table-cell>
              <table:table-cell office:value-type="float" office:value="1.1461838652751">
                <text:p>1.14618386527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-0.009609852">
                <text:p>-0.009609852</text:p>
              </table:table-cell>
              <table:table-cell office:value-type="float" office:value="1.1250941201441">
                <text:p>1.12509412014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-0.041642232">
                <text:p>-0.041642232</text:p>
              </table:table-cell>
              <table:table-cell office:value-type="float" office:value="1.09702043082044">
                <text:p>1.097020430820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-0.07902946">
                <text:p>-0.07902946</text:p>
              </table:table-cell>
              <table:table-cell office:value-type="float" office:value="1.06222551928253">
                <text:p>1.062225519282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-0.121509802">
                <text:p>-0.121509802</text:p>
              </table:table-cell>
              <table:table-cell office:value-type="float" office:value="1.02102076603104">
                <text:p>1.021020766031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-0.168772201">
                <text:p>-0.168772201</text:p>
              </table:table-cell>
              <table:table-cell office:value-type="float" office:value="0.973763932095947">
                <text:p>0.9737639320959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-0.220458239">
                <text:p>-0.220458239</text:p>
              </table:table-cell>
              <table:table-cell office:value-type="float" office:value="0.920856538051162">
                <text:p>0.9208565380511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-0.276164512">
                <text:p>-0.276164512</text:p>
              </table:table-cell>
              <table:table-cell office:value-type="float" office:value="0.86274091961783">
                <text:p>0.862740919617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-0.335445381">
                <text:p>-0.335445381</text:p>
              </table:table-cell>
              <table:table-cell office:value-type="float" office:value="0.799896981856709">
                <text:p>0.7998969818567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-0.397816086">
                <text:p>-0.397816086</text:p>
              </table:table-cell>
              <table:table-cell office:value-type="float" office:value="0.732838676200391">
                <text:p>0.7328386762003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-0.4627562">
                <text:p>-0.4627562</text:p>
              </table:table-cell>
              <table:table-cell office:value-type="float" office:value="0.662110226641667">
                <text:p>0.662110226641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-0.529713398">
                <text:p>-0.529713398</text:p>
              </table:table-cell>
              <table:table-cell office:value-type="float" office:value="0.588282133258386">
                <text:p>0.5882821332583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-0.59810751">
                <text:p>-0.59810751</text:p>
              </table:table-cell>
              <table:table-cell office:value-type="float" office:value="0.511946982904375">
                <text:p>0.51194698290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-0.667334828">
                <text:p>-0.667334828</text:p>
              </table:table-cell>
              <table:table-cell office:value-type="float" office:value="0.43371509831833">
                <text:p>0.433715098318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-0.736772642">
                <text:p>-0.736772642</text:p>
              </table:table-cell>
              <table:table-cell office:value-type="float" office:value="0.354210058086369">
                <text:p>0.3542100580863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-0.80578395">
                <text:p>-0.80578395</text:p>
              </table:table-cell>
              <table:table-cell office:value-type="float" office:value="0.274064120831916">
                <text:p>0.2740641208319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-0.873722334">
                <text:p>-0.873722334</text:p>
              </table:table-cell>
              <table:table-cell office:value-type="float" office:value="0.193913587690912">
                <text:p>0.1939135876909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-0.939936939">
                <text:p>-0.939936939</text:p>
              </table:table-cell>
              <table:table-cell office:value-type="float" office:value="0.114394137556462">
                <text:p>0.1143941375564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-1.003777528">
                <text:p>-1.003777528</text:p>
              </table:table-cell>
              <table:table-cell office:value-type="float" office:value="0.036136169742494">
                <text:p>0.0361361697424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-1.064599578">
                <text:p>-1.064599578</text:p>
              </table:table-cell>
              <table:table-cell office:value-type="float" office:value="-0.0402398113809981">
                <text:p>-0.04023981138099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-1.121769363">
                <text:p>-1.121769363</text:p>
              </table:table-cell>
              <table:table-cell office:value-type="float" office:value="-0.114127735585521">
                <text:p>-0.1141277355855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-1.174668999">
                <text:p>-1.174668999</text:p>
              </table:table-cell>
              <table:table-cell office:value-type="float" office:value="-0.184940396234006">
                <text:p>-0.1849403962340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-1.2227014">
                <text:p>-1.2227014</text:p>
              </table:table-cell>
              <table:table-cell office:value-type="float" office:value="-0.252113737269929">
                <text:p>-0.2521137372699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-1.265295112">
                <text:p>-1.265295112</text:p>
              </table:table-cell>
              <table:table-cell office:value-type="float" office:value="-0.315110966145147">
                <text:p>-0.3151109661451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-1.301908988">
                <text:p>-1.301908988</text:p>
              </table:table-cell>
              <table:table-cell office:value-type="float" office:value="-0.373426462435132">
                <text:p>-0.3734264624351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-1.332036654">
                <text:p>-1.332036654</text:p>
              </table:table-cell>
              <table:table-cell office:value-type="float" office:value="-0.426589453465395">
                <text:p>-0.4265894534653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-1.355210754">
                <text:p>-1.355210754</text:p>
              </table:table-cell>
              <table:table-cell office:value-type="float" office:value="-0.474167430060903">
                <text:p>-0.4741674300609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-1.371006912">
                <text:p>-1.371006912</text:p>
              </table:table-cell>
              <table:table-cell office:value-type="float" office:value="-0.515769277518285">
                <text:p>-0.5157692775182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-1.379047402">
                <text:p>-1.379047402</text:p>
              </table:table-cell>
              <table:table-cell office:value-type="float" office:value="-0.551048099071669">
                <text:p>-0.55104809907166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-1.379004482">
                <text:p>-1.379004482</text:p>
              </table:table-cell>
              <table:table-cell office:value-type="float" office:value="-0.579703711461519">
                <text:p>-0.5797037114615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-1.370603373">
                <text:p>-1.370603373</text:p>
              </table:table-cell>
              <table:table-cell office:value-type="float" office:value="-0.601484794702995">
                <text:p>-0.6014847947029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-1.353624854">
                <text:p>-1.353624854</text:p>
              </table:table-cell>
              <table:table-cell office:value-type="float" office:value="-0.616190680766677">
                <text:p>-0.6161906807666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-1.327907449">
                <text:p>-1.327907449</text:p>
              </table:table-cell>
              <table:table-cell office:value-type="float" office:value="-0.623672768610812">
                <text:p>-0.6236727686108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-1.293349198">
                <text:p>-1.293349198</text:p>
              </table:table-cell>
              <table:table-cell office:value-type="float" office:value="-0.623835555818375">
                <text:p>-0.623835555818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-1.249908983">
                <text:p>-1.249908983</text:p>
              </table:table-cell>
              <table:table-cell office:value-type="float" office:value="-0.616637279973448">
                <text:p>-0.6166372799734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-1.197607407">
                <text:p>-1.197607407</text:p>
              </table:table-cell>
              <table:table-cell office:value-type="float" office:value="-0.602090165837349">
                <text:p>-0.6020901658373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-1.136527213">
                <text:p>-1.136527213</text:p>
              </table:table-cell>
              <table:table-cell office:value-type="float" office:value="-0.580260277333164">
                <text:p>-0.5802602773331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-1.066813243">
                <text:p>-1.066813243</text:p>
              </table:table-cell>
              <table:table-cell office:value-type="float" office:value="-0.551266976295637">
                <text:p>-0.5512669762956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-0.988671925">
                <text:p>-0.988671925</text:p>
              </table:table-cell>
              <table:table-cell office:value-type="float" office:value="-0.515281992869209">
                <text:p>-0.5152819928692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-0.902370306">
                <text:p>-0.902370306</text:p>
              </table:table-cell>
              <table:table-cell office:value-type="float" office:value="-0.472528115318148">
                <text:p>-0.4725281153181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-0.808234619">
                <text:p>-0.808234619</text:p>
              </table:table-cell>
              <table:table-cell office:value-type="float" office:value="-0.423277509827732">
                <text:p>-0.4232775098277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-0.706648412">
                <text:p>-0.706648412</text:p>
              </table:table-cell>
              <table:table-cell office:value-type="float" office:value="-0.367849683602783">
                <text:p>-0.36784968360278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-0.598050238">
                <text:p>-0.598050238</text:p>
              </table:table-cell>
              <table:table-cell office:value-type="float" office:value="-0.306609107189201">
                <text:p>-0.3066091071892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-0.482930925">
                <text:p>-0.482930925</text:p>
              </table:table-cell>
              <table:table-cell office:value-type="float" office:value="-0.239962514436353">
                <text:p>-0.2399625144363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-0.36183045">
                <text:p>-0.36183045</text:p>
              </table:table-cell>
              <table:table-cell office:value-type="float" office:value="-0.168355900863513">
                <text:p>-0.1683559008635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-0.235334442">
                <text:p>-0.235334442</text:p>
              </table:table-cell>
              <table:table-cell office:value-type="float" office:value="-0.0922712433767132">
                <text:p>-0.09227124337671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-0.104070326">
                <text:p>-0.104070326</text:p>
              </table:table-cell>
              <table:table-cell office:value-type="float" office:value="-0.0122229662848683">
                <text:p>-0.01222296628486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031296852">
                <text:p>0.031296852</text:p>
              </table:table-cell>
              <table:table-cell office:value-type="float" office:value="0.0712458196267057">
                <text:p>0.07124581962670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170068881">
                <text:p>0.170068881</text:p>
              </table:table-cell>
              <table:table-cell office:value-type="float" office:value="0.157567276605412">
                <text:p>0.1575672766054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311519118">
                <text:p>0.311519118</text:p>
              </table:table-cell>
              <table:table-cell office:value-type="float" office:value="0.246152968279822">
                <text:p>0.2461529682798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454897421">
                <text:p>0.454897421</text:p>
              </table:table-cell>
              <table:table-cell office:value-type="float" office:value="0.336398125949301">
                <text:p>0.3363981259493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599435287">
                <text:p>0.599435287</text:p>
              </table:table-cell>
              <table:table-cell office:value-type="float" office:value="0.427686020997667">
                <text:p>0.427686020997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744351125">
                <text:p>0.744351125</text:p>
              </table:table-cell>
              <table:table-cell office:value-type="float" office:value="0.519392410937894">
                <text:p>0.5193924109378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888855638">
                <text:p>0.888855638</text:p>
              </table:table-cell>
              <table:table-cell office:value-type="float" office:value="0.610890026164588">
                <text:p>0.6108900261645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.03215728">
                <text:p>1.03215728</text:p>
              </table:table-cell>
              <table:table-cell office:value-type="float" office:value="0.701553064310773">
                <text:p>0.7015530643107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1.173467727">
                <text:p>1.173467727</text:p>
              </table:table-cell>
              <table:table-cell office:value-type="float" office:value="0.790761659173982">
                <text:p>0.7907616591739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.312007344">
                <text:p>1.312007344</text:p>
              </table:table-cell>
              <table:table-cell office:value-type="float" office:value="0.877906291493298">
                <text:p>0.8779062914932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447010585">
                <text:p>1.447010585</text:p>
              </table:table-cell>
              <table:table-cell office:value-type="float" office:value="0.962392109420072">
                <text:p>0.9623921094200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.57773131">
                <text:p>1.57773131</text:p>
              </table:table-cell>
              <table:table-cell office:value-type="float" office:value="1.04364312732556">
                <text:p>1.043643127325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.703447947">
                <text:p>1.703447947</text:p>
              </table:table-cell>
              <table:table-cell office:value-type="float" office:value="1.1211062726212">
                <text:p>1.12110627262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.823468498">
                <text:p>1.823468498</text:p>
              </table:table-cell>
              <table:table-cell office:value-type="float" office:value="1.19425525152353">
                <text:p>1.194255251523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.937135315">
                <text:p>1.937135315</text:p>
              </table:table-cell>
              <table:table-cell office:value-type="float" office:value="1.26259420616442">
                <text:p>1.262594206164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043829636">
                <text:p>2.043829636</text:p>
              </table:table-cell>
              <table:table-cell office:value-type="float" office:value="1.32566113711762">
                <text:p>1.325661137117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142975839">
                <text:p>2.142975839</text:p>
              </table:table-cell>
              <table:table-cell office:value-type="float" office:value="1.38303106726919">
                <text:p>1.383031067269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234045371">
                <text:p>2.234045371</text:p>
              </table:table-cell>
              <table:table-cell office:value-type="float" office:value="1.43431892498974">
                <text:p>1.434318924989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316560347">
                <text:p>2.316560347</text:p>
              </table:table-cell>
              <table:table-cell office:value-type="float" office:value="1.47918212675132">
                <text:p>1.479182126751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390096767">
                <text:p>2.390096767</text:p>
              </table:table-cell>
              <table:table-cell office:value-type="float" office:value="1.51732284165719">
                <text:p>1.517322841657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454287342">
                <text:p>2.454287342</text:p>
              </table:table-cell>
              <table:table-cell office:value-type="float" office:value="1.54848992279741">
                <text:p>1.548489922797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508823905">
                <text:p>2.508823905</text:p>
              </table:table-cell>
              <table:table-cell office:value-type="float" office:value="1.57248049289003">
                <text:p>1.572480492890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553459392">
                <text:p>2.553459392</text:p>
              </table:table-cell>
              <table:table-cell office:value-type="float" office:value="1.58914117429609">
                <text:p>1.589141174296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588009367">
                <text:p>2.588009367</text:p>
              </table:table-cell>
              <table:table-cell office:value-type="float" office:value="1.5983689561857">
                <text:p>1.59836895618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612353101">
                <text:p>2.612353101</text:p>
              </table:table-cell>
              <table:table-cell office:value-type="float" office:value="1.60011169436296">
                <text:p>1.600111694362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626434176">
                <text:p>2.626434176</text:p>
              </table:table-cell>
              <table:table-cell office:value-type="float" office:value="1.59436824200667">
                <text:p>1.594368242006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630260625">
                <text:p>2.630260625</text:p>
              </table:table-cell>
              <table:table-cell office:value-type="float" office:value="1.58118821233224">
                <text:p>1.581188212332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623904604">
                <text:p>2.623904604</text:p>
              </table:table-cell>
              <table:table-cell office:value-type="float" office:value="1.56067137690562">
                <text:p>1.560671376905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607501598">
                <text:p>2.607501598</text:p>
              </table:table-cell>
              <table:table-cell office:value-type="float" office:value="1.53296670602347">
                <text:p>1.532966706023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581249167">
                <text:p>2.581249167</text:p>
              </table:table-cell>
              <table:table-cell office:value-type="float" office:value="1.49827106019328">
                <text:p>1.498271060193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545405247">
                <text:p>2.545405247</text:p>
              </table:table-cell>
              <table:table-cell office:value-type="float" office:value="1.45682754428444">
                <text:p>1.456827544284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.500286021">
                <text:p>2.500286021</text:p>
              </table:table-cell>
              <table:table-cell office:value-type="float" office:value="1.40892353835714">
                <text:p>1.408923538357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.446263371">
                <text:p>2.446263371</text:p>
              </table:table-cell>
              <table:table-cell office:value-type="float" office:value="1.35488842149208">
                <text:p>1.354888421492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.383761933">
                <text:p>2.383761933</text:p>
              </table:table-cell>
              <table:table-cell office:value-type="float" office:value="1.29509100712397">
                <text:p>1.295091007123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.313255786">
                <text:p>2.313255786</text:p>
              </table:table-cell>
              <table:table-cell office:value-type="float" office:value="1.2299367104096">
                <text:p>1.22993671040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.235264794">
                <text:p>2.235264794</text:p>
              </table:table-cell>
              <table:table-cell office:value-type="float" office:value="1.15986447002224">
                <text:p>1.159864470022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.150350632">
                <text:p>2.150350632</text:p>
              </table:table-cell>
              <table:table-cell office:value-type="float" office:value="1.08534344844532">
                <text:p>1.085343448445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.059112528">
                <text:p>2.059112528</text:p>
              </table:table-cell>
              <table:table-cell office:value-type="float" office:value="1.00686953632807">
                <text:p>1.006869536328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962182755">
                <text:p>1.962182755</text:p>
              </table:table-cell>
              <table:table-cell office:value-type="float" office:value="0.924961687753032">
                <text:p>0.9249616877530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860221905">
                <text:p>1.860221905</text:p>
              </table:table-cell>
              <table:table-cell office:value-type="float" office:value="0.84015811434385">
                <text:p>0.840158114343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753913989">
                <text:p>1.753913989</text:p>
              </table:table-cell>
              <table:table-cell office:value-type="float" office:value="0.753012367000943">
                <text:p>0.7530123670009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643961391">
                <text:p>1.643961391</text:p>
              </table:table-cell>
              <table:table-cell office:value-type="float" office:value="0.664089334691307">
                <text:p>0.6640893346913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531079727">
                <text:p>1.531079727</text:p>
              </table:table-cell>
              <table:table-cell office:value-type="float" office:value="0.573961190130318">
                <text:p>0.5739611901303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41599264">
                <text:p>1.41599264</text:p>
              </table:table-cell>
              <table:table-cell office:value-type="float" office:value="0.48320331237824">
                <text:p>0.483203312378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299426572">
                <text:p>1.299426572</text:p>
              </table:table-cell>
              <table:table-cell office:value-type="float" office:value="0.392390216331245">
                <text:p>0.3923902163312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182105558">
                <text:p>1.182105558</text:p>
              </table:table-cell>
              <table:table-cell office:value-type="float" office:value="0.302091518818426">
                <text:p>0.3020915188184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064746079">
                <text:p>1.064746079</text:p>
              </table:table-cell>
              <table:table-cell office:value-type="float" office:value="0.21286797052612">
                <text:p>0.212867970526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948052012">
                <text:p>0.948052012</text:p>
              </table:table-cell>
              <table:table-cell office:value-type="float" office:value="0.125267582263622">
                <text:p>0.1252675822636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832709718">
                <text:p>0.832709718</text:p>
              </table:table-cell>
              <table:table-cell office:value-type="float" office:value="0.0398218731681299">
                <text:p>0.03982187316812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719383305">
                <text:p>0.719383305</text:p>
              </table:table-cell>
              <table:table-cell office:value-type="float" office:value="-0.0429577326717239">
                <text:p>-0.04295773267172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608710097">
                <text:p>0.608710097</text:p>
              </table:table-cell>
              <table:table-cell office:value-type="float" office:value="-0.122583336003377">
                <text:p>-0.1225833360033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50129635">
                <text:p>0.50129635</text:p>
              </table:table-cell>
              <table:table-cell office:value-type="float" office:value="-0.198593794927879">
                <text:p>-0.19859379492787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397713245">
                <text:p>0.397713245</text:p>
              </table:table-cell>
              <table:table-cell office:value-type="float" office:value="-0.270557738122715">
                <text:p>-0.2705577381227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298493178">
                <text:p>0.298493178</text:p>
              </table:table-cell>
              <table:table-cell office:value-type="float" office:value="-0.338076338555053">
                <text:p>-0.3380763385550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204126394">
                <text:p>0.204126394</text:p>
              </table:table-cell>
              <table:table-cell office:value-type="float" office:value="-0.400785829418257">
                <text:p>-0.4007858294182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115057967">
                <text:p>0.115057967</text:p>
              </table:table-cell>
              <table:table-cell office:value-type="float" office:value="-0.458359746095176">
                <text:p>-0.4583597460951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031685163">
                <text:p>0.031685163</text:p>
              </table:table-cell>
              <table:table-cell office:value-type="float" office:value="-0.510510880126993">
                <text:p>-0.5105108801269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-0.045644801">
                <text:p>-0.045644801</text:p>
              </table:table-cell>
              <table:table-cell office:value-type="float" office:value="-0.556992933430823">
                <text:p>-0.5569929334308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-0.116636594">
                <text:p>-0.116636594</text:p>
              </table:table-cell>
              <table:table-cell office:value-type="float" office:value="-0.597601863342603">
                <text:p>-0.5976018633426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-0.18104817">
                <text:p>-0.18104817</text:p>
              </table:table-cell>
              <table:table-cell office:value-type="float" office:value="-0.632176911447381">
                <text:p>-0.6321769114473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-0.238691756">
                <text:p>-0.238691756</text:p>
              </table:table-cell>
              <table:table-cell office:value-type="float" office:value="-0.660601311577148">
                <text:p>-0.6606013115771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-0.289434385">
                <text:p>-0.289434385</text:p>
              </table:table-cell>
              <table:table-cell office:value-type="float" office:value="-0.68280267478842">
                <text:p>-0.682802674788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-0.333198004">
                <text:p>-0.333198004</text:p>
              </table:table-cell>
              <table:table-cell office:value-type="float" office:value="-0.698753051559086">
                <text:p>-0.6987530515590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-0.369959144">
                <text:p>-0.369959144</text:p>
              </table:table-cell>
              <table:table-cell office:value-type="float" office:value="-0.70846867384785">
                <text:p>-0.708468673847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-0.399748158">
                <text:p>-0.399748158</text:p>
              </table:table-cell>
              <table:table-cell office:value-type="float" office:value="-0.712009382021627">
                <text:p>-0.7120093820216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-0.422648039">
                <text:p>-0.422648039</text:p>
              </table:table-cell>
              <table:table-cell office:value-type="float" office:value="-0.709477743958931">
                <text:p>-0.7094777439589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-0.438792835">
                <text:p>-0.438792835</text:p>
              </table:table-cell>
              <table:table-cell office:value-type="float" office:value="-0.701017875862989">
                <text:p>-0.7010178758629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-0.448365664">
                <text:p>-0.448365664</text:p>
              </table:table-cell>
              <table:table-cell office:value-type="float" office:value="-0.686813976451146">
                <text:p>-0.6868139764511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-0.451596361">
                <text:p>-0.451596361</text:p>
              </table:table-cell>
              <table:table-cell office:value-type="float" office:value="-0.667088588210688">
                <text:p>-0.66708858821068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-0.44875877">
                <text:p>-0.44875877</text:p>
              </table:table-cell>
              <table:table-cell office:value-type="float" office:value="-0.642100601311811">
                <text:p>-0.6421006013118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-0.440167711">
                <text:p>-0.440167711</text:p>
              </table:table-cell>
              <table:table-cell office:value-type="float" office:value="-0.612143017531784">
                <text:p>-0.6121430175317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-0.426175641">
                <text:p>-0.426175641</text:p>
              </table:table-cell>
              <table:table-cell office:value-type="float" office:value="-0.57754049315848">
                <text:p>-0.577540493158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-0.40716905">
                <text:p>-0.40716905</text:p>
              </table:table-cell>
              <table:table-cell office:value-type="float" office:value="-0.538646681295056">
                <text:p>-0.5386466812950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-0.383564615">
                <text:p>-0.383564615</text:p>
              </table:table-cell>
              <table:table-cell office:value-type="float" office:value="-0.495841395271237">
                <text:p>-0.4958413952712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-0.355805141">
                <text:p>-0.355805141</text:p>
              </table:table-cell>
              <table:table-cell office:value-type="float" office:value="-0.449527615971693">
                <text:p>-0.44952761597169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-0.324355339">
                <text:p>-0.324355339</text:p>
              </table:table-cell>
              <table:table-cell office:value-type="float" office:value="-0.400128366811772">
                <text:p>-0.4001283668117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-0.289697463">
                <text:p>-0.289697463</text:p>
              </table:table-cell>
              <table:table-cell office:value-type="float" office:value="-0.348083480820163">
                <text:p>-0.3480834808201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-0.252326844">
                <text:p>-0.252326844</text:p>
              </table:table-cell>
              <table:table-cell office:value-type="float" office:value="-0.293846284822857">
                <text:p>-0.29384628482285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-0.21274737">
                <text:p>-0.21274737</text:p>
              </table:table-cell>
              <table:table-cell office:value-type="float" office:value="-0.237880226060878">
                <text:p>-0.2378802260608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-0.171466935">
                <text:p>-0.171466935</text:p>
              </table:table-cell>
              <table:table-cell office:value-type="float" office:value="-0.180655466715563">
                <text:p>-0.1806554667155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-0.128992907">
                <text:p>-0.128992907</text:p>
              </table:table-cell>
              <table:table-cell office:value-type="float" office:value="-0.122645471759228">
                <text:p>-0.1226454717592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-0.085827646">
                <text:p>-0.085827646</text:p>
              </table:table-cell>
              <table:table-cell office:value-type="float" office:value="-0.0643236153004048">
                <text:p>-0.06432361530040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-0.042464107">
                <text:p>-0.042464107</text:p>
              </table:table-cell>
              <table:table-cell office:value-type="float" office:value="-0.00615983015310767">
                <text:p>-0.006159830153107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000618424">
                <text:p>0.000618424</text:p>
              </table:table-cell>
              <table:table-cell office:value-type="float" office:value="0.051382675263894">
                <text:p>0.0513826752638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04295844">
                <text:p>0.04295844</text:p>
              </table:table-cell>
              <table:table-cell office:value-type="float" office:value="0.107850609393477">
                <text:p>0.1078506093934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084116127">
                <text:p>0.084116127</text:p>
              </table:table-cell>
              <table:table-cell office:value-type="float" office:value="0.162803677038778">
                <text:p>0.1628036770387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123677054">
                <text:p>0.123677054</text:p>
              </table:table-cell>
              <table:table-cell office:value-type="float" office:value="0.215817524691989">
                <text:p>0.2158175246919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161255605">
                <text:p>0.161255605</text:p>
              </table:table-cell>
              <table:table-cell office:value-type="float" office:value="0.266486531771736">
                <text:p>0.2664865317717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196498127">
                <text:p>0.196498127</text:p>
              </table:table-cell>
              <table:table-cell office:value-type="float" office:value="0.314426429266417">
                <text:p>0.3144264292664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229085774">
                <text:p>0.229085774</text:p>
              </table:table-cell>
              <table:table-cell office:value-type="float" office:value="0.359276728824232">
                <text:p>0.3592767288242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258737015">
                <text:p>0.258737015</text:p>
              </table:table-cell>
              <table:table-cell office:value-type="float" office:value="0.400702946986493">
                <text:p>0.4007029469864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285209794">
                <text:p>0.285209794</text:p>
              </table:table-cell>
              <table:table-cell office:value-type="float" office:value="0.438398611013687">
                <text:p>0.4383986110136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308303321">
                <text:p>0.308303321</text:p>
              </table:table-cell>
              <table:table-cell office:value-type="float" office:value="0.472087034589073">
                <text:p>0.4720870345890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327859482">
                <text:p>0.327859482</text:p>
              </table:table-cell>
              <table:table-cell office:value-type="float" office:value="0.501522853587377">
                <text:p>0.5015228535873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343763858">
                <text:p>0.343763858</text:p>
              </table:table-cell>
              <table:table-cell office:value-type="float" office:value="0.526493314049999">
                <text:p>0.5264933140499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355946343">
                <text:p>0.355946343</text:p>
              </table:table-cell>
              <table:table-cell office:value-type="float" office:value="0.546819306497526">
                <text:p>0.5468193064975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364381363">
                <text:p>0.364381363</text:p>
              </table:table-cell>
              <table:table-cell office:value-type="float" office:value="0.562356142718796">
                <text:p>0.5623561427187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369087686">
                <text:p>0.369087686</text:p>
              </table:table-cell>
              <table:table-cell office:value-type="float" office:value="0.57299407318749">
                <text:p>0.572994073187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37012784">
                <text:p>0.37012784</text:p>
              </table:table-cell>
              <table:table-cell office:value-type="float" office:value="0.578658545255897">
                <text:p>0.5786585452558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36760713">
                <text:p>0.36760713</text:p>
              </table:table-cell>
              <table:table-cell office:value-type="float" office:value="0.579310204245933">
                <text:p>0.5793102042459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361672278">
                <text:p>0.361672278</text:p>
              </table:table-cell>
              <table:table-cell office:value-type="float" office:value="0.574944641483754">
                <text:p>0.5749446414837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352509681">
                <text:p>0.352509681</text:p>
              </table:table-cell>
              <table:table-cell office:value-type="float" office:value="0.565591895192405">
                <text:p>0.5655918951924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340343329">
                <text:p>0.340343329</text:p>
              </table:table-cell>
              <table:table-cell office:value-type="float" office:value="0.551315711952149">
                <text:p>0.5513157119521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325432374">
                <text:p>0.325432374</text:p>
              </table:table-cell>
              <table:table-cell office:value-type="float" office:value="0.532212578147332">
                <text:p>0.5322125781473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308068388">
                <text:p>0.308068388</text:p>
              </table:table-cell>
              <table:table-cell office:value-type="float" office:value="0.508410532429377">
                <text:p>0.50841053242937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288572339">
                <text:p>0.288572339</text:p>
              </table:table-cell>
              <table:table-cell office:value-type="float" office:value="0.480067771726007">
                <text:p>0.4800677717260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267291288">
                <text:p>0.267291288</text:p>
              </table:table-cell>
              <table:table-cell office:value-type="float" office:value="0.447371064706815">
                <text:p>0.4473710647068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244594869">
                <text:p>0.244594869</text:p>
              </table:table-cell>
              <table:table-cell office:value-type="float" office:value="0.41053398786497">
                <text:p>0.410533987864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22087155">
                <text:p>0.22087155</text:p>
              </table:table-cell>
              <table:table-cell office:value-type="float" office:value="0.369795000486331">
                <text:p>0.3697950004863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196524738">
                <text:p>0.196524738</text:p>
              </table:table-cell>
              <table:table-cell office:value-type="float" office:value="0.325415375743184">
                <text:p>0.3254153757431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171968733">
                <text:p>0.171968733</text:p>
              </table:table-cell>
              <table:table-cell office:value-type="float" office:value="0.2776770059646">
                <text:p>0.27767700596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147624595">
                <text:p>0.147624595</text:p>
              </table:table-cell>
              <table:table-cell office:value-type="float" office:value="0.22688010079438">
                <text:p>0.226880100794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123915931">
                <text:p>0.123915931</text:p>
              </table:table-cell>
              <table:table-cell office:value-type="float" office:value="0.173340797448">
                <text:p>0.1733407974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101264665">
                <text:p>0.101264665</text:p>
              </table:table-cell>
              <table:table-cell office:value-type="float" office:value="0.117388702619199">
                <text:p>0.1173887026191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080086812">
                <text:p>0.080086812</text:p>
              </table:table-cell>
              <table:table-cell office:value-type="float" office:value="0.0593643857657968">
                <text:p>0.05936438576579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060788294">
                <text:p>0.060788294</text:p>
              </table:table-cell>
              <table:table-cell office:value-type="float" office:value="-0.000383156477794799">
                <text:p>-0.0003831564777947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043760841">
                <text:p>0.043760841</text:p>
              </table:table-cell>
              <table:table-cell office:value-type="float" office:value="-0.0614990451535027">
                <text:p>-0.06149904515350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029378009">
                <text:p>0.029378009</text:p>
              </table:table-cell>
              <table:table-cell office:value-type="float" office:value="-0.123625053784543">
                <text:p>-0.1236250537845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017991347">
                <text:p>0.017991347</text:p>
              </table:table-cell>
              <table:table-cell office:value-type="float" office:value="-0.186402114263288">
                <text:p>-0.1864021142632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009926752">
                <text:p>0.009926752</text:p>
              </table:table-cell>
              <table:table-cell office:value-type="float" office:value="-0.249472775541246">
                <text:p>-0.2494727755412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00548104">
                <text:p>0.00548104</text:p>
              </table:table-cell>
              <table:table-cell office:value-type="float" office:value="-0.312483597565821">
                <text:p>-0.3124835975658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004918768">
                <text:p>0.004918768</text:p>
              </table:table-cell>
              <table:table-cell office:value-type="float" office:value="-0.37508746376277">
                <text:p>-0.375087463762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008469324">
                <text:p>0.008469324</text:p>
              </table:table-cell>
              <table:table-cell office:value-type="float" office:value="-0.43694579633783">
                <text:p>-0.436945796337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016324327">
                <text:p>0.016324327</text:p>
              </table:table-cell>
              <table:table-cell office:value-type="float" office:value="-0.497730659755236">
                <text:p>-0.4977306597552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028635347">
                <text:p>0.028635347</text:p>
              </table:table-cell>
              <table:table-cell office:value-type="float" office:value="-0.557126738934883">
                <text:p>-0.5571267389348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045511973">
                <text:p>0.045511973</text:p>
              </table:table-cell>
              <table:table-cell office:value-type="float" office:value="-0.614833179981661">
                <text:p>-0.6148331799816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067020241">
                <text:p>0.067020241</text:p>
              </table:table-cell>
              <table:table-cell office:value-type="float" office:value="-0.670565282608415">
                <text:p>-0.6705652826084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93181448">
                <text:p>0.093181448</text:p>
              </table:table-cell>
              <table:table-cell office:value-type="float" office:value="-0.724056034825547">
                <text:p>-0.72405603482554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123971343">
                <text:p>0.123971343</text:p>
              </table:table-cell>
              <table:table-cell office:value-type="float" office:value="-0.775057481932377">
                <text:p>-0.7750574819323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159319729">
                <text:p>0.159319729</text:p>
              </table:table-cell>
              <table:table-cell office:value-type="float" office:value="-0.82334192334554">
                <text:p>-0.823341923345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199110461">
                <text:p>0.199110461</text:p>
              </table:table-cell>
              <table:table-cell office:value-type="float" office:value="-0.868702932324028">
                <text:p>-0.8687029323240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24318185">
                <text:p>0.24318185</text:p>
              </table:table-cell>
              <table:table-cell office:value-type="float" office:value="-0.910956195186007">
                <text:p>-0.9109561951860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291327471">
                <text:p>0.291327471</text:p>
              </table:table-cell>
              <table:table-cell office:value-type="float" office:value="-0.949940168146402">
                <text:p>-0.9499401681464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343297368">
                <text:p>0.343297368</text:p>
              </table:table-cell>
              <table:table-cell office:value-type="float" office:value="-0.985516551422818">
                <text:p>-0.9855165514228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398799651">
                <text:p>0.398799651</text:p>
              </table:table-cell>
              <table:table-cell office:value-type="float" office:value="-1.01757058174874">
                <text:p>-1.017570581748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457502469">
                <text:p>0.457502469</text:p>
              </table:table-cell>
              <table:table-cell office:value-type="float" office:value="-1.04601114588408">
                <text:p>-1.046011145884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519036343">
                <text:p>0.519036343</text:p>
              </table:table-cell>
              <table:table-cell office:value-type="float" office:value="-1.07077071911303">
                <text:p>-1.070770719113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582996852">
                <text:p>0.582996852</text:p>
              </table:table-cell>
              <table:table-cell office:value-type="float" office:value="-1.09180513405623">
                <text:p>-1.091805134056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648947634">
                <text:p>0.648947634</text:p>
              </table:table-cell>
              <table:table-cell office:value-type="float" office:value="-1.10909318638812">
                <text:p>-1.109093186388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716423695">
                <text:p>0.716423695</text:p>
              </table:table-cell>
              <table:table-cell office:value-type="float" office:value="-1.12263608523158">
                <text:p>-1.1226360852315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784934987">
                <text:p>0.784934987</text:p>
              </table:table-cell>
              <table:table-cell office:value-type="float" office:value="-1.13245675709132">
                <text:p>-1.132456757091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853970234">
                <text:p>0.853970234</text:p>
              </table:table-cell>
              <table:table-cell office:value-type="float" office:value="-1.13859901317794">
                <text:p>-1.138599013177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923000974">
                <text:p>0.923000974</text:p>
              </table:table-cell>
              <table:table-cell office:value-type="float" office:value="-1.1411265908578">
                <text:p>-1.14112659085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991485779">
                <text:p>0.991485779</text:p>
              </table:table-cell>
              <table:table-cell office:value-type="float" office:value="-1.14012208073581">
                <text:p>-1.140122080735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1.058874627">
                <text:p>1.058874627</text:p>
              </table:table-cell>
              <table:table-cell office:value-type="float" office:value="-1.13568575153253">
                <text:p>-1.13568575153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1.124613388">
                <text:p>1.124613388</text:p>
              </table:table-cell>
              <table:table-cell office:value-type="float" office:value="-1.1279342854508">
                <text:p>-1.12793428545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1.188148379">
                <text:p>1.188148379</text:p>
              </table:table-cell>
              <table:table-cell office:value-type="float" office:value="-1.11699943713765">
                <text:p>-1.116999437137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1.248930963">
                <text:p>1.248930963</text:p>
              </table:table-cell>
              <table:table-cell office:value-type="float" office:value="-1.10302662963314">
                <text:p>-1.103026629633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1.306422148">
                <text:p>1.306422148</text:p>
              </table:table-cell>
              <table:table-cell office:value-type="float" office:value="-1.08617350085835">
                <text:p>-1.086173500858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1.360097146">
                <text:p>1.360097146</text:p>
              </table:table-cell>
              <table:table-cell office:value-type="float" office:value="-1.06660841423158">
                <text:p>-1.066608414231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.409449861">
                <text:p>1.409449861</text:p>
              </table:table-cell>
              <table:table-cell office:value-type="float" office:value="-1.0445089469158">
                <text:p>-1.04450894691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.453997259">
                <text:p>1.453997259</text:p>
              </table:table-cell>
              <table:table-cell office:value-type="float" office:value="-1.02006036899561">
                <text:p>-1.020060368995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.493283595">
                <text:p>1.493283595</text:p>
              </table:table-cell>
              <table:table-cell office:value-type="float" office:value="-0.993454126561462">
                <text:p>-0.9934541265614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.526884446">
                <text:p>1.526884446</text:p>
              </table:table-cell>
              <table:table-cell office:value-type="float" office:value="-0.964886341248241">
                <text:p>-0.9648863412482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.55441054">
                <text:p>1.55441054</text:p>
              </table:table-cell>
              <table:table-cell office:value-type="float" office:value="-0.93455633824058">
                <text:p>-0.9345563382405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.575511315">
                <text:p>1.575511315</text:p>
              </table:table-cell>
              <table:table-cell office:value-type="float" office:value="-0.902665214124516">
                <text:p>-0.9026652141245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1.589878213">
                <text:p>1.589878213</text:p>
              </table:table-cell>
              <table:table-cell office:value-type="float" office:value="-0.869414455242889">
                <text:p>-0.8694144552428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1.597247653">
                <text:p>1.597247653</text:p>
              </table:table-cell>
              <table:table-cell office:value-type="float" office:value="-0.835004616407805">
                <text:p>-0.8350046164078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1.597403675">
                <text:p>1.597403675</text:p>
              </table:table-cell>
              <table:table-cell office:value-type="float" office:value="-0.799634068946927">
                <text:p>-0.7996340689469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1.590180215">
                <text:p>1.590180215</text:p>
              </table:table-cell>
              <table:table-cell office:value-type="float" office:value="-0.763497826120618">
                <text:p>-0.7634978261206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1.575463009">
                <text:p>1.575463009</text:p>
              </table:table-cell>
              <table:table-cell office:value-type="float" office:value="-0.72678645295413">
                <text:p>-0.726786452954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1.553191095">
                <text:p>1.553191095</text:p>
              </table:table-cell>
              <table:table-cell office:value-type="float" office:value="-0.68968506649353">
                <text:p>-0.689685066493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1.523357906">
                <text:p>1.523357906</text:p>
              </table:table-cell>
              <table:table-cell office:value-type="float" office:value="-0.65237243142609">
                <text:p>-0.652372431426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1.486011931">
                <text:p>1.486011931</text:p>
              </table:table-cell>
              <table:table-cell office:value-type="float" office:value="-0.615020154916757">
                <text:p>-0.6150201549167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1.441256957">
                <text:p>1.441256957</text:p>
              </table:table-cell>
              <table:table-cell office:value-type="float" office:value="-0.577791983412644">
                <text:p>-0.577791983412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